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dia/image1.jpeg" manifest:media-type="image/jpeg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C0C0C0"/>
    </style:style>
    <style:style style:name="ce3" style:family="table-cell" style:parent-style-name="Default" style:data-style-name="N0">
      <style:table-cell-properties fo:border="thin solid #000000" fo:background-color="#C0C0C0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969696" style:repeat-content="false"/>
      <style:paragraph-properties fo:text-align="center"/>
      <style:text-properties fo:color="#FFFFFF" style:font-family-generic="swiss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969696" style:repeat-content="false"/>
      <style:paragraph-properties fo:text-align="center"/>
      <style:text-properties fo:color="#FFFFFF" style:font-family-generic="swiss"/>
    </style:style>
    <style:style style:name="ce7" style:family="table-cell" style:parent-style-name="Default" style:data-style-name="N2">
      <style:table-cell-properties fo:border="thin solid #000000" fo:background-color="#C0C0C0"/>
    </style:style>
    <style:style style:name="ce8" style:family="table-cell" style:parent-style-name="Default" style:data-style-name="N2">
      <style:table-cell-properties fo:border="thin solid #000000"/>
    </style:style>
    <style:style style:name="co1" style:family="table-column">
      <style:table-column-properties fo:break-before="auto" style:column-width="2.80458333333333cm"/>
    </style:style>
    <style:style style:name="co2" style:family="table-column">
      <style:table-column-properties fo:break-before="auto" style:column-width="2.6458333333333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5" table:default-cell-style-name="ce1"/>
        <table:table-column table:style-name="co1" table:default-cell-style-name="ce1"/>
        <table:table-column table:style-name="co3" table:number-columns-repeated="16376" table:default-cell-style-name="ce1"/>
        <table:table-row table:style-name="ro1">
          <table:table-cell office:value-type="string" table:style-name="ce5">
            <text:p>Wavelength(nm)</text:p>
          </table:table-cell>
          <table:table-cell office:value-type="string" table:style-name="ce6">
            <text:p>Intensity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76.53715099999999" table:style-name="ce7">
            <text:p>376,54</text:p>
          </table:table-cell>
          <table:table-cell office:value-type="float" office:value="5.328390527587637E-8" table:style-name="ce3">
            <text:p>5,32839E-08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76.92574285387843" table:style-name="ce7">
            <text:p>376,93</text:p>
          </table:table-cell>
          <table:table-cell office:value-type="float" office:value="3.7196422539972386E-8" table:style-name="ce3">
            <text:p>3,71964E-08</text:p>
          </table:table-cell>
          <table:table-cell table:style-name="ce2">
            <draw:frame draw:z-index="1" draw:id="id0" draw:style-name="a0" draw:name="Graf 1" svg:x="0.21875in" svg:y="0.04167in" svg:width="3.875in" svg:height="2.61458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5" table:style-name="ce2"/>
          <table:table-cell table:number-columns-repeated="16376"/>
        </table:table-row>
        <table:table-row table:style-name="ro1">
          <table:table-cell office:value-type="float" office:value="377.31435002646737" table:style-name="ce7">
            <text:p>377,31</text:p>
          </table:table-cell>
          <table:table-cell office:value-type="float" office:value="3.7564229058748817E-8" table:style-name="ce3">
            <text:p>3,75642E-08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77.70297253119736" table:style-name="ce7">
            <text:p>377,70</text:p>
          </table:table-cell>
          <table:table-cell office:value-type="float" office:value="3.1456433411148082E-8" table:style-name="ce3">
            <text:p>3,14564E-08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78.09161038149887" table:style-name="ce7">
            <text:p>378,09</text:p>
          </table:table-cell>
          <table:table-cell office:value-type="float" office:value="2.6400192322062344E-8" table:style-name="ce3">
            <text:p>2,64002E-08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78.48026359080251" table:style-name="ce7">
            <text:p>378,48</text:p>
          </table:table-cell>
          <table:table-cell office:value-type="float" office:value="3.7059257819526221E-8" table:style-name="ce3">
            <text:p>3,70593E-08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78.86893217253873" table:style-name="ce7">
            <text:p>378,87</text:p>
          </table:table-cell>
          <table:table-cell office:value-type="float" office:value="3.8576806358495802E-8" table:style-name="ce3">
            <text:p>3,85768E-08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79.25761614013805" table:style-name="ce7">
            <text:p>379,26</text:p>
          </table:table-cell>
          <table:table-cell office:value-type="float" office:value="3.1410312848377647E-8" table:style-name="ce3">
            <text:p>3,14103E-08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79.64631550703103" table:style-name="ce7">
            <text:p>379,65</text:p>
          </table:table-cell>
          <table:table-cell office:value-type="float" office:value="3.6588474764386562E-8" table:style-name="ce3">
            <text:p>3,65885E-08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80.03503028664818" table:style-name="ce7">
            <text:p>380,04</text:p>
          </table:table-cell>
          <table:table-cell office:value-type="float" office:value="2.8181737730709085E-8" table:style-name="ce3">
            <text:p>2,81817E-08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80.42376049242" table:style-name="ce7">
            <text:p>380,42</text:p>
          </table:table-cell>
          <table:table-cell office:value-type="float" office:value="3.7891428791636472E-8" table:style-name="ce3">
            <text:p>3,78914E-08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80.81250613777701" table:style-name="ce7">
            <text:p>380,81</text:p>
          </table:table-cell>
          <table:table-cell office:value-type="float" office:value="-3.7955290781301031E-8" table:style-name="ce3">
            <text:p>-3,79553E-08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81.20126723614976" table:style-name="ce7">
            <text:p>381,20</text:p>
          </table:table-cell>
          <table:table-cell office:value-type="float" office:value="4.249718414224254E-8" table:style-name="ce3">
            <text:p>4,24972E-08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81.59004380096872" table:style-name="ce7">
            <text:p>381,59</text:p>
          </table:table-cell>
          <table:table-cell office:value-type="float" office:value="3.2414828422759703E-8" table:style-name="ce3">
            <text:p>3,24148E-08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81.97883584566449" table:style-name="ce7">
            <text:p>381,98</text:p>
          </table:table-cell>
          <table:table-cell office:value-type="float" office:value="3.6683901186498905E-8" table:style-name="ce3">
            <text:p>3,66839E-08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82.36764338366748" table:style-name="ce7">
            <text:p>382,37</text:p>
          </table:table-cell>
          <table:table-cell office:value-type="float" office:value="2.3657859048975922E-8" table:style-name="ce3">
            <text:p>2,36579E-08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82.75646642840832" table:style-name="ce7">
            <text:p>382,76</text:p>
          </table:table-cell>
          <table:table-cell office:value-type="float" office:value="3.4424975682693568E-8" table:style-name="ce3">
            <text:p>3,4425E-08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83.14530499331744" table:style-name="ce7">
            <text:p>383,15</text:p>
          </table:table-cell>
          <table:table-cell office:value-type="float" office:value="2.3461262010352329E-8" table:style-name="ce3">
            <text:p>2,34613E-08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83.53415909182542" table:style-name="ce7">
            <text:p>383,53</text:p>
          </table:table-cell>
          <table:table-cell office:value-type="float" office:value="2.4305242511915018E-8" table:style-name="ce3">
            <text:p>2,43052E-08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83.92302873736276" table:style-name="ce7">
            <text:p>383,92</text:p>
          </table:table-cell>
          <table:table-cell office:value-type="float" office:value="4.0580890569502949E-8" table:style-name="ce3">
            <text:p>4,05809E-08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84.31191394335997" table:style-name="ce7">
            <text:p>384,31</text:p>
          </table:table-cell>
          <table:table-cell office:value-type="float" office:value="3.8307709500888339E-8" table:style-name="ce3">
            <text:p>3,83077E-08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84.70081472324762" table:style-name="ce7">
            <text:p>384,70</text:p>
          </table:table-cell>
          <table:table-cell office:value-type="float" office:value="3.0040608129763778E-8" table:style-name="ce3">
            <text:p>3,00406E-08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85.08973109045616" table:style-name="ce7">
            <text:p>385,09</text:p>
          </table:table-cell>
          <table:table-cell office:value-type="float" office:value="2.8279026142941306E-8" table:style-name="ce3">
            <text:p>2,8279E-08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85.47866305841615" table:style-name="ce7">
            <text:p>385,48</text:p>
          </table:table-cell>
          <table:table-cell office:value-type="float" office:value="3.2988242688792861E-8" table:style-name="ce3">
            <text:p>3,29882E-08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85.8676106405581" table:style-name="ce7">
            <text:p>385,87</text:p>
          </table:table-cell>
          <table:table-cell office:value-type="float" office:value="3.4739807710221443E-8" table:style-name="ce3">
            <text:p>3,47398E-08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86.25657385031252" table:style-name="ce7">
            <text:p>386,26</text:p>
          </table:table-cell>
          <table:table-cell office:value-type="float" office:value="2.5777935678815986E-8" table:style-name="ce3">
            <text:p>2,57779E-08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86.64555270110992" table:style-name="ce7">
            <text:p>386,65</text:p>
          </table:table-cell>
          <table:table-cell office:value-type="float" office:value="4.8140536284651045E-8" table:style-name="ce3">
            <text:p>4,81405E-08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87.03454720638086" table:style-name="ce7">
            <text:p>387,03</text:p>
          </table:table-cell>
          <table:table-cell office:value-type="float" office:value="3.4863758377100838E-8" table:style-name="ce3">
            <text:p>3,48638E-08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87.42355737955586" table:style-name="ce7">
            <text:p>387,42</text:p>
          </table:table-cell>
          <table:table-cell office:value-type="float" office:value="3.7397848359693957E-8" table:style-name="ce3">
            <text:p>3,73978E-08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87.81258323406536" table:style-name="ce7">
            <text:p>387,81</text:p>
          </table:table-cell>
          <table:table-cell office:value-type="float" office:value="4.3874750971254697E-8" table:style-name="ce3">
            <text:p>4,38748E-08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88.20162478333998" table:style-name="ce7">
            <text:p>388,20</text:p>
          </table:table-cell>
          <table:table-cell office:value-type="float" office:value="3.2971967030146894E-8" table:style-name="ce3">
            <text:p>3,2972E-08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88.59068204081024" table:style-name="ce7">
            <text:p>388,59</text:p>
          </table:table-cell>
          <table:table-cell office:value-type="float" office:value="4.8111049099210043E-8" table:style-name="ce3">
            <text:p>4,8111E-08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88.97975501990658" table:style-name="ce7">
            <text:p>388,98</text:p>
          </table:table-cell>
          <table:table-cell office:value-type="float" office:value="4.4727948654797574E-8" table:style-name="ce3">
            <text:p>4,47279E-08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89.36884373405951" table:style-name="ce7">
            <text:p>389,37</text:p>
          </table:table-cell>
          <table:table-cell office:value-type="float" office:value="4.8795614489441946E-8" table:style-name="ce3">
            <text:p>4,87956E-08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89.75794819669966" table:style-name="ce7">
            <text:p>389,76</text:p>
          </table:table-cell>
          <table:table-cell office:value-type="float" office:value="3.8552513493796327E-8" table:style-name="ce3">
            <text:p>3,85525E-08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90.14706842125747" table:style-name="ce7">
            <text:p>390,15</text:p>
          </table:table-cell>
          <table:table-cell office:value-type="float" office:value="4.5900876332382732E-8" table:style-name="ce3">
            <text:p>4,59009E-08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90.53620442116352" table:style-name="ce7">
            <text:p>390,54</text:p>
          </table:table-cell>
          <table:table-cell office:value-type="float" office:value="5.2012359021226998E-8" table:style-name="ce3">
            <text:p>5,20124E-08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90.92535620984825" table:style-name="ce7">
            <text:p>390,93</text:p>
          </table:table-cell>
          <table:table-cell office:value-type="float" office:value="3.3780294301313253E-8" table:style-name="ce3">
            <text:p>3,37803E-08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91.31452380074222" table:style-name="ce7">
            <text:p>391,31</text:p>
          </table:table-cell>
          <table:table-cell office:value-type="float" office:value="5.2082304634959502E-8" table:style-name="ce3">
            <text:p>5,20823E-08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91.70370720727595" table:style-name="ce7">
            <text:p>391,70</text:p>
          </table:table-cell>
          <table:table-cell office:value-type="float" office:value="5.0700734797915141E-8" table:style-name="ce3">
            <text:p>5,07007E-08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92.09290644288001" table:style-name="ce7">
            <text:p>392,09</text:p>
          </table:table-cell>
          <table:table-cell office:value-type="float" office:value="4.7417361220776557E-8" table:style-name="ce3">
            <text:p>4,74174E-08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92.48212152098483" table:style-name="ce7">
            <text:p>392,48</text:p>
          </table:table-cell>
          <table:table-cell office:value-type="float" office:value="3.5326395962441085E-8" table:style-name="ce3">
            <text:p>3,53264E-08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92.87135245502094" table:style-name="ce7">
            <text:p>392,87</text:p>
          </table:table-cell>
          <table:table-cell office:value-type="float" office:value="3.641344889634213E-8" table:style-name="ce3">
            <text:p>3,64134E-08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93.26059925841895" table:style-name="ce7">
            <text:p>393,26</text:p>
          </table:table-cell>
          <table:table-cell office:value-type="float" office:value="4.5384136834312612E-8" table:style-name="ce3">
            <text:p>4,53841E-08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93.64986194460926" table:style-name="ce7">
            <text:p>393,65</text:p>
          </table:table-cell>
          <table:table-cell office:value-type="float" office:value="5.8178143719057614E-8" table:style-name="ce3">
            <text:p>5,81781E-08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94.03914052702248" table:style-name="ce7">
            <text:p>394,04</text:p>
          </table:table-cell>
          <table:table-cell office:value-type="float" office:value="4.9218076885569362E-8" table:style-name="ce3">
            <text:p>4,92181E-08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94.42843501908914" table:style-name="ce7">
            <text:p>394,43</text:p>
          </table:table-cell>
          <table:table-cell office:value-type="float" office:value="4.873407773138106E-8" table:style-name="ce3">
            <text:p>4,87341E-08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94.81774543423967" table:style-name="ce7">
            <text:p>394,82</text:p>
          </table:table-cell>
          <table:table-cell office:value-type="float" office:value="4.0938432138288575E-8" table:style-name="ce3">
            <text:p>4,09384E-08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95.20707178590465" table:style-name="ce7">
            <text:p>395,21</text:p>
          </table:table-cell>
          <table:table-cell office:value-type="float" office:value="4.7452440994312702E-8" table:style-name="ce3">
            <text:p>4,74524E-08</text:p>
          </table:table-cell>
          <table:table-cell table:number-columns-repeated="6" table:style-name="ce2"/>
          <table:table-cell table:number-columns-repeated="16376"/>
        </table:table-row>
        <table:table-row table:style-name="ro1">
          <table:table-cell office:value-type="float" office:value="395.59641408751457" table:style-name="ce8">
            <text:p>395,60</text:p>
          </table:table-cell>
          <table:table-cell office:value-type="float" office:value="5.3076210655815814E-8" table:style-name="ce4">
            <text:p>5,30762E-08</text:p>
          </table:table-cell>
          <table:table-cell table:number-columns-repeated="16382" table:style-name="ce1"/>
        </table:table-row>
        <table:table-row table:style-name="ro1">
          <table:table-cell office:value-type="float" office:value="395.98577235250002" table:style-name="ce8">
            <text:p>395,99</text:p>
          </table:table-cell>
          <table:table-cell office:value-type="float" office:value="5.055440896575668E-8" table:style-name="ce4">
            <text:p>5,05544E-08</text:p>
          </table:table-cell>
          <table:table-cell table:number-columns-repeated="16382" table:style-name="ce1"/>
        </table:table-row>
        <table:table-row table:style-name="ro1">
          <table:table-cell office:value-type="float" office:value="396.37514659429144" table:style-name="ce8">
            <text:p>396,38</text:p>
          </table:table-cell>
          <table:table-cell office:value-type="float" office:value="5.5515634293297388E-8" table:style-name="ce4">
            <text:p>5,55156E-08</text:p>
          </table:table-cell>
          <table:table-cell table:number-columns-repeated="16382" table:style-name="ce1"/>
        </table:table-row>
        <table:table-row table:style-name="ro1">
          <table:table-cell office:value-type="float" office:value="396.76453682631933" table:style-name="ce8">
            <text:p>396,76</text:p>
          </table:table-cell>
          <table:table-cell office:value-type="float" office:value="6.3902235483060657E-8" table:style-name="ce4">
            <text:p>6,39022E-08</text:p>
          </table:table-cell>
          <table:table-cell table:number-columns-repeated="16382" table:style-name="ce1"/>
        </table:table-row>
        <table:table-row table:style-name="ro1">
          <table:table-cell office:value-type="float" office:value="397.15394306201432" table:style-name="ce8">
            <text:p>397,15</text:p>
          </table:table-cell>
          <table:table-cell office:value-type="float" office:value="6.2071394081513991E-8" table:style-name="ce4">
            <text:p>6,20714E-08</text:p>
          </table:table-cell>
          <table:table-cell table:number-columns-repeated="16382" table:style-name="ce1"/>
        </table:table-row>
        <table:table-row table:style-name="ro1">
          <table:table-cell office:value-type="float" office:value="397.54336531480686" table:style-name="ce8">
            <text:p>397,54</text:p>
          </table:table-cell>
          <table:table-cell office:value-type="float" office:value="6.442435219201656E-8" table:style-name="ce4">
            <text:p>6,44244E-08</text:p>
          </table:table-cell>
          <table:table-cell table:number-columns-repeated="16382" table:style-name="ce1"/>
        </table:table-row>
        <table:table-row table:style-name="ro1">
          <table:table-cell office:value-type="float" office:value="397.93280359812752" table:style-name="ce8">
            <text:p>397,93</text:p>
          </table:table-cell>
          <table:table-cell office:value-type="float" office:value="8.3839568870513637E-8" table:style-name="ce4">
            <text:p>8,38396E-08</text:p>
          </table:table-cell>
          <table:table-cell table:number-columns-repeated="16382" table:style-name="ce1"/>
        </table:table-row>
        <table:table-row table:style-name="ro1">
          <table:table-cell office:value-type="float" office:value="398.32225792540669" table:style-name="ce8">
            <text:p>398,32</text:p>
          </table:table-cell>
          <table:table-cell office:value-type="float" office:value="7.644517643293909E-8" table:style-name="ce4">
            <text:p>7,64452E-08</text:p>
          </table:table-cell>
          <table:table-cell table:number-columns-repeated="16382" table:style-name="ce1"/>
        </table:table-row>
        <table:table-row table:style-name="ro1">
          <table:table-cell office:value-type="float" office:value="398.71172831007505" table:style-name="ce8">
            <text:p>398,71</text:p>
          </table:table-cell>
          <table:table-cell office:value-type="float" office:value="8.2233056549259107E-8" table:style-name="ce4">
            <text:p>8,22331E-08</text:p>
          </table:table-cell>
          <table:table-cell table:number-columns-repeated="16382" table:style-name="ce1"/>
        </table:table-row>
        <table:table-row table:style-name="ro1">
          <table:table-cell office:value-type="float" office:value="399.10121476556304" table:style-name="ce8">
            <text:p>399,10</text:p>
          </table:table-cell>
          <table:table-cell office:value-type="float" office:value="8.2752195758537689E-8" table:style-name="ce4">
            <text:p>8,27522E-08</text:p>
          </table:table-cell>
          <table:table-cell table:number-columns-repeated="16382" table:style-name="ce1"/>
        </table:table-row>
        <table:table-row table:style-name="ro1">
          <table:table-cell office:value-type="float" office:value="399.49071730530119" table:style-name="ce8">
            <text:p>399,49</text:p>
          </table:table-cell>
          <table:table-cell office:value-type="float" office:value="9.2238399515126316E-8" table:style-name="ce4">
            <text:p>9,22384E-08</text:p>
          </table:table-cell>
          <table:table-cell table:number-columns-repeated="16382" table:style-name="ce1"/>
        </table:table-row>
        <table:table-row table:style-name="ro1">
          <table:table-cell office:value-type="float" office:value="399.88023594271999" table:style-name="ce8">
            <text:p>399,88</text:p>
          </table:table-cell>
          <table:table-cell office:value-type="float" office:value="8.770567436492244E-8" table:style-name="ce4">
            <text:p>8,77057E-08</text:p>
          </table:table-cell>
          <table:table-cell table:number-columns-repeated="16382" table:style-name="ce1"/>
        </table:table-row>
        <table:table-row table:style-name="ro1">
          <table:table-cell office:value-type="float" office:value="400.26977069125002" table:style-name="ce8">
            <text:p>400,27</text:p>
          </table:table-cell>
          <table:table-cell office:value-type="float" office:value="9.8489256887100575E-8" table:style-name="ce4">
            <text:p>9,84893E-08</text:p>
          </table:table-cell>
          <table:table-cell table:number-columns-repeated="16382" table:style-name="ce1"/>
        </table:table-row>
        <table:table-row table:style-name="ro1">
          <table:table-cell office:value-type="float" office:value="400.65932156432177" table:style-name="ce8">
            <text:p>400,66</text:p>
          </table:table-cell>
          <table:table-cell office:value-type="float" office:value="1.0494585219523684E-7" table:style-name="ce4">
            <text:p>1,04946E-07</text:p>
          </table:table-cell>
          <table:table-cell table:number-columns-repeated="16382" table:style-name="ce1"/>
        </table:table-row>
        <table:table-row table:style-name="ro1">
          <table:table-cell office:value-type="float" office:value="401.04888857536571" table:style-name="ce8">
            <text:p>401,05</text:p>
          </table:table-cell>
          <table:table-cell office:value-type="float" office:value="9.7314190116762494E-8" table:style-name="ce4">
            <text:p>9,73142E-08</text:p>
          </table:table-cell>
          <table:table-cell table:number-columns-repeated="16382"/>
        </table:table-row>
        <table:table-row table:style-name="ro1">
          <table:table-cell office:value-type="float" office:value="401.43847173781245" table:style-name="ce8">
            <text:p>401,44</text:p>
          </table:table-cell>
          <table:table-cell office:value-type="float" office:value="1.0240290984837233E-7" table:style-name="ce4">
            <text:p>1,02403E-07</text:p>
          </table:table-cell>
          <table:table-cell table:number-columns-repeated="16382"/>
        </table:table-row>
        <table:table-row table:style-name="ro1">
          <table:table-cell office:value-type="float" office:value="401.8280710650925" table:style-name="ce8">
            <text:p>401,83</text:p>
          </table:table-cell>
          <table:table-cell office:value-type="float" office:value="1.1501945277099863E-7" table:style-name="ce4">
            <text:p>1,15019E-07</text:p>
          </table:table-cell>
          <table:table-cell table:number-columns-repeated="16382"/>
        </table:table-row>
        <table:table-row table:style-name="ro1">
          <table:table-cell office:value-type="float" office:value="402.21768657063632" table:style-name="ce8">
            <text:p>402,22</text:p>
          </table:table-cell>
          <table:table-cell office:value-type="float" office:value="1.083122755852657E-7" table:style-name="ce4">
            <text:p>1,08312E-07</text:p>
          </table:table-cell>
          <table:table-cell table:number-columns-repeated="16382"/>
        </table:table-row>
        <table:table-row table:style-name="ro1">
          <table:table-cell office:value-type="float" office:value="402.60731826787446" table:style-name="ce8">
            <text:p>402,61</text:p>
          </table:table-cell>
          <table:table-cell office:value-type="float" office:value="1.0965720771351887E-7" table:style-name="ce4">
            <text:p>1,09657E-07</text:p>
          </table:table-cell>
          <table:table-cell table:number-columns-repeated="16382"/>
        </table:table-row>
        <table:table-row table:style-name="ro1">
          <table:table-cell office:value-type="float" office:value="402.99696617023744" table:style-name="ce8">
            <text:p>403,00</text:p>
          </table:table-cell>
          <table:table-cell office:value-type="float" office:value="1.1311799989120747E-7" table:style-name="ce4">
            <text:p>1,13118E-07</text:p>
          </table:table-cell>
          <table:table-cell table:number-columns-repeated="16382"/>
        </table:table-row>
        <table:table-row table:style-name="ro1">
          <table:table-cell office:value-type="float" office:value="403.38663029115577" table:style-name="ce8">
            <text:p>403,39</text:p>
          </table:table-cell>
          <table:table-cell office:value-type="float" office:value="1.1109944064721793E-7" table:style-name="ce4">
            <text:p>1,11099E-07</text:p>
          </table:table-cell>
          <table:table-cell table:number-columns-repeated="16382"/>
        </table:table-row>
        <table:table-row table:style-name="ro1">
          <table:table-cell office:value-type="float" office:value="403.77631064406" table:style-name="ce8">
            <text:p>403,78</text:p>
          </table:table-cell>
          <table:table-cell office:value-type="float" office:value="1.1997521930902344E-7" table:style-name="ce4">
            <text:p>1,19975E-07</text:p>
          </table:table-cell>
          <table:table-cell table:number-columns-repeated="16382"/>
        </table:table-row>
        <table:table-row table:style-name="ro1">
          <table:table-cell office:value-type="float" office:value="404.1660072423806" table:style-name="ce8">
            <text:p>404,17</text:p>
          </table:table-cell>
          <table:table-cell office:value-type="float" office:value="1.1949627056991053E-7" table:style-name="ce4">
            <text:p>1,19496E-07</text:p>
          </table:table-cell>
          <table:table-cell table:number-columns-repeated="16382"/>
        </table:table-row>
        <table:table-row table:style-name="ro1">
          <table:table-cell office:value-type="float" office:value="404.55572009954813" table:style-name="ce8">
            <text:p>404,56</text:p>
          </table:table-cell>
          <table:table-cell office:value-type="float" office:value="1.2286118764302109E-7" table:style-name="ce4">
            <text:p>1,22861E-07</text:p>
          </table:table-cell>
          <table:table-cell table:number-columns-repeated="16382"/>
        </table:table-row>
        <table:table-row table:style-name="ro1">
          <table:table-cell office:value-type="float" office:value="404.94544922899314" table:style-name="ce8">
            <text:p>404,95</text:p>
          </table:table-cell>
          <table:table-cell office:value-type="float" office:value="1.2295088479071995E-7" table:style-name="ce4">
            <text:p>1,22951E-07</text:p>
          </table:table-cell>
          <table:table-cell table:number-columns-repeated="16382"/>
        </table:table-row>
        <table:table-row table:style-name="ro1">
          <table:table-cell office:value-type="float" office:value="405.3351946441461" table:style-name="ce8">
            <text:p>405,34</text:p>
          </table:table-cell>
          <table:table-cell office:value-type="float" office:value="1.3545149701993705E-7" table:style-name="ce4">
            <text:p>1,35451E-07</text:p>
          </table:table-cell>
          <table:table-cell table:number-columns-repeated="16382"/>
        </table:table-row>
        <table:table-row table:style-name="ro1">
          <table:table-cell office:value-type="float" office:value="405.72495635843751" table:style-name="ce8">
            <text:p>405,72</text:p>
          </table:table-cell>
          <table:table-cell office:value-type="float" office:value="1.3637684895634912E-7" table:style-name="ce4">
            <text:p>1,36377E-07</text:p>
          </table:table-cell>
          <table:table-cell table:number-columns-repeated="16382"/>
        </table:table-row>
        <table:table-row table:style-name="ro1">
          <table:table-cell office:value-type="float" office:value="406.11473438529794" table:style-name="ce8">
            <text:p>406,11</text:p>
          </table:table-cell>
          <table:table-cell office:value-type="float" office:value="1.3490761265381936E-7" table:style-name="ce4">
            <text:p>1,34908E-07</text:p>
          </table:table-cell>
          <table:table-cell table:number-columns-repeated="16382"/>
        </table:table-row>
        <table:table-row table:style-name="ro1">
          <table:table-cell office:value-type="float" office:value="406.50452873815783" table:style-name="ce8">
            <text:p>406,50</text:p>
          </table:table-cell>
          <table:table-cell office:value-type="float" office:value="1.3195529706967726E-7" table:style-name="ce4">
            <text:p>1,31955E-07</text:p>
          </table:table-cell>
          <table:table-cell table:number-columns-repeated="16382"/>
        </table:table-row>
        <table:table-row table:style-name="ro1">
          <table:table-cell office:value-type="float" office:value="406.89433943044781" table:style-name="ce8">
            <text:p>406,89</text:p>
          </table:table-cell>
          <table:table-cell office:value-type="float" office:value="1.3994301966773626E-7" table:style-name="ce4">
            <text:p>1,39943E-07</text:p>
          </table:table-cell>
          <table:table-cell table:number-columns-repeated="16382"/>
        </table:table-row>
        <table:table-row table:style-name="ro1">
          <table:table-cell office:value-type="float" office:value="407.2841664755984" table:style-name="ce8">
            <text:p>407,28</text:p>
          </table:table-cell>
          <table:table-cell office:value-type="float" office:value="1.4956134663355792E-7" table:style-name="ce4">
            <text:p>1,49561E-07</text:p>
          </table:table-cell>
          <table:table-cell table:number-columns-repeated="16382"/>
        </table:table-row>
        <table:table-row table:style-name="ro1">
          <table:table-cell office:value-type="float" office:value="407.67400988703997" table:style-name="ce8">
            <text:p>407,67</text:p>
          </table:table-cell>
          <table:table-cell office:value-type="float" office:value="1.4968085571702631E-7" table:style-name="ce4">
            <text:p>1,49681E-07</text:p>
          </table:table-cell>
          <table:table-cell table:number-columns-repeated="16382"/>
        </table:table-row>
        <table:table-row table:style-name="ro1">
          <table:table-cell office:value-type="float" office:value="408.06386967820322" table:style-name="ce8">
            <text:p>408,06</text:p>
          </table:table-cell>
          <table:table-cell office:value-type="float" office:value="1.5460259879242044E-7" table:style-name="ce4">
            <text:p>1,54603E-07</text:p>
          </table:table-cell>
          <table:table-cell table:number-columns-repeated="16382"/>
        </table:table-row>
        <table:table-row table:style-name="ro1">
          <table:table-cell office:value-type="float" office:value="408.45374586251853" table:style-name="ce8">
            <text:p>408,45</text:p>
          </table:table-cell>
          <table:table-cell office:value-type="float" office:value="1.5632609426767085E-7" table:style-name="ce4">
            <text:p>1,56326E-07</text:p>
          </table:table-cell>
          <table:table-cell table:number-columns-repeated="16382"/>
        </table:table-row>
        <table:table-row table:style-name="ro1">
          <table:table-cell office:value-type="float" office:value="408.84363845341653" table:style-name="ce8">
            <text:p>408,84</text:p>
          </table:table-cell>
          <table:table-cell office:value-type="float" office:value="1.6519808180930202E-7" table:style-name="ce4">
            <text:p>1,65198E-07</text:p>
          </table:table-cell>
          <table:table-cell table:number-columns-repeated="16382"/>
        </table:table-row>
        <table:table-row table:style-name="ro1">
          <table:table-cell office:value-type="float" office:value="409.23354746432767" table:style-name="ce8">
            <text:p>409,23</text:p>
          </table:table-cell>
          <table:table-cell office:value-type="float" office:value="1.6416646347973458E-7" table:style-name="ce4">
            <text:p>1,64166E-07</text:p>
          </table:table-cell>
          <table:table-cell table:number-columns-repeated="16382"/>
        </table:table-row>
        <table:table-row table:style-name="ro1">
          <table:table-cell office:value-type="float" office:value="409.62347290868252" table:style-name="ce8">
            <text:p>409,62</text:p>
          </table:table-cell>
          <table:table-cell office:value-type="float" office:value="1.5881060309312597E-7" table:style-name="ce4">
            <text:p>1,58811E-07</text:p>
          </table:table-cell>
          <table:table-cell table:number-columns-repeated="16382"/>
        </table:table-row>
        <table:table-row table:style-name="ro1">
          <table:table-cell office:value-type="float" office:value="410.01341479991152" table:style-name="ce8">
            <text:p>410,01</text:p>
          </table:table-cell>
          <table:table-cell office:value-type="float" office:value="1.8099145204586192E-7" table:style-name="ce4">
            <text:p>1,80991E-07</text:p>
          </table:table-cell>
          <table:table-cell table:number-columns-repeated="16382"/>
        </table:table-row>
        <table:table-row table:style-name="ro1">
          <table:table-cell office:value-type="float" office:value="410.40337315144524" table:style-name="ce8">
            <text:p>410,40</text:p>
          </table:table-cell>
          <table:table-cell office:value-type="float" office:value="1.7767681760985052E-7" table:style-name="ce4">
            <text:p>1,77677E-07</text:p>
          </table:table-cell>
          <table:table-cell table:number-columns-repeated="16382"/>
        </table:table-row>
        <table:table-row table:style-name="ro1">
          <table:table-cell office:value-type="float" office:value="410.79334797671424" table:style-name="ce8">
            <text:p>410,79</text:p>
          </table:table-cell>
          <table:table-cell office:value-type="float" office:value="1.9685074479427073E-7" table:style-name="ce4">
            <text:p>1,96851E-07</text:p>
          </table:table-cell>
          <table:table-cell table:number-columns-repeated="16382"/>
        </table:table-row>
        <table:table-row table:style-name="ro1">
          <table:table-cell office:value-type="float" office:value="411.18333928914899" table:style-name="ce8">
            <text:p>411,18</text:p>
          </table:table-cell>
          <table:table-cell office:value-type="float" office:value="1.8776346607385723E-7" table:style-name="ce4">
            <text:p>1,87763E-07</text:p>
          </table:table-cell>
          <table:table-cell table:number-columns-repeated="16382"/>
        </table:table-row>
        <table:table-row table:style-name="ro1">
          <table:table-cell office:value-type="float" office:value="411.57334710217998" table:style-name="ce8">
            <text:p>411,57</text:p>
          </table:table-cell>
          <table:table-cell office:value-type="float" office:value="1.982670825290263E-7" table:style-name="ce4">
            <text:p>1,98267E-07</text:p>
          </table:table-cell>
          <table:table-cell table:number-columns-repeated="16382"/>
        </table:table-row>
        <table:table-row table:style-name="ro1">
          <table:table-cell office:value-type="float" office:value="411.96337142923778" table:style-name="ce8">
            <text:p>411,96</text:p>
          </table:table-cell>
          <table:table-cell office:value-type="float" office:value="2.0332375100350176E-7" table:style-name="ce4">
            <text:p>2,03324E-07</text:p>
          </table:table-cell>
          <table:table-cell table:number-columns-repeated="16382"/>
        </table:table-row>
        <table:table-row table:style-name="ro1">
          <table:table-cell office:value-type="float" office:value="412.35341228375296" table:style-name="ce8">
            <text:p>412,35</text:p>
          </table:table-cell>
          <table:table-cell office:value-type="float" office:value="2.0984083205298181E-7" table:style-name="ce4">
            <text:p>2,09841E-07</text:p>
          </table:table-cell>
          <table:table-cell table:number-columns-repeated="16382"/>
        </table:table-row>
        <table:table-row table:style-name="ro1">
          <table:table-cell office:value-type="float" office:value="412.74346967915596" table:style-name="ce8">
            <text:p>412,74</text:p>
          </table:table-cell>
          <table:table-cell office:value-type="float" office:value="2.0331688576471209E-7" table:style-name="ce4">
            <text:p>2,03317E-07</text:p>
          </table:table-cell>
          <table:table-cell table:number-columns-repeated="16382"/>
        </table:table-row>
        <table:table-row table:style-name="ro1">
          <table:table-cell office:value-type="float" office:value="413.13354362887731" table:style-name="ce8">
            <text:p>413,13</text:p>
          </table:table-cell>
          <table:table-cell office:value-type="float" office:value="2.1771948570706978E-7" table:style-name="ce4">
            <text:p>2,17719E-07</text:p>
          </table:table-cell>
          <table:table-cell table:number-columns-repeated="16382"/>
        </table:table-row>
        <table:table-row table:style-name="ro1">
          <table:table-cell office:value-type="float" office:value="413.52363414634749" table:style-name="ce8">
            <text:p>413,52</text:p>
          </table:table-cell>
          <table:table-cell office:value-type="float" office:value="2.2766416581692721E-7" table:style-name="ce4">
            <text:p>2,27664E-07</text:p>
          </table:table-cell>
          <table:table-cell table:number-columns-repeated="16382"/>
        </table:table-row>
        <table:table-row table:style-name="ro1">
          <table:table-cell office:value-type="float" office:value="413.91374124499714" table:style-name="ce8">
            <text:p>413,91</text:p>
          </table:table-cell>
          <table:table-cell office:value-type="float" office:value="2.3214930547836971E-7" table:style-name="ce4">
            <text:p>2,32149E-07</text:p>
          </table:table-cell>
          <table:table-cell table:number-columns-repeated="16382"/>
        </table:table-row>
        <table:table-row table:style-name="ro1">
          <table:table-cell office:value-type="float" office:value="414.30386493825665" table:style-name="ce8">
            <text:p>414,30</text:p>
          </table:table-cell>
          <table:table-cell office:value-type="float" office:value="2.3579299453836335E-7" table:style-name="ce4">
            <text:p>2,35793E-07</text:p>
          </table:table-cell>
          <table:table-cell table:number-columns-repeated="16382"/>
        </table:table-row>
        <table:table-row table:style-name="ro1">
          <table:table-cell office:value-type="float" office:value="414.69400523955665" table:style-name="ce8">
            <text:p>414,69</text:p>
          </table:table-cell>
          <table:table-cell office:value-type="float" office:value="2.4622273913749926E-7" table:style-name="ce4">
            <text:p>2,46223E-07</text:p>
          </table:table-cell>
          <table:table-cell table:number-columns-repeated="16382"/>
        </table:table-row>
        <table:table-row table:style-name="ro1">
          <table:table-cell office:value-type="float" office:value="415.08416216232757" table:style-name="ce8">
            <text:p>415,08</text:p>
          </table:table-cell>
          <table:table-cell office:value-type="float" office:value="2.5733134608275067E-7" table:style-name="ce4">
            <text:p>2,57331E-07</text:p>
          </table:table-cell>
          <table:table-cell table:number-columns-repeated="16382"/>
        </table:table-row>
        <table:table-row table:style-name="ro1">
          <table:table-cell office:value-type="float" office:value="415.47433572" table:style-name="ce8">
            <text:p>415,47</text:p>
          </table:table-cell>
          <table:table-cell office:value-type="float" office:value="2.6588800671056241E-7" table:style-name="ce4">
            <text:p>2,65888E-07</text:p>
          </table:table-cell>
          <table:table-cell table:number-columns-repeated="16382"/>
        </table:table-row>
        <table:table-row table:style-name="ro1">
          <table:table-cell office:value-type="float" office:value="415.86452592600443" table:style-name="ce8">
            <text:p>415,86</text:p>
          </table:table-cell>
          <table:table-cell office:value-type="float" office:value="2.7045000378932041E-7" table:style-name="ce4">
            <text:p>2,7045E-07</text:p>
          </table:table-cell>
          <table:table-cell table:number-columns-repeated="16382"/>
        </table:table-row>
        <table:table-row table:style-name="ro1">
          <table:table-cell office:value-type="float" office:value="416.25473279377138" table:style-name="ce8">
            <text:p>416,25</text:p>
          </table:table-cell>
          <table:table-cell office:value-type="float" office:value="2.6381044638410399E-7" table:style-name="ce4">
            <text:p>2,6381E-07</text:p>
          </table:table-cell>
          <table:table-cell table:number-columns-repeated="16382"/>
        </table:table-row>
        <table:table-row table:style-name="ro1">
          <table:table-cell office:value-type="float" office:value="416.64495633673135" table:style-name="ce8">
            <text:p>416,64</text:p>
          </table:table-cell>
          <table:table-cell office:value-type="float" office:value="2.8936857927305302E-7" table:style-name="ce4">
            <text:p>2,89369E-07</text:p>
          </table:table-cell>
          <table:table-cell table:number-columns-repeated="16382"/>
        </table:table-row>
        <table:table-row table:style-name="ro1">
          <table:table-cell office:value-type="float" office:value="417.03519656831486" table:style-name="ce8">
            <text:p>417,04</text:p>
          </table:table-cell>
          <table:table-cell office:value-type="float" office:value="2.8491963465405913E-7" table:style-name="ce4">
            <text:p>2,8492E-07</text:p>
          </table:table-cell>
          <table:table-cell table:number-columns-repeated="16382"/>
        </table:table-row>
        <table:table-row table:style-name="ro1">
          <table:table-cell office:value-type="float" office:value="417.42545350195252" table:style-name="ce8">
            <text:p>417,43</text:p>
          </table:table-cell>
          <table:table-cell office:value-type="float" office:value="2.9944070553767174E-7" table:style-name="ce4">
            <text:p>2,99441E-07</text:p>
          </table:table-cell>
          <table:table-cell table:number-columns-repeated="16382"/>
        </table:table-row>
        <table:table-row table:style-name="ro1">
          <table:table-cell office:value-type="float" office:value="417.81572715107473" table:style-name="ce8">
            <text:p>417,82</text:p>
          </table:table-cell>
          <table:table-cell office:value-type="float" office:value="2.9364137673896673E-7" table:style-name="ce4">
            <text:p>2,93641E-07</text:p>
          </table:table-cell>
          <table:table-cell table:number-columns-repeated="16382"/>
        </table:table-row>
        <table:table-row table:style-name="ro1">
          <table:table-cell office:value-type="float" office:value="418.20601752911205" table:style-name="ce8">
            <text:p>418,21</text:p>
          </table:table-cell>
          <table:table-cell office:value-type="float" office:value="3.0352506599377935E-7" table:style-name="ce4">
            <text:p>3,03525E-07</text:p>
          </table:table-cell>
          <table:table-cell table:number-columns-repeated="16382"/>
        </table:table-row>
        <table:table-row table:style-name="ro1">
          <table:table-cell office:value-type="float" office:value="418.59632464949505" table:style-name="ce8">
            <text:p>418,60</text:p>
          </table:table-cell>
          <table:table-cell office:value-type="float" office:value="3.0759575276451031E-7" table:style-name="ce4">
            <text:p>3,07596E-07</text:p>
          </table:table-cell>
          <table:table-cell table:number-columns-repeated="16382"/>
        </table:table-row>
        <table:table-row table:style-name="ro1">
          <table:table-cell office:value-type="float" office:value="418.98664852565418" table:style-name="ce8">
            <text:p>418,99</text:p>
          </table:table-cell>
          <table:table-cell office:value-type="float" office:value="3.333932686381049E-7" table:style-name="ce4">
            <text:p>3,33393E-07</text:p>
          </table:table-cell>
          <table:table-cell table:number-columns-repeated="16382"/>
        </table:table-row>
        <table:table-row table:style-name="ro1">
          <table:table-cell office:value-type="float" office:value="419.37698917102" table:style-name="ce8">
            <text:p>419,38</text:p>
          </table:table-cell>
          <table:table-cell office:value-type="float" office:value="3.3874028147334063E-7" table:style-name="ce4">
            <text:p>3,3874E-07</text:p>
          </table:table-cell>
          <table:table-cell table:number-columns-repeated="16382"/>
        </table:table-row>
        <table:table-row table:style-name="ro1">
          <table:table-cell office:value-type="float" office:value="419.76734659902303" table:style-name="ce8">
            <text:p>419,77</text:p>
          </table:table-cell>
          <table:table-cell office:value-type="float" office:value="3.4800405977132927E-7" table:style-name="ce4">
            <text:p>3,48004E-07</text:p>
          </table:table-cell>
          <table:table-cell table:number-columns-repeated="16382"/>
        </table:table-row>
        <table:table-row table:style-name="ro1">
          <table:table-cell office:value-type="float" office:value="420.15772082309377" table:style-name="ce8">
            <text:p>420,16</text:p>
          </table:table-cell>
          <table:table-cell office:value-type="float" office:value="3.6405883597396364E-7" table:style-name="ce4">
            <text:p>3,64059E-07</text:p>
          </table:table-cell>
          <table:table-cell table:number-columns-repeated="16382"/>
        </table:table-row>
        <table:table-row table:style-name="ro1">
          <table:table-cell office:value-type="float" office:value="420.54811185666273" table:style-name="ce8">
            <text:p>420,55</text:p>
          </table:table-cell>
          <table:table-cell office:value-type="float" office:value="3.7370897138618874E-7" table:style-name="ce4">
            <text:p>3,73709E-07</text:p>
          </table:table-cell>
          <table:table-cell table:number-columns-repeated="16382"/>
        </table:table-row>
        <table:table-row table:style-name="ro1">
          <table:table-cell office:value-type="float" office:value="420.93851971316047" table:style-name="ce8">
            <text:p>420,94</text:p>
          </table:table-cell>
          <table:table-cell office:value-type="float" office:value="3.8545481415879019E-7" table:style-name="ce4">
            <text:p>3,85455E-07</text:p>
          </table:table-cell>
          <table:table-cell table:number-columns-repeated="16382"/>
        </table:table-row>
        <table:table-row table:style-name="ro1">
          <table:table-cell office:value-type="float" office:value="421.32894440601751" table:style-name="ce8">
            <text:p>421,33</text:p>
          </table:table-cell>
          <table:table-cell office:value-type="float" office:value="3.8443608585439579E-7" table:style-name="ce4">
            <text:p>3,84436E-07</text:p>
          </table:table-cell>
          <table:table-cell table:number-columns-repeated="16382"/>
        </table:table-row>
        <table:table-row table:style-name="ro1">
          <table:table-cell office:value-type="float" office:value="421.7193859486643" table:style-name="ce8">
            <text:p>421,72</text:p>
          </table:table-cell>
          <table:table-cell office:value-type="float" office:value="3.9045353244719137E-7" table:style-name="ce4">
            <text:p>3,90454E-07</text:p>
          </table:table-cell>
          <table:table-cell table:number-columns-repeated="16382"/>
        </table:table-row>
        <table:table-row table:style-name="ro1">
          <table:table-cell office:value-type="float" office:value="422.10984435453145" table:style-name="ce8">
            <text:p>422,11</text:p>
          </table:table-cell>
          <table:table-cell office:value-type="float" office:value="4.1544845104596787E-7" table:style-name="ce4">
            <text:p>4,15448E-07</text:p>
          </table:table-cell>
          <table:table-cell table:number-columns-repeated="16382"/>
        </table:table-row>
        <table:table-row table:style-name="ro1">
          <table:table-cell office:value-type="float" office:value="422.50031963704942" table:style-name="ce8">
            <text:p>422,50</text:p>
          </table:table-cell>
          <table:table-cell office:value-type="float" office:value="4.2198717148886379E-7" table:style-name="ce4">
            <text:p>4,21987E-07</text:p>
          </table:table-cell>
          <table:table-cell table:number-columns-repeated="16382"/>
        </table:table-row>
        <table:table-row table:style-name="ro1">
          <table:table-cell office:value-type="float" office:value="422.89081180964877" table:style-name="ce8">
            <text:p>422,89</text:p>
          </table:table-cell>
          <table:table-cell office:value-type="float" office:value="4.4435564202607195E-7" table:style-name="ce4">
            <text:p>4,44356E-07</text:p>
          </table:table-cell>
          <table:table-cell table:number-columns-repeated="16382"/>
        </table:table-row>
        <table:table-row table:style-name="ro1">
          <table:table-cell office:value-type="float" office:value="423.28132088576001" table:style-name="ce8">
            <text:p>423,28</text:p>
          </table:table-cell>
          <table:table-cell office:value-type="float" office:value="4.6948285011972579E-7" table:style-name="ce4">
            <text:p>4,69483E-07</text:p>
          </table:table-cell>
          <table:table-cell table:number-columns-repeated="16382"/>
        </table:table-row>
        <table:table-row table:style-name="ro1">
          <table:table-cell office:value-type="float" office:value="423.6718468788136" table:style-name="ce8">
            <text:p>423,67</text:p>
          </table:table-cell>
          <table:table-cell office:value-type="float" office:value="4.5592843161741508E-7" table:style-name="ce4">
            <text:p>4,55928E-07</text:p>
          </table:table-cell>
          <table:table-cell table:number-columns-repeated="16382"/>
        </table:table-row>
        <table:table-row table:style-name="ro1">
          <table:table-cell office:value-type="float" office:value="424.06238980224015" table:style-name="ce8">
            <text:p>424,06</text:p>
          </table:table-cell>
          <table:table-cell office:value-type="float" office:value="4.8357160708520404E-7" table:style-name="ce4">
            <text:p>4,83572E-07</text:p>
          </table:table-cell>
          <table:table-cell table:number-columns-repeated="16382"/>
        </table:table-row>
        <table:table-row table:style-name="ro1">
          <table:table-cell office:value-type="float" office:value="424.45294966947012" table:style-name="ce8">
            <text:p>424,45</text:p>
          </table:table-cell>
          <table:table-cell office:value-type="float" office:value="4.9285227865704301E-7" table:style-name="ce4">
            <text:p>4,92852E-07</text:p>
          </table:table-cell>
          <table:table-cell table:number-columns-repeated="16382"/>
        </table:table-row>
        <table:table-row table:style-name="ro1">
          <table:table-cell office:value-type="float" office:value="424.84352649393406" table:style-name="ce8">
            <text:p>424,84</text:p>
          </table:table-cell>
          <table:table-cell office:value-type="float" office:value="5.0798618445373407E-7" table:style-name="ce4">
            <text:p>5,07986E-07</text:p>
          </table:table-cell>
          <table:table-cell table:number-columns-repeated="16382"/>
        </table:table-row>
        <table:table-row table:style-name="ro1">
          <table:table-cell office:value-type="float" office:value="425.2341202890625" table:style-name="ce8">
            <text:p>425,23</text:p>
          </table:table-cell>
          <table:table-cell office:value-type="float" office:value="5.1340602667118062E-7" table:style-name="ce4">
            <text:p>5,13406E-07</text:p>
          </table:table-cell>
          <table:table-cell table:number-columns-repeated="16382"/>
        </table:table-row>
        <table:table-row table:style-name="ro1">
          <table:table-cell office:value-type="float" office:value="425.62473106828594" table:style-name="ce8">
            <text:p>425,62</text:p>
          </table:table-cell>
          <table:table-cell office:value-type="float" office:value="5.4045127650264367E-7" table:style-name="ce4">
            <text:p>5,40451E-07</text:p>
          </table:table-cell>
          <table:table-cell table:number-columns-repeated="16382"/>
        </table:table-row>
        <table:table-row table:style-name="ro1">
          <table:table-cell office:value-type="float" office:value="426.01535884503483" table:style-name="ce8">
            <text:p>426,02</text:p>
          </table:table-cell>
          <table:table-cell office:value-type="float" office:value="5.54525852743885E-7" table:style-name="ce4">
            <text:p>5,54526E-07</text:p>
          </table:table-cell>
          <table:table-cell table:number-columns-repeated="16382"/>
        </table:table-row>
        <table:table-row table:style-name="ro1">
          <table:table-cell office:value-type="float" office:value="426.40600363273984" table:style-name="ce8">
            <text:p>426,41</text:p>
          </table:table-cell>
          <table:table-cell office:value-type="float" office:value="5.6050908179391666E-7" table:style-name="ce4">
            <text:p>5,60509E-07</text:p>
          </table:table-cell>
          <table:table-cell table:number-columns-repeated="16382"/>
        </table:table-row>
        <table:table-row table:style-name="ro1">
          <table:table-cell office:value-type="float" office:value="426.79666544483138" table:style-name="ce8">
            <text:p>426,80</text:p>
          </table:table-cell>
          <table:table-cell office:value-type="float" office:value="5.8160751588274504E-7" table:style-name="ce4">
            <text:p>5,81608E-07</text:p>
          </table:table-cell>
          <table:table-cell table:number-columns-repeated="16382"/>
        </table:table-row>
        <table:table-row table:style-name="ro1">
          <table:table-cell office:value-type="float" office:value="427.18734429474" table:style-name="ce8">
            <text:p>427,19</text:p>
          </table:table-cell>
          <table:table-cell office:value-type="float" office:value="5.8676249105845981E-7" table:style-name="ce4">
            <text:p>5,86762E-07</text:p>
          </table:table-cell>
          <table:table-cell table:number-columns-repeated="16382"/>
        </table:table-row>
        <table:table-row table:style-name="ro1">
          <table:table-cell office:value-type="float" office:value="427.57804019589622" table:style-name="ce8">
            <text:p>427,58</text:p>
          </table:table-cell>
          <table:table-cell office:value-type="float" office:value="6.1475490259635886E-7" table:style-name="ce4">
            <text:p>6,14755E-07</text:p>
          </table:table-cell>
          <table:table-cell table:number-columns-repeated="16382"/>
        </table:table-row>
        <table:table-row table:style-name="ro1">
          <table:table-cell office:value-type="float" office:value="427.96875316173055" table:style-name="ce8">
            <text:p>427,97</text:p>
          </table:table-cell>
          <table:table-cell office:value-type="float" office:value="6.2897435526536544E-7" table:style-name="ce4">
            <text:p>6,28974E-07</text:p>
          </table:table-cell>
          <table:table-cell table:number-columns-repeated="16382"/>
        </table:table-row>
        <table:table-row table:style-name="ro1">
          <table:table-cell office:value-type="float" office:value="428.35948320567354" table:style-name="ce8">
            <text:p>428,36</text:p>
          </table:table-cell>
          <table:table-cell office:value-type="float" office:value="6.4284158750620414E-7" table:style-name="ce4">
            <text:p>6,42842E-07</text:p>
          </table:table-cell>
          <table:table-cell table:number-columns-repeated="16382"/>
        </table:table-row>
        <table:table-row table:style-name="ro1">
          <table:table-cell office:value-type="float" office:value="428.75023034115566" table:style-name="ce8">
            <text:p>428,75</text:p>
          </table:table-cell>
          <table:table-cell office:value-type="float" office:value="6.3558741826577087E-7" table:style-name="ce4">
            <text:p>6,35587E-07</text:p>
          </table:table-cell>
          <table:table-cell table:number-columns-repeated="16382"/>
        </table:table-row>
        <table:table-row table:style-name="ro1">
          <table:table-cell office:value-type="float" office:value="429.14099458160752" table:style-name="ce8">
            <text:p>429,14</text:p>
          </table:table-cell>
          <table:table-cell office:value-type="float" office:value="6.8293113552125987E-7" table:style-name="ce4">
            <text:p>6,82931E-07</text:p>
          </table:table-cell>
          <table:table-cell table:number-columns-repeated="16382"/>
        </table:table-row>
        <table:table-row table:style-name="ro1">
          <table:table-cell office:value-type="float" office:value="429.53177594045951" table:style-name="ce8">
            <text:p>429,53</text:p>
          </table:table-cell>
          <table:table-cell office:value-type="float" office:value="6.8043905119351418E-7" table:style-name="ce4">
            <text:p>6,80439E-07</text:p>
          </table:table-cell>
          <table:table-cell table:number-columns-repeated="16382"/>
        </table:table-row>
        <table:table-row table:style-name="ro1">
          <table:table-cell office:value-type="float" office:value="429.92257443114227" table:style-name="ce8">
            <text:p>429,92</text:p>
          </table:table-cell>
          <table:table-cell office:value-type="float" office:value="7.1182391945057331E-7" table:style-name="ce4">
            <text:p>7,11824E-07</text:p>
          </table:table-cell>
          <table:table-cell table:number-columns-repeated="16382"/>
        </table:table-row>
        <table:table-row table:style-name="ro1">
          <table:table-cell office:value-type="float" office:value="430.31339006708623" table:style-name="ce8">
            <text:p>430,31</text:p>
          </table:table-cell>
          <table:table-cell office:value-type="float" office:value="7.3846021476693115E-7" table:style-name="ce4">
            <text:p>7,3846E-07</text:p>
          </table:table-cell>
          <table:table-cell table:number-columns-repeated="16382"/>
        </table:table-row>
        <table:table-row table:style-name="ro1">
          <table:table-cell office:value-type="float" office:value="430.70422286172197" table:style-name="ce8">
            <text:p>430,70</text:p>
          </table:table-cell>
          <table:table-cell office:value-type="float" office:value="7.6707517100005375E-7" table:style-name="ce4">
            <text:p>7,67075E-07</text:p>
          </table:table-cell>
          <table:table-cell table:number-columns-repeated="16382"/>
        </table:table-row>
        <table:table-row table:style-name="ro1">
          <table:table-cell office:value-type="float" office:value="431.09507282848" table:style-name="ce8">
            <text:p>431,10</text:p>
          </table:table-cell>
          <table:table-cell office:value-type="float" office:value="8.0139751234346989E-7" table:style-name="ce4">
            <text:p>8,01398E-07</text:p>
          </table:table-cell>
          <table:table-cell table:number-columns-repeated="16382"/>
        </table:table-row>
        <table:table-row table:style-name="ro1">
          <table:table-cell office:value-type="float" office:value="431.48593998079082" table:style-name="ce8">
            <text:p>431,49</text:p>
          </table:table-cell>
          <table:table-cell office:value-type="float" office:value="8.3905398854388261E-7" table:style-name="ce4">
            <text:p>8,39054E-07</text:p>
          </table:table-cell>
          <table:table-cell table:number-columns-repeated="16382"/>
        </table:table-row>
        <table:table-row table:style-name="ro1">
          <table:table-cell office:value-type="float" office:value="431.87682433208494" table:style-name="ce8">
            <text:p>431,88</text:p>
          </table:table-cell>
          <table:table-cell office:value-type="float" office:value="8.7755570526269415E-7" table:style-name="ce4">
            <text:p>8,77556E-07</text:p>
          </table:table-cell>
          <table:table-cell table:number-columns-repeated="16382"/>
        </table:table-row>
        <table:table-row table:style-name="ro1">
          <table:table-cell office:value-type="float" office:value="432.26772589579292" table:style-name="ce8">
            <text:p>432,27</text:p>
          </table:table-cell>
          <table:table-cell office:value-type="float" office:value="8.9908154435379832E-7" table:style-name="ce4">
            <text:p>8,99082E-07</text:p>
          </table:table-cell>
          <table:table-cell table:number-columns-repeated="16382"/>
        </table:table-row>
        <table:table-row table:style-name="ro1">
          <table:table-cell office:value-type="float" office:value="432.65864468534528" table:style-name="ce8">
            <text:p>432,66</text:p>
          </table:table-cell>
          <table:table-cell office:value-type="float" office:value="9.468313846961856E-7" table:style-name="ce4">
            <text:p>9,46831E-07</text:p>
          </table:table-cell>
          <table:table-cell table:number-columns-repeated="16382"/>
        </table:table-row>
        <table:table-row table:style-name="ro1">
          <table:table-cell office:value-type="float" office:value="433.04958071417252" table:style-name="ce8">
            <text:p>433,05</text:p>
          </table:table-cell>
          <table:table-cell office:value-type="float" office:value="9.5679934828559755E-7" table:style-name="ce4">
            <text:p>9,56799E-07</text:p>
          </table:table-cell>
          <table:table-cell table:number-columns-repeated="16382"/>
        </table:table-row>
        <table:table-row table:style-name="ro1">
          <table:table-cell office:value-type="float" office:value="433.4405339957051" table:style-name="ce8">
            <text:p>433,44</text:p>
          </table:table-cell>
          <table:table-cell office:value-type="float" office:value="9.9649389570194202E-7" table:style-name="ce4">
            <text:p>9,96494E-07</text:p>
          </table:table-cell>
          <table:table-cell table:number-columns-repeated="16382"/>
        </table:table-row>
        <table:table-row table:style-name="ro1">
          <table:table-cell office:value-type="float" office:value="433.83150454337363" table:style-name="ce8">
            <text:p>433,83</text:p>
          </table:table-cell>
          <table:table-cell office:value-type="float" office:value="1.0171733772008981E-6" table:style-name="ce4">
            <text:p>1,01717E-06</text:p>
          </table:table-cell>
          <table:table-cell table:number-columns-repeated="16382"/>
        </table:table-row>
        <table:table-row table:style-name="ro1">
          <table:table-cell office:value-type="float" office:value="434.22249237060862" table:style-name="ce8">
            <text:p>434,22</text:p>
          </table:table-cell>
          <table:table-cell office:value-type="float" office:value="1.0542512182232716E-6" table:style-name="ce4">
            <text:p>1,05425E-06</text:p>
          </table:table-cell>
          <table:table-cell table:number-columns-repeated="16382"/>
        </table:table-row>
        <table:table-row table:style-name="ro1">
          <table:table-cell office:value-type="float" office:value="434.61349749084059" table:style-name="ce8">
            <text:p>434,61</text:p>
          </table:table-cell>
          <table:table-cell office:value-type="float" office:value="1.0790840800310353E-6" table:style-name="ce4">
            <text:p>1,07908E-06</text:p>
          </table:table-cell>
          <table:table-cell table:number-columns-repeated="16382"/>
        </table:table-row>
        <table:table-row table:style-name="ro1">
          <table:table-cell office:value-type="float" office:value="435.00451991749998" table:style-name="ce8">
            <text:p>435,00</text:p>
          </table:table-cell>
          <table:table-cell office:value-type="float" office:value="1.153633820188639E-6" table:style-name="ce4">
            <text:p>1,15363E-06</text:p>
          </table:table-cell>
          <table:table-cell table:number-columns-repeated="16382"/>
        </table:table-row>
        <table:table-row table:style-name="ro1">
          <table:table-cell office:value-type="float" office:value="435.39555966401741" table:style-name="ce8">
            <text:p>435,40</text:p>
          </table:table-cell>
          <table:table-cell office:value-type="float" office:value="1.1790571238161549E-6" table:style-name="ce4">
            <text:p>1,17906E-06</text:p>
          </table:table-cell>
          <table:table-cell table:number-columns-repeated="16382"/>
        </table:table-row>
        <table:table-row table:style-name="ro1">
          <table:table-cell office:value-type="float" office:value="435.78661674382334" table:style-name="ce8">
            <text:p>435,79</text:p>
          </table:table-cell>
          <table:table-cell office:value-type="float" office:value="1.242008026975556E-6" table:style-name="ce4">
            <text:p>1,24201E-06</text:p>
          </table:table-cell>
          <table:table-cell table:number-columns-repeated="16382"/>
        </table:table-row>
        <table:table-row table:style-name="ro1">
          <table:table-cell office:value-type="float" office:value="436.17769117034834" table:style-name="ce8">
            <text:p>436,18</text:p>
          </table:table-cell>
          <table:table-cell office:value-type="float" office:value="1.2528751042630937E-6" table:style-name="ce4">
            <text:p>1,25288E-06</text:p>
          </table:table-cell>
          <table:table-cell table:number-columns-repeated="16382"/>
        </table:table-row>
        <table:table-row table:style-name="ro1">
          <table:table-cell office:value-type="float" office:value="436.5687829570229" table:style-name="ce8">
            <text:p>436,57</text:p>
          </table:table-cell>
          <table:table-cell office:value-type="float" office:value="1.3196827043018844E-6" table:style-name="ce4">
            <text:p>1,31968E-06</text:p>
          </table:table-cell>
          <table:table-cell table:number-columns-repeated="16382"/>
        </table:table-row>
        <table:table-row table:style-name="ro1">
          <table:table-cell office:value-type="float" office:value="436.95989211727749" table:style-name="ce8">
            <text:p>436,96</text:p>
          </table:table-cell>
          <table:table-cell office:value-type="float" office:value="1.3464005835425615E-6" table:style-name="ce4">
            <text:p>1,3464E-06</text:p>
          </table:table-cell>
          <table:table-cell table:number-columns-repeated="16382"/>
        </table:table-row>
        <table:table-row table:style-name="ro1">
          <table:table-cell office:value-type="float" office:value="437.35101866454272" table:style-name="ce8">
            <text:p>437,35</text:p>
          </table:table-cell>
          <table:table-cell office:value-type="float" office:value="1.4031608430222428E-6" table:style-name="ce4">
            <text:p>1,40316E-06</text:p>
          </table:table-cell>
          <table:table-cell table:number-columns-repeated="16382"/>
        </table:table-row>
        <table:table-row table:style-name="ro1">
          <table:table-cell office:value-type="float" office:value="437.74216261224905" table:style-name="ce8">
            <text:p>437,74</text:p>
          </table:table-cell>
          <table:table-cell office:value-type="float" office:value="1.4633803973868785E-6" table:style-name="ce4">
            <text:p>1,46338E-06</text:p>
          </table:table-cell>
          <table:table-cell table:number-columns-repeated="16382"/>
        </table:table-row>
        <table:table-row table:style-name="ro1">
          <table:table-cell office:value-type="float" office:value="438.13332397382703" table:style-name="ce8">
            <text:p>438,13</text:p>
          </table:table-cell>
          <table:table-cell office:value-type="float" office:value="1.5036718257999225E-6" table:style-name="ce4">
            <text:p>1,50367E-06</text:p>
          </table:table-cell>
          <table:table-cell table:number-columns-repeated="16382"/>
        </table:table-row>
        <table:table-row table:style-name="ro1">
          <table:table-cell office:value-type="float" office:value="438.52450276270719" table:style-name="ce8">
            <text:p>438,52</text:p>
          </table:table-cell>
          <table:table-cell office:value-type="float" office:value="1.540664051975133E-6" table:style-name="ce4">
            <text:p>1,54066E-06</text:p>
          </table:table-cell>
          <table:table-cell table:number-columns-repeated="16382"/>
        </table:table-row>
        <table:table-row table:style-name="ro1">
          <table:table-cell office:value-type="float" office:value="438.91569899232002" table:style-name="ce8">
            <text:p>438,92</text:p>
          </table:table-cell>
          <table:table-cell office:value-type="float" office:value="1.6540102811992807E-6" table:style-name="ce4">
            <text:p>1,65401E-06</text:p>
          </table:table-cell>
          <table:table-cell table:number-columns-repeated="16382"/>
        </table:table-row>
        <table:table-row table:style-name="ro1">
          <table:table-cell office:value-type="float" office:value="439.30691267609603" table:style-name="ce8">
            <text:p>439,31</text:p>
          </table:table-cell>
          <table:table-cell office:value-type="float" office:value="1.7115257682031953E-6" table:style-name="ce4">
            <text:p>1,71153E-06</text:p>
          </table:table-cell>
          <table:table-cell table:number-columns-repeated="16382"/>
        </table:table-row>
        <table:table-row table:style-name="ro1">
          <table:table-cell office:value-type="float" office:value="439.69814382746574" table:style-name="ce8">
            <text:p>439,70</text:p>
          </table:table-cell>
          <table:table-cell office:value-type="float" office:value="1.7573233085960168E-6" table:style-name="ce4">
            <text:p>1,75732E-06</text:p>
          </table:table-cell>
          <table:table-cell table:number-columns-repeated="16382"/>
        </table:table-row>
        <table:table-row table:style-name="ro1">
          <table:table-cell office:value-type="float" office:value="440.08939245985971" table:style-name="ce8">
            <text:p>440,09</text:p>
          </table:table-cell>
          <table:table-cell office:value-type="float" office:value="1.838167013573239E-6" table:style-name="ce4">
            <text:p>1,83817E-06</text:p>
          </table:table-cell>
          <table:table-cell table:number-columns-repeated="16382"/>
        </table:table-row>
        <table:table-row table:style-name="ro1">
          <table:table-cell office:value-type="float" office:value="440.4806585867085" table:style-name="ce8">
            <text:p>440,48</text:p>
          </table:table-cell>
          <table:table-cell office:value-type="float" office:value="1.9097658177640651E-6" table:style-name="ce4">
            <text:p>1,90977E-06</text:p>
          </table:table-cell>
          <table:table-cell table:number-columns-repeated="16382"/>
        </table:table-row>
        <table:table-row table:style-name="ro1">
          <table:table-cell office:value-type="float" office:value="440.87194222144251" table:style-name="ce8">
            <text:p>440,87</text:p>
          </table:table-cell>
          <table:table-cell office:value-type="float" office:value="2.0231122681409012E-6" table:style-name="ce4">
            <text:p>2,02311E-06</text:p>
          </table:table-cell>
          <table:table-cell table:number-columns-repeated="16382"/>
        </table:table-row>
        <table:table-row table:style-name="ro1">
          <table:table-cell office:value-type="float" office:value="441.2632433774923" table:style-name="ce8">
            <text:p>441,26</text:p>
          </table:table-cell>
          <table:table-cell office:value-type="float" office:value="2.120807768085208E-6" table:style-name="ce4">
            <text:p>2,12081E-06</text:p>
          </table:table-cell>
          <table:table-cell table:number-columns-repeated="16382"/>
        </table:table-row>
        <table:table-row table:style-name="ro1">
          <table:table-cell office:value-type="float" office:value="441.65456206828844" table:style-name="ce8">
            <text:p>441,65</text:p>
          </table:table-cell>
          <table:table-cell office:value-type="float" office:value="2.19124722130392E-6" table:style-name="ce4">
            <text:p>2,19125E-06</text:p>
          </table:table-cell>
          <table:table-cell table:number-columns-repeated="16382"/>
        </table:table-row>
        <table:table-row table:style-name="ro1">
          <table:table-cell office:value-type="float" office:value="442.04589830726144" table:style-name="ce8">
            <text:p>442,05</text:p>
          </table:table-cell>
          <table:table-cell office:value-type="float" office:value="2.3142523966729932E-6" table:style-name="ce4">
            <text:p>2,31425E-06</text:p>
          </table:table-cell>
          <table:table-cell table:number-columns-repeated="16382"/>
        </table:table-row>
        <table:table-row table:style-name="ro1">
          <table:table-cell office:value-type="float" office:value="442.4372521078418" table:style-name="ce8">
            <text:p>442,44</text:p>
          </table:table-cell>
          <table:table-cell office:value-type="float" office:value="2.410266181312601E-6" table:style-name="ce4">
            <text:p>2,41027E-06</text:p>
          </table:table-cell>
          <table:table-cell table:number-columns-repeated="16382"/>
        </table:table-row>
        <table:table-row table:style-name="ro1">
          <table:table-cell office:value-type="float" office:value="442.82862348345998" table:style-name="ce8">
            <text:p>442,83</text:p>
          </table:table-cell>
          <table:table-cell office:value-type="float" office:value="2.4759275765709751E-6" table:style-name="ce4">
            <text:p>2,47593E-06</text:p>
          </table:table-cell>
          <table:table-cell table:number-columns-repeated="16382"/>
        </table:table-row>
        <table:table-row table:style-name="ro1">
          <table:table-cell office:value-type="float" office:value="443.22001244754659" table:style-name="ce8">
            <text:p>443,22</text:p>
          </table:table-cell>
          <table:table-cell office:value-type="float" office:value="2.6211191132257952E-6" table:style-name="ce4">
            <text:p>2,62112E-06</text:p>
          </table:table-cell>
          <table:table-cell table:number-columns-repeated="16382"/>
        </table:table-row>
        <table:table-row table:style-name="ro1">
          <table:table-cell office:value-type="float" office:value="443.61141901353216" table:style-name="ce8">
            <text:p>443,61</text:p>
          </table:table-cell>
          <table:table-cell office:value-type="float" office:value="2.7362312170609671E-6" table:style-name="ce4">
            <text:p>2,73623E-06</text:p>
          </table:table-cell>
          <table:table-cell table:number-columns-repeated="16382"/>
        </table:table-row>
        <table:table-row table:style-name="ro1">
          <table:table-cell office:value-type="float" office:value="444.00284319484712" table:style-name="ce8">
            <text:p>444,00</text:p>
          </table:table-cell>
          <table:table-cell office:value-type="float" office:value="2.8339024843018074E-6" table:style-name="ce4">
            <text:p>2,8339E-06</text:p>
          </table:table-cell>
          <table:table-cell table:number-columns-repeated="16382"/>
        </table:table-row>
        <table:table-row table:style-name="ro1">
          <table:table-cell office:value-type="float" office:value="444.3942850049221" table:style-name="ce8">
            <text:p>444,39</text:p>
          </table:table-cell>
          <table:table-cell office:value-type="float" office:value="2.9018549314023379E-6" table:style-name="ce4">
            <text:p>2,90185E-06</text:p>
          </table:table-cell>
          <table:table-cell table:number-columns-repeated="16382"/>
        </table:table-row>
        <table:table-row table:style-name="ro1">
          <table:table-cell office:value-type="float" office:value="444.78574445718749" table:style-name="ce8">
            <text:p>444,79</text:p>
          </table:table-cell>
          <table:table-cell office:value-type="float" office:value="3.0886004730461784E-6" table:style-name="ce4">
            <text:p>3,0886E-06</text:p>
          </table:table-cell>
          <table:table-cell table:number-columns-repeated="16382"/>
        </table:table-row>
        <table:table-row table:style-name="ro1">
          <table:table-cell office:value-type="float" office:value="445.17722156507392" table:style-name="ce8">
            <text:p>445,18</text:p>
          </table:table-cell>
          <table:table-cell office:value-type="float" office:value="3.2170115181866441E-6" table:style-name="ce4">
            <text:p>3,21701E-06</text:p>
          </table:table-cell>
          <table:table-cell table:number-columns-repeated="16382"/>
        </table:table-row>
        <table:table-row table:style-name="ro1">
          <table:table-cell office:value-type="float" office:value="445.56871634201184" table:style-name="ce8">
            <text:p>445,57</text:p>
          </table:table-cell>
          <table:table-cell office:value-type="float" office:value="3.31479195135136E-6" table:style-name="ce4">
            <text:p>3,31479E-06</text:p>
          </table:table-cell>
          <table:table-cell table:number-columns-repeated="16382"/>
        </table:table-row>
        <table:table-row table:style-name="ro1">
          <table:table-cell office:value-type="float" office:value="445.96022880143187" table:style-name="ce8">
            <text:p>445,96</text:p>
          </table:table-cell>
          <table:table-cell office:value-type="float" office:value="3.4375977694844996E-6" table:style-name="ce4">
            <text:p>3,4376E-06</text:p>
          </table:table-cell>
          <table:table-cell table:number-columns-repeated="16382"/>
        </table:table-row>
        <table:table-row table:style-name="ro1">
          <table:table-cell office:value-type="float" office:value="446.35175895676434" table:style-name="ce8">
            <text:p>446,35</text:p>
          </table:table-cell>
          <table:table-cell office:value-type="float" office:value="3.4367145607315111E-6" table:style-name="ce4">
            <text:p>3,43671E-06</text:p>
          </table:table-cell>
          <table:table-cell table:number-columns-repeated="16382"/>
        </table:table-row>
        <table:table-row table:style-name="ro1">
          <table:table-cell office:value-type="float" office:value="446.74330682144" table:style-name="ce8">
            <text:p>446,74</text:p>
          </table:table-cell>
          <table:table-cell office:value-type="float" office:value="3.7030148218007348E-6" table:style-name="ce4">
            <text:p>3,70301E-06</text:p>
          </table:table-cell>
          <table:table-cell table:number-columns-repeated="16382"/>
        </table:table-row>
        <table:table-row table:style-name="ro1">
          <table:table-cell office:value-type="float" office:value="447.13487240888924" table:style-name="ce8">
            <text:p>447,13</text:p>
          </table:table-cell>
          <table:table-cell office:value-type="float" office:value="3.7609955378952049E-6" table:style-name="ce4">
            <text:p>3,761E-06</text:p>
          </table:table-cell>
          <table:table-cell table:number-columns-repeated="16382"/>
        </table:table-row>
        <table:table-row table:style-name="ro1">
          <table:table-cell office:value-type="float" office:value="447.52645573254256" table:style-name="ce8">
            <text:p>447,53</text:p>
          </table:table-cell>
          <table:table-cell office:value-type="float" office:value="3.874536002228022E-6" table:style-name="ce4">
            <text:p>3,87454E-06</text:p>
          </table:table-cell>
          <table:table-cell table:number-columns-repeated="16382"/>
        </table:table-row>
        <table:table-row table:style-name="ro1">
          <table:table-cell office:value-type="float" office:value="447.91805680583053" table:style-name="ce8">
            <text:p>447,92</text:p>
          </table:table-cell>
          <table:table-cell office:value-type="float" office:value="3.9977306656236174E-6" table:style-name="ce4">
            <text:p>3,99773E-06</text:p>
          </table:table-cell>
          <table:table-cell table:number-columns-repeated="16382"/>
        </table:table-row>
        <table:table-row table:style-name="ro1">
          <table:table-cell office:value-type="float" office:value="448.30967564218366" table:style-name="ce8">
            <text:p>448,31</text:p>
          </table:table-cell>
          <table:table-cell office:value-type="float" office:value="4.076189854555302E-6" table:style-name="ce4">
            <text:p>4,07619E-06</text:p>
          </table:table-cell>
          <table:table-cell table:number-columns-repeated="16382"/>
        </table:table-row>
        <table:table-row table:style-name="ro1">
          <table:table-cell office:value-type="float" office:value="448.70131225503252" table:style-name="ce8">
            <text:p>448,70</text:p>
          </table:table-cell>
          <table:table-cell office:value-type="float" office:value="4.1700722440715902E-6" table:style-name="ce4">
            <text:p>4,17007E-06</text:p>
          </table:table-cell>
          <table:table-cell table:number-columns-repeated="16382"/>
        </table:table-row>
        <table:table-row table:style-name="ro1">
          <table:table-cell office:value-type="float" office:value="449.09296665780749" table:style-name="ce8">
            <text:p>449,09</text:p>
          </table:table-cell>
          <table:table-cell office:value-type="float" office:value="4.2400740595844564E-6" table:style-name="ce4">
            <text:p>4,24007E-06</text:p>
          </table:table-cell>
          <table:table-cell table:number-columns-repeated="16382"/>
        </table:table-row>
        <table:table-row table:style-name="ro1">
          <table:table-cell office:value-type="float" office:value="449.48463886393927" table:style-name="ce8">
            <text:p>449,48</text:p>
          </table:table-cell>
          <table:table-cell office:value-type="float" office:value="4.3095390043275913E-6" table:style-name="ce4">
            <text:p>4,30954E-06</text:p>
          </table:table-cell>
          <table:table-cell table:number-columns-repeated="16382"/>
        </table:table-row>
        <table:table-row table:style-name="ro1">
          <table:table-cell office:value-type="float" office:value="449.87632888685823" table:style-name="ce8">
            <text:p>449,88</text:p>
          </table:table-cell>
          <table:table-cell office:value-type="float" office:value="4.3626125647608302E-6" table:style-name="ce4">
            <text:p>4,36261E-06</text:p>
          </table:table-cell>
          <table:table-cell table:number-columns-repeated="16382"/>
        </table:table-row>
        <table:table-row table:style-name="ro1">
          <table:table-cell office:value-type="float" office:value="450.26803673999495" table:style-name="ce8">
            <text:p>450,27</text:p>
          </table:table-cell>
          <table:table-cell office:value-type="float" office:value="4.4270233377206035E-6" table:style-name="ce4">
            <text:p>4,42702E-06</text:p>
          </table:table-cell>
          <table:table-cell table:number-columns-repeated="16382"/>
        </table:table-row>
        <table:table-row table:style-name="ro1">
          <table:table-cell office:value-type="float" office:value="450.65976243678" table:style-name="ce8">
            <text:p>450,66</text:p>
          </table:table-cell>
          <table:table-cell office:value-type="float" office:value="4.442314640700594E-6" table:style-name="ce4">
            <text:p>4,44231E-06</text:p>
          </table:table-cell>
          <table:table-cell table:number-columns-repeated="16382"/>
        </table:table-row>
        <table:table-row table:style-name="ro1">
          <table:table-cell office:value-type="float" office:value="451.05150599064382" table:style-name="ce8">
            <text:p>451,05</text:p>
          </table:table-cell>
          <table:table-cell office:value-type="float" office:value="4.4970808437636821E-6" table:style-name="ce4">
            <text:p>4,49708E-06</text:p>
          </table:table-cell>
          <table:table-cell table:number-columns-repeated="16382"/>
        </table:table-row>
        <table:table-row table:style-name="ro1">
          <table:table-cell office:value-type="float" office:value="451.44326741501698" table:style-name="ce8">
            <text:p>451,44</text:p>
          </table:table-cell>
          <table:table-cell office:value-type="float" office:value="4.4345039310960608E-6" table:style-name="ce4">
            <text:p>4,4345E-06</text:p>
          </table:table-cell>
          <table:table-cell table:number-columns-repeated="16382"/>
        </table:table-row>
        <table:table-row table:style-name="ro1">
          <table:table-cell office:value-type="float" office:value="451.83504672332992" table:style-name="ce8">
            <text:p>451,84</text:p>
          </table:table-cell>
          <table:table-cell office:value-type="float" office:value="4.4501830870391502E-6" table:style-name="ce4">
            <text:p>4,45018E-06</text:p>
          </table:table-cell>
          <table:table-cell table:number-columns-repeated="16382"/>
        </table:table-row>
        <table:table-row table:style-name="ro1">
          <table:table-cell office:value-type="float" office:value="452.22684392901328" table:style-name="ce8">
            <text:p>452,23</text:p>
          </table:table-cell>
          <table:table-cell office:value-type="float" office:value="4.4755627149360282E-6" table:style-name="ce4">
            <text:p>4,47556E-06</text:p>
          </table:table-cell>
          <table:table-cell table:number-columns-repeated="16382"/>
        </table:table-row>
        <table:table-row table:style-name="ro1">
          <table:table-cell office:value-type="float" office:value="452.61865904549751" table:style-name="ce8">
            <text:p>452,62</text:p>
          </table:table-cell>
          <table:table-cell office:value-type="float" office:value="4.420205808953441E-6" table:style-name="ce4">
            <text:p>4,42021E-06</text:p>
          </table:table-cell>
          <table:table-cell table:number-columns-repeated="16382"/>
        </table:table-row>
        <table:table-row table:style-name="ro1">
          <table:table-cell office:value-type="float" office:value="453.01049208621311" table:style-name="ce8">
            <text:p>453,01</text:p>
          </table:table-cell>
          <table:table-cell office:value-type="float" office:value="4.3695705837206804E-6" table:style-name="ce4">
            <text:p>4,36957E-06</text:p>
          </table:table-cell>
          <table:table-cell table:number-columns-repeated="16382"/>
        </table:table-row>
        <table:table-row table:style-name="ro1">
          <table:table-cell office:value-type="float" office:value="453.4023430645907" table:style-name="ce8">
            <text:p>453,40</text:p>
          </table:table-cell>
          <table:table-cell office:value-type="float" office:value="4.3742905640734562E-6" table:style-name="ce4">
            <text:p>4,37429E-06</text:p>
          </table:table-cell>
          <table:table-cell table:number-columns-repeated="16382"/>
        </table:table-row>
        <table:table-row table:style-name="ro1">
          <table:table-cell office:value-type="float" office:value="453.79421199406062" table:style-name="ce8">
            <text:p>453,79</text:p>
          </table:table-cell>
          <table:table-cell office:value-type="float" office:value="4.3364063777315309E-6" table:style-name="ce4">
            <text:p>4,33641E-06</text:p>
          </table:table-cell>
          <table:table-cell table:number-columns-repeated="16382"/>
        </table:table-row>
        <table:table-row table:style-name="ro1">
          <table:table-cell office:value-type="float" office:value="454.18609888805361" table:style-name="ce8">
            <text:p>454,19</text:p>
          </table:table-cell>
          <table:table-cell office:value-type="float" office:value="4.2069593605134854E-6" table:style-name="ce4">
            <text:p>4,20696E-06</text:p>
          </table:table-cell>
          <table:table-cell table:number-columns-repeated="16382"/>
        </table:table-row>
        <table:table-row table:style-name="ro1">
          <table:table-cell office:value-type="float" office:value="454.57800376" table:style-name="ce8">
            <text:p>454,58</text:p>
          </table:table-cell>
          <table:table-cell office:value-type="float" office:value="4.1136586269909995E-6" table:style-name="ce4">
            <text:p>4,11366E-06</text:p>
          </table:table-cell>
          <table:table-cell table:number-columns-repeated="16382"/>
        </table:table-row>
        <table:table-row table:style-name="ro1">
          <table:table-cell office:value-type="float" office:value="454.96992662333042" table:style-name="ce8">
            <text:p>454,97</text:p>
          </table:table-cell>
          <table:table-cell office:value-type="float" office:value="4.0486467643954055E-6" table:style-name="ce4">
            <text:p>4,04865E-06</text:p>
          </table:table-cell>
          <table:table-cell table:number-columns-repeated="16382"/>
        </table:table-row>
        <table:table-row table:style-name="ro1">
          <table:table-cell office:value-type="float" office:value="455.36186749147532" table:style-name="ce8">
            <text:p>455,36</text:p>
          </table:table-cell>
          <table:table-cell office:value-type="float" office:value="3.973452952169375E-6" table:style-name="ce4">
            <text:p>3,97345E-06</text:p>
          </table:table-cell>
          <table:table-cell table:number-columns-repeated="16382"/>
        </table:table-row>
        <table:table-row table:style-name="ro1">
          <table:table-cell office:value-type="float" office:value="455.75382637786538" table:style-name="ce8">
            <text:p>455,75</text:p>
          </table:table-cell>
          <table:table-cell office:value-type="float" office:value="3.8922855218907164E-6" table:style-name="ce4">
            <text:p>3,89229E-06</text:p>
          </table:table-cell>
          <table:table-cell table:number-columns-repeated="16382"/>
        </table:table-row>
        <table:table-row table:style-name="ro1">
          <table:table-cell office:value-type="float" office:value="456.14580329593088" table:style-name="ce8">
            <text:p>456,15</text:p>
          </table:table-cell>
          <table:table-cell office:value-type="float" office:value="3.8063287043292178E-6" table:style-name="ce4">
            <text:p>3,80633E-06</text:p>
          </table:table-cell>
          <table:table-cell table:number-columns-repeated="16382"/>
        </table:table-row>
        <table:table-row table:style-name="ro1">
          <table:table-cell office:value-type="float" office:value="456.53779825910249" table:style-name="ce8">
            <text:p>456,54</text:p>
          </table:table-cell>
          <table:table-cell office:value-type="float" office:value="3.6712707179549296E-6" table:style-name="ce4">
            <text:p>3,67127E-06</text:p>
          </table:table-cell>
          <table:table-cell table:number-columns-repeated="16382"/>
        </table:table-row>
        <table:table-row table:style-name="ro1">
          <table:table-cell office:value-type="float" office:value="456.92981128081072" table:style-name="ce8">
            <text:p>456,93</text:p>
          </table:table-cell>
          <table:table-cell office:value-type="float" office:value="3.6225803092161284E-6" table:style-name="ce4">
            <text:p>3,62258E-06</text:p>
          </table:table-cell>
          <table:table-cell table:number-columns-repeated="16382"/>
        </table:table-row>
        <table:table-row table:style-name="ro1">
          <table:table-cell office:value-type="float" office:value="457.32184237448604" table:style-name="ce8">
            <text:p>457,32</text:p>
          </table:table-cell>
          <table:table-cell office:value-type="float" office:value="3.524561301994688E-6" table:style-name="ce4">
            <text:p>3,52456E-06</text:p>
          </table:table-cell>
          <table:table-cell table:number-columns-repeated="16382"/>
        </table:table-row>
        <table:table-row table:style-name="ro1">
          <table:table-cell office:value-type="float" office:value="457.71389155355905" table:style-name="ce8">
            <text:p>457,71</text:p>
          </table:table-cell>
          <table:table-cell office:value-type="float" office:value="3.4531457746645057E-6" table:style-name="ce4">
            <text:p>3,45315E-06</text:p>
          </table:table-cell>
          <table:table-cell table:number-columns-repeated="16382"/>
        </table:table-row>
        <table:table-row table:style-name="ro1">
          <table:table-cell office:value-type="float" office:value="458.10595883146016" table:style-name="ce8">
            <text:p>458,11</text:p>
          </table:table-cell>
          <table:table-cell office:value-type="float" office:value="3.4113749579817351E-6" table:style-name="ce4">
            <text:p>3,41137E-06</text:p>
          </table:table-cell>
          <table:table-cell table:number-columns-repeated="16382"/>
        </table:table-row>
        <table:table-row table:style-name="ro1">
          <table:table-cell office:value-type="float" office:value="458.49804422162003" table:style-name="ce8">
            <text:p>458,50</text:p>
          </table:table-cell>
          <table:table-cell office:value-type="float" office:value="3.2950496180827979E-6" table:style-name="ce4">
            <text:p>3,29505E-06</text:p>
          </table:table-cell>
          <table:table-cell table:number-columns-repeated="16382"/>
        </table:table-row>
        <table:table-row table:style-name="ro1">
          <table:table-cell office:value-type="float" office:value="458.89014773746902" table:style-name="ce8">
            <text:p>458,89</text:p>
          </table:table-cell>
          <table:table-cell office:value-type="float" office:value="3.2374139942731235E-6" table:style-name="ce4">
            <text:p>3,23741E-06</text:p>
          </table:table-cell>
          <table:table-cell table:number-columns-repeated="16382"/>
        </table:table-row>
        <table:table-row table:style-name="ro1">
          <table:table-cell office:value-type="float" office:value="459.28226939243774" table:style-name="ce8">
            <text:p>459,28</text:p>
          </table:table-cell>
          <table:table-cell office:value-type="float" office:value="3.1542879524097631E-6" table:style-name="ce4">
            <text:p>3,15429E-06</text:p>
          </table:table-cell>
          <table:table-cell table:number-columns-repeated="16382"/>
        </table:table-row>
        <table:table-row table:style-name="ro1">
          <table:table-cell office:value-type="float" office:value="459.6744091999567" table:style-name="ce8">
            <text:p>459,67</text:p>
          </table:table-cell>
          <table:table-cell office:value-type="float" office:value="3.0970328840057891E-6" table:style-name="ce4">
            <text:p>3,09703E-06</text:p>
          </table:table-cell>
          <table:table-cell table:number-columns-repeated="16382"/>
        </table:table-row>
        <table:table-row table:style-name="ro1">
          <table:table-cell office:value-type="float" office:value="460.06656717345646" table:style-name="ce8">
            <text:p>460,07</text:p>
          </table:table-cell>
          <table:table-cell office:value-type="float" office:value="3.043160879107231E-6" table:style-name="ce4">
            <text:p>3,04316E-06</text:p>
          </table:table-cell>
          <table:table-cell table:number-columns-repeated="16382"/>
        </table:table-row>
        <table:table-row table:style-name="ro1">
          <table:table-cell office:value-type="float" office:value="460.45874332636748" table:style-name="ce8">
            <text:p>460,46</text:p>
          </table:table-cell>
          <table:table-cell office:value-type="float" office:value="3.0378160497637375E-6" table:style-name="ce4">
            <text:p>3,03782E-06</text:p>
          </table:table-cell>
          <table:table-cell table:number-columns-repeated="16382"/>
        </table:table-row>
        <table:table-row table:style-name="ro1">
          <table:table-cell office:value-type="float" office:value="460.85093767212032" table:style-name="ce8">
            <text:p>460,85</text:p>
          </table:table-cell>
          <table:table-cell office:value-type="float" office:value="2.9878354382910596E-6" table:style-name="ce4">
            <text:p>2,98784E-06</text:p>
          </table:table-cell>
          <table:table-cell table:number-columns-repeated="16382"/>
        </table:table-row>
        <table:table-row table:style-name="ro1">
          <table:table-cell office:value-type="float" office:value="461.24315022414544" table:style-name="ce8">
            <text:p>461,24</text:p>
          </table:table-cell>
          <table:table-cell office:value-type="float" office:value="2.9407385279162031E-6" table:style-name="ce4">
            <text:p>2,94074E-06</text:p>
          </table:table-cell>
          <table:table-cell table:number-columns-repeated="16382"/>
        </table:table-row>
        <table:table-row table:style-name="ro1">
          <table:table-cell office:value-type="float" office:value="461.63538099587345" table:style-name="ce8">
            <text:p>461,64</text:p>
          </table:table-cell>
          <table:table-cell office:value-type="float" office:value="2.915737727835097E-6" table:style-name="ce4">
            <text:p>2,91574E-06</text:p>
          </table:table-cell>
          <table:table-cell table:number-columns-repeated="16382"/>
        </table:table-row>
        <table:table-row table:style-name="ro1">
          <table:table-cell office:value-type="float" office:value="462.0276300007348" table:style-name="ce8">
            <text:p>462,03</text:p>
          </table:table-cell>
          <table:table-cell office:value-type="float" office:value="2.8880632258123705E-6" table:style-name="ce4">
            <text:p>2,88806E-06</text:p>
          </table:table-cell>
          <table:table-cell table:number-columns-repeated="16382"/>
        </table:table-row>
        <table:table-row table:style-name="ro1">
          <table:table-cell office:value-type="float" office:value="462.41989725216001" table:style-name="ce8">
            <text:p>462,42</text:p>
          </table:table-cell>
          <table:table-cell office:value-type="float" office:value="2.8275440385537731E-6" table:style-name="ce4">
            <text:p>2,82754E-06</text:p>
          </table:table-cell>
          <table:table-cell table:number-columns-repeated="16382"/>
        </table:table-row>
        <table:table-row table:style-name="ro1">
          <table:table-cell office:value-type="float" office:value="462.81218276357959" table:style-name="ce8">
            <text:p>462,81</text:p>
          </table:table-cell>
          <table:table-cell office:value-type="float" office:value="2.8263710308617496E-6" table:style-name="ce4">
            <text:p>2,82637E-06</text:p>
          </table:table-cell>
          <table:table-cell table:number-columns-repeated="16382"/>
        </table:table-row>
        <table:table-row table:style-name="ro1">
          <table:table-cell office:value-type="float" office:value="463.20448654842414" table:style-name="ce8">
            <text:p>463,20</text:p>
          </table:table-cell>
          <table:table-cell office:value-type="float" office:value="2.824195579066873E-6" table:style-name="ce4">
            <text:p>2,8242E-06</text:p>
          </table:table-cell>
          <table:table-cell table:number-columns-repeated="16382"/>
        </table:table-row>
        <table:table-row table:style-name="ro1">
          <table:table-cell office:value-type="float" office:value="463.59680862012414" table:style-name="ce8">
            <text:p>463,60</text:p>
          </table:table-cell>
          <table:table-cell office:value-type="float" office:value="2.7788239803145285E-6" table:style-name="ce4">
            <text:p>2,77882E-06</text:p>
          </table:table-cell>
          <table:table-cell table:number-columns-repeated="16382"/>
        </table:table-row>
        <table:table-row table:style-name="ro1">
          <table:table-cell office:value-type="float" office:value="463.98914899211007" table:style-name="ce8">
            <text:p>463,99</text:p>
          </table:table-cell>
          <table:table-cell office:value-type="float" office:value="2.7388106356438777E-6" table:style-name="ce4">
            <text:p>2,73881E-06</text:p>
          </table:table-cell>
          <table:table-cell table:number-columns-repeated="16382"/>
        </table:table-row>
        <table:table-row table:style-name="ro1">
          <table:table-cell office:value-type="float" office:value="464.38150767781246" table:style-name="ce8">
            <text:p>464,38</text:p>
          </table:table-cell>
          <table:table-cell office:value-type="float" office:value="2.7411410054980184E-6" table:style-name="ce4">
            <text:p>2,74114E-06</text:p>
          </table:table-cell>
          <table:table-cell table:number-columns-repeated="16382"/>
        </table:table-row>
        <table:table-row table:style-name="ro1">
          <table:table-cell office:value-type="float" office:value="464.77388469066193" table:style-name="ce8">
            <text:p>464,77</text:p>
          </table:table-cell>
          <table:table-cell office:value-type="float" office:value="2.7124099065633059E-6" table:style-name="ce4">
            <text:p>2,71241E-06</text:p>
          </table:table-cell>
          <table:table-cell table:number-columns-repeated="16382"/>
        </table:table-row>
        <table:table-row table:style-name="ro1">
          <table:table-cell office:value-type="float" office:value="465.16628004408886" table:style-name="ce8">
            <text:p>465,17</text:p>
          </table:table-cell>
          <table:table-cell office:value-type="float" office:value="2.6893724187045761E-6" table:style-name="ce4">
            <text:p>2,68937E-06</text:p>
          </table:table-cell>
          <table:table-cell table:number-columns-repeated="16382"/>
        </table:table-row>
        <table:table-row table:style-name="ro1">
          <table:table-cell office:value-type="float" office:value="465.55869375152383" table:style-name="ce8">
            <text:p>465,56</text:p>
          </table:table-cell>
          <table:table-cell office:value-type="float" office:value="2.6644481178408126E-6" table:style-name="ce4">
            <text:p>2,66445E-06</text:p>
          </table:table-cell>
          <table:table-cell table:number-columns-repeated="16382"/>
        </table:table-row>
        <table:table-row table:style-name="ro1">
          <table:table-cell office:value-type="float" office:value="465.9511258263974" table:style-name="ce8">
            <text:p>465,95</text:p>
          </table:table-cell>
          <table:table-cell office:value-type="float" office:value="2.6512483538901025E-6" table:style-name="ce4">
            <text:p>2,65125E-06</text:p>
          </table:table-cell>
          <table:table-cell table:number-columns-repeated="16382"/>
        </table:table-row>
        <table:table-row table:style-name="ro1">
          <table:table-cell office:value-type="float" office:value="466.34357628214002" table:style-name="ce8">
            <text:p>466,34</text:p>
          </table:table-cell>
          <table:table-cell office:value-type="float" office:value="2.6424168251377299E-6" table:style-name="ce4">
            <text:p>2,64242E-06</text:p>
          </table:table-cell>
          <table:table-cell table:number-columns-repeated="16382"/>
        </table:table-row>
        <table:table-row table:style-name="ro1">
          <table:table-cell office:value-type="float" office:value="466.7360451321822" table:style-name="ce8">
            <text:p>466,74</text:p>
          </table:table-cell>
          <table:table-cell office:value-type="float" office:value="2.6094289374002038E-6" table:style-name="ce4">
            <text:p>2,60943E-06</text:p>
          </table:table-cell>
          <table:table-cell table:number-columns-repeated="16382"/>
        </table:table-row>
        <table:table-row table:style-name="ro1">
          <table:table-cell office:value-type="float" office:value="467.12853238995456" table:style-name="ce8">
            <text:p>467,13</text:p>
          </table:table-cell>
          <table:table-cell office:value-type="float" office:value="2.5705070007350139E-6" table:style-name="ce4">
            <text:p>2,57051E-06</text:p>
          </table:table-cell>
          <table:table-cell table:number-columns-repeated="16382"/>
        </table:table-row>
        <table:table-row table:style-name="ro1">
          <table:table-cell office:value-type="float" office:value="467.52103806888755" table:style-name="ce8">
            <text:p>467,52</text:p>
          </table:table-cell>
          <table:table-cell office:value-type="float" office:value="2.5380247473338061E-6" table:style-name="ce4">
            <text:p>2,53802E-06</text:p>
          </table:table-cell>
          <table:table-cell table:number-columns-repeated="16382"/>
        </table:table-row>
        <table:table-row table:style-name="ro1">
          <table:table-cell office:value-type="float" office:value="467.91356218241168" table:style-name="ce8">
            <text:p>467,91</text:p>
          </table:table-cell>
          <table:table-cell office:value-type="float" office:value="2.5239540333233149E-6" table:style-name="ce4">
            <text:p>2,52395E-06</text:p>
          </table:table-cell>
          <table:table-cell table:number-columns-repeated="16382"/>
        </table:table-row>
        <table:table-row table:style-name="ro1">
          <table:table-cell office:value-type="float" office:value="468.30610474395752" table:style-name="ce8">
            <text:p>468,31</text:p>
          </table:table-cell>
          <table:table-cell office:value-type="float" office:value="2.5370797022198221E-6" table:style-name="ce4">
            <text:p>2,53708E-06</text:p>
          </table:table-cell>
          <table:table-cell table:number-columns-repeated="16382"/>
        </table:table-row>
        <table:table-row table:style-name="ro1">
          <table:table-cell office:value-type="float" office:value="468.69866576695551" table:style-name="ce8">
            <text:p>468,70</text:p>
          </table:table-cell>
          <table:table-cell office:value-type="float" office:value="2.4825948646943131E-6" table:style-name="ce4">
            <text:p>2,48259E-06</text:p>
          </table:table-cell>
          <table:table-cell table:number-columns-repeated="16382"/>
        </table:table-row>
        <table:table-row table:style-name="ro1">
          <table:table-cell office:value-type="float" office:value="469.09124526483629" table:style-name="ce8">
            <text:p>469,09</text:p>
          </table:table-cell>
          <table:table-cell office:value-type="float" office:value="2.4505581499735047E-6" table:style-name="ce4">
            <text:p>2,45056E-06</text:p>
          </table:table-cell>
          <table:table-cell table:number-columns-repeated="16382"/>
        </table:table-row>
        <table:table-row table:style-name="ro1">
          <table:table-cell office:value-type="float" office:value="469.48384325103024" table:style-name="ce8">
            <text:p>469,48</text:p>
          </table:table-cell>
          <table:table-cell office:value-type="float" office:value="2.3953367258813919E-6" table:style-name="ce4">
            <text:p>2,39534E-06</text:p>
          </table:table-cell>
          <table:table-cell table:number-columns-repeated="16382"/>
        </table:table-row>
        <table:table-row table:style-name="ro1">
          <table:table-cell office:value-type="float" office:value="469.87645973896798" table:style-name="ce8">
            <text:p>469,88</text:p>
          </table:table-cell>
          <table:table-cell office:value-type="float" office:value="2.3831393977312852E-6" table:style-name="ce4">
            <text:p>2,38314E-06</text:p>
          </table:table-cell>
          <table:table-cell table:number-columns-repeated="16382"/>
        </table:table-row>
        <table:table-row table:style-name="ro1">
          <table:table-cell office:value-type="float" office:value="470.26909474208003" table:style-name="ce8">
            <text:p>470,27</text:p>
          </table:table-cell>
          <table:table-cell office:value-type="float" office:value="2.3808977471641841E-6" table:style-name="ce4">
            <text:p>2,3809E-06</text:p>
          </table:table-cell>
          <table:table-cell table:number-columns-repeated="16382"/>
        </table:table-row>
        <table:table-row table:style-name="ro1">
          <table:table-cell office:value-type="float" office:value="470.66174827379683" table:style-name="ce8">
            <text:p>470,66</text:p>
          </table:table-cell>
          <table:table-cell office:value-type="float" office:value="2.3501894424925789E-6" table:style-name="ce4">
            <text:p>2,35019E-06</text:p>
          </table:table-cell>
          <table:table-cell table:number-columns-repeated="16382"/>
        </table:table-row>
        <table:table-row table:style-name="ro1">
          <table:table-cell office:value-type="float" office:value="471.05442034754896" table:style-name="ce8">
            <text:p>471,05</text:p>
          </table:table-cell>
          <table:table-cell office:value-type="float" office:value="2.3244626024697463E-6" table:style-name="ce4">
            <text:p>2,32446E-06</text:p>
          </table:table-cell>
          <table:table-cell table:number-columns-repeated="16382"/>
        </table:table-row>
        <table:table-row table:style-name="ro1">
          <table:table-cell office:value-type="float" office:value="471.44711097676691" table:style-name="ce8">
            <text:p>471,45</text:p>
          </table:table-cell>
          <table:table-cell office:value-type="float" office:value="2.288806848309748E-6" table:style-name="ce4">
            <text:p>2,28881E-06</text:p>
          </table:table-cell>
          <table:table-cell table:number-columns-repeated="16382"/>
        </table:table-row>
        <table:table-row table:style-name="ro1">
          <table:table-cell office:value-type="float" office:value="471.83982017488131" table:style-name="ce8">
            <text:p>471,84</text:p>
          </table:table-cell>
          <table:table-cell office:value-type="float" office:value="2.2675343545422559E-6" table:style-name="ce4">
            <text:p>2,26753E-06</text:p>
          </table:table-cell>
          <table:table-cell table:number-columns-repeated="16382"/>
        </table:table-row>
        <table:table-row table:style-name="ro1">
          <table:table-cell office:value-type="float" office:value="472.2325479553225" table:style-name="ce8">
            <text:p>472,23</text:p>
          </table:table-cell>
          <table:table-cell office:value-type="float" office:value="2.2335120537453063E-6" table:style-name="ce4">
            <text:p>2,23351E-06</text:p>
          </table:table-cell>
          <table:table-cell table:number-columns-repeated="16382"/>
        </table:table-row>
        <table:table-row table:style-name="ro1">
          <table:table-cell office:value-type="float" office:value="472.6252943315211" table:style-name="ce8">
            <text:p>472,63</text:p>
          </table:table-cell>
          <table:table-cell office:value-type="float" office:value="2.247062021038409E-6" table:style-name="ce4">
            <text:p>2,24706E-06</text:p>
          </table:table-cell>
          <table:table-cell table:number-columns-repeated="16382"/>
        </table:table-row>
        <table:table-row table:style-name="ro1">
          <table:table-cell office:value-type="float" office:value="473.01805931690768" table:style-name="ce8">
            <text:p>473,02</text:p>
          </table:table-cell>
          <table:table-cell office:value-type="float" office:value="2.2069963358555695E-6" table:style-name="ce4">
            <text:p>2,207E-06</text:p>
          </table:table-cell>
          <table:table-cell table:number-columns-repeated="16382"/>
        </table:table-row>
        <table:table-row table:style-name="ro1">
          <table:table-cell office:value-type="float" office:value="473.41084292491263" table:style-name="ce8">
            <text:p>473,41</text:p>
          </table:table-cell>
          <table:table-cell office:value-type="float" office:value="2.1657803354363202E-6" table:style-name="ce4">
            <text:p>2,16578E-06</text:p>
          </table:table-cell>
          <table:table-cell table:number-columns-repeated="16382"/>
        </table:table-row>
        <table:table-row table:style-name="ro1">
          <table:table-cell office:value-type="float" office:value="473.80364516896657" table:style-name="ce8">
            <text:p>473,80</text:p>
          </table:table-cell>
          <table:table-cell office:value-type="float" office:value="2.1765502439121542E-6" table:style-name="ce4">
            <text:p>2,17655E-06</text:p>
          </table:table-cell>
          <table:table-cell table:number-columns-repeated="16382"/>
        </table:table-row>
        <table:table-row table:style-name="ro1">
          <table:table-cell office:value-type="float" office:value="474.19646606250001" table:style-name="ce8">
            <text:p>474,20</text:p>
          </table:table-cell>
          <table:table-cell office:value-type="float" office:value="2.1722812243309438E-6" table:style-name="ce4">
            <text:p>2,17228E-06</text:p>
          </table:table-cell>
          <table:table-cell table:number-columns-repeated="16382"/>
        </table:table-row>
        <table:table-row table:style-name="ro1">
          <table:table-cell office:value-type="float" office:value="474.5893056189434" table:style-name="ce8">
            <text:p>474,59</text:p>
          </table:table-cell>
          <table:table-cell office:value-type="float" office:value="2.1237460261553162E-6" table:style-name="ce4">
            <text:p>2,12375E-06</text:p>
          </table:table-cell>
          <table:table-cell table:number-columns-repeated="16382"/>
        </table:table-row>
        <table:table-row table:style-name="ro1">
          <table:table-cell office:value-type="float" office:value="474.98216385172736" table:style-name="ce8">
            <text:p>474,98</text:p>
          </table:table-cell>
          <table:table-cell office:value-type="float" office:value="2.122470377867247E-6" table:style-name="ce4">
            <text:p>2,12247E-06</text:p>
          </table:table-cell>
          <table:table-cell table:number-columns-repeated="16382"/>
        </table:table-row>
        <table:table-row table:style-name="ro1">
          <table:table-cell office:value-type="float" office:value="475.37504077428235" table:style-name="ce8">
            <text:p>475,38</text:p>
          </table:table-cell>
          <table:table-cell office:value-type="float" office:value="2.1000552450755382E-6" table:style-name="ce4">
            <text:p>2,10006E-06</text:p>
          </table:table-cell>
          <table:table-cell table:number-columns-repeated="16382"/>
        </table:table-row>
        <table:table-row table:style-name="ro1">
          <table:table-cell office:value-type="float" office:value="475.76793640003888" table:style-name="ce8">
            <text:p>475,77</text:p>
          </table:table-cell>
          <table:table-cell office:value-type="float" office:value="2.1137380309213896E-6" table:style-name="ce4">
            <text:p>2,11374E-06</text:p>
          </table:table-cell>
          <table:table-cell table:number-columns-repeated="16382"/>
        </table:table-row>
        <table:table-row table:style-name="ro1">
          <table:table-cell office:value-type="float" office:value="476.1608507424275" table:style-name="ce8">
            <text:p>476,16</text:p>
          </table:table-cell>
          <table:table-cell office:value-type="float" office:value="2.108956948535613E-6" table:style-name="ce4">
            <text:p>2,10896E-06</text:p>
          </table:table-cell>
          <table:table-cell table:number-columns-repeated="16382"/>
        </table:table-row>
        <table:table-row table:style-name="ro1">
          <table:table-cell office:value-type="float" office:value="476.55378381487873" table:style-name="ce8">
            <text:p>476,55</text:p>
          </table:table-cell>
          <table:table-cell office:value-type="float" office:value="2.1221838881569219E-6" table:style-name="ce4">
            <text:p>2,12218E-06</text:p>
          </table:table-cell>
          <table:table-cell table:number-columns-repeated="16382"/>
        </table:table-row>
        <table:table-row table:style-name="ro1">
          <table:table-cell office:value-type="float" office:value="476.94673563082307" table:style-name="ce8">
            <text:p>476,95</text:p>
          </table:table-cell>
          <table:table-cell office:value-type="float" office:value="2.1138821099721905E-6" table:style-name="ce4">
            <text:p>2,11388E-06</text:p>
          </table:table-cell>
          <table:table-cell table:number-columns-repeated="16382"/>
        </table:table-row>
        <table:table-row table:style-name="ro1">
          <table:table-cell office:value-type="float" office:value="477.33970620369104" table:style-name="ce8">
            <text:p>477,34</text:p>
          </table:table-cell>
          <table:table-cell office:value-type="float" office:value="2.0958324728769747E-6" table:style-name="ce4">
            <text:p>2,09583E-06</text:p>
          </table:table-cell>
          <table:table-cell table:number-columns-repeated="16382"/>
        </table:table-row>
        <table:table-row table:style-name="ro1">
          <table:table-cell office:value-type="float" office:value="477.73269554691319" table:style-name="ce8">
            <text:p>477,73</text:p>
          </table:table-cell>
          <table:table-cell office:value-type="float" office:value="2.1298958122971334E-6" table:style-name="ce4">
            <text:p>2,1299E-06</text:p>
          </table:table-cell>
          <table:table-cell table:number-columns-repeated="16382"/>
        </table:table-row>
        <table:table-row table:style-name="ro1">
          <table:table-cell office:value-type="float" office:value="478.12570367391999" table:style-name="ce8">
            <text:p>478,13</text:p>
          </table:table-cell>
          <table:table-cell office:value-type="float" office:value="2.1375215129991626E-6" table:style-name="ce4">
            <text:p>2,13752E-06</text:p>
          </table:table-cell>
          <table:table-cell table:number-columns-repeated="16382"/>
        </table:table-row>
        <table:table-row table:style-name="ro1">
          <table:table-cell office:value-type="float" office:value="478.51873059814204" table:style-name="ce8">
            <text:p>478,52</text:p>
          </table:table-cell>
          <table:table-cell office:value-type="float" office:value="2.1442137016156398E-6" table:style-name="ce4">
            <text:p>2,14421E-06</text:p>
          </table:table-cell>
          <table:table-cell table:number-columns-repeated="16382"/>
        </table:table-row>
        <table:table-row table:style-name="ro1">
          <table:table-cell office:value-type="float" office:value="478.91177633300975" table:style-name="ce8">
            <text:p>478,91</text:p>
          </table:table-cell>
          <table:table-cell office:value-type="float" office:value="2.1576245626650283E-6" table:style-name="ce4">
            <text:p>2,15762E-06</text:p>
          </table:table-cell>
          <table:table-cell table:number-columns-repeated="16382"/>
        </table:table-row>
        <table:table-row table:style-name="ro1">
          <table:table-cell office:value-type="float" office:value="479.30484089195375" table:style-name="ce8">
            <text:p>479,30</text:p>
          </table:table-cell>
          <table:table-cell office:value-type="float" office:value="2.1721068419474339E-6" table:style-name="ce4">
            <text:p>2,17211E-06</text:p>
          </table:table-cell>
          <table:table-cell table:number-columns-repeated="16382"/>
        </table:table-row>
        <table:table-row table:style-name="ro1">
          <table:table-cell office:value-type="float" office:value="479.69792428840447" table:style-name="ce8">
            <text:p>479,70</text:p>
          </table:table-cell>
          <table:table-cell office:value-type="float" office:value="2.1776651999862669E-6" table:style-name="ce4">
            <text:p>2,17767E-06</text:p>
          </table:table-cell>
          <table:table-cell table:number-columns-repeated="16382"/>
        </table:table-row>
        <table:table-row table:style-name="ro1">
          <table:table-cell office:value-type="float" office:value="480.09102653579248" table:style-name="ce8">
            <text:p>480,09</text:p>
          </table:table-cell>
          <table:table-cell office:value-type="float" office:value="2.1787834679361824E-6" table:style-name="ce4">
            <text:p>2,17878E-06</text:p>
          </table:table-cell>
          <table:table-cell table:number-columns-repeated="16382"/>
        </table:table-row>
        <table:table-row table:style-name="ro1">
          <table:table-cell office:value-type="float" office:value="480.4841476475483" table:style-name="ce8">
            <text:p>480,48</text:p>
          </table:table-cell>
          <table:table-cell office:value-type="float" office:value="2.2283386937784864E-6" table:style-name="ce4">
            <text:p>2,22834E-06</text:p>
          </table:table-cell>
          <table:table-cell table:number-columns-repeated="16382"/>
        </table:table-row>
        <table:table-row table:style-name="ro1">
          <table:table-cell office:value-type="float" office:value="480.87728763710243" table:style-name="ce8">
            <text:p>480,88</text:p>
          </table:table-cell>
          <table:table-cell office:value-type="float" office:value="2.2247012955378424E-6" table:style-name="ce4">
            <text:p>2,2247E-06</text:p>
          </table:table-cell>
          <table:table-cell table:number-columns-repeated="16382"/>
        </table:table-row>
        <table:table-row table:style-name="ro1">
          <table:table-cell office:value-type="float" office:value="481.27044651788543" table:style-name="ce8">
            <text:p>481,27</text:p>
          </table:table-cell>
          <table:table-cell office:value-type="float" office:value="2.2270402424584584E-6" table:style-name="ce4">
            <text:p>2,22704E-06</text:p>
          </table:table-cell>
          <table:table-cell table:number-columns-repeated="16382"/>
        </table:table-row>
        <table:table-row table:style-name="ro1">
          <table:table-cell office:value-type="float" office:value="481.66362430332777" table:style-name="ce8">
            <text:p>481,66</text:p>
          </table:table-cell>
          <table:table-cell office:value-type="float" office:value="2.2514768395597112E-6" table:style-name="ce4">
            <text:p>2,25148E-06</text:p>
          </table:table-cell>
          <table:table-cell table:number-columns-repeated="16382"/>
        </table:table-row>
        <table:table-row table:style-name="ro1">
          <table:table-cell office:value-type="float" office:value="482.05682100685999" table:style-name="ce8">
            <text:p>482,06</text:p>
          </table:table-cell>
          <table:table-cell office:value-type="float" office:value="2.2950053844211271E-6" table:style-name="ce4">
            <text:p>2,29501E-06</text:p>
          </table:table-cell>
          <table:table-cell table:number-columns-repeated="16382"/>
        </table:table-row>
        <table:table-row table:style-name="ro1">
          <table:table-cell office:value-type="float" office:value="482.45003664191262" table:style-name="ce8">
            <text:p>482,45</text:p>
          </table:table-cell>
          <table:table-cell office:value-type="float" office:value="2.307714864895712E-6" table:style-name="ce4">
            <text:p>2,30771E-06</text:p>
          </table:table-cell>
          <table:table-cell table:number-columns-repeated="16382"/>
        </table:table-row>
        <table:table-row table:style-name="ro1">
          <table:table-cell office:value-type="float" office:value="482.84327122191615" table:style-name="ce8">
            <text:p>482,84</text:p>
          </table:table-cell>
          <table:table-cell office:value-type="float" office:value="2.3232351716040156E-6" table:style-name="ce4">
            <text:p>2,32324E-06</text:p>
          </table:table-cell>
          <table:table-cell table:number-columns-repeated="16382"/>
        </table:table-row>
        <table:table-row table:style-name="ro1">
          <table:table-cell office:value-type="float" office:value="483.23652476030111" table:style-name="ce8">
            <text:p>483,24</text:p>
          </table:table-cell>
          <table:table-cell office:value-type="float" office:value="2.3662402143636341E-6" table:style-name="ce4">
            <text:p>2,36624E-06</text:p>
          </table:table-cell>
          <table:table-cell table:number-columns-repeated="16382"/>
        </table:table-row>
        <table:table-row table:style-name="ro1">
          <table:table-cell office:value-type="float" office:value="483.6297972704981" table:style-name="ce8">
            <text:p>483,63</text:p>
          </table:table-cell>
          <table:table-cell office:value-type="float" office:value="2.3714772806228511E-6" table:style-name="ce4">
            <text:p>2,37148E-06</text:p>
          </table:table-cell>
          <table:table-cell table:number-columns-repeated="16382"/>
        </table:table-row>
        <table:table-row table:style-name="ro1">
          <table:table-cell office:value-type="float" office:value="484.02308876593747" table:style-name="ce8">
            <text:p>484,02</text:p>
          </table:table-cell>
          <table:table-cell office:value-type="float" office:value="2.3730728474502616E-6" table:style-name="ce4">
            <text:p>2,37307E-06</text:p>
          </table:table-cell>
          <table:table-cell table:number-columns-repeated="16382"/>
        </table:table-row>
        <table:table-row table:style-name="ro1">
          <table:table-cell office:value-type="float" office:value="484.41639926004996" table:style-name="ce8">
            <text:p>484,42</text:p>
          </table:table-cell>
          <table:table-cell office:value-type="float" office:value="2.3928295368732128E-6" table:style-name="ce4">
            <text:p>2,39283E-06</text:p>
          </table:table-cell>
          <table:table-cell table:number-columns-repeated="16382"/>
        </table:table-row>
        <table:table-row table:style-name="ro1">
          <table:table-cell office:value-type="float" office:value="484.80972876626583" table:style-name="ce8">
            <text:p>484,81</text:p>
          </table:table-cell>
          <table:table-cell office:value-type="float" office:value="2.427572893374168E-6" table:style-name="ce4">
            <text:p>2,42757E-06</text:p>
          </table:table-cell>
          <table:table-cell table:number-columns-repeated="16382"/>
        </table:table-row>
        <table:table-row table:style-name="ro1">
          <table:table-cell office:value-type="float" office:value="485.20307729801584" table:style-name="ce8">
            <text:p>485,20</text:p>
          </table:table-cell>
          <table:table-cell office:value-type="float" office:value="2.4267333023563898E-6" table:style-name="ce4">
            <text:p>2,42673E-06</text:p>
          </table:table-cell>
          <table:table-cell table:number-columns-repeated="16382"/>
        </table:table-row>
        <table:table-row table:style-name="ro1">
          <table:table-cell office:value-type="float" office:value="485.59644486873037" table:style-name="ce8">
            <text:p>485,60</text:p>
          </table:table-cell>
          <table:table-cell office:value-type="float" office:value="2.4597089507726245E-6" table:style-name="ce4">
            <text:p>2,45971E-06</text:p>
          </table:table-cell>
          <table:table-cell table:number-columns-repeated="16382"/>
        </table:table-row>
        <table:table-row table:style-name="ro1">
          <table:table-cell office:value-type="float" office:value="485.98983149183999" table:style-name="ce8">
            <text:p>485,99</text:p>
          </table:table-cell>
          <table:table-cell office:value-type="float" office:value="2.4962407873470762E-6" table:style-name="ce4">
            <text:p>2,49624E-06</text:p>
          </table:table-cell>
          <table:table-cell table:number-columns-repeated="16382"/>
        </table:table-row>
        <table:table-row table:style-name="ro1">
          <table:table-cell office:value-type="float" office:value="486.38323718077521" table:style-name="ce8">
            <text:p>486,38</text:p>
          </table:table-cell>
          <table:table-cell office:value-type="float" office:value="2.534159819435346E-6" table:style-name="ce4">
            <text:p>2,53416E-06</text:p>
          </table:table-cell>
          <table:table-cell table:number-columns-repeated="16382"/>
        </table:table-row>
        <table:table-row table:style-name="ro1">
          <table:table-cell office:value-type="float" office:value="486.77666194896653" table:style-name="ce8">
            <text:p>486,78</text:p>
          </table:table-cell>
          <table:table-cell office:value-type="float" office:value="2.5602020921354427E-6" table:style-name="ce4">
            <text:p>2,5602E-06</text:p>
          </table:table-cell>
          <table:table-cell table:number-columns-repeated="16382"/>
        </table:table-row>
        <table:table-row table:style-name="ro1">
          <table:table-cell office:value-type="float" office:value="487.17010580984453" table:style-name="ce8">
            <text:p>487,17</text:p>
          </table:table-cell>
          <table:table-cell office:value-type="float" office:value="2.6175788521520476E-6" table:style-name="ce4">
            <text:p>2,61758E-06</text:p>
          </table:table-cell>
          <table:table-cell table:number-columns-repeated="16382"/>
        </table:table-row>
        <table:table-row table:style-name="ro1">
          <table:table-cell office:value-type="float" office:value="487.5635687768397" table:style-name="ce8">
            <text:p>487,56</text:p>
          </table:table-cell>
          <table:table-cell office:value-type="float" office:value="2.6146443860443716E-6" table:style-name="ce4">
            <text:p>2,61464E-06</text:p>
          </table:table-cell>
          <table:table-cell table:number-columns-repeated="16382"/>
        </table:table-row>
        <table:table-row table:style-name="ro1">
          <table:table-cell office:value-type="float" office:value="487.95705086338251" table:style-name="ce8">
            <text:p>487,96</text:p>
          </table:table-cell>
          <table:table-cell office:value-type="float" office:value="2.6671386348466823E-6" table:style-name="ce4">
            <text:p>2,66714E-06</text:p>
          </table:table-cell>
          <table:table-cell table:number-columns-repeated="16382"/>
        </table:table-row>
        <table:table-row table:style-name="ro1">
          <table:table-cell office:value-type="float" office:value="488.3505520829035" table:style-name="ce8">
            <text:p>488,35</text:p>
          </table:table-cell>
          <table:table-cell office:value-type="float" office:value="2.713782110259161E-6" table:style-name="ce4">
            <text:p>2,71378E-06</text:p>
          </table:table-cell>
          <table:table-cell table:number-columns-repeated="16382"/>
        </table:table-row>
        <table:table-row table:style-name="ro1">
          <table:table-cell office:value-type="float" office:value="488.74407244883326" table:style-name="ce8">
            <text:p>488,74</text:p>
          </table:table-cell>
          <table:table-cell office:value-type="float" office:value="2.7498821056624369E-6" table:style-name="ce4">
            <text:p>2,74988E-06</text:p>
          </table:table-cell>
          <table:table-cell table:number-columns-repeated="16382"/>
        </table:table-row>
        <table:table-row table:style-name="ro1">
          <table:table-cell office:value-type="float" office:value="489.13761197460224" table:style-name="ce8">
            <text:p>489,14</text:p>
          </table:table-cell>
          <table:table-cell office:value-type="float" office:value="2.77197735492864E-6" table:style-name="ce4">
            <text:p>2,77198E-06</text:p>
          </table:table-cell>
          <table:table-cell table:number-columns-repeated="16382"/>
        </table:table-row>
        <table:table-row table:style-name="ro1">
          <table:table-cell office:value-type="float" office:value="489.53117067364099" table:style-name="ce8">
            <text:p>489,53</text:p>
          </table:table-cell>
          <table:table-cell office:value-type="float" office:value="2.7821149977371165E-6" table:style-name="ce4">
            <text:p>2,78211E-06</text:p>
          </table:table-cell>
          <table:table-cell table:number-columns-repeated="16382"/>
        </table:table-row>
        <table:table-row table:style-name="ro1">
          <table:table-cell office:value-type="float" office:value="489.92474855937996" table:style-name="ce8">
            <text:p>489,92</text:p>
          </table:table-cell>
          <table:table-cell office:value-type="float" office:value="2.8466319314469228E-6" table:style-name="ce4">
            <text:p>2,84663E-06</text:p>
          </table:table-cell>
          <table:table-cell table:number-columns-repeated="16382"/>
        </table:table-row>
        <table:table-row table:style-name="ro1">
          <table:table-cell office:value-type="float" office:value="490.31834564524979" table:style-name="ce8">
            <text:p>490,32</text:p>
          </table:table-cell>
          <table:table-cell office:value-type="float" office:value="2.8689590043186906E-6" table:style-name="ce4">
            <text:p>2,86896E-06</text:p>
          </table:table-cell>
          <table:table-cell table:number-columns-repeated="16382"/>
        </table:table-row>
        <table:table-row table:style-name="ro1">
          <table:table-cell office:value-type="float" office:value="490.71196194468098" table:style-name="ce8">
            <text:p>490,71</text:p>
          </table:table-cell>
          <table:table-cell office:value-type="float" office:value="2.8857910306660197E-6" table:style-name="ce4">
            <text:p>2,88579E-06</text:p>
          </table:table-cell>
          <table:table-cell table:number-columns-repeated="16382"/>
        </table:table-row>
        <table:table-row table:style-name="ro1">
          <table:table-cell office:value-type="float" office:value="491.10559747110392" table:style-name="ce8">
            <text:p>491,11</text:p>
          </table:table-cell>
          <table:table-cell office:value-type="float" office:value="2.9357301018911387E-6" table:style-name="ce4">
            <text:p>2,93573E-06</text:p>
          </table:table-cell>
          <table:table-cell table:number-columns-repeated="16382"/>
        </table:table-row>
        <table:table-row table:style-name="ro1">
          <table:table-cell office:value-type="float" office:value="491.49925223794929" table:style-name="ce8">
            <text:p>491,50</text:p>
          </table:table-cell>
          <table:table-cell office:value-type="float" office:value="2.9883322550362984E-6" table:style-name="ce4">
            <text:p>2,98833E-06</text:p>
          </table:table-cell>
          <table:table-cell table:number-columns-repeated="16382"/>
        </table:table-row>
        <table:table-row table:style-name="ro1">
          <table:table-cell office:value-type="float" office:value="491.89292625864749" table:style-name="ce8">
            <text:p>491,89</text:p>
          </table:table-cell>
          <table:table-cell office:value-type="float" office:value="3.0120303029912477E-6" table:style-name="ce4">
            <text:p>3,01203E-06</text:p>
          </table:table-cell>
          <table:table-cell table:number-columns-repeated="16382"/>
        </table:table-row>
        <table:table-row table:style-name="ro1">
          <table:table-cell office:value-type="float" office:value="492.28661954662914" table:style-name="ce8">
            <text:p>492,29</text:p>
          </table:table-cell>
          <table:table-cell office:value-type="float" office:value="3.0509555044861576E-6" table:style-name="ce4">
            <text:p>3,05096E-06</text:p>
          </table:table-cell>
          <table:table-cell table:number-columns-repeated="16382"/>
        </table:table-row>
        <table:table-row table:style-name="ro1">
          <table:table-cell office:value-type="float" office:value="492.68033211532463" table:style-name="ce8">
            <text:p>492,68</text:p>
          </table:table-cell>
          <table:table-cell office:value-type="float" office:value="3.1099217163019419E-6" table:style-name="ce4">
            <text:p>3,10992E-06</text:p>
          </table:table-cell>
          <table:table-cell table:number-columns-repeated="16382"/>
        </table:table-row>
        <table:table-row table:style-name="ro1">
          <table:table-cell office:value-type="float" office:value="493.07406397816465" table:style-name="ce8">
            <text:p>493,07</text:p>
          </table:table-cell>
          <table:table-cell office:value-type="float" office:value="3.1989729377632281E-6" table:style-name="ce4">
            <text:p>3,19897E-06</text:p>
          </table:table-cell>
          <table:table-cell table:number-columns-repeated="16382"/>
        </table:table-row>
        <table:table-row table:style-name="ro1">
          <table:table-cell office:value-type="float" office:value="493.46781514857958" table:style-name="ce8">
            <text:p>493,47</text:p>
          </table:table-cell>
          <table:table-cell office:value-type="float" office:value="3.1813059504065086E-6" table:style-name="ce4">
            <text:p>3,18131E-06</text:p>
          </table:table-cell>
          <table:table-cell table:number-columns-repeated="16382"/>
        </table:table-row>
        <table:table-row table:style-name="ro1">
          <table:table-cell office:value-type="float" office:value="493.86158563999999" table:style-name="ce8">
            <text:p>493,86</text:p>
          </table:table-cell>
          <table:table-cell office:value-type="float" office:value="3.2270386883692923E-6" table:style-name="ce4">
            <text:p>3,22704E-06</text:p>
          </table:table-cell>
          <table:table-cell table:number-columns-repeated="16382"/>
        </table:table-row>
        <table:table-row table:style-name="ro1">
          <table:table-cell office:value-type="float" office:value="494.25537546585645" table:style-name="ce8">
            <text:p>494,26</text:p>
          </table:table-cell>
          <table:table-cell office:value-type="float" office:value="3.2900266956073521E-6" table:style-name="ce4">
            <text:p>3,29003E-06</text:p>
          </table:table-cell>
          <table:table-cell table:number-columns-repeated="16382"/>
        </table:table-row>
        <table:table-row table:style-name="ro1">
          <table:table-cell office:value-type="float" office:value="494.64918463957935" table:style-name="ce8">
            <text:p>494,65</text:p>
          </table:table-cell>
          <table:table-cell office:value-type="float" office:value="3.3235650707671386E-6" table:style-name="ce4">
            <text:p>3,32357E-06</text:p>
          </table:table-cell>
          <table:table-cell table:number-columns-repeated="16382"/>
        </table:table-row>
        <table:table-row table:style-name="ro1">
          <table:table-cell office:value-type="float" office:value="495.04301317459937" table:style-name="ce8">
            <text:p>495,04</text:p>
          </table:table-cell>
          <table:table-cell office:value-type="float" office:value="3.4409703369004741E-6" table:style-name="ce4">
            <text:p>3,44097E-06</text:p>
          </table:table-cell>
          <table:table-cell table:number-columns-repeated="16382"/>
        </table:table-row>
        <table:table-row table:style-name="ro1">
          <table:table-cell office:value-type="float" office:value="495.4368610843469" table:style-name="ce8">
            <text:p>495,44</text:p>
          </table:table-cell>
          <table:table-cell office:value-type="float" office:value="3.4299105439363346E-6" table:style-name="ce4">
            <text:p>3,42991E-06</text:p>
          </table:table-cell>
          <table:table-cell table:number-columns-repeated="16382"/>
        </table:table-row>
        <table:table-row table:style-name="ro1">
          <table:table-cell office:value-type="float" office:value="495.83072838225252" table:style-name="ce8">
            <text:p>495,83</text:p>
          </table:table-cell>
          <table:table-cell office:value-type="float" office:value="3.4817893800371126E-6" table:style-name="ce4">
            <text:p>3,48179E-06</text:p>
          </table:table-cell>
          <table:table-cell table:number-columns-repeated="16382"/>
        </table:table-row>
        <table:table-row table:style-name="ro1">
          <table:table-cell office:value-type="float" office:value="496.22461508174672" table:style-name="ce8">
            <text:p>496,22</text:p>
          </table:table-cell>
          <table:table-cell office:value-type="float" office:value="3.5458423561038334E-6" table:style-name="ce4">
            <text:p>3,54584E-06</text:p>
          </table:table-cell>
          <table:table-cell table:number-columns-repeated="16382"/>
        </table:table-row>
        <table:table-row table:style-name="ro1">
          <table:table-cell office:value-type="float" office:value="496.61852119626008" table:style-name="ce8">
            <text:p>496,62</text:p>
          </table:table-cell>
          <table:table-cell office:value-type="float" office:value="3.5562760279078492E-6" table:style-name="ce4">
            <text:p>3,55628E-06</text:p>
          </table:table-cell>
          <table:table-cell table:number-columns-repeated="16382"/>
        </table:table-row>
        <table:table-row table:style-name="ro1">
          <table:table-cell office:value-type="float" office:value="497.01244673922304" table:style-name="ce8">
            <text:p>497,01</text:p>
          </table:table-cell>
          <table:table-cell office:value-type="float" office:value="3.6173076577087068E-6" table:style-name="ce4">
            <text:p>3,61731E-06</text:p>
          </table:table-cell>
          <table:table-cell table:number-columns-repeated="16382"/>
        </table:table-row>
        <table:table-row table:style-name="ro1">
          <table:table-cell office:value-type="float" office:value="497.40639172406617" table:style-name="ce8">
            <text:p>497,41</text:p>
          </table:table-cell>
          <table:table-cell office:value-type="float" office:value="3.6715464000609543E-6" table:style-name="ce4">
            <text:p>3,67155E-06</text:p>
          </table:table-cell>
          <table:table-cell table:number-columns-repeated="16382"/>
        </table:table-row>
        <table:table-row table:style-name="ro1">
          <table:table-cell office:value-type="float" office:value="497.80035616422003" table:style-name="ce8">
            <text:p>497,80</text:p>
          </table:table-cell>
          <table:table-cell office:value-type="float" office:value="3.7067186552472443E-6" table:style-name="ce4">
            <text:p>3,70672E-06</text:p>
          </table:table-cell>
          <table:table-cell table:number-columns-repeated="16382"/>
        </table:table-row>
        <table:table-row table:style-name="ro1">
          <table:table-cell office:value-type="float" office:value="498.19434007311503" table:style-name="ce8">
            <text:p>498,19</text:p>
          </table:table-cell>
          <table:table-cell office:value-type="float" office:value="3.7850752282489886E-6" table:style-name="ce4">
            <text:p>3,78508E-06</text:p>
          </table:table-cell>
          <table:table-cell table:number-columns-repeated="16382"/>
        </table:table-row>
        <table:table-row table:style-name="ro1">
          <table:table-cell office:value-type="float" office:value="498.58834346418178" table:style-name="ce8">
            <text:p>498,59</text:p>
          </table:table-cell>
          <table:table-cell office:value-type="float" office:value="3.8045416606652881E-6" table:style-name="ce4">
            <text:p>3,80454E-06</text:p>
          </table:table-cell>
          <table:table-cell table:number-columns-repeated="16382"/>
        </table:table-row>
        <table:table-row table:style-name="ro1">
          <table:table-cell office:value-type="float" office:value="498.98236635085073" table:style-name="ce8">
            <text:p>498,98</text:p>
          </table:table-cell>
          <table:table-cell office:value-type="float" office:value="3.8364919600335832E-6" table:style-name="ce4">
            <text:p>3,83649E-06</text:p>
          </table:table-cell>
          <table:table-cell table:number-columns-repeated="16382"/>
        </table:table-row>
        <table:table-row table:style-name="ro1">
          <table:table-cell office:value-type="float" office:value="499.3764087465525" table:style-name="ce8">
            <text:p>499,38</text:p>
          </table:table-cell>
          <table:table-cell office:value-type="float" office:value="3.8993014080141413E-6" table:style-name="ce4">
            <text:p>3,8993E-06</text:p>
          </table:table-cell>
          <table:table-cell table:number-columns-repeated="16382"/>
        </table:table-row>
        <table:table-row table:style-name="ro1">
          <table:table-cell office:value-type="float" office:value="499.77047066471749" table:style-name="ce8">
            <text:p>499,77</text:p>
          </table:table-cell>
          <table:table-cell office:value-type="float" office:value="3.9170222915321785E-6" table:style-name="ce4">
            <text:p>3,91702E-06</text:p>
          </table:table-cell>
          <table:table-cell table:number-columns-repeated="16382"/>
        </table:table-row>
        <table:table-row table:style-name="ro1">
          <table:table-cell office:value-type="float" office:value="500.16455211877633" table:style-name="ce8">
            <text:p>500,16</text:p>
          </table:table-cell>
          <table:table-cell office:value-type="float" office:value="4.0072377770927218E-6" table:style-name="ce4">
            <text:p>4,00724E-06</text:p>
          </table:table-cell>
          <table:table-cell table:number-columns-repeated="16382"/>
        </table:table-row>
        <table:table-row table:style-name="ro1">
          <table:table-cell office:value-type="float" office:value="500.55865312215946" table:style-name="ce8">
            <text:p>500,56</text:p>
          </table:table-cell>
          <table:table-cell office:value-type="float" office:value="4.014015323186613E-6" table:style-name="ce4">
            <text:p>4,01402E-06</text:p>
          </table:table-cell>
          <table:table-cell table:number-columns-repeated="16382"/>
        </table:table-row>
        <table:table-row table:style-name="ro1">
          <table:table-cell office:value-type="float" office:value="500.95277368829744" table:style-name="ce8">
            <text:p>500,95</text:p>
          </table:table-cell>
          <table:table-cell office:value-type="float" office:value="4.0645856900393908E-6" table:style-name="ce4">
            <text:p>4,06459E-06</text:p>
          </table:table-cell>
          <table:table-cell table:number-columns-repeated="16382"/>
        </table:table-row>
        <table:table-row table:style-name="ro1">
          <table:table-cell office:value-type="float" office:value="501.34691383062079" table:style-name="ce8">
            <text:p>501,35</text:p>
          </table:table-cell>
          <table:table-cell office:value-type="float" office:value="4.1080656343717451E-6" table:style-name="ce4">
            <text:p>4,10807E-06</text:p>
          </table:table-cell>
          <table:table-cell table:number-columns-repeated="16382"/>
        </table:table-row>
        <table:table-row table:style-name="ro1">
          <table:table-cell office:value-type="float" office:value="501.74107356256002" table:style-name="ce8">
            <text:p>501,74</text:p>
          </table:table-cell>
          <table:table-cell office:value-type="float" office:value="4.1454102888923401E-6" table:style-name="ce4">
            <text:p>4,14541E-06</text:p>
          </table:table-cell>
          <table:table-cell table:number-columns-repeated="16382"/>
        </table:table-row>
        <table:table-row table:style-name="ro1">
          <table:table-cell office:value-type="float" office:value="502.13525289754563" table:style-name="ce8">
            <text:p>502,14</text:p>
          </table:table-cell>
          <table:table-cell office:value-type="float" office:value="4.1949028088032069E-6" table:style-name="ce4">
            <text:p>4,1949E-06</text:p>
          </table:table-cell>
          <table:table-cell table:number-columns-repeated="16382"/>
        </table:table-row>
        <table:table-row table:style-name="ro1">
          <table:table-cell office:value-type="float" office:value="502.52945184900818" table:style-name="ce8">
            <text:p>502,53</text:p>
          </table:table-cell>
          <table:table-cell office:value-type="float" office:value="4.2467924111173575E-6" table:style-name="ce4">
            <text:p>4,24679E-06</text:p>
          </table:table-cell>
          <table:table-cell table:number-columns-repeated="16382"/>
        </table:table-row>
        <table:table-row table:style-name="ro1">
          <table:table-cell office:value-type="float" office:value="502.92367043037814" table:style-name="ce8">
            <text:p>502,92</text:p>
          </table:table-cell>
          <table:table-cell office:value-type="float" office:value="4.2962473397639123E-6" table:style-name="ce4">
            <text:p>4,29625E-06</text:p>
          </table:table-cell>
          <table:table-cell table:number-columns-repeated="16382"/>
        </table:table-row>
        <table:table-row table:style-name="ro1">
          <table:table-cell office:value-type="float" office:value="503.31790865508606" table:style-name="ce8">
            <text:p>503,32</text:p>
          </table:table-cell>
          <table:table-cell office:value-type="float" office:value="4.3198050482902208E-6" table:style-name="ce4">
            <text:p>4,31981E-06</text:p>
          </table:table-cell>
          <table:table-cell table:number-columns-repeated="16382"/>
        </table:table-row>
        <table:table-row table:style-name="ro1">
          <table:table-cell office:value-type="float" office:value="503.71216653656251" table:style-name="ce8">
            <text:p>503,71</text:p>
          </table:table-cell>
          <table:table-cell office:value-type="float" office:value="4.3622502356815512E-6" table:style-name="ce4">
            <text:p>4,36225E-06</text:p>
          </table:table-cell>
          <table:table-cell table:number-columns-repeated="16382"/>
        </table:table-row>
        <table:table-row table:style-name="ro1">
          <table:table-cell office:value-type="float" office:value="504.10644408823794" table:style-name="ce8">
            <text:p>504,11</text:p>
          </table:table-cell>
          <table:table-cell office:value-type="float" office:value="4.4301169567569631E-6" table:style-name="ce4">
            <text:p>4,43012E-06</text:p>
          </table:table-cell>
          <table:table-cell table:number-columns-repeated="16382"/>
        </table:table-row>
        <table:table-row table:style-name="ro1">
          <table:table-cell office:value-type="float" office:value="504.50074132354285" table:style-name="ce8">
            <text:p>504,50</text:p>
          </table:table-cell>
          <table:table-cell office:value-type="float" office:value="4.4517989999138195E-6" table:style-name="ce4">
            <text:p>4,4518E-06</text:p>
          </table:table-cell>
          <table:table-cell table:number-columns-repeated="16382"/>
        </table:table-row>
        <table:table-row table:style-name="ro1">
          <table:table-cell office:value-type="float" office:value="504.89505825590788" table:style-name="ce8">
            <text:p>504,90</text:p>
          </table:table-cell>
          <table:table-cell office:value-type="float" office:value="4.4903863414665582E-6" table:style-name="ce4">
            <text:p>4,49039E-06</text:p>
          </table:table-cell>
          <table:table-cell table:number-columns-repeated="16382"/>
        </table:table-row>
        <table:table-row table:style-name="ro1">
          <table:table-cell office:value-type="float" office:value="505.28939489876336" table:style-name="ce8">
            <text:p>505,29</text:p>
          </table:table-cell>
          <table:table-cell office:value-type="float" office:value="4.516562672281421E-6" table:style-name="ce4">
            <text:p>4,51656E-06</text:p>
          </table:table-cell>
          <table:table-cell table:number-columns-repeated="16382"/>
        </table:table-row>
        <table:table-row table:style-name="ro1">
          <table:table-cell office:value-type="float" office:value="505.68375126553997" table:style-name="ce8">
            <text:p>505,68</text:p>
          </table:table-cell>
          <table:table-cell office:value-type="float" office:value="4.5760960417154689E-6" table:style-name="ce4">
            <text:p>4,5761E-06</text:p>
          </table:table-cell>
          <table:table-cell table:number-columns-repeated="16382"/>
        </table:table-row>
        <table:table-row table:style-name="ro1">
          <table:table-cell office:value-type="float" office:value="506.07812736966821" table:style-name="ce8">
            <text:p>506,08</text:p>
          </table:table-cell>
          <table:table-cell office:value-type="float" office:value="4.6162156663757131E-6" table:style-name="ce4">
            <text:p>4,61622E-06</text:p>
          </table:table-cell>
          <table:table-cell table:number-columns-repeated="16382"/>
        </table:table-row>
        <table:table-row table:style-name="ro1">
          <table:table-cell office:value-type="float" office:value="506.47252322457859" table:style-name="ce8">
            <text:p>506,47</text:p>
          </table:table-cell>
          <table:table-cell office:value-type="float" office:value="4.618558190964454E-6" table:style-name="ce4">
            <text:p>4,61856E-06</text:p>
          </table:table-cell>
          <table:table-cell table:number-columns-repeated="16382"/>
        </table:table-row>
        <table:table-row table:style-name="ro1">
          <table:table-cell office:value-type="float" office:value="506.86693884370152" table:style-name="ce8">
            <text:p>506,87</text:p>
          </table:table-cell>
          <table:table-cell office:value-type="float" office:value="4.6742480381069117E-6" table:style-name="ce4">
            <text:p>4,67425E-06</text:p>
          </table:table-cell>
          <table:table-cell table:number-columns-repeated="16382"/>
        </table:table-row>
        <table:table-row table:style-name="ro1">
          <table:table-cell office:value-type="float" office:value="507.26137424046766" table:style-name="ce8">
            <text:p>507,26</text:p>
          </table:table-cell>
          <table:table-cell office:value-type="float" office:value="4.7090967307880576E-6" table:style-name="ce4">
            <text:p>4,7091E-06</text:p>
          </table:table-cell>
          <table:table-cell table:number-columns-repeated="16382"/>
        </table:table-row>
        <table:table-row table:style-name="ro1">
          <table:table-cell office:value-type="float" office:value="507.65582942830747" table:style-name="ce8">
            <text:p>507,66</text:p>
          </table:table-cell>
          <table:table-cell office:value-type="float" office:value="4.7404137932460723E-6" table:style-name="ce4">
            <text:p>4,74041E-06</text:p>
          </table:table-cell>
          <table:table-cell table:number-columns-repeated="16382"/>
        </table:table-row>
        <table:table-row table:style-name="ro1">
          <table:table-cell office:value-type="float" office:value="508.05030442065151" table:style-name="ce8">
            <text:p>508,05</text:p>
          </table:table-cell>
          <table:table-cell office:value-type="float" office:value="4.7923760201536008E-6" table:style-name="ce4">
            <text:p>4,79238E-06</text:p>
          </table:table-cell>
          <table:table-cell table:number-columns-repeated="16382"/>
        </table:table-row>
        <table:table-row table:style-name="ro1">
          <table:table-cell office:value-type="float" office:value="508.44479923093024" table:style-name="ce8">
            <text:p>508,44</text:p>
          </table:table-cell>
          <table:table-cell office:value-type="float" office:value="4.8488532410118495E-6" table:style-name="ce4">
            <text:p>4,84885E-06</text:p>
          </table:table-cell>
          <table:table-cell table:number-columns-repeated="16382"/>
        </table:table-row>
        <table:table-row table:style-name="ro1">
          <table:table-cell office:value-type="float" office:value="508.83931387257422" table:style-name="ce8">
            <text:p>508,84</text:p>
          </table:table-cell>
          <table:table-cell office:value-type="float" office:value="4.8636985026041873E-6" table:style-name="ce4">
            <text:p>4,8637E-06</text:p>
          </table:table-cell>
          <table:table-cell table:number-columns-repeated="16382"/>
        </table:table-row>
        <table:table-row table:style-name="ro1">
          <table:table-cell office:value-type="float" office:value="509.23384835901402" table:style-name="ce8">
            <text:p>509,23</text:p>
          </table:table-cell>
          <table:table-cell office:value-type="float" office:value="4.867225928640128E-6" table:style-name="ce4">
            <text:p>4,86723E-06</text:p>
          </table:table-cell>
          <table:table-cell table:number-columns-repeated="16382"/>
        </table:table-row>
        <table:table-row table:style-name="ro1">
          <table:table-cell office:value-type="float" office:value="509.62840270368002" table:style-name="ce8">
            <text:p>509,63</text:p>
          </table:table-cell>
          <table:table-cell office:value-type="float" office:value="4.9331016813749687E-6" table:style-name="ce4">
            <text:p>4,9331E-06</text:p>
          </table:table-cell>
          <table:table-cell table:number-columns-repeated="16382"/>
        </table:table-row>
        <table:table-row table:style-name="ro1">
          <table:table-cell office:value-type="float" office:value="510.0229769200028" table:style-name="ce8">
            <text:p>510,02</text:p>
          </table:table-cell>
          <table:table-cell office:value-type="float" office:value="4.9567911982266238E-6" table:style-name="ce4">
            <text:p>4,95679E-06</text:p>
          </table:table-cell>
          <table:table-cell table:number-columns-repeated="16382"/>
        </table:table-row>
        <table:table-row table:style-name="ro1">
          <table:table-cell office:value-type="float" office:value="510.41757102141298" table:style-name="ce8">
            <text:p>510,42</text:p>
          </table:table-cell>
          <table:table-cell office:value-type="float" office:value="5.005944590838815E-6" table:style-name="ce4">
            <text:p>5,00594E-06</text:p>
          </table:table-cell>
          <table:table-cell table:number-columns-repeated="16382"/>
        </table:table-row>
        <table:table-row table:style-name="ro1">
          <table:table-cell office:value-type="float" office:value="510.81218502134095" table:style-name="ce8">
            <text:p>510,81</text:p>
          </table:table-cell>
          <table:table-cell office:value-type="float" office:value="5.0045334037477465E-6" table:style-name="ce4">
            <text:p>5,00453E-06</text:p>
          </table:table-cell>
          <table:table-cell table:number-columns-repeated="16382"/>
        </table:table-row>
        <table:table-row table:style-name="ro1">
          <table:table-cell office:value-type="float" office:value="511.20681893321728" table:style-name="ce8">
            <text:p>511,21</text:p>
          </table:table-cell>
          <table:table-cell office:value-type="float" office:value="5.0532703638037366E-6" table:style-name="ce4">
            <text:p>5,05327E-06</text:p>
          </table:table-cell>
          <table:table-cell table:number-columns-repeated="16382"/>
        </table:table-row>
        <table:table-row table:style-name="ro1">
          <table:table-cell office:value-type="float" office:value="511.60147277047247" table:style-name="ce8">
            <text:p>511,60</text:p>
          </table:table-cell>
          <table:table-cell office:value-type="float" office:value="5.0954543911681072E-6" table:style-name="ce4">
            <text:p>5,09545E-06</text:p>
          </table:table-cell>
          <table:table-cell table:number-columns-repeated="16382"/>
        </table:table-row>
        <table:table-row table:style-name="ro1">
          <table:table-cell office:value-type="float" office:value="511.99614654653715" table:style-name="ce8">
            <text:p>512,00</text:p>
          </table:table-cell>
          <table:table-cell office:value-type="float" office:value="5.1232322462161855E-6" table:style-name="ce4">
            <text:p>5,12323E-06</text:p>
          </table:table-cell>
          <table:table-cell table:number-columns-repeated="16382"/>
        </table:table-row>
        <table:table-row table:style-name="ro1">
          <table:table-cell office:value-type="float" office:value="512.39084027484159" table:style-name="ce8">
            <text:p>512,39</text:p>
          </table:table-cell>
          <table:table-cell office:value-type="float" office:value="5.1453566759658704E-6" table:style-name="ce4">
            <text:p>5,14536E-06</text:p>
          </table:table-cell>
          <table:table-cell table:number-columns-repeated="16382"/>
        </table:table-row>
        <table:table-row table:style-name="ro1">
          <table:table-cell office:value-type="float" office:value="512.78555396881666" table:style-name="ce8">
            <text:p>512,79</text:p>
          </table:table-cell>
          <table:table-cell office:value-type="float" office:value="5.1728318183462161E-6" table:style-name="ce4">
            <text:p>5,17283E-06</text:p>
          </table:table-cell>
          <table:table-cell table:number-columns-repeated="16382"/>
        </table:table-row>
        <table:table-row table:style-name="ro1">
          <table:table-cell office:value-type="float" office:value="513.18028764189262" table:style-name="ce8">
            <text:p>513,18</text:p>
          </table:table-cell>
          <table:table-cell office:value-type="float" office:value="5.2311360527874854E-6" table:style-name="ce4">
            <text:p>5,23114E-06</text:p>
          </table:table-cell>
          <table:table-cell table:number-columns-repeated="16382"/>
        </table:table-row>
        <table:table-row table:style-name="ro1">
          <table:table-cell office:value-type="float" office:value="513.57504130749999" table:style-name="ce8">
            <text:p>513,58</text:p>
          </table:table-cell>
          <table:table-cell office:value-type="float" office:value="5.2098978453872063E-6" table:style-name="ce4">
            <text:p>5,2099E-06</text:p>
          </table:table-cell>
          <table:table-cell table:number-columns-repeated="16382"/>
        </table:table-row>
        <table:table-row table:style-name="ro1">
          <table:table-cell office:value-type="float" office:value="513.9698149790695" table:style-name="ce8">
            <text:p>513,97</text:p>
          </table:table-cell>
          <table:table-cell office:value-type="float" office:value="5.2631693816341757E-6" table:style-name="ce4">
            <text:p>5,26317E-06</text:p>
          </table:table-cell>
          <table:table-cell table:number-columns-repeated="16382"/>
        </table:table-row>
        <table:table-row table:style-name="ro1">
          <table:table-cell office:value-type="float" office:value="514.36460867003143" table:style-name="ce8">
            <text:p>514,36</text:p>
          </table:table-cell>
          <table:table-cell office:value-type="float" office:value="5.3181171943698572E-6" table:style-name="ce4">
            <text:p>5,31812E-06</text:p>
          </table:table-cell>
          <table:table-cell table:number-columns-repeated="16382"/>
        </table:table-row>
        <table:table-row table:style-name="ro1">
          <table:table-cell office:value-type="float" office:value="514.75942239381629" table:style-name="ce8">
            <text:p>514,76</text:p>
          </table:table-cell>
          <table:table-cell office:value-type="float" office:value="5.3323279725111929E-6" table:style-name="ce4">
            <text:p>5,33233E-06</text:p>
          </table:table-cell>
          <table:table-cell table:number-columns-repeated="16382"/>
        </table:table-row>
        <table:table-row table:style-name="ro1">
          <table:table-cell office:value-type="float" office:value="515.15425616385482" table:style-name="ce8">
            <text:p>515,15</text:p>
          </table:table-cell>
          <table:table-cell office:value-type="float" office:value="5.3409970971016009E-6" table:style-name="ce4">
            <text:p>5,341E-06</text:p>
          </table:table-cell>
          <table:table-cell table:number-columns-repeated="16382"/>
        </table:table-row>
        <table:table-row table:style-name="ro1">
          <table:table-cell office:value-type="float" office:value="515.54910999357753" table:style-name="ce8">
            <text:p>515,55</text:p>
          </table:table-cell>
          <table:table-cell office:value-type="float" office:value="5.3426490163530961E-6" table:style-name="ce4">
            <text:p>5,34265E-06</text:p>
          </table:table-cell>
          <table:table-cell table:number-columns-repeated="16382"/>
        </table:table-row>
        <table:table-row table:style-name="ro1">
          <table:table-cell office:value-type="float" office:value="515.94398389641469" table:style-name="ce8">
            <text:p>515,94</text:p>
          </table:table-cell>
          <table:table-cell office:value-type="float" office:value="5.3744251599050802E-6" table:style-name="ce4">
            <text:p>5,37443E-06</text:p>
          </table:table-cell>
          <table:table-cell table:number-columns-repeated="16382"/>
        </table:table-row>
        <table:table-row table:style-name="ro1">
          <table:table-cell office:value-type="float" office:value="516.33887788579705" table:style-name="ce8">
            <text:p>516,34</text:p>
          </table:table-cell>
          <table:table-cell office:value-type="float" office:value="5.382006351282445E-6" table:style-name="ce4">
            <text:p>5,38201E-06</text:p>
          </table:table-cell>
          <table:table-cell table:number-columns-repeated="16382"/>
        </table:table-row>
        <table:table-row table:style-name="ro1">
          <table:table-cell office:value-type="float" office:value="516.7337919751551" table:style-name="ce8">
            <text:p>516,73</text:p>
          </table:table-cell>
          <table:table-cell office:value-type="float" office:value="5.4023576227007884E-6" table:style-name="ce4">
            <text:p>5,40236E-06</text:p>
          </table:table-cell>
          <table:table-cell table:number-columns-repeated="16382"/>
        </table:table-row>
        <table:table-row table:style-name="ro1">
          <table:table-cell office:value-type="float" office:value="517.12872617791913" table:style-name="ce8">
            <text:p>517,13</text:p>
          </table:table-cell>
          <table:table-cell office:value-type="float" office:value="5.4792728347457258E-6" table:style-name="ce4">
            <text:p>5,47927E-06</text:p>
          </table:table-cell>
          <table:table-cell table:number-columns-repeated="16382"/>
        </table:table-row>
        <table:table-row table:style-name="ro1">
          <table:table-cell office:value-type="float" office:value="517.52368050752" table:style-name="ce8">
            <text:p>517,52</text:p>
          </table:table-cell>
          <table:table-cell office:value-type="float" office:value="5.480362451871643E-6" table:style-name="ce4">
            <text:p>5,48036E-06</text:p>
          </table:table-cell>
          <table:table-cell table:number-columns-repeated="16382"/>
        </table:table-row>
        <table:table-row table:style-name="ro1">
          <table:table-cell office:value-type="float" office:value="517.91865497738797" table:style-name="ce8">
            <text:p>517,92</text:p>
          </table:table-cell>
          <table:table-cell office:value-type="float" office:value="5.518180324774035E-6" table:style-name="ce4">
            <text:p>5,51818E-06</text:p>
          </table:table-cell>
          <table:table-cell table:number-columns-repeated="16382"/>
        </table:table-row>
        <table:table-row table:style-name="ro1">
          <table:table-cell office:value-type="float" office:value="518.3136496009538" table:style-name="ce8">
            <text:p>518,31</text:p>
          </table:table-cell>
          <table:table-cell office:value-type="float" office:value="5.5217308450222947E-6" table:style-name="ce4">
            <text:p>5,52173E-06</text:p>
          </table:table-cell>
          <table:table-cell table:number-columns-repeated="16382"/>
        </table:table-row>
        <table:table-row table:style-name="ro1">
          <table:table-cell office:value-type="float" office:value="518.70866439164774" table:style-name="ce8">
            <text:p>518,71</text:p>
          </table:table-cell>
          <table:table-cell office:value-type="float" office:value="5.5985924945601049E-6" table:style-name="ce4">
            <text:p>5,59859E-06</text:p>
          </table:table-cell>
          <table:table-cell table:number-columns-repeated="16382"/>
        </table:table-row>
        <table:table-row table:style-name="ro1">
          <table:table-cell office:value-type="float" office:value="519.10369936290044" table:style-name="ce8">
            <text:p>519,10</text:p>
          </table:table-cell>
          <table:table-cell office:value-type="float" office:value="5.6086761833321596E-6" table:style-name="ce4">
            <text:p>5,60868E-06</text:p>
          </table:table-cell>
          <table:table-cell table:number-columns-repeated="16382"/>
        </table:table-row>
        <table:table-row table:style-name="ro1">
          <table:table-cell office:value-type="float" office:value="519.49875452814251" table:style-name="ce8">
            <text:p>519,50</text:p>
          </table:table-cell>
          <table:table-cell office:value-type="float" office:value="5.6258395494676933E-6" table:style-name="ce4">
            <text:p>5,62584E-06</text:p>
          </table:table-cell>
          <table:table-cell table:number-columns-repeated="16382"/>
        </table:table-row>
        <table:table-row table:style-name="ro1">
          <table:table-cell office:value-type="float" office:value="519.89382990080435" table:style-name="ce8">
            <text:p>519,89</text:p>
          </table:table-cell>
          <table:table-cell office:value-type="float" office:value="5.637284439529234E-6" table:style-name="ce4">
            <text:p>5,63728E-06</text:p>
          </table:table-cell>
          <table:table-cell table:number-columns-repeated="16382"/>
        </table:table-row>
        <table:table-row table:style-name="ro1">
          <table:table-cell office:value-type="float" office:value="520.28892549431646" table:style-name="ce8">
            <text:p>520,29</text:p>
          </table:table-cell>
          <table:table-cell office:value-type="float" office:value="5.6793401053255428E-6" table:style-name="ce4">
            <text:p>5,67934E-06</text:p>
          </table:table-cell>
          <table:table-cell table:number-columns-repeated="16382"/>
        </table:table-row>
        <table:table-row table:style-name="ro1">
          <table:table-cell office:value-type="float" office:value="520.68404132210946" table:style-name="ce8">
            <text:p>520,68</text:p>
          </table:table-cell>
          <table:table-cell office:value-type="float" office:value="5.7172603343816771E-6" table:style-name="ce4">
            <text:p>5,71726E-06</text:p>
          </table:table-cell>
          <table:table-cell table:number-columns-repeated="16382"/>
        </table:table-row>
        <table:table-row table:style-name="ro1">
          <table:table-cell office:value-type="float" office:value="521.07917739761376" table:style-name="ce8">
            <text:p>521,08</text:p>
          </table:table-cell>
          <table:table-cell office:value-type="float" office:value="5.7333179029077184E-6" table:style-name="ce4">
            <text:p>5,73332E-06</text:p>
          </table:table-cell>
          <table:table-cell table:number-columns-repeated="16382"/>
        </table:table-row>
        <table:table-row table:style-name="ro1">
          <table:table-cell office:value-type="float" office:value="521.47433373425997" table:style-name="ce8">
            <text:p>521,47</text:p>
          </table:table-cell>
          <table:table-cell office:value-type="float" office:value="5.771081523013011E-6" table:style-name="ce4">
            <text:p>5,77108E-06</text:p>
          </table:table-cell>
          <table:table-cell table:number-columns-repeated="16382"/>
        </table:table-row>
        <table:table-row table:style-name="ro1">
          <table:table-cell office:value-type="float" office:value="521.8695103454786" table:style-name="ce8">
            <text:p>521,87</text:p>
          </table:table-cell>
          <table:table-cell office:value-type="float" office:value="5.7513914880234536E-6" table:style-name="ce4">
            <text:p>5,75139E-06</text:p>
          </table:table-cell>
          <table:table-cell table:number-columns-repeated="16382"/>
        </table:table-row>
        <table:table-row table:style-name="ro1">
          <table:table-cell office:value-type="float" office:value="522.26470724470016" table:style-name="ce8">
            <text:p>522,26</text:p>
          </table:table-cell>
          <table:table-cell office:value-type="float" office:value="5.8387947110610337E-6" table:style-name="ce4">
            <text:p>5,83879E-06</text:p>
          </table:table-cell>
          <table:table-cell table:number-columns-repeated="16382"/>
        </table:table-row>
        <table:table-row table:style-name="ro1">
          <table:table-cell office:value-type="float" office:value="522.65992444535516" table:style-name="ce8">
            <text:p>522,66</text:p>
          </table:table-cell>
          <table:table-cell office:value-type="float" office:value="5.8187948664238891E-6" table:style-name="ce4">
            <text:p>5,81879E-06</text:p>
          </table:table-cell>
          <table:table-cell table:number-columns-repeated="16382"/>
        </table:table-row>
        <table:table-row table:style-name="ro1">
          <table:table-cell office:value-type="float" office:value="523.0551619608741" table:style-name="ce8">
            <text:p>523,06</text:p>
          </table:table-cell>
          <table:table-cell office:value-type="float" office:value="5.822743324582836E-6" table:style-name="ce4">
            <text:p>5,82274E-06</text:p>
          </table:table-cell>
          <table:table-cell table:number-columns-repeated="16382"/>
        </table:table-row>
        <table:table-row table:style-name="ro1">
          <table:table-cell office:value-type="float" office:value="523.4504198046875" table:style-name="ce8">
            <text:p>523,45</text:p>
          </table:table-cell>
          <table:table-cell office:value-type="float" office:value="5.8393205491031356E-6" table:style-name="ce4">
            <text:p>5,83932E-06</text:p>
          </table:table-cell>
          <table:table-cell table:number-columns-repeated="16382"/>
        </table:table-row>
        <table:table-row table:style-name="ro1">
          <table:table-cell office:value-type="float" office:value="523.84569799022597" table:style-name="ce8">
            <text:p>523,85</text:p>
          </table:table-cell>
          <table:table-cell office:value-type="float" office:value="5.9025597174511301E-6" table:style-name="ce4">
            <text:p>5,90256E-06</text:p>
          </table:table-cell>
          <table:table-cell table:number-columns-repeated="16382"/>
        </table:table-row>
        <table:table-row table:style-name="ro1">
          <table:table-cell office:value-type="float" office:value="524.2409965309198" table:style-name="ce8">
            <text:p>524,24</text:p>
          </table:table-cell>
          <table:table-cell office:value-type="float" office:value="5.9187294312055617E-6" table:style-name="ce4">
            <text:p>5,91873E-06</text:p>
          </table:table-cell>
          <table:table-cell table:number-columns-repeated="16382"/>
        </table:table-row>
        <table:table-row table:style-name="ro1">
          <table:table-cell office:value-type="float" office:value="524.63631544019984" table:style-name="ce8">
            <text:p>524,64</text:p>
          </table:table-cell>
          <table:table-cell office:value-type="float" office:value="5.9218873142289356E-6" table:style-name="ce4">
            <text:p>5,92189E-06</text:p>
          </table:table-cell>
          <table:table-cell table:number-columns-repeated="16382"/>
        </table:table-row>
        <table:table-row table:style-name="ro1">
          <table:table-cell office:value-type="float" office:value="525.03165473149636" table:style-name="ce8">
            <text:p>525,03</text:p>
          </table:table-cell>
          <table:table-cell office:value-type="float" office:value="5.9797905479512151E-6" table:style-name="ce4">
            <text:p>5,97979E-06</text:p>
          </table:table-cell>
          <table:table-cell table:number-columns-repeated="16382"/>
        </table:table-row>
        <table:table-row table:style-name="ro1">
          <table:table-cell office:value-type="float" office:value="525.42701441823999" table:style-name="ce8">
            <text:p>525,43</text:p>
          </table:table-cell>
          <table:table-cell office:value-type="float" office:value="6.0071644020396802E-6" table:style-name="ce4">
            <text:p>6,00716E-06</text:p>
          </table:table-cell>
          <table:table-cell table:number-columns-repeated="16382"/>
        </table:table-row>
        <table:table-row table:style-name="ro1">
          <table:table-cell office:value-type="float" office:value="525.82239451386124" table:style-name="ce8">
            <text:p>525,82</text:p>
          </table:table-cell>
          <table:table-cell office:value-type="float" office:value="5.9996478226218934E-6" table:style-name="ce4">
            <text:p>5,99965E-06</text:p>
          </table:table-cell>
          <table:table-cell table:number-columns-repeated="16382"/>
        </table:table-row>
        <table:table-row table:style-name="ro1">
          <table:table-cell office:value-type="float" office:value="526.2177950317905" table:style-name="ce8">
            <text:p>526,22</text:p>
          </table:table-cell>
          <table:table-cell office:value-type="float" office:value="5.9891271583988318E-6" table:style-name="ce4">
            <text:p>5,98913E-06</text:p>
          </table:table-cell>
          <table:table-cell table:number-columns-repeated="16382"/>
        </table:table-row>
        <table:table-row table:style-name="ro1">
          <table:table-cell office:value-type="float" office:value="526.61321598545851" table:style-name="ce8">
            <text:p>526,61</text:p>
          </table:table-cell>
          <table:table-cell office:value-type="float" office:value="6.0114155438686457E-6" table:style-name="ce4">
            <text:p>6,01142E-06</text:p>
          </table:table-cell>
          <table:table-cell table:number-columns-repeated="16382"/>
        </table:table-row>
        <table:table-row table:style-name="ro1">
          <table:table-cell office:value-type="float" office:value="527.00865738829566" table:style-name="ce8">
            <text:p>527,01</text:p>
          </table:table-cell>
          <table:table-cell office:value-type="float" office:value="6.0727841690947747E-6" table:style-name="ce4">
            <text:p>6,07278E-06</text:p>
          </table:table-cell>
          <table:table-cell table:number-columns-repeated="16382"/>
        </table:table-row>
        <table:table-row table:style-name="ro1">
          <table:table-cell office:value-type="float" office:value="527.40411925373246" table:style-name="ce8">
            <text:p>527,40</text:p>
          </table:table-cell>
          <table:table-cell office:value-type="float" office:value="6.1274008971258727E-6" table:style-name="ce4">
            <text:p>6,1274E-06</text:p>
          </table:table-cell>
          <table:table-cell table:number-columns-repeated="16382"/>
        </table:table-row>
        <table:table-row table:style-name="ro1">
          <table:table-cell office:value-type="float" office:value="527.79960159519953" table:style-name="ce8">
            <text:p>527,80</text:p>
          </table:table-cell>
          <table:table-cell office:value-type="float" office:value="6.1256587941426368E-6" table:style-name="ce4">
            <text:p>6,12566E-06</text:p>
          </table:table-cell>
          <table:table-cell table:number-columns-repeated="16382"/>
        </table:table-row>
        <table:table-row table:style-name="ro1">
          <table:table-cell office:value-type="float" office:value="528.19510442612727" table:style-name="ce8">
            <text:p>528,20</text:p>
          </table:table-cell>
          <table:table-cell office:value-type="float" office:value="6.1223468817617129E-6" table:style-name="ce4">
            <text:p>6,12235E-06</text:p>
          </table:table-cell>
          <table:table-cell table:number-columns-repeated="16382"/>
        </table:table-row>
        <table:table-row table:style-name="ro1">
          <table:table-cell office:value-type="float" office:value="528.5906277599463" table:style-name="ce8">
            <text:p>528,59</text:p>
          </table:table-cell>
          <table:table-cell office:value-type="float" office:value="6.1971734062994279E-6" table:style-name="ce4">
            <text:p>6,19717E-06</text:p>
          </table:table-cell>
          <table:table-cell table:number-columns-repeated="16382"/>
        </table:table-row>
        <table:table-row table:style-name="ro1">
          <table:table-cell office:value-type="float" office:value="528.98617161008701" table:style-name="ce8">
            <text:p>528,99</text:p>
          </table:table-cell>
          <table:table-cell office:value-type="float" office:value="6.1748814189766748E-6" table:style-name="ce4">
            <text:p>6,17488E-06</text:p>
          </table:table-cell>
          <table:table-cell table:number-columns-repeated="16382"/>
        </table:table-row>
        <table:table-row table:style-name="ro1">
          <table:table-cell office:value-type="float" office:value="529.38173598998003" table:style-name="ce8">
            <text:p>529,38</text:p>
          </table:table-cell>
          <table:table-cell office:value-type="float" office:value="6.2171167744600298E-6" table:style-name="ce4">
            <text:p>6,21712E-06</text:p>
          </table:table-cell>
          <table:table-cell table:number-columns-repeated="16382"/>
        </table:table-row>
        <table:table-row table:style-name="ro1">
          <table:table-cell office:value-type="float" office:value="529.77732091305575" table:style-name="ce8">
            <text:p>529,78</text:p>
          </table:table-cell>
          <table:table-cell office:value-type="float" office:value="6.2692027971794286E-6" table:style-name="ce4">
            <text:p>6,2692E-06</text:p>
          </table:table-cell>
          <table:table-cell table:number-columns-repeated="16382"/>
        </table:table-row>
        <table:table-row table:style-name="ro1">
          <table:table-cell office:value-type="float" office:value="530.17292639274501" table:style-name="ce8">
            <text:p>530,17</text:p>
          </table:table-cell>
          <table:table-cell office:value-type="float" office:value="6.2491750637204457E-6" table:style-name="ce4">
            <text:p>6,24918E-06</text:p>
          </table:table-cell>
          <table:table-cell table:number-columns-repeated="16382"/>
        </table:table-row>
        <table:table-row table:style-name="ro1">
          <table:table-cell office:value-type="float" office:value="530.56855244247799" table:style-name="ce8">
            <text:p>530,57</text:p>
          </table:table-cell>
          <table:table-cell office:value-type="float" office:value="6.2946412267844534E-6" table:style-name="ce4">
            <text:p>6,29464E-06</text:p>
          </table:table-cell>
          <table:table-cell table:number-columns-repeated="16382"/>
        </table:table-row>
        <table:table-row table:style-name="ro1">
          <table:table-cell office:value-type="float" office:value="530.96419907568531" table:style-name="ce8">
            <text:p>530,96</text:p>
          </table:table-cell>
          <table:table-cell office:value-type="float" office:value="6.3160074143305853E-6" table:style-name="ce4">
            <text:p>6,31601E-06</text:p>
          </table:table-cell>
          <table:table-cell table:number-columns-repeated="16382"/>
        </table:table-row>
        <table:table-row table:style-name="ro1">
          <table:table-cell office:value-type="float" office:value="531.35986630579748" table:style-name="ce8">
            <text:p>531,36</text:p>
          </table:table-cell>
          <table:table-cell office:value-type="float" office:value="6.3166359468731965E-6" table:style-name="ce4">
            <text:p>6,31664E-06</text:p>
          </table:table-cell>
          <table:table-cell table:number-columns-repeated="16382"/>
        </table:table-row>
        <table:table-row table:style-name="ro1">
          <table:table-cell office:value-type="float" office:value="531.75555414624512" table:style-name="ce8">
            <text:p>531,76</text:p>
          </table:table-cell>
          <table:table-cell office:value-type="float" office:value="6.3505870528685991E-6" table:style-name="ce4">
            <text:p>6,35059E-06</text:p>
          </table:table-cell>
          <table:table-cell table:number-columns-repeated="16382"/>
        </table:table-row>
        <table:table-row table:style-name="ro1">
          <table:table-cell office:value-type="float" office:value="532.15126261045862" table:style-name="ce8">
            <text:p>532,15</text:p>
          </table:table-cell>
          <table:table-cell office:value-type="float" office:value="6.3511992900196791E-6" table:style-name="ce4">
            <text:p>6,3512E-06</text:p>
          </table:table-cell>
          <table:table-cell table:number-columns-repeated="16382"/>
        </table:table-row>
        <table:table-row table:style-name="ro1">
          <table:table-cell office:value-type="float" office:value="532.54699171186871" table:style-name="ce8">
            <text:p>532,55</text:p>
          </table:table-cell>
          <table:table-cell office:value-type="float" office:value="6.397815364156941E-6" table:style-name="ce4">
            <text:p>6,39782E-06</text:p>
          </table:table-cell>
          <table:table-cell table:number-columns-repeated="16382"/>
        </table:table-row>
        <table:table-row table:style-name="ro1">
          <table:table-cell office:value-type="float" office:value="532.94274146390558" table:style-name="ce8">
            <text:p>532,94</text:p>
          </table:table-cell>
          <table:table-cell office:value-type="float" office:value="6.4502283715929859E-6" table:style-name="ce4">
            <text:p>6,45023E-06</text:p>
          </table:table-cell>
          <table:table-cell table:number-columns-repeated="16382"/>
        </table:table-row>
        <table:table-row table:style-name="ro1">
          <table:table-cell office:value-type="float" office:value="533.33851187999994" table:style-name="ce8">
            <text:p>533,34</text:p>
          </table:table-cell>
          <table:table-cell office:value-type="float" office:value="6.4500337752762821E-6" table:style-name="ce4">
            <text:p>6,45003E-06</text:p>
          </table:table-cell>
          <table:table-cell table:number-columns-repeated="16382"/>
        </table:table-row>
        <table:table-row table:style-name="ro1">
          <table:table-cell office:value-type="float" office:value="533.73430297358243" table:style-name="ce8">
            <text:p>533,73</text:p>
          </table:table-cell>
          <table:table-cell office:value-type="float" office:value="6.4635609728667482E-6" table:style-name="ce4">
            <text:p>6,46356E-06</text:p>
          </table:table-cell>
          <table:table-cell table:number-columns-repeated="16382"/>
        </table:table-row>
        <table:table-row table:style-name="ro1">
          <table:table-cell office:value-type="float" office:value="534.13011475808344" table:style-name="ce8">
            <text:p>534,13</text:p>
          </table:table-cell>
          <table:table-cell office:value-type="float" office:value="6.5161400481634432E-6" table:style-name="ce4">
            <text:p>6,51614E-06</text:p>
          </table:table-cell>
          <table:table-cell table:number-columns-repeated="16382"/>
        </table:table-row>
        <table:table-row table:style-name="ro1">
          <table:table-cell office:value-type="float" office:value="534.52594724693336" table:style-name="ce8">
            <text:p>534,53</text:p>
          </table:table-cell>
          <table:table-cell office:value-type="float" office:value="6.5598458712090947E-6" table:style-name="ce4">
            <text:p>6,55985E-06</text:p>
          </table:table-cell>
          <table:table-cell table:number-columns-repeated="16382"/>
        </table:table-row>
        <table:table-row table:style-name="ro1">
          <table:table-cell office:value-type="float" office:value="534.92180045356281" table:style-name="ce8">
            <text:p>534,92</text:p>
          </table:table-cell>
          <table:table-cell office:value-type="float" office:value="6.5582551153550562E-6" table:style-name="ce4">
            <text:p>6,55826E-06</text:p>
          </table:table-cell>
          <table:table-cell table:number-columns-repeated="16382"/>
        </table:table-row>
        <table:table-row table:style-name="ro1">
          <table:table-cell office:value-type="float" office:value="535.31767439140253" table:style-name="ce8">
            <text:p>535,32</text:p>
          </table:table-cell>
          <table:table-cell office:value-type="float" office:value="6.5808525869734845E-6" table:style-name="ce4">
            <text:p>6,58085E-06</text:p>
          </table:table-cell>
          <table:table-cell table:number-columns-repeated="16382"/>
        </table:table-row>
        <table:table-row table:style-name="ro1">
          <table:table-cell office:value-type="float" office:value="535.7135690738827" table:style-name="ce8">
            <text:p>535,71</text:p>
          </table:table-cell>
          <table:table-cell office:value-type="float" office:value="6.5971040715130216E-6" table:style-name="ce4">
            <text:p>6,5971E-06</text:p>
          </table:table-cell>
          <table:table-cell table:number-columns-repeated="16382"/>
        </table:table-row>
        <table:table-row table:style-name="ro1">
          <table:table-cell office:value-type="float" office:value="536.10948451443403" table:style-name="ce8">
            <text:p>536,11</text:p>
          </table:table-cell>
          <table:table-cell office:value-type="float" office:value="6.6298429170191914E-6" table:style-name="ce4">
            <text:p>6,62984E-06</text:p>
          </table:table-cell>
          <table:table-cell table:number-columns-repeated="16382"/>
        </table:table-row>
        <table:table-row table:style-name="ro1">
          <table:table-cell office:value-type="float" office:value="536.50542072648705" table:style-name="ce8">
            <text:p>536,51</text:p>
          </table:table-cell>
          <table:table-cell office:value-type="float" office:value="6.6315381286539562E-6" table:style-name="ce4">
            <text:p>6,63154E-06</text:p>
          </table:table-cell>
          <table:table-cell table:number-columns-repeated="16382"/>
        </table:table-row>
        <table:table-row table:style-name="ro1">
          <table:table-cell office:value-type="float" office:value="536.90137772347225" table:style-name="ce8">
            <text:p>536,90</text:p>
          </table:table-cell>
          <table:table-cell office:value-type="float" office:value="6.680965143090632E-6" table:style-name="ce4">
            <text:p>6,68097E-06</text:p>
          </table:table-cell>
          <table:table-cell table:number-columns-repeated="16382"/>
        </table:table-row>
        <table:table-row table:style-name="ro1">
          <table:table-cell office:value-type="float" office:value="537.29735551882004" table:style-name="ce8">
            <text:p>537,30</text:p>
          </table:table-cell>
          <table:table-cell office:value-type="float" office:value="6.7064418999724789E-6" table:style-name="ce4">
            <text:p>6,70644E-06</text:p>
          </table:table-cell>
          <table:table-cell table:number-columns-repeated="16382"/>
        </table:table-row>
        <table:table-row table:style-name="ro1">
          <table:table-cell office:value-type="float" office:value="537.69335412596104" table:style-name="ce8">
            <text:p>537,69</text:p>
          </table:table-cell>
          <table:table-cell office:value-type="float" office:value="6.7111220966653364E-6" table:style-name="ce4">
            <text:p>6,71112E-06</text:p>
          </table:table-cell>
          <table:table-cell table:number-columns-repeated="16382"/>
        </table:table-row>
        <table:table-row table:style-name="ro1">
          <table:table-cell office:value-type="float" office:value="538.08937355832575" table:style-name="ce8">
            <text:p>538,09</text:p>
          </table:table-cell>
          <table:table-cell office:value-type="float" office:value="6.7181593216166642E-6" table:style-name="ce4">
            <text:p>6,71816E-06</text:p>
          </table:table-cell>
          <table:table-cell table:number-columns-repeated="16382"/>
        </table:table-row>
        <table:table-row table:style-name="ro1">
          <table:table-cell office:value-type="float" office:value="538.48541382934468" table:style-name="ce8">
            <text:p>538,49</text:p>
          </table:table-cell>
          <table:table-cell office:value-type="float" office:value="6.7887103200156422E-6" table:style-name="ce4">
            <text:p>6,78871E-06</text:p>
          </table:table-cell>
          <table:table-cell table:number-columns-repeated="16382"/>
        </table:table-row>
        <table:table-row table:style-name="ro1">
          <table:table-cell office:value-type="float" office:value="538.88147495244846" table:style-name="ce8">
            <text:p>538,88</text:p>
          </table:table-cell>
          <table:table-cell office:value-type="float" office:value="6.8166530092581532E-6" table:style-name="ce4">
            <text:p>6,81665E-06</text:p>
          </table:table-cell>
          <table:table-cell table:number-columns-repeated="16382"/>
        </table:table-row>
        <table:table-row table:style-name="ro1">
          <table:table-cell office:value-type="float" office:value="539.27755694106747" table:style-name="ce8">
            <text:p>539,28</text:p>
          </table:table-cell>
          <table:table-cell office:value-type="float" office:value="6.8337400520877885E-6" table:style-name="ce4">
            <text:p>6,83374E-06</text:p>
          </table:table-cell>
          <table:table-cell table:number-columns-repeated="16382"/>
        </table:table-row>
        <table:table-row table:style-name="ro1">
          <table:table-cell office:value-type="float" office:value="539.67365980863235" table:style-name="ce8">
            <text:p>539,67</text:p>
          </table:table-cell>
          <table:table-cell office:value-type="float" office:value="6.8662552655416958E-6" table:style-name="ce4">
            <text:p>6,86626E-06</text:p>
          </table:table-cell>
          <table:table-cell table:number-columns-repeated="16382"/>
        </table:table-row>
        <table:table-row table:style-name="ro1">
          <table:table-cell office:value-type="float" office:value="540.06978356857348" table:style-name="ce8">
            <text:p>540,07</text:p>
          </table:table-cell>
          <table:table-cell office:value-type="float" office:value="6.8870359213871598E-6" table:style-name="ce4">
            <text:p>6,88704E-06</text:p>
          </table:table-cell>
          <table:table-cell table:number-columns-repeated="16382"/>
        </table:table-row>
        <table:table-row table:style-name="ro1">
          <table:table-cell office:value-type="float" office:value="540.46592823432138" table:style-name="ce8">
            <text:p>540,47</text:p>
          </table:table-cell>
          <table:table-cell office:value-type="float" office:value="6.8999410490748429E-6" table:style-name="ce4">
            <text:p>6,89994E-06</text:p>
          </table:table-cell>
          <table:table-cell table:number-columns-repeated="16382"/>
        </table:table-row>
        <table:table-row table:style-name="ro1">
          <table:table-cell office:value-type="float" office:value="540.86209381930678" table:style-name="ce8">
            <text:p>540,86</text:p>
          </table:table-cell>
          <table:table-cell office:value-type="float" office:value="6.9698935373109684E-6" table:style-name="ce4">
            <text:p>6,96989E-06</text:p>
          </table:table-cell>
          <table:table-cell table:number-columns-repeated="16382"/>
        </table:table-row>
        <table:table-row table:style-name="ro1">
          <table:table-cell office:value-type="float" office:value="541.25828033696007" table:style-name="ce8">
            <text:p>541,26</text:p>
          </table:table-cell>
          <table:table-cell office:value-type="float" office:value="6.9887520199062003E-6" table:style-name="ce4">
            <text:p>6,98875E-06</text:p>
          </table:table-cell>
          <table:table-cell table:number-columns-repeated="16382"/>
        </table:table-row>
        <table:table-row table:style-name="ro1">
          <table:table-cell office:value-type="float" office:value="541.65448780071165" table:style-name="ce8">
            <text:p>541,65</text:p>
          </table:table-cell>
          <table:table-cell office:value-type="float" office:value="7.042180323207728E-6" table:style-name="ce4">
            <text:p>7,04218E-06</text:p>
          </table:table-cell>
          <table:table-cell table:number-columns-repeated="16382"/>
        </table:table-row>
        <table:table-row table:style-name="ro1">
          <table:table-cell office:value-type="float" office:value="542.05071622399214" table:style-name="ce8">
            <text:p>542,05</text:p>
          </table:table-cell>
          <table:table-cell office:value-type="float" office:value="7.1181009747979296E-6" table:style-name="ce4">
            <text:p>7,1181E-06</text:p>
          </table:table-cell>
          <table:table-cell table:number-columns-repeated="16382"/>
        </table:table-row>
        <table:table-row table:style-name="ro1">
          <table:table-cell office:value-type="float" office:value="542.44696562023216" table:style-name="ce8">
            <text:p>542,45</text:p>
          </table:table-cell>
          <table:table-cell office:value-type="float" office:value="7.0908430941173477E-6" table:style-name="ce4">
            <text:p>7,09084E-06</text:p>
          </table:table-cell>
          <table:table-cell table:number-columns-repeated="16382"/>
        </table:table-row>
        <table:table-row table:style-name="ro1">
          <table:table-cell office:value-type="float" office:value="542.84323600286211" table:style-name="ce8">
            <text:p>542,84</text:p>
          </table:table-cell>
          <table:table-cell office:value-type="float" office:value="7.1890242476497154E-6" table:style-name="ce4">
            <text:p>7,18902E-06</text:p>
          </table:table-cell>
          <table:table-cell table:number-columns-repeated="16382"/>
        </table:table-row>
        <table:table-row table:style-name="ro1">
          <table:table-cell office:value-type="float" office:value="543.2395273853125" table:style-name="ce8">
            <text:p>543,24</text:p>
          </table:table-cell>
          <table:table-cell office:value-type="float" office:value="7.175573941407498E-6" table:style-name="ce4">
            <text:p>7,17557E-06</text:p>
          </table:table-cell>
          <table:table-cell table:number-columns-repeated="16382"/>
        </table:table-row>
        <table:table-row table:style-name="ro1">
          <table:table-cell office:value-type="float" office:value="543.63583978101394" table:style-name="ce8">
            <text:p>543,64</text:p>
          </table:table-cell>
          <table:table-cell office:value-type="float" office:value="7.1993570491620886E-6" table:style-name="ce4">
            <text:p>7,19936E-06</text:p>
          </table:table-cell>
          <table:table-cell table:number-columns-repeated="16382"/>
        </table:table-row>
        <table:table-row table:style-name="ro1">
          <table:table-cell office:value-type="float" office:value="544.03217320339684" table:style-name="ce8">
            <text:p>544,03</text:p>
          </table:table-cell>
          <table:table-cell office:value-type="float" office:value="7.2207412074697308E-6" table:style-name="ce4">
            <text:p>7,22074E-06</text:p>
          </table:table-cell>
          <table:table-cell table:number-columns-repeated="16382"/>
        </table:table-row>
        <table:table-row table:style-name="ro1">
          <table:table-cell office:value-type="float" office:value="544.42852766589181" table:style-name="ce8">
            <text:p>544,43</text:p>
          </table:table-cell>
          <table:table-cell office:value-type="float" office:value="7.2827966780764489E-6" table:style-name="ce4">
            <text:p>7,2828E-06</text:p>
          </table:table-cell>
          <table:table-cell table:number-columns-repeated="16382"/>
        </table:table-row>
        <table:table-row table:style-name="ro1">
          <table:table-cell office:value-type="float" office:value="544.82490318192936" table:style-name="ce8">
            <text:p>544,82</text:p>
          </table:table-cell>
          <table:table-cell office:value-type="float" office:value="7.2924159435574847E-6" table:style-name="ce4">
            <text:p>7,29242E-06</text:p>
          </table:table-cell>
          <table:table-cell table:number-columns-repeated="16382"/>
        </table:table-row>
        <table:table-row table:style-name="ro1">
          <table:table-cell office:value-type="float" office:value="545.22129976494" table:style-name="ce8">
            <text:p>545,22</text:p>
          </table:table-cell>
          <table:table-cell office:value-type="float" office:value="7.3626257560607622E-6" table:style-name="ce4">
            <text:p>7,36263E-06</text:p>
          </table:table-cell>
          <table:table-cell table:number-columns-repeated="16382"/>
        </table:table-row>
        <table:table-row table:style-name="ro1">
          <table:table-cell office:value-type="float" office:value="545.61771742835424" table:style-name="ce8">
            <text:p>545,62</text:p>
          </table:table-cell>
          <table:table-cell office:value-type="float" office:value="7.397568509504061E-6" table:style-name="ce4">
            <text:p>7,39757E-06</text:p>
          </table:table-cell>
          <table:table-cell table:number-columns-repeated="16382"/>
        </table:table-row>
        <table:table-row table:style-name="ro1">
          <table:table-cell office:value-type="float" office:value="546.01415618560259" table:style-name="ce8">
            <text:p>546,01</text:p>
          </table:table-cell>
          <table:table-cell office:value-type="float" office:value="7.4413142444733743E-6" table:style-name="ce4">
            <text:p>7,44131E-06</text:p>
          </table:table-cell>
          <table:table-cell table:number-columns-repeated="16382"/>
        </table:table-row>
        <table:table-row table:style-name="ro1">
          <table:table-cell office:value-type="float" office:value="546.41061605011555" table:style-name="ce8">
            <text:p>546,41</text:p>
          </table:table-cell>
          <table:table-cell office:value-type="float" office:value="7.473646700498713E-6" table:style-name="ce4">
            <text:p>7,47365E-06</text:p>
          </table:table-cell>
          <table:table-cell table:number-columns-repeated="16382"/>
        </table:table-row>
        <table:table-row table:style-name="ro1">
          <table:table-cell office:value-type="float" office:value="546.80709703532364" table:style-name="ce8">
            <text:p>546,81</text:p>
          </table:table-cell>
          <table:table-cell office:value-type="float" office:value="7.5048997379301245E-6" table:style-name="ce4">
            <text:p>7,5049E-06</text:p>
          </table:table-cell>
          <table:table-cell table:number-columns-repeated="16382"/>
        </table:table-row>
        <table:table-row table:style-name="ro1">
          <table:table-cell office:value-type="float" office:value="547.20359915465747" table:style-name="ce8">
            <text:p>547,20</text:p>
          </table:table-cell>
          <table:table-cell office:value-type="float" office:value="7.5797841521317161E-6" table:style-name="ce4">
            <text:p>7,57978E-06</text:p>
          </table:table-cell>
          <table:table-cell table:number-columns-repeated="16382"/>
        </table:table-row>
        <table:table-row table:style-name="ro1">
          <table:table-cell office:value-type="float" office:value="547.60012242154755" table:style-name="ce8">
            <text:p>547,60</text:p>
          </table:table-cell>
          <table:table-cell office:value-type="float" office:value="7.5816642927748685E-6" table:style-name="ce4">
            <text:p>7,58166E-06</text:p>
          </table:table-cell>
          <table:table-cell table:number-columns-repeated="16382"/>
        </table:table-row>
        <table:table-row table:style-name="ro1">
          <table:table-cell office:value-type="float" office:value="547.99666684942429" table:style-name="ce8">
            <text:p>548,00</text:p>
          </table:table-cell>
          <table:table-cell office:value-type="float" office:value="7.629867816665843E-6" table:style-name="ce4">
            <text:p>7,62987E-06</text:p>
          </table:table-cell>
          <table:table-cell table:number-columns-repeated="16382"/>
        </table:table-row>
        <table:table-row table:style-name="ro1">
          <table:table-cell office:value-type="float" office:value="548.39323245171818" table:style-name="ce8">
            <text:p>548,39</text:p>
          </table:table-cell>
          <table:table-cell office:value-type="float" office:value="7.6771120800657276E-6" table:style-name="ce4">
            <text:p>7,67711E-06</text:p>
          </table:table-cell>
          <table:table-cell table:number-columns-repeated="16382"/>
        </table:table-row>
        <table:table-row table:style-name="ro1">
          <table:table-cell office:value-type="float" office:value="548.78981924185996" table:style-name="ce8">
            <text:p>548,79</text:p>
          </table:table-cell>
          <table:table-cell office:value-type="float" office:value="7.7079229640892445E-6" table:style-name="ce4">
            <text:p>7,70792E-06</text:p>
          </table:table-cell>
          <table:table-cell table:number-columns-repeated="16382"/>
        </table:table-row>
        <table:table-row table:style-name="ro1">
          <table:table-cell office:value-type="float" office:value="549.18642723328003" table:style-name="ce8">
            <text:p>549,19</text:p>
          </table:table-cell>
          <table:table-cell office:value-type="float" office:value="7.7538117334550467E-6" table:style-name="ce4">
            <text:p>7,75381E-06</text:p>
          </table:table-cell>
          <table:table-cell table:number-columns-repeated="16382"/>
        </table:table-row>
        <table:table-row table:style-name="ro1">
          <table:table-cell office:value-type="float" office:value="549.58305643940878" table:style-name="ce8">
            <text:p>549,58</text:p>
          </table:table-cell>
          <table:table-cell office:value-type="float" office:value="7.7877687985407678E-6" table:style-name="ce4">
            <text:p>7,78777E-06</text:p>
          </table:table-cell>
          <table:table-cell table:number-columns-repeated="16382"/>
        </table:table-row>
        <table:table-row table:style-name="ro1">
          <table:table-cell office:value-type="float" office:value="549.97970687367695" table:style-name="ce8">
            <text:p>549,98</text:p>
          </table:table-cell>
          <table:table-cell office:value-type="float" office:value="7.8430398653951199E-6" table:style-name="ce4">
            <text:p>7,84304E-06</text:p>
          </table:table-cell>
          <table:table-cell table:number-columns-repeated="16382"/>
        </table:table-row>
        <table:table-row table:style-name="ro1">
          <table:table-cell office:value-type="float" office:value="550.37637854951492" table:style-name="ce8">
            <text:p>550,38</text:p>
          </table:table-cell>
          <table:table-cell office:value-type="float" office:value="7.9100798042602635E-6" table:style-name="ce4">
            <text:p>7,91008E-06</text:p>
          </table:table-cell>
          <table:table-cell table:number-columns-repeated="16382"/>
        </table:table-row>
        <table:table-row table:style-name="ro1">
          <table:table-cell office:value-type="float" office:value="550.77307148035334" table:style-name="ce8">
            <text:p>550,77</text:p>
          </table:table-cell>
          <table:table-cell office:value-type="float" office:value="7.9120133369136113E-6" table:style-name="ce4">
            <text:p>7,91201E-06</text:p>
          </table:table-cell>
          <table:table-cell table:number-columns-repeated="16382"/>
        </table:table-row>
        <table:table-row table:style-name="ro1">
          <table:table-cell office:value-type="float" office:value="551.16978567962246" table:style-name="ce8">
            <text:p>551,17</text:p>
          </table:table-cell>
          <table:table-cell office:value-type="float" office:value="7.9609073158590751E-6" table:style-name="ce4">
            <text:p>7,96091E-06</text:p>
          </table:table-cell>
          <table:table-cell table:number-columns-repeated="16382"/>
        </table:table-row>
        <table:table-row table:style-name="ro1">
          <table:table-cell office:value-type="float" office:value="551.56652116075315" table:style-name="ce8">
            <text:p>551,57</text:p>
          </table:table-cell>
          <table:table-cell office:value-type="float" office:value="7.9873262447951273E-6" table:style-name="ce4">
            <text:p>7,98733E-06</text:p>
          </table:table-cell>
          <table:table-cell table:number-columns-repeated="16382"/>
        </table:table-row>
        <table:table-row table:style-name="ro1">
          <table:table-cell office:value-type="float" office:value="551.96327793717569" table:style-name="ce8">
            <text:p>551,96</text:p>
          </table:table-cell>
          <table:table-cell office:value-type="float" office:value="8.0801350400466486E-6" table:style-name="ce4">
            <text:p>8,08014E-06</text:p>
          </table:table-cell>
          <table:table-cell table:number-columns-repeated="16382"/>
        </table:table-row>
        <table:table-row table:style-name="ro1">
          <table:table-cell office:value-type="float" office:value="552.36005602232069" table:style-name="ce8">
            <text:p>552,36</text:p>
          </table:table-cell>
          <table:table-cell office:value-type="float" office:value="8.1112545831943583E-6" table:style-name="ce4">
            <text:p>8,11125E-06</text:p>
          </table:table-cell>
          <table:table-cell table:number-columns-repeated="16382"/>
        </table:table-row>
        <table:table-row table:style-name="ro1">
          <table:table-cell office:value-type="float" office:value="552.75685542961855" table:style-name="ce8">
            <text:p>552,76</text:p>
          </table:table-cell>
          <table:table-cell office:value-type="float" office:value="8.1477696128864882E-6" table:style-name="ce4">
            <text:p>8,14777E-06</text:p>
          </table:table-cell>
          <table:table-cell table:number-columns-repeated="16382"/>
        </table:table-row>
        <table:table-row table:style-name="ro1">
          <table:table-cell office:value-type="float" office:value="553.15367617250001" table:style-name="ce8">
            <text:p>553,15</text:p>
          </table:table-cell>
          <table:table-cell office:value-type="float" office:value="8.1853978395383181E-6" table:style-name="ce4">
            <text:p>8,1854E-06</text:p>
          </table:table-cell>
          <table:table-cell table:number-columns-repeated="16382"/>
        </table:table-row>
        <table:table-row table:style-name="ro1">
          <table:table-cell office:value-type="float" office:value="553.55051826439546" table:style-name="ce8">
            <text:p>553,55</text:p>
          </table:table-cell>
          <table:table-cell office:value-type="float" office:value="8.2149031164242701E-6" table:style-name="ce4">
            <text:p>8,2149E-06</text:p>
          </table:table-cell>
          <table:table-cell table:number-columns-repeated="16382"/>
        </table:table-row>
        <table:table-row table:style-name="ro1">
          <table:table-cell office:value-type="float" office:value="553.94738171873541" table:style-name="ce8">
            <text:p>553,95</text:p>
          </table:table-cell>
          <table:table-cell office:value-type="float" office:value="8.3020100907574917E-6" table:style-name="ce4">
            <text:p>8,30201E-06</text:p>
          </table:table-cell>
          <table:table-cell table:number-columns-repeated="16382"/>
        </table:table-row>
        <table:table-row table:style-name="ro1">
          <table:table-cell office:value-type="float" office:value="554.34426654895037" table:style-name="ce8">
            <text:p>554,34</text:p>
          </table:table-cell>
          <table:table-cell office:value-type="float" office:value="8.3452411443444717E-6" table:style-name="ce4">
            <text:p>8,34524E-06</text:p>
          </table:table-cell>
          <table:table-cell table:number-columns-repeated="16382"/>
        </table:table-row>
        <table:table-row table:style-name="ro1">
          <table:table-cell office:value-type="float" office:value="554.74117276847085" table:style-name="ce8">
            <text:p>554,74</text:p>
          </table:table-cell>
          <table:table-cell office:value-type="float" office:value="8.3513087205241934E-6" table:style-name="ce4">
            <text:p>8,35131E-06</text:p>
          </table:table-cell>
          <table:table-cell table:number-columns-repeated="16382"/>
        </table:table-row>
        <table:table-row table:style-name="ro1">
          <table:table-cell office:value-type="float" office:value="555.13810039072746" table:style-name="ce8">
            <text:p>555,14</text:p>
          </table:table-cell>
          <table:table-cell office:value-type="float" office:value="8.4207837278349363E-6" table:style-name="ce4">
            <text:p>8,42078E-06</text:p>
          </table:table-cell>
          <table:table-cell table:number-columns-repeated="16382"/>
        </table:table-row>
        <table:table-row table:style-name="ro1">
          <table:table-cell office:value-type="float" office:value="555.53504942915072" table:style-name="ce8">
            <text:p>555,54</text:p>
          </table:table-cell>
          <table:table-cell office:value-type="float" office:value="8.4992479038920804E-6" table:style-name="ce4">
            <text:p>8,49925E-06</text:p>
          </table:table-cell>
          <table:table-cell table:number-columns-repeated="16382"/>
        </table:table-row>
        <table:table-row table:style-name="ro1">
          <table:table-cell office:value-type="float" office:value="555.93201989717102" table:style-name="ce8">
            <text:p>555,93</text:p>
          </table:table-cell>
          <table:table-cell office:value-type="float" office:value="8.5172358565935702E-6" table:style-name="ce4">
            <text:p>8,51724E-06</text:p>
          </table:table-cell>
          <table:table-cell table:number-columns-repeated="16382"/>
        </table:table-row>
        <table:table-row table:style-name="ro1">
          <table:table-cell office:value-type="float" office:value="556.32901180821909" table:style-name="ce8">
            <text:p>556,33</text:p>
          </table:table-cell>
          <table:table-cell office:value-type="float" office:value="8.5459397791357508E-6" table:style-name="ce4">
            <text:p>8,54594E-06</text:p>
          </table:table-cell>
          <table:table-cell table:number-columns-repeated="16382"/>
        </table:table-row>
        <table:table-row table:style-name="ro1">
          <table:table-cell office:value-type="float" office:value="556.72602517572523" table:style-name="ce8">
            <text:p>556,73</text:p>
          </table:table-cell>
          <table:table-cell office:value-type="float" office:value="8.603812733349169E-6" table:style-name="ce4">
            <text:p>8,60381E-06</text:p>
          </table:table-cell>
          <table:table-cell table:number-columns-repeated="16382"/>
        </table:table-row>
        <table:table-row table:style-name="ro1">
          <table:table-cell office:value-type="float" office:value="557.12306001312004" table:style-name="ce8">
            <text:p>557,12</text:p>
          </table:table-cell>
          <table:table-cell office:value-type="float" office:value="8.6642471660662161E-6" table:style-name="ce4">
            <text:p>8,66425E-06</text:p>
          </table:table-cell>
          <table:table-cell table:number-columns-repeated="16382"/>
        </table:table-row>
        <table:table-row table:style-name="ro1">
          <table:table-cell office:value-type="float" office:value="557.52011633383404" table:style-name="ce8">
            <text:p>557,52</text:p>
          </table:table-cell>
          <table:table-cell office:value-type="float" office:value="8.677868532829375E-6" table:style-name="ce4">
            <text:p>8,67787E-06</text:p>
          </table:table-cell>
          <table:table-cell table:number-columns-repeated="16382"/>
        </table:table-row>
        <table:table-row table:style-name="ro1">
          <table:table-cell office:value-type="float" office:value="557.91719415129774" table:style-name="ce8">
            <text:p>557,92</text:p>
          </table:table-cell>
          <table:table-cell office:value-type="float" office:value="8.7723449323280667E-6" table:style-name="ce4">
            <text:p>8,77234E-06</text:p>
          </table:table-cell>
          <table:table-cell table:number-columns-repeated="16382"/>
        </table:table-row>
        <table:table-row table:style-name="ro1">
          <table:table-cell office:value-type="float" office:value="558.31429347894175" table:style-name="ce8">
            <text:p>558,31</text:p>
          </table:table-cell>
          <table:table-cell office:value-type="float" office:value="8.8528506422409901E-6" table:style-name="ce4">
            <text:p>8,85285E-06</text:p>
          </table:table-cell>
          <table:table-cell table:number-columns-repeated="16382"/>
        </table:table-row>
        <table:table-row table:style-name="ro1">
          <table:table-cell office:value-type="float" office:value="558.71141433019648" table:style-name="ce8">
            <text:p>558,71</text:p>
          </table:table-cell>
          <table:table-cell office:value-type="float" office:value="8.8618250823146572E-6" table:style-name="ce4">
            <text:p>8,86183E-06</text:p>
          </table:table-cell>
          <table:table-cell table:number-columns-repeated="16382"/>
        </table:table-row>
        <table:table-row table:style-name="ro1">
          <table:table-cell office:value-type="float" office:value="559.10855671849254" table:style-name="ce8">
            <text:p>559,11</text:p>
          </table:table-cell>
          <table:table-cell office:value-type="float" office:value="8.9830935901474526E-6" table:style-name="ce4">
            <text:p>8,98309E-06</text:p>
          </table:table-cell>
          <table:table-cell table:number-columns-repeated="16382"/>
        </table:table-row>
        <table:table-row table:style-name="ro1">
          <table:table-cell office:value-type="float" office:value="559.50572065726033" table:style-name="ce8">
            <text:p>559,51</text:p>
          </table:table-cell>
          <table:table-cell office:value-type="float" office:value="9.0155663973930331E-6" table:style-name="ce4">
            <text:p>9,01557E-06</text:p>
          </table:table-cell>
          <table:table-cell table:number-columns-repeated="16382"/>
        </table:table-row>
        <table:table-row table:style-name="ro1">
          <table:table-cell office:value-type="float" office:value="559.90290615993047" table:style-name="ce8">
            <text:p>559,90</text:p>
          </table:table-cell>
          <table:table-cell office:value-type="float" office:value="9.0937302385949641E-6" table:style-name="ce4">
            <text:p>9,09373E-06</text:p>
          </table:table-cell>
          <table:table-cell table:number-columns-repeated="16382"/>
        </table:table-row>
        <table:table-row table:style-name="ro1">
          <table:table-cell office:value-type="float" office:value="560.30011323993347" table:style-name="ce8">
            <text:p>560,30</text:p>
          </table:table-cell>
          <table:table-cell office:value-type="float" office:value="9.1425717646470586E-6" table:style-name="ce4">
            <text:p>9,14257E-06</text:p>
          </table:table-cell>
          <table:table-cell table:number-columns-repeated="16382"/>
        </table:table-row>
        <table:table-row table:style-name="ro1">
          <table:table-cell office:value-type="float" office:value="560.69734191069983" table:style-name="ce8">
            <text:p>560,70</text:p>
          </table:table-cell>
          <table:table-cell office:value-type="float" office:value="9.219394846864732E-6" table:style-name="ce4">
            <text:p>9,21939E-06</text:p>
          </table:table-cell>
          <table:table-cell table:number-columns-repeated="16382"/>
        </table:table-row>
        <table:table-row table:style-name="ro1">
          <table:table-cell office:value-type="float" office:value="561.09459218566008" table:style-name="ce8">
            <text:p>561,09</text:p>
          </table:table-cell>
          <table:table-cell office:value-type="float" office:value="9.2634476634104229E-6" table:style-name="ce4">
            <text:p>9,26345E-06</text:p>
          </table:table-cell>
          <table:table-cell table:number-columns-repeated="16382"/>
        </table:table-row>
        <table:table-row table:style-name="ro1">
          <table:table-cell office:value-type="float" office:value="561.49186407824459" table:style-name="ce8">
            <text:p>561,49</text:p>
          </table:table-cell>
          <table:table-cell office:value-type="float" office:value="9.3310385745973527E-6" table:style-name="ce4">
            <text:p>9,33104E-06</text:p>
          </table:table-cell>
          <table:table-cell table:number-columns-repeated="16382"/>
        </table:table-row>
        <table:table-row table:style-name="ro1">
          <table:table-cell office:value-type="float" office:value="561.88915760188411" table:style-name="ce8">
            <text:p>561,89</text:p>
          </table:table-cell>
          <table:table-cell office:value-type="float" office:value="9.3869085224483905E-6" table:style-name="ce4">
            <text:p>9,38691E-06</text:p>
          </table:table-cell>
          <table:table-cell table:number-columns-repeated="16382"/>
        </table:table-row>
        <table:table-row table:style-name="ro1">
          <table:table-cell office:value-type="float" office:value="562.28647277000914" table:style-name="ce8">
            <text:p>562,29</text:p>
          </table:table-cell>
          <table:table-cell office:value-type="float" office:value="9.3957254069943969E-6" table:style-name="ce4">
            <text:p>9,39573E-06</text:p>
          </table:table-cell>
          <table:table-cell table:number-columns-repeated="16382"/>
        </table:table-row>
        <table:table-row table:style-name="ro1">
          <table:table-cell office:value-type="float" office:value="562.68380959605008" table:style-name="ce8">
            <text:p>562,68</text:p>
          </table:table-cell>
          <table:table-cell office:value-type="float" office:value="9.4756068982859886E-6" table:style-name="ce4">
            <text:p>9,47561E-06</text:p>
          </table:table-cell>
          <table:table-cell table:number-columns-repeated="16382"/>
        </table:table-row>
        <table:table-row table:style-name="ro1">
          <table:table-cell office:value-type="float" office:value="563.08116809343755" table:style-name="ce8">
            <text:p>563,08</text:p>
          </table:table-cell>
          <table:table-cell office:value-type="float" office:value="9.5655755071788702E-6" table:style-name="ce4">
            <text:p>9,56558E-06</text:p>
          </table:table-cell>
          <table:table-cell table:number-columns-repeated="16382"/>
        </table:table-row>
        <table:table-row table:style-name="ro1">
          <table:table-cell office:value-type="float" office:value="563.47854827560195" table:style-name="ce8">
            <text:p>563,48</text:p>
          </table:table-cell>
          <table:table-cell office:value-type="float" office:value="9.610385026763164E-6" table:style-name="ce4">
            <text:p>9,61039E-06</text:p>
          </table:table-cell>
          <table:table-cell table:number-columns-repeated="16382"/>
        </table:table-row>
        <table:table-row table:style-name="ro1">
          <table:table-cell office:value-type="float" office:value="563.8759501559739" table:style-name="ce8">
            <text:p>563,88</text:p>
          </table:table-cell>
          <table:table-cell office:value-type="float" office:value="9.6580085629312882E-6" table:style-name="ce4">
            <text:p>9,65801E-06</text:p>
          </table:table-cell>
          <table:table-cell table:number-columns-repeated="16382"/>
        </table:table-row>
        <table:table-row table:style-name="ro1">
          <table:table-cell office:value-type="float" office:value="564.2733737479839" table:style-name="ce8">
            <text:p>564,27</text:p>
          </table:table-cell>
          <table:table-cell office:value-type="float" office:value="9.7459342818139066E-6" table:style-name="ce4">
            <text:p>9,74593E-06</text:p>
          </table:table-cell>
          <table:table-cell table:number-columns-repeated="16382"/>
        </table:table-row>
        <table:table-row table:style-name="ro1">
          <table:table-cell office:value-type="float" office:value="564.67081906506246" table:style-name="ce8">
            <text:p>564,67</text:p>
          </table:table-cell>
          <table:table-cell office:value-type="float" office:value="9.8041593125498259E-6" table:style-name="ce4">
            <text:p>9,80416E-06</text:p>
          </table:table-cell>
          <table:table-cell table:number-columns-repeated="16382"/>
        </table:table-row>
        <table:table-row table:style-name="ro1">
          <table:table-cell office:value-type="float" office:value="565.06828612063998" table:style-name="ce8">
            <text:p>565,07</text:p>
          </table:table-cell>
          <table:table-cell office:value-type="float" office:value="9.8973321373980022E-6" table:style-name="ce4">
            <text:p>9,89733E-06</text:p>
          </table:table-cell>
          <table:table-cell table:number-columns-repeated="16382"/>
        </table:table-row>
        <table:table-row table:style-name="ro1">
          <table:table-cell office:value-type="float" office:value="565.4657749281472" table:style-name="ce8">
            <text:p>565,47</text:p>
          </table:table-cell>
          <table:table-cell office:value-type="float" office:value="9.9812352110207838E-6" table:style-name="ce4">
            <text:p>9,98124E-06</text:p>
          </table:table-cell>
          <table:table-cell table:number-columns-repeated="16382"/>
        </table:table-row>
        <table:table-row table:style-name="ro1">
          <table:table-cell office:value-type="float" office:value="565.86328550101462" table:style-name="ce8">
            <text:p>565,86</text:p>
          </table:table-cell>
          <table:table-cell office:value-type="float" office:value="1.0014698350469417E-5" table:style-name="ce4">
            <text:p>1,00147E-05</text:p>
          </table:table-cell>
          <table:table-cell table:number-columns-repeated="16382"/>
        </table:table-row>
        <table:table-row table:style-name="ro1">
          <table:table-cell office:value-type="float" office:value="566.26081785267252" table:style-name="ce8">
            <text:p>566,26</text:p>
          </table:table-cell>
          <table:table-cell office:value-type="float" office:value="1.0051810111236458E-5" table:style-name="ce4">
            <text:p>1,00518E-05</text:p>
          </table:table-cell>
          <table:table-cell table:number-columns-repeated="16382"/>
        </table:table-row>
        <table:table-row table:style-name="ro1">
          <table:table-cell office:value-type="float" office:value="566.65837199655164" table:style-name="ce8">
            <text:p>566,66</text:p>
          </table:table-cell>
          <table:table-cell office:value-type="float" office:value="1.0107245613656924E-5" table:style-name="ce4">
            <text:p>1,01072E-05</text:p>
          </table:table-cell>
          <table:table-cell table:number-columns-repeated="16382"/>
        </table:table-row>
        <table:table-row table:style-name="ro1">
          <table:table-cell office:value-type="float" office:value="567.05594794608248" table:style-name="ce8">
            <text:p>567,06</text:p>
          </table:table-cell>
          <table:table-cell office:value-type="float" office:value="1.0229779312672823E-5" table:style-name="ce4">
            <text:p>1,02298E-05</text:p>
          </table:table-cell>
          <table:table-cell table:number-columns-repeated="16382"/>
        </table:table-row>
        <table:table-row table:style-name="ro1">
          <table:table-cell office:value-type="float" office:value="567.45354571469557" table:style-name="ce8">
            <text:p>567,45</text:p>
          </table:table-cell>
          <table:table-cell office:value-type="float" office:value="1.0285253666735402E-5" table:style-name="ce4">
            <text:p>1,02853E-05</text:p>
          </table:table-cell>
          <table:table-cell table:number-columns-repeated="16382"/>
        </table:table-row>
        <table:table-row table:style-name="ro1">
          <table:table-cell office:value-type="float" office:value="567.85116531582128" table:style-name="ce8">
            <text:p>567,85</text:p>
          </table:table-cell>
          <table:table-cell office:value-type="float" office:value="1.0318181081726411E-5" table:style-name="ce4">
            <text:p>1,03182E-05</text:p>
          </table:table-cell>
          <table:table-cell table:number-columns-repeated="16382"/>
        </table:table-row>
        <table:table-row table:style-name="ro1">
          <table:table-cell office:value-type="float" office:value="568.24880676289024" table:style-name="ce8">
            <text:p>568,25</text:p>
          </table:table-cell>
          <table:table-cell office:value-type="float" office:value="1.041076597432045E-5" table:style-name="ce4">
            <text:p>1,04108E-05</text:p>
          </table:table-cell>
          <table:table-cell table:number-columns-repeated="16382"/>
        </table:table-row>
        <table:table-row table:style-name="ro1">
          <table:table-cell office:value-type="float" office:value="568.64647006933296" table:style-name="ce8">
            <text:p>568,65</text:p>
          </table:table-cell>
          <table:table-cell office:value-type="float" office:value="1.0456074203683298E-5" table:style-name="ce4">
            <text:p>1,04561E-05</text:p>
          </table:table-cell>
          <table:table-cell table:number-columns-repeated="16382"/>
        </table:table-row>
        <table:table-row table:style-name="ro1">
          <table:table-cell office:value-type="float" office:value="569.04415524857995" table:style-name="ce8">
            <text:p>569,04</text:p>
          </table:table-cell>
          <table:table-cell office:value-type="float" office:value="1.049819348769596E-5" table:style-name="ce4">
            <text:p>1,04982E-05</text:p>
          </table:table-cell>
          <table:table-cell table:number-columns-repeated="16382"/>
        </table:table-row>
        <table:table-row table:style-name="ro1">
          <table:table-cell office:value-type="float" office:value="569.44186231406184" table:style-name="ce8">
            <text:p>569,44</text:p>
          </table:table-cell>
          <table:table-cell office:value-type="float" office:value="1.0619052259759896E-5" table:style-name="ce4">
            <text:p>1,06191E-05</text:p>
          </table:table-cell>
          <table:table-cell table:number-columns-repeated="16382"/>
        </table:table-row>
        <table:table-row table:style-name="ro1">
          <table:table-cell office:value-type="float" office:value="569.83959127920889" table:style-name="ce8">
            <text:p>569,84</text:p>
          </table:table-cell>
          <table:table-cell office:value-type="float" office:value="1.0699131163635766E-5" table:style-name="ce4">
            <text:p>1,06991E-05</text:p>
          </table:table-cell>
          <table:table-cell table:number-columns-repeated="16382"/>
        </table:table-row>
        <table:table-row table:style-name="ro1">
          <table:table-cell office:value-type="float" office:value="570.23734215745196" table:style-name="ce8">
            <text:p>570,24</text:p>
          </table:table-cell>
          <table:table-cell office:value-type="float" office:value="1.079503582494565E-5" table:style-name="ce4">
            <text:p>1,0795E-05</text:p>
          </table:table-cell>
          <table:table-cell table:number-columns-repeated="16382"/>
        </table:table-row>
        <table:table-row table:style-name="ro1">
          <table:table-cell office:value-type="float" office:value="570.63511496222122" table:style-name="ce8">
            <text:p>570,64</text:p>
          </table:table-cell>
          <table:table-cell office:value-type="float" office:value="1.0876874848048158E-5" table:style-name="ce4">
            <text:p>1,08769E-05</text:p>
          </table:table-cell>
          <table:table-cell table:number-columns-repeated="16382"/>
        </table:table-row>
        <table:table-row table:style-name="ro1">
          <table:table-cell office:value-type="float" office:value="571.03290970694752" table:style-name="ce8">
            <text:p>571,03</text:p>
          </table:table-cell>
          <table:table-cell office:value-type="float" office:value="1.0911171793290208E-5" table:style-name="ce4">
            <text:p>1,09112E-05</text:p>
          </table:table-cell>
          <table:table-cell table:number-columns-repeated="16382"/>
        </table:table-row>
        <table:table-row table:style-name="ro1">
          <table:table-cell office:value-type="float" office:value="571.43072640506114" table:style-name="ce8">
            <text:p>571,43</text:p>
          </table:table-cell>
          <table:table-cell office:value-type="float" office:value="1.1011028159179422E-5" table:style-name="ce4">
            <text:p>1,1011E-05</text:p>
          </table:table-cell>
          <table:table-cell table:number-columns-repeated="16382"/>
        </table:table-row>
        <table:table-row table:style-name="ro1">
          <table:table-cell office:value-type="float" office:value="571.82856506999269" table:style-name="ce8">
            <text:p>571,83</text:p>
          </table:table-cell>
          <table:table-cell office:value-type="float" office:value="1.1106042553500296E-5" table:style-name="ce4">
            <text:p>1,1106E-05</text:p>
          </table:table-cell>
          <table:table-cell table:number-columns-repeated="16382"/>
        </table:table-row>
        <table:table-row table:style-name="ro1">
          <table:table-cell office:value-type="float" office:value="572.2264257151727" table:style-name="ce8">
            <text:p>572,23</text:p>
          </table:table-cell>
          <table:table-cell office:value-type="float" office:value="1.1187998429327248E-5" table:style-name="ce4">
            <text:p>1,1188E-05</text:p>
          </table:table-cell>
          <table:table-cell table:number-columns-repeated="16382"/>
        </table:table-row>
        <table:table-row table:style-name="ro1">
          <table:table-cell office:value-type="float" office:value="572.62430835403154" table:style-name="ce8">
            <text:p>572,62</text:p>
          </table:table-cell>
          <table:table-cell office:value-type="float" office:value="1.1293858135083336E-5" table:style-name="ce4">
            <text:p>1,12939E-05</text:p>
          </table:table-cell>
          <table:table-cell table:number-columns-repeated="16382"/>
        </table:table-row>
        <table:table-row table:style-name="ro1">
          <table:table-cell office:value-type="float" office:value="573.02221299999997" table:style-name="ce8">
            <text:p>573,02</text:p>
          </table:table-cell>
          <table:table-cell office:value-type="float" office:value="1.1359887050493024E-5" table:style-name="ce4">
            <text:p>1,13599E-05</text:p>
          </table:table-cell>
          <table:table-cell table:number-columns-repeated="16382"/>
        </table:table-row>
        <table:table-row table:style-name="ro1">
          <table:table-cell office:value-type="float" office:value="573.42013966650848" table:style-name="ce8">
            <text:p>573,42</text:p>
          </table:table-cell>
          <table:table-cell office:value-type="float" office:value="1.1369344581647247E-5" table:style-name="ce4">
            <text:p>1,13693E-05</text:p>
          </table:table-cell>
          <table:table-cell table:number-columns-repeated="16382"/>
        </table:table-row>
        <table:table-row table:style-name="ro1">
          <table:table-cell office:value-type="float" office:value="573.81808836698735" table:style-name="ce8">
            <text:p>573,82</text:p>
          </table:table-cell>
          <table:table-cell office:value-type="float" office:value="1.1505390783511813E-5" table:style-name="ce4">
            <text:p>1,15054E-05</text:p>
          </table:table-cell>
          <table:table-cell table:number-columns-repeated="16382"/>
        </table:table-row>
        <table:table-row table:style-name="ro1">
          <table:table-cell office:value-type="float" office:value="574.21605911486733" table:style-name="ce8">
            <text:p>574,22</text:p>
          </table:table-cell>
          <table:table-cell office:value-type="float" office:value="1.1644749645681733E-5" table:style-name="ce4">
            <text:p>1,16447E-05</text:p>
          </table:table-cell>
          <table:table-cell table:number-columns-repeated="16382"/>
        </table:table-row>
        <table:table-row table:style-name="ro1">
          <table:table-cell office:value-type="float" office:value="574.61405192357893" table:style-name="ce8">
            <text:p>574,61</text:p>
          </table:table-cell>
          <table:table-cell office:value-type="float" office:value="1.1666515469369799E-5" table:style-name="ce4">
            <text:p>1,16665E-05</text:p>
          </table:table-cell>
          <table:table-cell table:number-columns-repeated="16382"/>
        </table:table-row>
        <table:table-row table:style-name="ro1">
          <table:table-cell office:value-type="float" office:value="575.01206680655253" table:style-name="ce8">
            <text:p>575,01</text:p>
          </table:table-cell>
          <table:table-cell office:value-type="float" office:value="1.1783880359134762E-5" table:style-name="ce4">
            <text:p>1,17839E-05</text:p>
          </table:table-cell>
          <table:table-cell table:number-columns-repeated="16382"/>
        </table:table-row>
        <table:table-row table:style-name="ro1">
          <table:table-cell office:value-type="float" office:value="575.41010377721875" table:style-name="ce8">
            <text:p>575,41</text:p>
          </table:table-cell>
          <table:table-cell office:value-type="float" office:value="1.1873777816782831E-5" table:style-name="ce4">
            <text:p>1,18738E-05</text:p>
          </table:table-cell>
          <table:table-cell table:number-columns-repeated="16382"/>
        </table:table-row>
        <table:table-row table:style-name="ro1">
          <table:table-cell office:value-type="float" office:value="575.80816284900811" table:style-name="ce8">
            <text:p>575,81</text:p>
          </table:table-cell>
          <table:table-cell office:value-type="float" office:value="1.1952132305679188E-5" table:style-name="ce4">
            <text:p>1,19521E-05</text:p>
          </table:table-cell>
          <table:table-cell table:number-columns-repeated="16382"/>
        </table:table-row>
        <table:table-row table:style-name="ro1">
          <table:table-cell office:value-type="float" office:value="576.20624403535101" table:style-name="ce8">
            <text:p>576,21</text:p>
          </table:table-cell>
          <table:table-cell office:value-type="float" office:value="1.2036524322024889E-5" table:style-name="ce4">
            <text:p>1,20365E-05</text:p>
          </table:table-cell>
          <table:table-cell table:number-columns-repeated="16382"/>
        </table:table-row>
        <table:table-row table:style-name="ro1">
          <table:table-cell office:value-type="float" office:value="576.60434734967816" table:style-name="ce8">
            <text:p>576,60</text:p>
          </table:table-cell>
          <table:table-cell office:value-type="float" office:value="1.208171017670448E-5" table:style-name="ce4">
            <text:p>1,20817E-05</text:p>
          </table:table-cell>
          <table:table-cell table:number-columns-repeated="16382"/>
        </table:table-row>
        <table:table-row table:style-name="ro1">
          <table:table-cell office:value-type="float" office:value="577.00247280541998" table:style-name="ce8">
            <text:p>577,00</text:p>
          </table:table-cell>
          <table:table-cell office:value-type="float" office:value="1.2236401939736409E-5" table:style-name="ce4">
            <text:p>1,22364E-05</text:p>
          </table:table-cell>
          <table:table-cell table:number-columns-repeated="16382"/>
        </table:table-row>
        <table:table-row table:style-name="ro1">
          <table:table-cell office:value-type="float" office:value="577.40062041600709" table:style-name="ce8">
            <text:p>577,40</text:p>
          </table:table-cell>
          <table:table-cell office:value-type="float" office:value="1.2313695431167329E-5" table:style-name="ce4">
            <text:p>1,23137E-05</text:p>
          </table:table-cell>
          <table:table-cell table:number-columns-repeated="16382"/>
        </table:table-row>
        <table:table-row table:style-name="ro1">
          <table:table-cell office:value-type="float" office:value="577.79879019486975" table:style-name="ce8">
            <text:p>577,80</text:p>
          </table:table-cell>
          <table:table-cell office:value-type="float" office:value="1.2364151395662626E-5" table:style-name="ce4">
            <text:p>1,23642E-05</text:p>
          </table:table-cell>
          <table:table-cell table:number-columns-repeated="16382"/>
        </table:table-row>
        <table:table-row table:style-name="ro1">
          <table:table-cell office:value-type="float" office:value="578.19698215543872" table:style-name="ce8">
            <text:p>578,20</text:p>
          </table:table-cell>
          <table:table-cell office:value-type="float" office:value="1.2474156971079036E-5" table:style-name="ce4">
            <text:p>1,24742E-05</text:p>
          </table:table-cell>
          <table:table-cell table:number-columns-repeated="16382"/>
        </table:table-row>
        <table:table-row table:style-name="ro1">
          <table:table-cell office:value-type="float" office:value="578.59519631114449" table:style-name="ce8">
            <text:p>578,60</text:p>
          </table:table-cell>
          <table:table-cell office:value-type="float" office:value="1.2579522200000831E-5" table:style-name="ce4">
            <text:p>1,25795E-05</text:p>
          </table:table-cell>
          <table:table-cell table:number-columns-repeated="16382"/>
        </table:table-row>
        <table:table-row table:style-name="ro1">
          <table:table-cell office:value-type="float" office:value="578.99343267541747" table:style-name="ce8">
            <text:p>578,99</text:p>
          </table:table-cell>
          <table:table-cell office:value-type="float" office:value="1.2602960756921708E-5" table:style-name="ce4">
            <text:p>1,2603E-05</text:p>
          </table:table-cell>
          <table:table-cell table:number-columns-repeated="16382"/>
        </table:table-row>
        <table:table-row table:style-name="ro1">
          <table:table-cell office:value-type="float" office:value="579.39169126168827" table:style-name="ce8">
            <text:p>579,39</text:p>
          </table:table-cell>
          <table:table-cell office:value-type="float" office:value="1.2753083307257077E-5" table:style-name="ce4">
            <text:p>1,27531E-05</text:p>
          </table:table-cell>
          <table:table-cell table:number-columns-repeated="16382"/>
        </table:table-row>
        <table:table-row table:style-name="ro1">
          <table:table-cell office:value-type="float" office:value="579.78997208338751" table:style-name="ce8">
            <text:p>579,79</text:p>
          </table:table-cell>
          <table:table-cell office:value-type="float" office:value="1.2820689853385536E-5" table:style-name="ce4">
            <text:p>1,28207E-05</text:p>
          </table:table-cell>
          <table:table-cell table:number-columns-repeated="16382"/>
        </table:table-row>
        <table:table-row table:style-name="ro1">
          <table:table-cell office:value-type="float" office:value="580.18827515394537" table:style-name="ce8">
            <text:p>580,19</text:p>
          </table:table-cell>
          <table:table-cell office:value-type="float" office:value="1.2901630086938634E-5" table:style-name="ce4">
            <text:p>1,29016E-05</text:p>
          </table:table-cell>
          <table:table-cell table:number-columns-repeated="16382"/>
        </table:table-row>
        <table:table-row table:style-name="ro1">
          <table:table-cell office:value-type="float" office:value="580.5866004867928" table:style-name="ce8">
            <text:p>580,59</text:p>
          </table:table-cell>
          <table:table-cell office:value-type="float" office:value="1.3003332407693367E-5" table:style-name="ce4">
            <text:p>1,30033E-05</text:p>
          </table:table-cell>
          <table:table-cell table:number-columns-repeated="16382"/>
        </table:table-row>
        <table:table-row table:style-name="ro1">
          <table:table-cell office:value-type="float" office:value="580.98494809535998" table:style-name="ce8">
            <text:p>580,98</text:p>
          </table:table-cell>
          <table:table-cell office:value-type="float" office:value="1.3038478154517441E-5" table:style-name="ce4">
            <text:p>1,30385E-05</text:p>
          </table:table-cell>
          <table:table-cell table:number-columns-repeated="16382"/>
        </table:table-row>
        <table:table-row table:style-name="ro1">
          <table:table-cell office:value-type="float" office:value="581.38331799307764" table:style-name="ce8">
            <text:p>581,38</text:p>
          </table:table-cell>
          <table:table-cell office:value-type="float" office:value="1.3168704003398639E-5" table:style-name="ce4">
            <text:p>1,31687E-05</text:p>
          </table:table-cell>
          <table:table-cell table:number-columns-repeated="16382"/>
        </table:table-row>
        <table:table-row table:style-name="ro1">
          <table:table-cell office:value-type="float" office:value="581.78171019337617" table:style-name="ce8">
            <text:p>581,78</text:p>
          </table:table-cell>
          <table:table-cell office:value-type="float" office:value="1.3256535313787184E-5" table:style-name="ce4">
            <text:p>1,32565E-05</text:p>
          </table:table-cell>
          <table:table-cell table:number-columns-repeated="16382"/>
        </table:table-row>
        <table:table-row table:style-name="ro1">
          <table:table-cell office:value-type="float" office:value="582.1801247096862" table:style-name="ce8">
            <text:p>582,18</text:p>
          </table:table-cell>
          <table:table-cell office:value-type="float" office:value="1.3326109726102611E-5" table:style-name="ce4">
            <text:p>1,33261E-05</text:p>
          </table:table-cell>
          <table:table-cell table:number-columns-repeated="16382"/>
        </table:table-row>
        <table:table-row table:style-name="ro1">
          <table:table-cell office:value-type="float" office:value="582.57856155543811" table:style-name="ce8">
            <text:p>582,58</text:p>
          </table:table-cell>
          <table:table-cell office:value-type="float" office:value="1.3419837142211302E-5" table:style-name="ce4">
            <text:p>1,34198E-05</text:p>
          </table:table-cell>
          <table:table-cell table:number-columns-repeated="16382"/>
        </table:table-row>
        <table:table-row table:style-name="ro1">
          <table:table-cell office:value-type="float" office:value="582.97702074406254" table:style-name="ce8">
            <text:p>582,98</text:p>
          </table:table-cell>
          <table:table-cell office:value-type="float" office:value="1.350071852797275E-5" table:style-name="ce4">
            <text:p>1,35007E-05</text:p>
          </table:table-cell>
          <table:table-cell table:number-columns-repeated="16382"/>
        </table:table-row>
        <table:table-row table:style-name="ro1">
          <table:table-cell office:value-type="float" office:value="583.37550228898988" table:style-name="ce8">
            <text:p>583,38</text:p>
          </table:table-cell>
          <table:table-cell office:value-type="float" office:value="1.3617158154358637E-5" table:style-name="ce4">
            <text:p>1,36172E-05</text:p>
          </table:table-cell>
          <table:table-cell table:number-columns-repeated="16382"/>
        </table:table-row>
        <table:table-row table:style-name="ro1">
          <table:table-cell office:value-type="float" office:value="583.77400620365086" table:style-name="ce8">
            <text:p>583,77</text:p>
          </table:table-cell>
          <table:table-cell office:value-type="float" office:value="1.364873038646945E-5" table:style-name="ce4">
            <text:p>1,36487E-05</text:p>
          </table:table-cell>
          <table:table-cell table:number-columns-repeated="16382"/>
        </table:table-row>
        <table:table-row table:style-name="ro1">
          <table:table-cell office:value-type="float" office:value="584.17253250147587" table:style-name="ce8">
            <text:p>584,17</text:p>
          </table:table-cell>
          <table:table-cell office:value-type="float" office:value="1.3773361934705898E-5" table:style-name="ce4">
            <text:p>1,37734E-05</text:p>
          </table:table-cell>
          <table:table-cell table:number-columns-repeated="16382"/>
        </table:table-row>
        <table:table-row table:style-name="ro1">
          <table:table-cell office:value-type="float" office:value="584.57108119589543" table:style-name="ce8">
            <text:p>584,57</text:p>
          </table:table-cell>
          <table:table-cell office:value-type="float" office:value="1.3807724946124815E-5" table:style-name="ce4">
            <text:p>1,38077E-05</text:p>
          </table:table-cell>
          <table:table-cell table:number-columns-repeated="16382"/>
        </table:table-row>
        <table:table-row table:style-name="ro1">
          <table:table-cell office:value-type="float" office:value="584.96965230033993" table:style-name="ce8">
            <text:p>584,97</text:p>
          </table:table-cell>
          <table:table-cell office:value-type="float" office:value="1.3939908234770247E-5" table:style-name="ce4">
            <text:p>1,39399E-05</text:p>
          </table:table-cell>
          <table:table-cell table:number-columns-repeated="16382"/>
        </table:table-row>
        <table:table-row table:style-name="ro1">
          <table:table-cell office:value-type="float" office:value="585.36824582824022" table:style-name="ce8">
            <text:p>585,37</text:p>
          </table:table-cell>
          <table:table-cell office:value-type="float" office:value="1.3908956145597967E-5" table:style-name="ce4">
            <text:p>1,3909E-05</text:p>
          </table:table-cell>
          <table:table-cell table:number-columns-repeated="16382"/>
        </table:table-row>
        <table:table-row table:style-name="ro1">
          <table:table-cell office:value-type="float" office:value="585.76686179302658" table:style-name="ce8">
            <text:p>585,77</text:p>
          </table:table-cell>
          <table:table-cell office:value-type="float" office:value="1.4085794692007139E-5" table:style-name="ce4">
            <text:p>1,40858E-05</text:p>
          </table:table-cell>
          <table:table-cell table:number-columns-repeated="16382"/>
        </table:table-row>
        <table:table-row table:style-name="ro1">
          <table:table-cell office:value-type="float" office:value="586.16550020812952" table:style-name="ce8">
            <text:p>586,17</text:p>
          </table:table-cell>
          <table:table-cell office:value-type="float" office:value="1.4175226738757407E-5" table:style-name="ce4">
            <text:p>1,41752E-05</text:p>
          </table:table-cell>
          <table:table-cell table:number-columns-repeated="16382"/>
        </table:table-row>
        <table:table-row table:style-name="ro1">
          <table:table-cell office:value-type="float" office:value="586.56416108697965" table:style-name="ce8">
            <text:p>586,56</text:p>
          </table:table-cell>
          <table:table-cell office:value-type="float" office:value="1.4204079961382718E-5" table:style-name="ce4">
            <text:p>1,42041E-05</text:p>
          </table:table-cell>
          <table:table-cell table:number-columns-repeated="16382"/>
        </table:table-row>
        <table:table-row table:style-name="ro1">
          <table:table-cell office:value-type="float" office:value="586.9628444430075" table:style-name="ce8">
            <text:p>586,96</text:p>
          </table:table-cell>
          <table:table-cell office:value-type="float" office:value="1.4297846938675088E-5" table:style-name="ce4">
            <text:p>1,42978E-05</text:p>
          </table:table-cell>
          <table:table-cell table:number-columns-repeated="16382"/>
        </table:table-row>
        <table:table-row table:style-name="ro1">
          <table:table-cell office:value-type="float" office:value="587.36155028964356" table:style-name="ce8">
            <text:p>587,36</text:p>
          </table:table-cell>
          <table:table-cell office:value-type="float" office:value="1.4395373269928544E-5" table:style-name="ce4">
            <text:p>1,43954E-05</text:p>
          </table:table-cell>
          <table:table-cell table:number-columns-repeated="16382"/>
        </table:table-row>
        <table:table-row table:style-name="ro1">
          <table:table-cell office:value-type="float" office:value="587.76027864031835" table:style-name="ce8">
            <text:p>587,76</text:p>
          </table:table-cell>
          <table:table-cell office:value-type="float" office:value="1.4438958679426771E-5" table:style-name="ce4">
            <text:p>1,4439E-05</text:p>
          </table:table-cell>
          <table:table-cell table:number-columns-repeated="16382"/>
        </table:table-row>
        <table:table-row table:style-name="ro1">
          <table:table-cell office:value-type="float" office:value="588.15902950846225" table:style-name="ce8">
            <text:p>588,16</text:p>
          </table:table-cell>
          <table:table-cell office:value-type="float" office:value="1.4527795656995996E-5" table:style-name="ce4">
            <text:p>1,45278E-05</text:p>
          </table:table-cell>
          <table:table-cell table:number-columns-repeated="16382"/>
        </table:table-row>
        <table:table-row table:style-name="ro1">
          <table:table-cell office:value-type="float" office:value="588.55780290750602" table:style-name="ce8">
            <text:p>588,56</text:p>
          </table:table-cell>
          <table:table-cell office:value-type="float" office:value="1.453614411319747E-5" table:style-name="ce4">
            <text:p>1,45361E-05</text:p>
          </table:table-cell>
          <table:table-cell table:number-columns-repeated="16382"/>
        </table:table-row>
        <table:table-row table:style-name="ro1">
          <table:table-cell office:value-type="float" office:value="588.95659885088003" table:style-name="ce8">
            <text:p>588,96</text:p>
          </table:table-cell>
          <table:table-cell office:value-type="float" office:value="1.4667565991428567E-5" table:style-name="ce4">
            <text:p>1,46676E-05</text:p>
          </table:table-cell>
          <table:table-cell table:number-columns-repeated="16382"/>
        </table:table-row>
        <table:table-row table:style-name="ro1">
          <table:table-cell office:value-type="float" office:value="589.3554173520148" table:style-name="ce8">
            <text:p>589,36</text:p>
          </table:table-cell>
          <table:table-cell office:value-type="float" office:value="1.4739407546911077E-5" table:style-name="ce4">
            <text:p>1,47394E-05</text:p>
          </table:table-cell>
          <table:table-cell table:number-columns-repeated="16382"/>
        </table:table-row>
        <table:table-row table:style-name="ro1">
          <table:table-cell office:value-type="float" office:value="589.75425842434095" table:style-name="ce8">
            <text:p>589,75</text:p>
          </table:table-cell>
          <table:table-cell office:value-type="float" office:value="1.4835012304120165E-5" table:style-name="ce4">
            <text:p>1,4835E-05</text:p>
          </table:table-cell>
          <table:table-cell table:number-columns-repeated="16382"/>
        </table:table-row>
        <table:table-row table:style-name="ro1">
          <table:table-cell office:value-type="float" office:value="590.15312208128898" table:style-name="ce8">
            <text:p>590,15</text:p>
          </table:table-cell>
          <table:table-cell office:value-type="float" office:value="1.4846693903480895E-5" table:style-name="ce4">
            <text:p>1,48467E-05</text:p>
          </table:table-cell>
          <table:table-cell table:number-columns-repeated="16382"/>
        </table:table-row>
        <table:table-row table:style-name="ro1">
          <table:table-cell office:value-type="float" office:value="590.5520083362893" table:style-name="ce8">
            <text:p>590,55</text:p>
          </table:table-cell>
          <table:table-cell office:value-type="float" office:value="1.493964645026547E-5" table:style-name="ce4">
            <text:p>1,49396E-05</text:p>
          </table:table-cell>
          <table:table-cell table:number-columns-repeated="16382"/>
        </table:table-row>
        <table:table-row table:style-name="ro1">
          <table:table-cell office:value-type="float" office:value="590.95091720277253" table:style-name="ce8">
            <text:p>590,95</text:p>
          </table:table-cell>
          <table:table-cell office:value-type="float" office:value="1.5004182375672892E-5" table:style-name="ce4">
            <text:p>1,50042E-05</text:p>
          </table:table-cell>
          <table:table-cell table:number-columns-repeated="16382"/>
        </table:table-row>
        <table:table-row table:style-name="ro1">
          <table:table-cell office:value-type="float" office:value="591.34984869416917" table:style-name="ce8">
            <text:p>591,35</text:p>
          </table:table-cell>
          <table:table-cell office:value-type="float" office:value="1.5041056719644657E-5" table:style-name="ce4">
            <text:p>1,50411E-05</text:p>
          </table:table-cell>
          <table:table-cell table:number-columns-repeated="16382"/>
        </table:table-row>
        <table:table-row table:style-name="ro1">
          <table:table-cell office:value-type="float" office:value="591.74880282390973" table:style-name="ce8">
            <text:p>591,75</text:p>
          </table:table-cell>
          <table:table-cell office:value-type="float" office:value="1.5187791152088893E-5" table:style-name="ce4">
            <text:p>1,51878E-05</text:p>
          </table:table-cell>
          <table:table-cell table:number-columns-repeated="16382"/>
        </table:table-row>
        <table:table-row table:style-name="ro1">
          <table:table-cell office:value-type="float" office:value="592.1477796054246" table:style-name="ce8">
            <text:p>592,15</text:p>
          </table:table-cell>
          <table:table-cell office:value-type="float" office:value="1.52401387700416E-5" table:style-name="ce4">
            <text:p>1,52401E-05</text:p>
          </table:table-cell>
          <table:table-cell table:number-columns-repeated="16382"/>
        </table:table-row>
        <table:table-row table:style-name="ro1">
          <table:table-cell office:value-type="float" office:value="592.54677905214453" table:style-name="ce8">
            <text:p>592,55</text:p>
          </table:table-cell>
          <table:table-cell office:value-type="float" office:value="1.5247858035536592E-5" table:style-name="ce4">
            <text:p>1,52479E-05</text:p>
          </table:table-cell>
          <table:table-cell table:number-columns-repeated="16382"/>
        </table:table-row>
        <table:table-row table:style-name="ro1">
          <table:table-cell office:value-type="float" office:value="592.94580117750002" table:style-name="ce8">
            <text:p>592,95</text:p>
          </table:table-cell>
          <table:table-cell office:value-type="float" office:value="1.5377717757119312E-5" table:style-name="ce4">
            <text:p>1,53777E-05</text:p>
          </table:table-cell>
          <table:table-cell table:number-columns-repeated="16382"/>
        </table:table-row>
        <table:table-row table:style-name="ro1">
          <table:table-cell office:value-type="float" office:value="593.34484599492146" table:style-name="ce8">
            <text:p>593,34</text:p>
          </table:table-cell>
          <table:table-cell office:value-type="float" office:value="1.5371952284535013E-5" table:style-name="ce4">
            <text:p>1,5372E-05</text:p>
          </table:table-cell>
          <table:table-cell table:number-columns-repeated="16382"/>
        </table:table-row>
        <table:table-row table:style-name="ro1">
          <table:table-cell office:value-type="float" office:value="593.74391351783936" table:style-name="ce8">
            <text:p>593,74</text:p>
          </table:table-cell>
          <table:table-cell office:value-type="float" office:value="1.5487256343969786E-5" table:style-name="ce4">
            <text:p>1,54873E-05</text:p>
          </table:table-cell>
          <table:table-cell table:number-columns-repeated="16382"/>
        </table:table-row>
        <table:table-row table:style-name="ro1">
          <table:table-cell office:value-type="float" office:value="594.14300375968435" table:style-name="ce8">
            <text:p>594,14</text:p>
          </table:table-cell>
          <table:table-cell office:value-type="float" office:value="1.5532192221873445E-5" table:style-name="ce4">
            <text:p>1,55322E-05</text:p>
          </table:table-cell>
          <table:table-cell table:number-columns-repeated="16382"/>
        </table:table-row>
        <table:table-row table:style-name="ro1">
          <table:table-cell office:value-type="float" office:value="594.54211673388681" table:style-name="ce8">
            <text:p>594,54</text:p>
          </table:table-cell>
          <table:table-cell office:value-type="float" office:value="1.560971315043421E-5" table:style-name="ce4">
            <text:p>1,56097E-05</text:p>
          </table:table-cell>
          <table:table-cell table:number-columns-repeated="16382"/>
        </table:table-row>
        <table:table-row table:style-name="ro1">
          <table:table-cell office:value-type="float" office:value="594.9412524538775" table:style-name="ce8">
            <text:p>594,94</text:p>
          </table:table-cell>
          <table:table-cell office:value-type="float" office:value="1.5668401489071911E-5" table:style-name="ce4">
            <text:p>1,56684E-05</text:p>
          </table:table-cell>
          <table:table-cell table:number-columns-repeated="16382"/>
        </table:table-row>
        <table:table-row table:style-name="ro1">
          <table:table-cell office:value-type="float" office:value="595.34041093308679" table:style-name="ce8">
            <text:p>595,34</text:p>
          </table:table-cell>
          <table:table-cell office:value-type="float" office:value="1.5690523783940131E-5" table:style-name="ce4">
            <text:p>1,56905E-05</text:p>
          </table:table-cell>
          <table:table-cell table:number-columns-repeated="16382"/>
        </table:table-row>
        <table:table-row table:style-name="ro1">
          <table:table-cell office:value-type="float" office:value="595.73959218494508" table:style-name="ce8">
            <text:p>595,74</text:p>
          </table:table-cell>
          <table:table-cell office:value-type="float" office:value="1.5775785731334672E-5" table:style-name="ce4">
            <text:p>1,57758E-05</text:p>
          </table:table-cell>
          <table:table-cell table:number-columns-repeated="16382"/>
        </table:table-row>
        <table:table-row table:style-name="ro1">
          <table:table-cell office:value-type="float" office:value="596.138796222883" table:style-name="ce8">
            <text:p>596,14</text:p>
          </table:table-cell>
          <table:table-cell office:value-type="float" office:value="1.5864765075164432E-5" table:style-name="ce4">
            <text:p>1,58648E-05</text:p>
          </table:table-cell>
          <table:table-cell table:number-columns-repeated="16382"/>
        </table:table-row>
        <table:table-row table:style-name="ro1">
          <table:table-cell office:value-type="float" office:value="596.53802306033117" table:style-name="ce8">
            <text:p>596,54</text:p>
          </table:table-cell>
          <table:table-cell office:value-type="float" office:value="1.5916597895382982E-5" table:style-name="ce4">
            <text:p>1,59166E-05</text:p>
          </table:table-cell>
          <table:table-cell table:number-columns-repeated="16382"/>
        </table:table-row>
        <table:table-row table:style-name="ro1">
          <table:table-cell office:value-type="float" office:value="596.93727271071998" table:style-name="ce8">
            <text:p>596,94</text:p>
          </table:table-cell>
          <table:table-cell office:value-type="float" office:value="1.5952066221196382E-5" table:style-name="ce4">
            <text:p>1,59521E-05</text:p>
          </table:table-cell>
          <table:table-cell table:number-columns-repeated="16382"/>
        </table:table-row>
        <table:table-row table:style-name="ro1">
          <table:table-cell office:value-type="float" office:value="597.33654518748006" table:style-name="ce8">
            <text:p>597,34</text:p>
          </table:table-cell>
          <table:table-cell office:value-type="float" office:value="1.5993302374665658E-5" table:style-name="ce4">
            <text:p>1,59933E-05</text:p>
          </table:table-cell>
          <table:table-cell table:number-columns-repeated="16382"/>
        </table:table-row>
        <table:table-row table:style-name="ro1">
          <table:table-cell office:value-type="float" office:value="597.73584050404179" table:style-name="ce8">
            <text:p>597,74</text:p>
          </table:table-cell>
          <table:table-cell office:value-type="float" office:value="1.5994177521813604E-5" table:style-name="ce4">
            <text:p>1,59942E-05</text:p>
          </table:table-cell>
          <table:table-cell table:number-columns-repeated="16382"/>
        </table:table-row>
        <table:table-row table:style-name="ro1">
          <table:table-cell office:value-type="float" office:value="598.1351586738358" table:style-name="ce8">
            <text:p>598,14</text:p>
          </table:table-cell>
          <table:table-cell office:value-type="float" office:value="1.6130228396040067E-5" table:style-name="ce4">
            <text:p>1,61302E-05</text:p>
          </table:table-cell>
          <table:table-cell table:number-columns-repeated="16382"/>
        </table:table-row>
        <table:table-row table:style-name="ro1">
          <table:table-cell office:value-type="float" office:value="598.53449971029249" table:style-name="ce8">
            <text:p>598,53</text:p>
          </table:table-cell>
          <table:table-cell office:value-type="float" office:value="1.6086251976798589E-5" table:style-name="ce4">
            <text:p>1,60863E-05</text:p>
          </table:table-cell>
          <table:table-cell table:number-columns-repeated="16382"/>
        </table:table-row>
        <table:table-row table:style-name="ro1">
          <table:table-cell office:value-type="float" office:value="598.93386362684248" table:style-name="ce8">
            <text:p>598,93</text:p>
          </table:table-cell>
          <table:table-cell office:value-type="float" office:value="1.6102935294086729E-5" table:style-name="ce4">
            <text:p>1,61029E-05</text:p>
          </table:table-cell>
          <table:table-cell table:number-columns-repeated="16382"/>
        </table:table-row>
        <table:table-row table:style-name="ro1">
          <table:table-cell office:value-type="float" office:value="599.33325043691639" table:style-name="ce8">
            <text:p>599,33</text:p>
          </table:table-cell>
          <table:table-cell office:value-type="float" office:value="1.623211043511859E-5" table:style-name="ce4">
            <text:p>1,62321E-05</text:p>
          </table:table-cell>
          <table:table-cell table:number-columns-repeated="16382"/>
        </table:table-row>
        <table:table-row table:style-name="ro1">
          <table:table-cell office:value-type="float" office:value="599.73266015394449" table:style-name="ce8">
            <text:p>599,73</text:p>
          </table:table-cell>
          <table:table-cell office:value-type="float" office:value="1.6263253071756683E-5" table:style-name="ce4">
            <text:p>1,62633E-05</text:p>
          </table:table-cell>
          <table:table-cell table:number-columns-repeated="16382"/>
        </table:table-row>
        <table:table-row table:style-name="ro1">
          <table:table-cell office:value-type="float" office:value="600.13209279135742" table:style-name="ce8">
            <text:p>600,13</text:p>
          </table:table-cell>
          <table:table-cell office:value-type="float" office:value="1.6305673210297279E-5" table:style-name="ce4">
            <text:p>1,63057E-05</text:p>
          </table:table-cell>
          <table:table-cell table:number-columns-repeated="16382"/>
        </table:table-row>
        <table:table-row table:style-name="ro1">
          <table:table-cell office:value-type="float" office:value="600.5315483625858" table:style-name="ce8">
            <text:p>600,53</text:p>
          </table:table-cell>
          <table:table-cell office:value-type="float" office:value="1.6340739592183902E-5" table:style-name="ce4">
            <text:p>1,63407E-05</text:p>
          </table:table-cell>
          <table:table-cell table:number-columns-repeated="16382"/>
        </table:table-row>
        <table:table-row table:style-name="ro1">
          <table:table-cell office:value-type="float" office:value="600.93102688106001" table:style-name="ce8">
            <text:p>600,93</text:p>
          </table:table-cell>
          <table:table-cell office:value-type="float" office:value="1.636973409058726E-5" table:style-name="ce4">
            <text:p>1,63697E-05</text:p>
          </table:table-cell>
          <table:table-cell table:number-columns-repeated="16382"/>
        </table:table-row>
        <table:table-row table:style-name="ro1">
          <table:table-cell office:value-type="float" office:value="601.33052836021056" table:style-name="ce8">
            <text:p>601,33</text:p>
          </table:table-cell>
          <table:table-cell office:value-type="float" office:value="1.6399596267963911E-5" table:style-name="ce4">
            <text:p>1,63996E-05</text:p>
          </table:table-cell>
          <table:table-cell table:number-columns-repeated="16382"/>
        </table:table-row>
        <table:table-row table:style-name="ro1">
          <table:table-cell office:value-type="float" office:value="601.73005281346809" table:style-name="ce8">
            <text:p>601,73</text:p>
          </table:table-cell>
          <table:table-cell office:value-type="float" office:value="1.6420685651276727E-5" table:style-name="ce4">
            <text:p>1,64207E-05</text:p>
          </table:table-cell>
          <table:table-cell table:number-columns-repeated="16382"/>
        </table:table-row>
        <table:table-row table:style-name="ro1">
          <table:table-cell office:value-type="float" office:value="602.1296002542631" table:style-name="ce8">
            <text:p>602,13</text:p>
          </table:table-cell>
          <table:table-cell office:value-type="float" office:value="1.6440426112087115E-5" table:style-name="ce4">
            <text:p>1,64404E-05</text:p>
          </table:table-cell>
          <table:table-cell table:number-columns-repeated="16382"/>
        </table:table-row>
        <table:table-row table:style-name="ro1">
          <table:table-cell office:value-type="float" office:value="602.52917069602609" table:style-name="ce8">
            <text:p>602,53</text:p>
          </table:table-cell>
          <table:table-cell office:value-type="float" office:value="1.6486972476562996E-5" table:style-name="ce4">
            <text:p>1,6487E-05</text:p>
          </table:table-cell>
          <table:table-cell table:number-columns-repeated="16382"/>
        </table:table-row>
        <table:table-row table:style-name="ro1">
          <table:table-cell office:value-type="float" office:value="602.92876415218757" table:style-name="ce8">
            <text:p>602,93</text:p>
          </table:table-cell>
          <table:table-cell office:value-type="float" office:value="1.6522873645232081E-5" table:style-name="ce4">
            <text:p>1,65229E-05</text:p>
          </table:table-cell>
          <table:table-cell table:number-columns-repeated="16382"/>
        </table:table-row>
        <table:table-row table:style-name="ro1">
          <table:table-cell office:value-type="float" office:value="603.32838063617794" table:style-name="ce8">
            <text:p>603,33</text:p>
          </table:table-cell>
          <table:table-cell office:value-type="float" office:value="1.6593121614154279E-5" table:style-name="ce4">
            <text:p>1,65931E-05</text:p>
          </table:table-cell>
          <table:table-cell table:number-columns-repeated="16382"/>
        </table:table-row>
        <table:table-row table:style-name="ro1">
          <table:table-cell office:value-type="float" office:value="603.72802016142782" table:style-name="ce8">
            <text:p>603,73</text:p>
          </table:table-cell>
          <table:table-cell office:value-type="float" office:value="1.660676723215057E-5" table:style-name="ce4">
            <text:p>1,66068E-05</text:p>
          </table:table-cell>
          <table:table-cell table:number-columns-repeated="16382"/>
        </table:table-row>
        <table:table-row table:style-name="ro1">
          <table:table-cell office:value-type="float" office:value="604.12768274136783" table:style-name="ce8">
            <text:p>604,13</text:p>
          </table:table-cell>
          <table:table-cell office:value-type="float" office:value="1.6630449790994813E-5" table:style-name="ce4">
            <text:p>1,66304E-05</text:p>
          </table:table-cell>
          <table:table-cell table:number-columns-repeated="16382"/>
        </table:table-row>
        <table:table-row table:style-name="ro1">
          <table:table-cell office:value-type="float" office:value="604.52736838942837" table:style-name="ce8">
            <text:p>604,53</text:p>
          </table:table-cell>
          <table:table-cell office:value-type="float" office:value="1.6719990673744767E-5" table:style-name="ce4">
            <text:p>1,672E-05</text:p>
          </table:table-cell>
          <table:table-cell table:number-columns-repeated="16382"/>
        </table:table-row>
        <table:table-row table:style-name="ro1">
          <table:table-cell office:value-type="float" office:value="604.92707711903995" table:style-name="ce8">
            <text:p>604,93</text:p>
          </table:table-cell>
          <table:table-cell office:value-type="float" office:value="1.6682344419900193E-5" table:style-name="ce4">
            <text:p>1,66823E-05</text:p>
          </table:table-cell>
          <table:table-cell table:number-columns-repeated="16382"/>
        </table:table-row>
        <table:table-row table:style-name="ro1">
          <table:table-cell office:value-type="float" office:value="605.32680894363318" table:style-name="ce8">
            <text:p>605,33</text:p>
          </table:table-cell>
          <table:table-cell office:value-type="float" office:value="1.6695676864273464E-5" table:style-name="ce4">
            <text:p>1,66957E-05</text:p>
          </table:table-cell>
          <table:table-cell table:number-columns-repeated="16382"/>
        </table:table-row>
        <table:table-row table:style-name="ro1">
          <table:table-cell office:value-type="float" office:value="605.72656387663858" table:style-name="ce8">
            <text:p>605,73</text:p>
          </table:table-cell>
          <table:table-cell office:value-type="float" office:value="1.6730460260961824E-5" table:style-name="ce4">
            <text:p>1,67305E-05</text:p>
          </table:table-cell>
          <table:table-cell table:number-columns-repeated="16382"/>
        </table:table-row>
        <table:table-row table:style-name="ro1">
          <table:table-cell office:value-type="float" office:value="606.12634193148654" table:style-name="ce8">
            <text:p>606,13</text:p>
          </table:table-cell>
          <table:table-cell office:value-type="float" office:value="1.6684581673042227E-5" table:style-name="ce4">
            <text:p>1,66846E-05</text:p>
          </table:table-cell>
          <table:table-cell table:number-columns-repeated="16382"/>
        </table:table-row>
        <table:table-row table:style-name="ro1">
          <table:table-cell office:value-type="float" office:value="606.52614312160767" table:style-name="ce8">
            <text:p>606,53</text:p>
          </table:table-cell>
          <table:table-cell office:value-type="float" office:value="1.6749186589545276E-5" table:style-name="ce4">
            <text:p>1,67492E-05</text:p>
          </table:table-cell>
          <table:table-cell table:number-columns-repeated="16382"/>
        </table:table-row>
        <table:table-row table:style-name="ro1">
          <table:table-cell office:value-type="float" office:value="606.9259674604325" table:style-name="ce8">
            <text:p>606,93</text:p>
          </table:table-cell>
          <table:table-cell office:value-type="float" office:value="1.6800746490141235E-5" table:style-name="ce4">
            <text:p>1,68007E-05</text:p>
          </table:table-cell>
          <table:table-cell table:number-columns-repeated="16382"/>
        </table:table-row>
        <table:table-row table:style-name="ro1">
          <table:table-cell office:value-type="float" office:value="607.32581496139153" table:style-name="ce8">
            <text:p>607,33</text:p>
          </table:table-cell>
          <table:table-cell office:value-type="float" office:value="1.6783333312552836E-5" table:style-name="ce4">
            <text:p>1,67833E-05</text:p>
          </table:table-cell>
          <table:table-cell table:number-columns-repeated="16382"/>
        </table:table-row>
        <table:table-row table:style-name="ro1">
          <table:table-cell office:value-type="float" office:value="607.72568563791526" table:style-name="ce8">
            <text:p>607,73</text:p>
          </table:table-cell>
          <table:table-cell office:value-type="float" office:value="1.6799904445507786E-5" table:style-name="ce4">
            <text:p>1,67999E-05</text:p>
          </table:table-cell>
          <table:table-cell table:number-columns-repeated="16382"/>
        </table:table-row>
        <table:table-row table:style-name="ro1">
          <table:table-cell office:value-type="float" office:value="608.12557950343421" table:style-name="ce8">
            <text:p>608,13</text:p>
          </table:table-cell>
          <table:table-cell office:value-type="float" office:value="1.6758228793305124E-5" table:style-name="ce4">
            <text:p>1,67582E-05</text:p>
          </table:table-cell>
          <table:table-cell table:number-columns-repeated="16382"/>
        </table:table-row>
        <table:table-row table:style-name="ro1">
          <table:table-cell office:value-type="float" office:value="608.52549657137899" table:style-name="ce8">
            <text:p>608,53</text:p>
          </table:table-cell>
          <table:table-cell office:value-type="float" office:value="1.6819742864084268E-5" table:style-name="ce4">
            <text:p>1,68197E-05</text:p>
          </table:table-cell>
          <table:table-cell table:number-columns-repeated="16382"/>
        </table:table-row>
        <table:table-row table:style-name="ro1">
          <table:table-cell office:value-type="float" office:value="608.92543685518001" table:style-name="ce8">
            <text:p>608,93</text:p>
          </table:table-cell>
          <table:table-cell office:value-type="float" office:value="1.6837792290254204E-5" table:style-name="ce4">
            <text:p>1,68378E-05</text:p>
          </table:table-cell>
          <table:table-cell table:number-columns-repeated="16382"/>
        </table:table-row>
        <table:table-row table:style-name="ro1">
          <table:table-cell office:value-type="float" office:value="609.32540036826776" table:style-name="ce8">
            <text:p>609,33</text:p>
          </table:table-cell>
          <table:table-cell office:value-type="float" office:value="1.6789803835787715E-5" table:style-name="ce4">
            <text:p>1,67898E-05</text:p>
          </table:table-cell>
          <table:table-cell table:number-columns-repeated="16382"/>
        </table:table-row>
        <table:table-row table:style-name="ro1">
          <table:table-cell office:value-type="float" office:value="609.72538712407299" table:style-name="ce8">
            <text:p>609,73</text:p>
          </table:table-cell>
          <table:table-cell office:value-type="float" office:value="1.6735342603604349E-5" table:style-name="ce4">
            <text:p>1,67353E-05</text:p>
          </table:table-cell>
          <table:table-cell table:number-columns-repeated="16382"/>
        </table:table-row>
        <table:table-row table:style-name="ro1">
          <table:table-cell office:value-type="float" office:value="610.12539713602598" table:style-name="ce8">
            <text:p>610,13</text:p>
          </table:table-cell>
          <table:table-cell office:value-type="float" office:value="1.6798531693382143E-5" table:style-name="ce4">
            <text:p>1,67985E-05</text:p>
          </table:table-cell>
          <table:table-cell table:number-columns-repeated="16382"/>
        </table:table-row>
        <table:table-row table:style-name="ro1">
          <table:table-cell office:value-type="float" office:value="610.52543041755735" table:style-name="ce8">
            <text:p>610,53</text:p>
          </table:table-cell>
          <table:table-cell office:value-type="float" office:value="1.6830222561516634E-5" table:style-name="ce4">
            <text:p>1,68302E-05</text:p>
          </table:table-cell>
          <table:table-cell table:number-columns-repeated="16382"/>
        </table:table-row>
        <table:table-row table:style-name="ro1">
          <table:table-cell office:value-type="float" office:value="610.92548698209748" table:style-name="ce8">
            <text:p>610,93</text:p>
          </table:table-cell>
          <table:table-cell office:value-type="float" office:value="1.6772785160903675E-5" table:style-name="ce4">
            <text:p>1,67728E-05</text:p>
          </table:table-cell>
          <table:table-cell table:number-columns-repeated="16382"/>
        </table:table-row>
        <table:table-row table:style-name="ro1">
          <table:table-cell office:value-type="float" office:value="611.32556684307713" table:style-name="ce8">
            <text:p>611,33</text:p>
          </table:table-cell>
          <table:table-cell office:value-type="float" office:value="1.6828969726728576E-5" table:style-name="ce4">
            <text:p>1,6829E-05</text:p>
          </table:table-cell>
          <table:table-cell table:number-columns-repeated="16382"/>
        </table:table-row>
        <table:table-row table:style-name="ro1">
          <table:table-cell office:value-type="float" office:value="611.72567001392667" table:style-name="ce8">
            <text:p>611,73</text:p>
          </table:table-cell>
          <table:table-cell office:value-type="float" office:value="1.6735933974313519E-5" table:style-name="ce4">
            <text:p>1,67359E-05</text:p>
          </table:table-cell>
          <table:table-cell table:number-columns-repeated="16382"/>
        </table:table-row>
        <table:table-row table:style-name="ro1">
          <table:table-cell office:value-type="float" office:value="612.12579650807663" table:style-name="ce8">
            <text:p>612,13</text:p>
          </table:table-cell>
          <table:table-cell office:value-type="float" office:value="1.6805442831220934E-5" table:style-name="ce4">
            <text:p>1,68054E-05</text:p>
          </table:table-cell>
          <table:table-cell table:number-columns-repeated="16382"/>
        </table:table-row>
        <table:table-row table:style-name="ro1">
          <table:table-cell office:value-type="float" office:value="612.52594633895751" table:style-name="ce8">
            <text:p>612,53</text:p>
          </table:table-cell>
          <table:table-cell office:value-type="float" office:value="1.6736158225304532E-5" table:style-name="ce4">
            <text:p>1,67362E-05</text:p>
          </table:table-cell>
          <table:table-cell table:number-columns-repeated="16382"/>
        </table:table-row>
        <table:table-row table:style-name="ro1">
          <table:table-cell office:value-type="float" office:value="612.92611952000004" table:style-name="ce8">
            <text:p>612,93</text:p>
          </table:table-cell>
          <table:table-cell office:value-type="float" office:value="1.6762850138235691E-5" table:style-name="ce4">
            <text:p>1,67629E-05</text:p>
          </table:table-cell>
          <table:table-cell table:number-columns-repeated="16382"/>
        </table:table-row>
        <table:table-row table:style-name="ro1">
          <table:table-cell office:value-type="float" office:value="613.3263160646344" table:style-name="ce8">
            <text:p>613,33</text:p>
          </table:table-cell>
          <table:table-cell office:value-type="float" office:value="1.6728404258089186E-5" table:style-name="ce4">
            <text:p>1,67284E-05</text:p>
          </table:table-cell>
          <table:table-cell table:number-columns-repeated="16382"/>
        </table:table-row>
        <table:table-row table:style-name="ro1">
          <table:table-cell office:value-type="float" office:value="613.72653598629131" table:style-name="ce8">
            <text:p>613,73</text:p>
          </table:table-cell>
          <table:table-cell office:value-type="float" office:value="1.6703635307964266E-5" table:style-name="ce4">
            <text:p>1,67036E-05</text:p>
          </table:table-cell>
          <table:table-cell table:number-columns-repeated="16382"/>
        </table:table-row>
        <table:table-row table:style-name="ro1">
          <table:table-cell office:value-type="float" office:value="614.12677929840129" table:style-name="ce8">
            <text:p>614,13</text:p>
          </table:table-cell>
          <table:table-cell office:value-type="float" office:value="1.6668132357436884E-5" table:style-name="ce4">
            <text:p>1,66681E-05</text:p>
          </table:table-cell>
          <table:table-cell table:number-columns-repeated="16382"/>
        </table:table-row>
        <table:table-row table:style-name="ro1">
          <table:table-cell office:value-type="float" office:value="614.52704601439484" table:style-name="ce8">
            <text:p>614,53</text:p>
          </table:table-cell>
          <table:table-cell office:value-type="float" office:value="1.6661579901703509E-5" table:style-name="ce4">
            <text:p>1,66616E-05</text:p>
          </table:table-cell>
          <table:table-cell table:number-columns-repeated="16382"/>
        </table:table-row>
        <table:table-row table:style-name="ro1">
          <table:table-cell office:value-type="float" office:value="614.92733614770248" table:style-name="ce8">
            <text:p>614,93</text:p>
          </table:table-cell>
          <table:table-cell office:value-type="float" office:value="1.6673498129988021E-5" table:style-name="ce4">
            <text:p>1,66735E-05</text:p>
          </table:table-cell>
          <table:table-cell table:number-columns-repeated="16382"/>
        </table:table-row>
        <table:table-row table:style-name="ro1">
          <table:table-cell office:value-type="float" office:value="615.3276497117547" table:style-name="ce8">
            <text:p>615,33</text:p>
          </table:table-cell>
          <table:table-cell office:value-type="float" office:value="1.6613068908918151E-5" table:style-name="ce4">
            <text:p>1,66131E-05</text:p>
          </table:table-cell>
          <table:table-cell table:number-columns-repeated="16382"/>
        </table:table-row>
        <table:table-row table:style-name="ro1">
          <table:table-cell office:value-type="float" office:value="615.72798671998203" table:style-name="ce8">
            <text:p>615,73</text:p>
          </table:table-cell>
          <table:table-cell office:value-type="float" office:value="1.6599862710483067E-5" table:style-name="ce4">
            <text:p>1,65999E-05</text:p>
          </table:table-cell>
          <table:table-cell table:number-columns-repeated="16382"/>
        </table:table-row>
        <table:table-row table:style-name="ro1">
          <table:table-cell office:value-type="float" office:value="616.12834718581507" table:style-name="ce8">
            <text:p>616,13</text:p>
          </table:table-cell>
          <table:table-cell office:value-type="float" office:value="1.6566829407633374E-5" table:style-name="ce4">
            <text:p>1,65668E-05</text:p>
          </table:table-cell>
          <table:table-cell table:number-columns-repeated="16382"/>
        </table:table-row>
        <table:table-row table:style-name="ro1">
          <table:table-cell office:value-type="float" office:value="616.52873112268412" table:style-name="ce8">
            <text:p>616,53</text:p>
          </table:table-cell>
          <table:table-cell office:value-type="float" office:value="1.6476965707414971E-5" table:style-name="ce4">
            <text:p>1,6477E-05</text:p>
          </table:table-cell>
          <table:table-cell table:number-columns-repeated="16382"/>
        </table:table-row>
        <table:table-row table:style-name="ro1">
          <table:table-cell office:value-type="float" office:value="616.92913854402002" table:style-name="ce8">
            <text:p>616,93</text:p>
          </table:table-cell>
          <table:table-cell office:value-type="float" office:value="1.6568009855344593E-5" table:style-name="ce4">
            <text:p>1,6568E-05</text:p>
          </table:table-cell>
          <table:table-cell table:number-columns-repeated="16382"/>
        </table:table-row>
        <table:table-row table:style-name="ro1">
          <table:table-cell office:value-type="float" office:value="617.32956946325305" table:style-name="ce8">
            <text:p>617,33</text:p>
          </table:table-cell>
          <table:table-cell office:value-type="float" office:value="1.6530478008790722E-5" table:style-name="ce4">
            <text:p>1,65305E-05</text:p>
          </table:table-cell>
          <table:table-cell table:number-columns-repeated="16382"/>
        </table:table-row>
        <table:table-row table:style-name="ro1">
          <table:table-cell office:value-type="float" office:value="617.73002389381372" table:style-name="ce8">
            <text:p>617,73</text:p>
          </table:table-cell>
          <table:table-cell office:value-type="float" office:value="1.6455900928842679E-5" table:style-name="ce4">
            <text:p>1,64559E-05</text:p>
          </table:table-cell>
          <table:table-cell table:number-columns-repeated="16382"/>
        </table:table-row>
        <table:table-row table:style-name="ro1">
          <table:table-cell office:value-type="float" office:value="618.13050184913277" table:style-name="ce8">
            <text:p>618,13</text:p>
          </table:table-cell>
          <table:table-cell office:value-type="float" office:value="1.6489098656549788E-5" table:style-name="ce4">
            <text:p>1,64891E-05</text:p>
          </table:table-cell>
          <table:table-cell table:number-columns-repeated="16382"/>
        </table:table-row>
        <table:table-row table:style-name="ro1">
          <table:table-cell office:value-type="float" office:value="618.53100334264047" table:style-name="ce8">
            <text:p>618,53</text:p>
          </table:table-cell>
          <table:table-cell office:value-type="float" office:value="1.6378468496491108E-5" table:style-name="ce4">
            <text:p>1,63785E-05</text:p>
          </table:table-cell>
          <table:table-cell table:number-columns-repeated="16382"/>
        </table:table-row>
        <table:table-row table:style-name="ro1">
          <table:table-cell office:value-type="float" office:value="618.93152838776746" table:style-name="ce8">
            <text:p>618,93</text:p>
          </table:table-cell>
          <table:table-cell office:value-type="float" office:value="1.6328300262591704E-5" table:style-name="ce4">
            <text:p>1,63283E-05</text:p>
          </table:table-cell>
          <table:table-cell table:number-columns-repeated="16382"/>
        </table:table-row>
        <table:table-row table:style-name="ro1">
          <table:table-cell office:value-type="float" office:value="619.33207699794434" table:style-name="ce8">
            <text:p>619,33</text:p>
          </table:table-cell>
          <table:table-cell office:value-type="float" office:value="1.6342014414939549E-5" table:style-name="ce4">
            <text:p>1,6342E-05</text:p>
          </table:table-cell>
          <table:table-cell table:number-columns-repeated="16382"/>
        </table:table-row>
        <table:table-row table:style-name="ro1">
          <table:table-cell office:value-type="float" office:value="619.73264918660152" table:style-name="ce8">
            <text:p>619,73</text:p>
          </table:table-cell>
          <table:table-cell office:value-type="float" office:value="1.6280633206149562E-5" table:style-name="ce4">
            <text:p>1,62806E-05</text:p>
          </table:table-cell>
          <table:table-cell table:number-columns-repeated="16382"/>
        </table:table-row>
        <table:table-row table:style-name="ro1">
          <table:table-cell office:value-type="float" office:value="620.1332449671695" table:style-name="ce8">
            <text:p>620,13</text:p>
          </table:table-cell>
          <table:table-cell office:value-type="float" office:value="1.6222655314263952E-5" table:style-name="ce4">
            <text:p>1,62227E-05</text:p>
          </table:table-cell>
          <table:table-cell table:number-columns-repeated="16382"/>
        </table:table-row>
        <table:table-row table:style-name="ro1">
          <table:table-cell office:value-type="float" office:value="620.5338643530788" table:style-name="ce8">
            <text:p>620,53</text:p>
          </table:table-cell>
          <table:table-cell office:value-type="float" office:value="1.620314366057497E-5" table:style-name="ce4">
            <text:p>1,62031E-05</text:p>
          </table:table-cell>
          <table:table-cell table:number-columns-repeated="16382"/>
        </table:table-row>
        <table:table-row table:style-name="ro1">
          <table:table-cell office:value-type="float" office:value="620.93450735776003" table:style-name="ce8">
            <text:p>620,93</text:p>
          </table:table-cell>
          <table:table-cell office:value-type="float" office:value="1.613659186561191E-5" table:style-name="ce4">
            <text:p>1,61366E-05</text:p>
          </table:table-cell>
          <table:table-cell table:number-columns-repeated="16382"/>
        </table:table-row>
        <table:table-row table:style-name="ro1">
          <table:table-cell office:value-type="float" office:value="621.33517399464358" table:style-name="ce8">
            <text:p>621,34</text:p>
          </table:table-cell>
          <table:table-cell office:value-type="float" office:value="1.6123398706040891E-5" table:style-name="ce4">
            <text:p>1,61234E-05</text:p>
          </table:table-cell>
          <table:table-cell table:number-columns-repeated="16382"/>
        </table:table-row>
        <table:table-row table:style-name="ro1">
          <table:table-cell office:value-type="float" office:value="621.73586427716009" table:style-name="ce8">
            <text:p>621,74</text:p>
          </table:table-cell>
          <table:table-cell office:value-type="float" office:value="1.6043205780868777E-5" table:style-name="ce4">
            <text:p>1,60432E-05</text:p>
          </table:table-cell>
          <table:table-cell table:number-columns-repeated="16382"/>
        </table:table-row>
        <table:table-row table:style-name="ro1">
          <table:table-cell office:value-type="float" office:value="622.13657821874017" table:style-name="ce8">
            <text:p>622,14</text:p>
          </table:table-cell>
          <table:table-cell office:value-type="float" office:value="1.6032157244311727E-5" table:style-name="ce4">
            <text:p>1,60322E-05</text:p>
          </table:table-cell>
          <table:table-cell table:number-columns-repeated="16382"/>
        </table:table-row>
        <table:table-row table:style-name="ro1">
          <table:table-cell office:value-type="float" office:value="622.5373158328141" table:style-name="ce8">
            <text:p>622,54</text:p>
          </table:table-cell>
          <table:table-cell office:value-type="float" office:value="1.5951870643048379E-5" table:style-name="ce4">
            <text:p>1,59519E-05</text:p>
          </table:table-cell>
          <table:table-cell table:number-columns-repeated="16382"/>
        </table:table-row>
        <table:table-row table:style-name="ro1">
          <table:table-cell office:value-type="float" office:value="622.93807713281251" table:style-name="ce8">
            <text:p>622,94</text:p>
          </table:table-cell>
          <table:table-cell office:value-type="float" office:value="1.5871044967068739E-5" table:style-name="ce4">
            <text:p>1,5871E-05</text:p>
          </table:table-cell>
          <table:table-cell table:number-columns-repeated="16382"/>
        </table:table-row>
        <table:table-row table:style-name="ro1">
          <table:table-cell office:value-type="float" office:value="623.3388621321659" table:style-name="ce8">
            <text:p>623,34</text:p>
          </table:table-cell>
          <table:table-cell office:value-type="float" office:value="1.5859697550716026E-5" table:style-name="ce4">
            <text:p>1,58597E-05</text:p>
          </table:table-cell>
          <table:table-cell table:number-columns-repeated="16382"/>
        </table:table-row>
        <table:table-row table:style-name="ro1">
          <table:table-cell office:value-type="float" office:value="623.7396708443049" table:style-name="ce8">
            <text:p>623,74</text:p>
          </table:table-cell>
          <table:table-cell office:value-type="float" office:value="1.5769741163216386E-5" table:style-name="ce4">
            <text:p>1,57697E-05</text:p>
          </table:table-cell>
          <table:table-cell table:number-columns-repeated="16382"/>
        </table:table-row>
        <table:table-row table:style-name="ro1">
          <table:table-cell office:value-type="float" office:value="624.14050328265989" table:style-name="ce8">
            <text:p>624,14</text:p>
          </table:table-cell>
          <table:table-cell office:value-type="float" office:value="1.5747248448906779E-5" table:style-name="ce4">
            <text:p>1,57472E-05</text:p>
          </table:table-cell>
          <table:table-cell table:number-columns-repeated="16382"/>
        </table:table-row>
        <table:table-row table:style-name="ro1">
          <table:table-cell office:value-type="float" office:value="624.5413594606614" table:style-name="ce8">
            <text:p>624,54</text:p>
          </table:table-cell>
          <table:table-cell office:value-type="float" office:value="1.5726967233317543E-5" table:style-name="ce4">
            <text:p>1,5727E-05</text:p>
          </table:table-cell>
          <table:table-cell table:number-columns-repeated="16382"/>
        </table:table-row>
        <table:table-row table:style-name="ro1">
          <table:table-cell office:value-type="float" office:value="624.94223939174003" table:style-name="ce8">
            <text:p>624,94</text:p>
          </table:table-cell>
          <table:table-cell office:value-type="float" office:value="1.557065798744344E-5" table:style-name="ce4">
            <text:p>1,55707E-05</text:p>
          </table:table-cell>
          <table:table-cell table:number-columns-repeated="16382"/>
        </table:table-row>
        <table:table-row table:style-name="ro1">
          <table:table-cell office:value-type="float" office:value="625.34314308932619" table:style-name="ce8">
            <text:p>625,34</text:p>
          </table:table-cell>
          <table:table-cell office:value-type="float" office:value="1.551861011633007E-5" table:style-name="ce4">
            <text:p>1,55186E-05</text:p>
          </table:table-cell>
          <table:table-cell table:number-columns-repeated="16382"/>
        </table:table-row>
        <table:table-row table:style-name="ro1">
          <table:table-cell office:value-type="float" office:value="625.74407056685061" table:style-name="ce8">
            <text:p>625,74</text:p>
          </table:table-cell>
          <table:table-cell office:value-type="float" office:value="1.5513202272668665E-5" table:style-name="ce4">
            <text:p>1,55132E-05</text:p>
          </table:table-cell>
          <table:table-cell table:number-columns-repeated="16382"/>
        </table:table-row>
        <table:table-row table:style-name="ro1">
          <table:table-cell office:value-type="float" office:value="626.14502183774357" table:style-name="ce8">
            <text:p>626,15</text:p>
          </table:table-cell>
          <table:table-cell office:value-type="float" office:value="1.5443495297485725E-5" table:style-name="ce4">
            <text:p>1,54435E-05</text:p>
          </table:table-cell>
          <table:table-cell table:number-columns-repeated="16382"/>
        </table:table-row>
        <table:table-row table:style-name="ro1">
          <table:table-cell office:value-type="float" office:value="626.54599691543569" table:style-name="ce8">
            <text:p>626,55</text:p>
          </table:table-cell>
          <table:table-cell office:value-type="float" office:value="1.5371294356973968E-5" table:style-name="ce4">
            <text:p>1,53713E-05</text:p>
          </table:table-cell>
          <table:table-cell table:number-columns-repeated="16382"/>
        </table:table-row>
        <table:table-row table:style-name="ro1">
          <table:table-cell office:value-type="float" office:value="626.94699581335749" table:style-name="ce8">
            <text:p>626,95</text:p>
          </table:table-cell>
          <table:table-cell office:value-type="float" office:value="1.5315052257399039E-5" table:style-name="ce4">
            <text:p>1,53151E-05</text:p>
          </table:table-cell>
          <table:table-cell table:number-columns-repeated="16382"/>
        </table:table-row>
        <table:table-row table:style-name="ro1">
          <table:table-cell office:value-type="float" office:value="627.34801854493958" table:style-name="ce8">
            <text:p>627,35</text:p>
          </table:table-cell>
          <table:table-cell office:value-type="float" office:value="1.5235813150533001E-5" table:style-name="ce4">
            <text:p>1,52358E-05</text:p>
          </table:table-cell>
          <table:table-cell table:number-columns-repeated="16382"/>
        </table:table-row>
        <table:table-row table:style-name="ro1">
          <table:table-cell office:value-type="float" office:value="627.74906512361224" table:style-name="ce8">
            <text:p>627,75</text:p>
          </table:table-cell>
          <table:table-cell office:value-type="float" office:value="1.5260557933891161E-5" table:style-name="ce4">
            <text:p>1,52606E-05</text:p>
          </table:table-cell>
          <table:table-cell table:number-columns-repeated="16382"/>
        </table:table-row>
        <table:table-row table:style-name="ro1">
          <table:table-cell office:value-type="float" office:value="628.15013556280621" table:style-name="ce8">
            <text:p>628,15</text:p>
          </table:table-cell>
          <table:table-cell office:value-type="float" office:value="1.5060466284536408E-5" table:style-name="ce4">
            <text:p>1,50605E-05</text:p>
          </table:table-cell>
          <table:table-cell table:number-columns-repeated="16382"/>
        </table:table-row>
        <table:table-row table:style-name="ro1">
          <table:table-cell office:value-type="float" office:value="628.551229875952" table:style-name="ce8">
            <text:p>628,55</text:p>
          </table:table-cell>
          <table:table-cell office:value-type="float" office:value="1.5021191287592256E-5" table:style-name="ce4">
            <text:p>1,50212E-05</text:p>
          </table:table-cell>
          <table:table-cell table:number-columns-repeated="16382"/>
        </table:table-row>
        <table:table-row table:style-name="ro1">
          <table:table-cell office:value-type="float" office:value="628.95234807648001" table:style-name="ce8">
            <text:p>628,95</text:p>
          </table:table-cell>
          <table:table-cell office:value-type="float" office:value="1.4923095437031229E-5" table:style-name="ce4">
            <text:p>1,49231E-05</text:p>
          </table:table-cell>
          <table:table-cell table:number-columns-repeated="16382"/>
        </table:table-row>
        <table:table-row table:style-name="ro1">
          <table:table-cell office:value-type="float" office:value="629.35349017782085" table:style-name="ce8">
            <text:p>629,35</text:p>
          </table:table-cell>
          <table:table-cell office:value-type="float" office:value="1.490450535498751E-5" table:style-name="ce4">
            <text:p>1,49045E-05</text:p>
          </table:table-cell>
          <table:table-cell table:number-columns-repeated="16382"/>
        </table:table-row>
        <table:table-row table:style-name="ro1">
          <table:table-cell office:value-type="float" office:value="629.75465619340503" table:style-name="ce8">
            <text:p>629,75</text:p>
          </table:table-cell>
          <table:table-cell office:value-type="float" office:value="1.4852394345503764E-5" table:style-name="ce4">
            <text:p>1,48524E-05</text:p>
          </table:table-cell>
          <table:table-cell table:number-columns-repeated="16382"/>
        </table:table-row>
        <table:table-row table:style-name="ro1">
          <table:table-cell office:value-type="float" office:value="630.15584613666294" table:style-name="ce8">
            <text:p>630,16</text:p>
          </table:table-cell>
          <table:table-cell office:value-type="float" office:value="1.4743164003988532E-5" table:style-name="ce4">
            <text:p>1,47432E-05</text:p>
          </table:table-cell>
          <table:table-cell table:number-columns-repeated="16382"/>
        </table:table-row>
        <table:table-row table:style-name="ro1">
          <table:table-cell office:value-type="float" office:value="630.55706002102534" table:style-name="ce8">
            <text:p>630,56</text:p>
          </table:table-cell>
          <table:table-cell office:value-type="float" office:value="1.4641715884531414E-5" table:style-name="ce4">
            <text:p>1,46417E-05</text:p>
          </table:table-cell>
          <table:table-cell table:number-columns-repeated="16382"/>
        </table:table-row>
        <table:table-row table:style-name="ro1">
          <table:table-cell office:value-type="float" office:value="630.95829785992248" table:style-name="ce8">
            <text:p>630,96</text:p>
          </table:table-cell>
          <table:table-cell office:value-type="float" office:value="1.4553306639000922E-5" table:style-name="ce4">
            <text:p>1,45533E-05</text:p>
          </table:table-cell>
          <table:table-cell table:number-columns-repeated="16382"/>
        </table:table-row>
        <table:table-row table:style-name="ro1">
          <table:table-cell office:value-type="float" office:value="631.35955966678512" table:style-name="ce8">
            <text:p>631,36</text:p>
          </table:table-cell>
          <table:table-cell office:value-type="float" office:value="1.4562520219368824E-5" table:style-name="ce4">
            <text:p>1,45625E-05</text:p>
          </table:table-cell>
          <table:table-cell table:number-columns-repeated="16382"/>
        </table:table-row>
        <table:table-row table:style-name="ro1">
          <table:table-cell office:value-type="float" office:value="631.76084545504364" table:style-name="ce8">
            <text:p>631,76</text:p>
          </table:table-cell>
          <table:table-cell office:value-type="float" office:value="1.4475415527913699E-5" table:style-name="ce4">
            <text:p>1,44754E-05</text:p>
          </table:table-cell>
          <table:table-cell table:number-columns-repeated="16382"/>
        </table:table-row>
        <table:table-row table:style-name="ro1">
          <table:table-cell office:value-type="float" office:value="632.16215523812866" table:style-name="ce8">
            <text:p>632,16</text:p>
          </table:table-cell>
          <table:table-cell office:value-type="float" office:value="1.4408262395931829E-5" table:style-name="ce4">
            <text:p>1,44083E-05</text:p>
          </table:table-cell>
          <table:table-cell table:number-columns-repeated="16382"/>
        </table:table-row>
        <table:table-row table:style-name="ro1">
          <table:table-cell office:value-type="float" office:value="632.56348902947059" table:style-name="ce8">
            <text:p>632,56</text:p>
          </table:table-cell>
          <table:table-cell office:value-type="float" office:value="1.4367751538330168E-5" table:style-name="ce4">
            <text:p>1,43678E-05</text:p>
          </table:table-cell>
          <table:table-cell table:number-columns-repeated="16382"/>
        </table:table-row>
        <table:table-row table:style-name="ro1">
          <table:table-cell office:value-type="float" office:value="632.96484684250004" table:style-name="ce8">
            <text:p>632,96</text:p>
          </table:table-cell>
          <table:table-cell office:value-type="float" office:value="1.4248488722336815E-5" table:style-name="ce4">
            <text:p>1,42485E-05</text:p>
          </table:table-cell>
          <table:table-cell table:number-columns-repeated="16382"/>
        </table:table-row>
        <table:table-row table:style-name="ro1">
          <table:table-cell office:value-type="float" office:value="633.3662286906474" table:style-name="ce8">
            <text:p>633,37</text:p>
          </table:table-cell>
          <table:table-cell office:value-type="float" office:value="1.4131623892127799E-5" table:style-name="ce4">
            <text:p>1,41316E-05</text:p>
          </table:table-cell>
          <table:table-cell table:number-columns-repeated="16382"/>
        </table:table-row>
        <table:table-row table:style-name="ro1">
          <table:table-cell office:value-type="float" office:value="633.76763458734331" table:style-name="ce8">
            <text:p>633,77</text:p>
          </table:table-cell>
          <table:table-cell office:value-type="float" office:value="1.4098128320481114E-5" table:style-name="ce4">
            <text:p>1,40981E-05</text:p>
          </table:table-cell>
          <table:table-cell table:number-columns-repeated="16382"/>
        </table:table-row>
        <table:table-row table:style-name="ro1">
          <table:table-cell office:value-type="float" office:value="634.16906454601826" table:style-name="ce8">
            <text:p>634,17</text:p>
          </table:table-cell>
          <table:table-cell office:value-type="float" office:value="1.4029563232306994E-5" table:style-name="ce4">
            <text:p>1,40296E-05</text:p>
          </table:table-cell>
          <table:table-cell table:number-columns-repeated="16382"/>
        </table:table-row>
        <table:table-row table:style-name="ro1">
          <table:table-cell office:value-type="float" office:value="634.57051858010288" table:style-name="ce8">
            <text:p>634,57</text:p>
          </table:table-cell>
          <table:table-cell office:value-type="float" office:value="1.395922799314118E-5" table:style-name="ce4">
            <text:p>1,39592E-05</text:p>
          </table:table-cell>
          <table:table-cell table:number-columns-repeated="16382"/>
        </table:table-row>
        <table:table-row table:style-name="ro1">
          <table:table-cell office:value-type="float" office:value="634.97199670302757" table:style-name="ce8">
            <text:p>634,97</text:p>
          </table:table-cell>
          <table:table-cell office:value-type="float" office:value="1.3867227117989606E-5" table:style-name="ce4">
            <text:p>1,38672E-05</text:p>
          </table:table-cell>
          <table:table-cell table:number-columns-repeated="16382"/>
        </table:table-row>
        <table:table-row table:style-name="ro1">
          <table:table-cell office:value-type="float" office:value="635.37349892822272" table:style-name="ce8">
            <text:p>635,37</text:p>
          </table:table-cell>
          <table:table-cell office:value-type="float" office:value="1.3798776242183796E-5" table:style-name="ce4">
            <text:p>1,37988E-05</text:p>
          </table:table-cell>
          <table:table-cell table:number-columns-repeated="16382"/>
        </table:table-row>
        <table:table-row table:style-name="ro1">
          <table:table-cell office:value-type="float" office:value="635.77502526911906" table:style-name="ce8">
            <text:p>635,78</text:p>
          </table:table-cell>
          <table:table-cell office:value-type="float" office:value="1.3722156380034417E-5" table:style-name="ce4">
            <text:p>1,37222E-05</text:p>
          </table:table-cell>
          <table:table-cell table:number-columns-repeated="16382"/>
        </table:table-row>
        <table:table-row table:style-name="ro1">
          <table:table-cell office:value-type="float" office:value="636.17657573914698" table:style-name="ce8">
            <text:p>636,18</text:p>
          </table:table-cell>
          <table:table-cell office:value-type="float" office:value="1.3595706326817945E-5" table:style-name="ce4">
            <text:p>1,35957E-05</text:p>
          </table:table-cell>
          <table:table-cell table:number-columns-repeated="16382"/>
        </table:table-row>
        <table:table-row table:style-name="ro1">
          <table:table-cell office:value-type="float" office:value="636.57815035173712" table:style-name="ce8">
            <text:p>636,58</text:p>
          </table:table-cell>
          <table:table-cell office:value-type="float" office:value="1.3522880625150868E-5" table:style-name="ce4">
            <text:p>1,35229E-05</text:p>
          </table:table-cell>
          <table:table-cell table:number-columns-repeated="16382"/>
        </table:table-row>
        <table:table-row table:style-name="ro1">
          <table:table-cell office:value-type="float" office:value="636.97974912031998" table:style-name="ce8">
            <text:p>636,98</text:p>
          </table:table-cell>
          <table:table-cell office:value-type="float" office:value="1.3476084492538211E-5" table:style-name="ce4">
            <text:p>1,34761E-05</text:p>
          </table:table-cell>
          <table:table-cell table:number-columns-repeated="16382"/>
        </table:table-row>
        <table:table-row table:style-name="ro1">
          <table:table-cell office:value-type="float" office:value="637.38137205832606" table:style-name="ce8">
            <text:p>637,38</text:p>
          </table:table-cell>
          <table:table-cell office:value-type="float" office:value="1.3356455192971565E-5" table:style-name="ce4">
            <text:p>1,33565E-05</text:p>
          </table:table-cell>
          <table:table-cell table:number-columns-repeated="16382"/>
        </table:table-row>
        <table:table-row table:style-name="ro1">
          <table:table-cell office:value-type="float" office:value="637.78301917918577" table:style-name="ce8">
            <text:p>637,78</text:p>
          </table:table-cell>
          <table:table-cell office:value-type="float" office:value="1.3279956770238932E-5" table:style-name="ce4">
            <text:p>1,328E-05</text:p>
          </table:table-cell>
          <table:table-cell table:number-columns-repeated="16382"/>
        </table:table-row>
        <table:table-row table:style-name="ro1">
          <table:table-cell office:value-type="float" office:value="638.18469049632972" table:style-name="ce8">
            <text:p>638,18</text:p>
          </table:table-cell>
          <table:table-cell office:value-type="float" office:value="1.3212524896110151E-5" table:style-name="ce4">
            <text:p>1,32125E-05</text:p>
          </table:table-cell>
          <table:table-cell table:number-columns-repeated="16382"/>
        </table:table-row>
        <table:table-row table:style-name="ro1">
          <table:table-cell office:value-type="float" office:value="638.58638602318842" table:style-name="ce8">
            <text:p>638,59</text:p>
          </table:table-cell>
          <table:table-cell office:value-type="float" office:value="1.31125263846318E-5" table:style-name="ce4">
            <text:p>1,31125E-05</text:p>
          </table:table-cell>
          <table:table-cell table:number-columns-repeated="16382"/>
        </table:table-row>
        <table:table-row table:style-name="ro1">
          <table:table-cell office:value-type="float" office:value="638.9881057731925" table:style-name="ce8">
            <text:p>638,99</text:p>
          </table:table-cell>
          <table:table-cell office:value-type="float" office:value="1.3051067502758518E-5" table:style-name="ce4">
            <text:p>1,30511E-05</text:p>
          </table:table-cell>
          <table:table-cell table:number-columns-repeated="16382"/>
        </table:table-row>
        <table:table-row table:style-name="ro1">
          <table:table-cell office:value-type="float" office:value="639.38984975977223" table:style-name="ce8">
            <text:p>639,39</text:p>
          </table:table-cell>
          <table:table-cell office:value-type="float" office:value="1.2968852725477564E-5" table:style-name="ce4">
            <text:p>1,29689E-05</text:p>
          </table:table-cell>
          <table:table-cell table:number-columns-repeated="16382"/>
        </table:table-row>
        <table:table-row table:style-name="ro1">
          <table:table-cell office:value-type="float" office:value="639.79161799635847" table:style-name="ce8">
            <text:p>639,79</text:p>
          </table:table-cell>
          <table:table-cell office:value-type="float" office:value="1.2845929588009467E-5" table:style-name="ce4">
            <text:p>1,28459E-05</text:p>
          </table:table-cell>
          <table:table-cell table:number-columns-repeated="16382"/>
        </table:table-row>
        <table:table-row table:style-name="ro1">
          <table:table-cell office:value-type="float" office:value="640.19341049638138" table:style-name="ce8">
            <text:p>640,19</text:p>
          </table:table-cell>
          <table:table-cell office:value-type="float" office:value="1.2774218996429255E-5" table:style-name="ce4">
            <text:p>1,27742E-05</text:p>
          </table:table-cell>
          <table:table-cell table:number-columns-repeated="16382"/>
        </table:table-row>
        <table:table-row table:style-name="ro1">
          <table:table-cell office:value-type="float" office:value="640.5952272732718" table:style-name="ce8">
            <text:p>640,60</text:p>
          </table:table-cell>
          <table:table-cell office:value-type="float" office:value="1.2666578795198337E-5" table:style-name="ce4">
            <text:p>1,26666E-05</text:p>
          </table:table-cell>
          <table:table-cell table:number-columns-repeated="16382"/>
        </table:table-row>
        <table:table-row table:style-name="ro1">
          <table:table-cell office:value-type="float" office:value="640.99706834046003" table:style-name="ce8">
            <text:p>641,00</text:p>
          </table:table-cell>
          <table:table-cell office:value-type="float" office:value="1.2556391770860143E-5" table:style-name="ce4">
            <text:p>1,25564E-05</text:p>
          </table:table-cell>
          <table:table-cell table:number-columns-repeated="16382"/>
        </table:table-row>
        <table:table-row table:style-name="ro1">
          <table:table-cell office:value-type="float" office:value="641.39893371137669" table:style-name="ce8">
            <text:p>641,40</text:p>
          </table:table-cell>
          <table:table-cell office:value-type="float" office:value="1.2513774670463218E-5" table:style-name="ce4">
            <text:p>1,25138E-05</text:p>
          </table:table-cell>
          <table:table-cell table:number-columns-repeated="16382"/>
        </table:table-row>
        <table:table-row table:style-name="ro1">
          <table:table-cell office:value-type="float" office:value="641.80082339945216" table:style-name="ce8">
            <text:p>641,80</text:p>
          </table:table-cell>
          <table:table-cell office:value-type="float" office:value="1.243905575367348E-5" table:style-name="ce4">
            <text:p>1,24391E-05</text:p>
          </table:table-cell>
          <table:table-cell table:number-columns-repeated="16382"/>
        </table:table-row>
        <table:table-row table:style-name="ro1">
          <table:table-cell office:value-type="float" office:value="642.20273741811707" table:style-name="ce8">
            <text:p>642,20</text:p>
          </table:table-cell>
          <table:table-cell office:value-type="float" office:value="1.2360311989121216E-5" table:style-name="ce4">
            <text:p>1,23603E-05</text:p>
          </table:table-cell>
          <table:table-cell table:number-columns-repeated="16382"/>
        </table:table-row>
        <table:table-row table:style-name="ro1">
          <table:table-cell office:value-type="float" office:value="642.60467578080204" table:style-name="ce8">
            <text:p>642,60</text:p>
          </table:table-cell>
          <table:table-cell office:value-type="float" office:value="1.2246709070451232E-5" table:style-name="ce4">
            <text:p>1,22467E-05</text:p>
          </table:table-cell>
          <table:table-cell table:number-columns-repeated="16382"/>
        </table:table-row>
        <table:table-row table:style-name="ro1">
          <table:table-cell office:value-type="float" office:value="643.00663850093747" table:style-name="ce8">
            <text:p>643,01</text:p>
          </table:table-cell>
          <table:table-cell office:value-type="float" office:value="1.2188495813749638E-5" table:style-name="ce4">
            <text:p>1,21885E-05</text:p>
          </table:table-cell>
          <table:table-cell table:number-columns-repeated="16382"/>
        </table:table-row>
        <table:table-row table:style-name="ro1">
          <table:table-cell office:value-type="float" office:value="643.40862559195398" table:style-name="ce8">
            <text:p>643,41</text:p>
          </table:table-cell>
          <table:table-cell office:value-type="float" office:value="1.2080653337342731E-5" table:style-name="ce4">
            <text:p>1,20807E-05</text:p>
          </table:table-cell>
          <table:table-cell table:number-columns-repeated="16382"/>
        </table:table-row>
        <table:table-row table:style-name="ro1">
          <table:table-cell office:value-type="float" office:value="643.81063706728196" table:style-name="ce8">
            <text:p>643,81</text:p>
          </table:table-cell>
          <table:table-cell office:value-type="float" office:value="1.1957825957063194E-5" table:style-name="ce4">
            <text:p>1,19578E-05</text:p>
          </table:table-cell>
          <table:table-cell table:number-columns-repeated="16382"/>
        </table:table-row>
        <table:table-row table:style-name="ro1">
          <table:table-cell office:value-type="float" office:value="644.21267294035192" table:style-name="ce8">
            <text:p>644,21</text:p>
          </table:table-cell>
          <table:table-cell office:value-type="float" office:value="1.1861226233431381E-5" table:style-name="ce4">
            <text:p>1,18612E-05</text:p>
          </table:table-cell>
          <table:table-cell table:number-columns-repeated="16382"/>
        </table:table-row>
        <table:table-row table:style-name="ro1">
          <table:table-cell office:value-type="float" office:value="644.61473322459437" table:style-name="ce8">
            <text:p>644,61</text:p>
          </table:table-cell>
          <table:table-cell office:value-type="float" office:value="1.1796293127182217E-5" table:style-name="ce4">
            <text:p>1,17963E-05</text:p>
          </table:table-cell>
          <table:table-cell table:number-columns-repeated="16382"/>
        </table:table-row>
        <table:table-row table:style-name="ro1">
          <table:table-cell office:value-type="float" office:value="645.01681793344005" table:style-name="ce8">
            <text:p>645,02</text:p>
          </table:table-cell>
          <table:table-cell office:value-type="float" office:value="1.1707853700325992E-5" table:style-name="ce4">
            <text:p>1,17079E-05</text:p>
          </table:table-cell>
          <table:table-cell table:number-columns-repeated="16382"/>
        </table:table-row>
        <table:table-row table:style-name="ro1">
          <table:table-cell office:value-type="float" office:value="645.41892708031924" table:style-name="ce8">
            <text:p>645,42</text:p>
          </table:table-cell>
          <table:table-cell office:value-type="float" office:value="1.1619493244591796E-5" table:style-name="ce4">
            <text:p>1,16195E-05</text:p>
          </table:table-cell>
          <table:table-cell table:number-columns-repeated="16382"/>
        </table:table-row>
        <table:table-row table:style-name="ro1">
          <table:table-cell office:value-type="float" office:value="645.82106067866255" table:style-name="ce8">
            <text:p>645,82</text:p>
          </table:table-cell>
          <table:table-cell office:value-type="float" office:value="1.1554882099235467E-5" table:style-name="ce4">
            <text:p>1,15549E-05</text:p>
          </table:table-cell>
          <table:table-cell table:number-columns-repeated="16382"/>
        </table:table-row>
        <table:table-row table:style-name="ro1">
          <table:table-cell office:value-type="float" office:value="646.22321874190061" table:style-name="ce8">
            <text:p>646,22</text:p>
          </table:table-cell>
          <table:table-cell office:value-type="float" office:value="1.1395155858079037E-5" table:style-name="ce4">
            <text:p>1,13952E-05</text:p>
          </table:table-cell>
          <table:table-cell table:number-columns-repeated="16382"/>
        </table:table-row>
        <table:table-row table:style-name="ro1">
          <table:table-cell office:value-type="float" office:value="646.6254012834637" table:style-name="ce8">
            <text:p>646,63</text:p>
          </table:table-cell>
          <table:table-cell office:value-type="float" office:value="1.1303047975227615E-5" table:style-name="ce4">
            <text:p>1,1303E-05</text:p>
          </table:table-cell>
          <table:table-cell table:number-columns-repeated="16382"/>
        </table:table-row>
        <table:table-row table:style-name="ro1">
          <table:table-cell office:value-type="float" office:value="647.02760831678256" table:style-name="ce8">
            <text:p>647,03</text:p>
          </table:table-cell>
          <table:table-cell office:value-type="float" office:value="1.1231168627060987E-5" table:style-name="ce4">
            <text:p>1,12312E-05</text:p>
          </table:table-cell>
          <table:table-cell table:number-columns-repeated="16382"/>
        </table:table-row>
        <table:table-row table:style-name="ro1">
          <table:table-cell office:value-type="float" office:value="647.42983985528758" table:style-name="ce8">
            <text:p>647,43</text:p>
          </table:table-cell>
          <table:table-cell office:value-type="float" office:value="1.1157304738420426E-5" table:style-name="ce4">
            <text:p>1,11573E-05</text:p>
          </table:table-cell>
          <table:table-cell table:number-columns-repeated="16382"/>
        </table:table-row>
        <table:table-row table:style-name="ro1">
          <table:table-cell office:value-type="float" office:value="647.83209591240927" table:style-name="ce8">
            <text:p>647,83</text:p>
          </table:table-cell>
          <table:table-cell office:value-type="float" office:value="1.1057803328731228E-5" table:style-name="ce4">
            <text:p>1,10578E-05</text:p>
          </table:table-cell>
          <table:table-cell table:number-columns-repeated="16382"/>
        </table:table-row>
        <table:table-row table:style-name="ro1">
          <table:table-cell office:value-type="float" office:value="648.23437650157825" table:style-name="ce8">
            <text:p>648,23</text:p>
          </table:table-cell>
          <table:table-cell office:value-type="float" office:value="1.0961726676446793E-5" table:style-name="ce4">
            <text:p>1,09617E-05</text:p>
          </table:table-cell>
          <table:table-cell table:number-columns-repeated="16382"/>
        </table:table-row>
        <table:table-row table:style-name="ro1">
          <table:table-cell office:value-type="float" office:value="648.63668163622492" table:style-name="ce8">
            <text:p>648,64</text:p>
          </table:table-cell>
          <table:table-cell office:value-type="float" office:value="1.0874581851674673E-5" table:style-name="ce4">
            <text:p>1,08746E-05</text:p>
          </table:table-cell>
          <table:table-cell table:number-columns-repeated="16382"/>
        </table:table-row>
        <table:table-row table:style-name="ro1">
          <table:table-cell office:value-type="float" office:value="649.03901132978001" table:style-name="ce8">
            <text:p>649,04</text:p>
          </table:table-cell>
          <table:table-cell office:value-type="float" office:value="1.0757750289664182E-5" table:style-name="ce4">
            <text:p>1,07578E-05</text:p>
          </table:table-cell>
          <table:table-cell table:number-columns-repeated="16382"/>
        </table:table-row>
        <table:table-row table:style-name="ro1">
          <table:table-cell office:value-type="float" office:value="649.44136559567391" table:style-name="ce8">
            <text:p>649,44</text:p>
          </table:table-cell>
          <table:table-cell office:value-type="float" office:value="1.0698125682473616E-5" table:style-name="ce4">
            <text:p>1,06981E-05</text:p>
          </table:table-cell>
          <table:table-cell table:number-columns-repeated="16382"/>
        </table:table-row>
        <table:table-row table:style-name="ro1">
          <table:table-cell office:value-type="float" office:value="649.84374444733703" table:style-name="ce8">
            <text:p>649,84</text:p>
          </table:table-cell>
          <table:table-cell office:value-type="float" office:value="1.0566743175918322E-5" table:style-name="ce4">
            <text:p>1,05667E-05</text:p>
          </table:table-cell>
          <table:table-cell table:number-columns-repeated="16382"/>
        </table:table-row>
        <table:table-row table:style-name="ro1">
          <table:table-cell office:value-type="float" office:value="650.24614789819998" table:style-name="ce8">
            <text:p>650,25</text:p>
          </table:table-cell>
          <table:table-cell office:value-type="float" office:value="1.0537258569709636E-5" table:style-name="ce4">
            <text:p>1,05373E-05</text:p>
          </table:table-cell>
          <table:table-cell table:number-columns-repeated="16382"/>
        </table:table-row>
        <table:table-row table:style-name="ro1">
          <table:table-cell office:value-type="float" office:value="650.64857596169327" table:style-name="ce8">
            <text:p>650,65</text:p>
          </table:table-cell>
          <table:table-cell office:value-type="float" office:value="1.0418421656612925E-5" table:style-name="ce4">
            <text:p>1,04184E-05</text:p>
          </table:table-cell>
          <table:table-cell table:number-columns-repeated="16382"/>
        </table:table-row>
        <table:table-row table:style-name="ro1">
          <table:table-cell office:value-type="float" office:value="651.05102865124752" table:style-name="ce8">
            <text:p>651,05</text:p>
          </table:table-cell>
          <table:table-cell office:value-type="float" office:value="1.0377396031598365E-5" table:style-name="ce4">
            <text:p>1,03774E-05</text:p>
          </table:table-cell>
          <table:table-cell table:number-columns-repeated="16382"/>
        </table:table-row>
        <table:table-row table:style-name="ro1">
          <table:table-cell office:value-type="float" office:value="651.45350598029313" table:style-name="ce8">
            <text:p>651,45</text:p>
          </table:table-cell>
          <table:table-cell office:value-type="float" office:value="1.0276275172035368E-5" table:style-name="ce4">
            <text:p>1,02763E-05</text:p>
          </table:table-cell>
          <table:table-cell table:number-columns-repeated="16382"/>
        </table:table-row>
        <table:table-row table:style-name="ro1">
          <table:table-cell office:value-type="float" office:value="651.85600796226072" table:style-name="ce8">
            <text:p>651,86</text:p>
          </table:table-cell>
          <table:table-cell office:value-type="float" office:value="1.0180289791438385E-5" table:style-name="ce4">
            <text:p>1,01803E-05</text:p>
          </table:table-cell>
          <table:table-cell table:number-columns-repeated="16382"/>
        </table:table-row>
        <table:table-row table:style-name="ro1">
          <table:table-cell office:value-type="float" office:value="652.25853461058068" table:style-name="ce8">
            <text:p>652,26</text:p>
          </table:table-cell>
          <table:table-cell office:value-type="float" office:value="1.0097525425183005E-5" table:style-name="ce4">
            <text:p>1,00975E-05</text:p>
          </table:table-cell>
          <table:table-cell table:number-columns-repeated="16382"/>
        </table:table-row>
        <table:table-row table:style-name="ro1">
          <table:table-cell office:value-type="float" office:value="652.66108593868353" table:style-name="ce8">
            <text:p>652,66</text:p>
          </table:table-cell>
          <table:table-cell office:value-type="float" office:value="1.0014256925132747E-5" table:style-name="ce4">
            <text:p>1,00143E-05</text:p>
          </table:table-cell>
          <table:table-cell table:number-columns-repeated="16382"/>
        </table:table-row>
        <table:table-row table:style-name="ro1">
          <table:table-cell office:value-type="float" office:value="653.06366195999999" table:style-name="ce8">
            <text:p>653,06</text:p>
          </table:table-cell>
          <table:table-cell office:value-type="float" office:value="9.9235762318990476E-6" table:style-name="ce4">
            <text:p>9,92358E-06</text:p>
          </table:table-cell>
          <table:table-cell table:number-columns-repeated="16382"/>
        </table:table-row>
        <table:table-row table:style-name="ro1">
          <table:table-cell office:value-type="float" office:value="653.46626268796035" table:style-name="ce8">
            <text:p>653,47</text:p>
          </table:table-cell>
          <table:table-cell office:value-type="float" office:value="9.8034343652563902E-6" table:style-name="ce4">
            <text:p>9,80343E-06</text:p>
          </table:table-cell>
          <table:table-cell table:number-columns-repeated="16382"/>
        </table:table-row>
        <table:table-row table:style-name="ro1">
          <table:table-cell office:value-type="float" office:value="653.86888813599535" table:style-name="ce8">
            <text:p>653,87</text:p>
          </table:table-cell>
          <table:table-cell office:value-type="float" office:value="9.7257586700020205E-6" table:style-name="ce4">
            <text:p>9,72576E-06</text:p>
          </table:table-cell>
          <table:table-cell table:number-columns-repeated="16382"/>
        </table:table-row>
        <table:table-row table:style-name="ro1">
          <table:table-cell office:value-type="float" office:value="654.27153831753526" table:style-name="ce8">
            <text:p>654,27</text:p>
          </table:table-cell>
          <table:table-cell office:value-type="float" office:value="9.6088098795000351E-6" table:style-name="ce4">
            <text:p>9,60881E-06</text:p>
          </table:table-cell>
          <table:table-cell table:number-columns-repeated="16382"/>
        </table:table-row>
        <table:table-row table:style-name="ro1">
          <table:table-cell office:value-type="float" office:value="654.67421324601094" table:style-name="ce8">
            <text:p>654,67</text:p>
          </table:table-cell>
          <table:table-cell office:value-type="float" office:value="9.5491788072631899E-6" table:style-name="ce4">
            <text:p>9,54918E-06</text:p>
          </table:table-cell>
          <table:table-cell table:number-columns-repeated="16382"/>
        </table:table-row>
        <table:table-row table:style-name="ro1">
          <table:table-cell office:value-type="float" office:value="655.07691293485254" table:style-name="ce8">
            <text:p>655,08</text:p>
          </table:table-cell>
          <table:table-cell office:value-type="float" office:value="9.4538259524707319E-6" table:style-name="ce4">
            <text:p>9,45383E-06</text:p>
          </table:table-cell>
          <table:table-cell table:number-columns-repeated="16382"/>
        </table:table-row>
        <table:table-row table:style-name="ro1">
          <table:table-cell office:value-type="float" office:value="655.47963739749071" table:style-name="ce8">
            <text:p>655,48</text:p>
          </table:table-cell>
          <table:table-cell office:value-type="float" office:value="9.3203182157541711E-6" table:style-name="ce4">
            <text:p>9,32032E-06</text:p>
          </table:table-cell>
          <table:table-cell table:number-columns-repeated="16382"/>
        </table:table-row>
        <table:table-row table:style-name="ro1">
          <table:table-cell office:value-type="float" office:value="655.88238664735604" table:style-name="ce8">
            <text:p>655,88</text:p>
          </table:table-cell>
          <table:table-cell office:value-type="float" office:value="9.2882880170963649E-6" table:style-name="ce4">
            <text:p>9,28829E-06</text:p>
          </table:table-cell>
          <table:table-cell table:number-columns-repeated="16382"/>
        </table:table-row>
        <table:table-row table:style-name="ro1">
          <table:table-cell office:value-type="float" office:value="656.28516069787906" table:style-name="ce8">
            <text:p>656,29</text:p>
          </table:table-cell>
          <table:table-cell office:value-type="float" office:value="9.2010377340167513E-6" table:style-name="ce4">
            <text:p>9,20104E-06</text:p>
          </table:table-cell>
          <table:table-cell table:number-columns-repeated="16382"/>
        </table:table-row>
        <table:table-row table:style-name="ro1">
          <table:table-cell office:value-type="float" office:value="656.68795956249016" table:style-name="ce8">
            <text:p>656,69</text:p>
          </table:table-cell>
          <table:table-cell office:value-type="float" office:value="9.0931333838285616E-6" table:style-name="ce4">
            <text:p>9,09313E-06</text:p>
          </table:table-cell>
          <table:table-cell table:number-columns-repeated="16382"/>
        </table:table-row>
        <table:table-row table:style-name="ro1">
          <table:table-cell office:value-type="float" office:value="657.09078325461996" table:style-name="ce8">
            <text:p>657,09</text:p>
          </table:table-cell>
          <table:table-cell office:value-type="float" office:value="9.0286222409982703E-6" table:style-name="ce4">
            <text:p>9,02862E-06</text:p>
          </table:table-cell>
          <table:table-cell table:number-columns-repeated="16382"/>
        </table:table-row>
        <table:table-row table:style-name="ro1">
          <table:table-cell office:value-type="float" office:value="657.49363178769909" table:style-name="ce8">
            <text:p>657,49</text:p>
          </table:table-cell>
          <table:table-cell office:value-type="float" office:value="8.9291001489605327E-6" table:style-name="ce4">
            <text:p>8,9291E-06</text:p>
          </table:table-cell>
          <table:table-cell table:number-columns-repeated="16382"/>
        </table:table-row>
        <table:table-row table:style-name="ro1">
          <table:table-cell office:value-type="float" office:value="657.89650517515781" table:style-name="ce8">
            <text:p>657,90</text:p>
          </table:table-cell>
          <table:table-cell office:value-type="float" office:value="8.8572008648056014E-6" table:style-name="ce4">
            <text:p>8,8572E-06</text:p>
          </table:table-cell>
          <table:table-cell table:number-columns-repeated="16382"/>
        </table:table-row>
        <table:table-row table:style-name="ro1">
          <table:table-cell office:value-type="float" office:value="658.29940343042676" table:style-name="ce8">
            <text:p>658,30</text:p>
          </table:table-cell>
          <table:table-cell office:value-type="float" office:value="8.7931981739027524E-6" table:style-name="ce4">
            <text:p>8,7932E-06</text:p>
          </table:table-cell>
          <table:table-cell table:number-columns-repeated="16382"/>
        </table:table-row>
        <table:table-row table:style-name="ro1">
          <table:table-cell office:value-type="float" office:value="658.70232656693645" table:style-name="ce8">
            <text:p>658,70</text:p>
          </table:table-cell>
          <table:table-cell office:value-type="float" office:value="8.735617815283384E-6" table:style-name="ce4">
            <text:p>8,73562E-06</text:p>
          </table:table-cell>
          <table:table-cell table:number-columns-repeated="16382"/>
        </table:table-row>
        <table:table-row table:style-name="ro1">
          <table:table-cell office:value-type="float" office:value="659.1052745981176" table:style-name="ce8">
            <text:p>659,11</text:p>
          </table:table-cell>
          <table:table-cell office:value-type="float" office:value="8.6315844333016355E-6" table:style-name="ce4">
            <text:p>8,63158E-06</text:p>
          </table:table-cell>
          <table:table-cell table:number-columns-repeated="16382"/>
        </table:table-row>
        <table:table-row table:style-name="ro1">
          <table:table-cell office:value-type="float" office:value="659.50824753740039" table:style-name="ce8">
            <text:p>659,51</text:p>
          </table:table-cell>
          <table:table-cell office:value-type="float" office:value="8.539109576322236E-6" table:style-name="ce4">
            <text:p>8,53911E-06</text:p>
          </table:table-cell>
          <table:table-cell table:number-columns-repeated="16382"/>
        </table:table-row>
        <table:table-row table:style-name="ro1">
          <table:table-cell office:value-type="float" office:value="659.91124539821544" table:style-name="ce8">
            <text:p>659,91</text:p>
          </table:table-cell>
          <table:table-cell office:value-type="float" office:value="8.4510897040291686E-6" table:style-name="ce4">
            <text:p>8,45109E-06</text:p>
          </table:table-cell>
          <table:table-cell table:number-columns-repeated="16382"/>
        </table:table-row>
        <table:table-row table:style-name="ro1">
          <table:table-cell office:value-type="float" office:value="660.31426819399348" table:style-name="ce8">
            <text:p>660,31</text:p>
          </table:table-cell>
          <table:table-cell office:value-type="float" office:value="8.3541315425465375E-6" table:style-name="ce4">
            <text:p>8,35413E-06</text:p>
          </table:table-cell>
          <table:table-cell table:number-columns-repeated="16382"/>
        </table:table-row>
        <table:table-row table:style-name="ro1">
          <table:table-cell office:value-type="float" office:value="660.7173159381648" table:style-name="ce8">
            <text:p>660,72</text:p>
          </table:table-cell>
          <table:table-cell office:value-type="float" office:value="8.2910414122193474E-6" table:style-name="ce4">
            <text:p>8,29104E-06</text:p>
          </table:table-cell>
          <table:table-cell table:number-columns-repeated="16382"/>
        </table:table-row>
        <table:table-row table:style-name="ro1">
          <table:table-cell office:value-type="float" office:value="661.1203886441599" table:style-name="ce8">
            <text:p>661,12</text:p>
          </table:table-cell>
          <table:table-cell office:value-type="float" office:value="8.2152280279848713E-6" table:style-name="ce4">
            <text:p>8,21523E-06</text:p>
          </table:table-cell>
          <table:table-cell table:number-columns-repeated="16382"/>
        </table:table-row>
        <table:table-row table:style-name="ro1">
          <table:table-cell office:value-type="float" office:value="661.52348632540964" table:style-name="ce8">
            <text:p>661,52</text:p>
          </table:table-cell>
          <table:table-cell office:value-type="float" office:value="8.143264472503259E-6" table:style-name="ce4">
            <text:p>8,14326E-06</text:p>
          </table:table-cell>
          <table:table-cell table:number-columns-repeated="16382"/>
        </table:table-row>
        <table:table-row table:style-name="ro1">
          <table:table-cell office:value-type="float" office:value="661.92660899534417" table:style-name="ce8">
            <text:p>661,93</text:p>
          </table:table-cell>
          <table:table-cell office:value-type="float" office:value="8.0348135778599309E-6" table:style-name="ce4">
            <text:p>8,03481E-06</text:p>
          </table:table-cell>
          <table:table-cell table:number-columns-repeated="16382"/>
        </table:table-row>
        <table:table-row table:style-name="ro1">
          <table:table-cell office:value-type="float" office:value="662.32975666739412" table:style-name="ce8">
            <text:p>662,33</text:p>
          </table:table-cell>
          <table:table-cell office:value-type="float" office:value="7.9798164371255756E-6" table:style-name="ce4">
            <text:p>7,97982E-06</text:p>
          </table:table-cell>
          <table:table-cell table:number-columns-repeated="16382"/>
        </table:table-row>
        <table:table-row table:style-name="ro1">
          <table:table-cell office:value-type="float" office:value="662.73292935499012" table:style-name="ce8">
            <text:p>662,73</text:p>
          </table:table-cell>
          <table:table-cell office:value-type="float" office:value="7.8866564101355671E-6" table:style-name="ce4">
            <text:p>7,88666E-06</text:p>
          </table:table-cell>
          <table:table-cell table:number-columns-repeated="16382"/>
        </table:table-row>
        <table:table-row table:style-name="ro1">
          <table:table-cell office:value-type="float" office:value="663.13612707156244" table:style-name="ce8">
            <text:p>663,14</text:p>
          </table:table-cell>
          <table:table-cell office:value-type="float" office:value="7.7942894115358355E-6" table:style-name="ce4">
            <text:p>7,79429E-06</text:p>
          </table:table-cell>
          <table:table-cell table:number-columns-repeated="16382"/>
        </table:table-row>
        <table:table-row table:style-name="ro1">
          <table:table-cell office:value-type="float" office:value="663.53934983054194" table:style-name="ce8">
            <text:p>663,54</text:p>
          </table:table-cell>
          <table:table-cell office:value-type="float" office:value="7.7308393809586082E-6" table:style-name="ce4">
            <text:p>7,73084E-06</text:p>
          </table:table-cell>
          <table:table-cell table:number-columns-repeated="16382"/>
        </table:table-row>
        <table:table-row table:style-name="ro1">
          <table:table-cell office:value-type="float" office:value="663.94259764535889" table:style-name="ce8">
            <text:p>663,94</text:p>
          </table:table-cell>
          <table:table-cell office:value-type="float" office:value="7.6702346595892227E-6" table:style-name="ce4">
            <text:p>7,67023E-06</text:p>
          </table:table-cell>
          <table:table-cell table:number-columns-repeated="16382"/>
        </table:table-row>
        <table:table-row table:style-name="ro1">
          <table:table-cell office:value-type="float" office:value="664.3458705294438" table:style-name="ce8">
            <text:p>664,35</text:p>
          </table:table-cell>
          <table:table-cell office:value-type="float" office:value="7.5990833968461988E-6" table:style-name="ce4">
            <text:p>7,59908E-06</text:p>
          </table:table-cell>
          <table:table-cell table:number-columns-repeated="16382"/>
        </table:table-row>
        <table:table-row table:style-name="ro1">
          <table:table-cell office:value-type="float" office:value="664.74916849622741" table:style-name="ce8">
            <text:p>664,75</text:p>
          </table:table-cell>
          <table:table-cell office:value-type="float" office:value="7.4911398597975103E-6" table:style-name="ce4">
            <text:p>7,49114E-06</text:p>
          </table:table-cell>
          <table:table-cell table:number-columns-repeated="16382"/>
        </table:table-row>
        <table:table-row table:style-name="ro1">
          <table:table-cell office:value-type="float" office:value="665.15249155914" table:style-name="ce8">
            <text:p>665,15</text:p>
          </table:table-cell>
          <table:table-cell office:value-type="float" office:value="7.4561279688261412E-6" table:style-name="ce4">
            <text:p>7,45613E-06</text:p>
          </table:table-cell>
          <table:table-cell table:number-columns-repeated="16382"/>
        </table:table-row>
        <table:table-row table:style-name="ro1">
          <table:table-cell office:value-type="float" office:value="665.5558397316122" table:style-name="ce8">
            <text:p>665,56</text:p>
          </table:table-cell>
          <table:table-cell office:value-type="float" office:value="7.3509850363772693E-6" table:style-name="ce4">
            <text:p>7,35099E-06</text:p>
          </table:table-cell>
          <table:table-cell table:number-columns-repeated="16382"/>
        </table:table-row>
        <table:table-row table:style-name="ro1">
          <table:table-cell office:value-type="float" office:value="665.95921302707461" table:style-name="ce8">
            <text:p>665,96</text:p>
          </table:table-cell>
          <table:table-cell office:value-type="float" office:value="7.2723082445113145E-6" table:style-name="ce4">
            <text:p>7,27231E-06</text:p>
          </table:table-cell>
          <table:table-cell table:number-columns-repeated="16382"/>
        </table:table-row>
        <table:table-row table:style-name="ro1">
          <table:table-cell office:value-type="float" office:value="666.36261145895753" table:style-name="ce8">
            <text:p>666,36</text:p>
          </table:table-cell>
          <table:table-cell office:value-type="float" office:value="7.202778703570842E-6" table:style-name="ce4">
            <text:p>7,20278E-06</text:p>
          </table:table-cell>
          <table:table-cell table:number-columns-repeated="16382"/>
        </table:table-row>
        <table:table-row table:style-name="ro1">
          <table:table-cell office:value-type="float" office:value="666.76603504069169" table:style-name="ce8">
            <text:p>666,77</text:p>
          </table:table-cell>
          <table:table-cell office:value-type="float" office:value="7.1400861676337051E-6" table:style-name="ce4">
            <text:p>7,14009E-06</text:p>
          </table:table-cell>
          <table:table-cell table:number-columns-repeated="16382"/>
        </table:table-row>
        <table:table-row table:style-name="ro1">
          <table:table-cell office:value-type="float" office:value="667.16948378570748" table:style-name="ce8">
            <text:p>667,17</text:p>
          </table:table-cell>
          <table:table-cell office:value-type="float" office:value="7.0399627289513627E-6" table:style-name="ce4">
            <text:p>7,03996E-06</text:p>
          </table:table-cell>
          <table:table-cell table:number-columns-repeated="16382"/>
        </table:table-row>
        <table:table-row table:style-name="ro1">
          <table:table-cell office:value-type="float" office:value="667.57295770743553" table:style-name="ce8">
            <text:p>667,57</text:p>
          </table:table-cell>
          <table:table-cell office:value-type="float" office:value="6.9920561091612034E-6" table:style-name="ce4">
            <text:p>6,99206E-06</text:p>
          </table:table-cell>
          <table:table-cell table:number-columns-repeated="16382"/>
        </table:table-row>
        <table:table-row table:style-name="ro1">
          <table:table-cell office:value-type="float" office:value="667.97645681930635" table:style-name="ce8">
            <text:p>667,98</text:p>
          </table:table-cell>
          <table:table-cell office:value-type="float" office:value="6.9105735598859421E-6" table:style-name="ce4">
            <text:p>6,91057E-06</text:p>
          </table:table-cell>
          <table:table-cell table:number-columns-repeated="16382"/>
        </table:table-row>
        <table:table-row table:style-name="ro1">
          <table:table-cell office:value-type="float" office:value="668.37998113475032" table:style-name="ce8">
            <text:p>668,38</text:p>
          </table:table-cell>
          <table:table-cell office:value-type="float" office:value="6.8424527409902326E-6" table:style-name="ce4">
            <text:p>6,84245E-06</text:p>
          </table:table-cell>
          <table:table-cell table:number-columns-repeated="16382"/>
        </table:table-row>
        <table:table-row table:style-name="ro1">
          <table:table-cell office:value-type="float" office:value="668.78353066719797" table:style-name="ce8">
            <text:p>668,78</text:p>
          </table:table-cell>
          <table:table-cell office:value-type="float" office:value="6.7892654912304326E-6" table:style-name="ce4">
            <text:p>6,78927E-06</text:p>
          </table:table-cell>
          <table:table-cell table:number-columns-repeated="16382"/>
        </table:table-row>
        <table:table-row table:style-name="ro1">
          <table:table-cell office:value-type="float" office:value="669.18710543008001" table:style-name="ce8">
            <text:p>669,19</text:p>
          </table:table-cell>
          <table:table-cell office:value-type="float" office:value="6.7031894076368407E-6" table:style-name="ce4">
            <text:p>6,70319E-06</text:p>
          </table:table-cell>
          <table:table-cell table:number-columns-repeated="16382"/>
        </table:table-row>
        <table:table-row table:style-name="ro1">
          <table:table-cell office:value-type="float" office:value="669.59070543682674" table:style-name="ce8">
            <text:p>669,59</text:p>
          </table:table-cell>
          <table:table-cell office:value-type="float" office:value="6.6098035442870425E-6" table:style-name="ce4">
            <text:p>6,6098E-06</text:p>
          </table:table-cell>
          <table:table-cell table:number-columns-repeated="16382"/>
        </table:table-row>
        <table:table-row table:style-name="ro1">
          <table:table-cell office:value-type="float" office:value="669.994330700869" table:style-name="ce8">
            <text:p>669,99</text:p>
          </table:table-cell>
          <table:table-cell office:value-type="float" office:value="6.5664040980890992E-6" table:style-name="ce4">
            <text:p>6,5664E-06</text:p>
          </table:table-cell>
          <table:table-cell table:number-columns-repeated="16382"/>
        </table:table-row>
        <table:table-row table:style-name="ro1">
          <table:table-cell office:value-type="float" office:value="670.39798123563696" table:style-name="ce8">
            <text:p>670,40</text:p>
          </table:table-cell>
          <table:table-cell office:value-type="float" office:value="6.4885879201020364E-6" table:style-name="ce4">
            <text:p>6,48859E-06</text:p>
          </table:table-cell>
          <table:table-cell table:number-columns-repeated="16382"/>
        </table:table-row>
        <table:table-row table:style-name="ro1">
          <table:table-cell office:value-type="float" office:value="670.80165705456125" table:style-name="ce8">
            <text:p>670,80</text:p>
          </table:table-cell>
          <table:table-cell office:value-type="float" office:value="6.4427862272606817E-6" table:style-name="ce4">
            <text:p>6,44279E-06</text:p>
          </table:table-cell>
          <table:table-cell table:number-columns-repeated="16382"/>
        </table:table-row>
        <table:table-row table:style-name="ro1">
          <table:table-cell office:value-type="float" office:value="671.20535817107248" table:style-name="ce8">
            <text:p>671,21</text:p>
          </table:table-cell>
          <table:table-cell office:value-type="float" office:value="6.3295427026441307E-6" table:style-name="ce4">
            <text:p>6,32954E-06</text:p>
          </table:table-cell>
          <table:table-cell table:number-columns-repeated="16382"/>
        </table:table-row>
        <table:table-row table:style-name="ro1">
          <table:table-cell office:value-type="float" office:value="671.60908459860116" table:style-name="ce8">
            <text:p>671,61</text:p>
          </table:table-cell>
          <table:table-cell office:value-type="float" office:value="6.2985836934863385E-6" table:style-name="ce4">
            <text:p>6,29858E-06</text:p>
          </table:table-cell>
          <table:table-cell table:number-columns-repeated="16382"/>
        </table:table-row>
        <table:table-row table:style-name="ro1">
          <table:table-cell office:value-type="float" office:value="672.01283635057757" table:style-name="ce8">
            <text:p>672,01</text:p>
          </table:table-cell>
          <table:table-cell office:value-type="float" office:value="6.2043981736630467E-6" table:style-name="ce4">
            <text:p>6,2044E-06</text:p>
          </table:table-cell>
          <table:table-cell table:number-columns-repeated="16382"/>
        </table:table-row>
        <table:table-row table:style-name="ro1">
          <table:table-cell office:value-type="float" office:value="672.41661344043268" table:style-name="ce8">
            <text:p>672,42</text:p>
          </table:table-cell>
          <table:table-cell office:value-type="float" office:value="6.1598700271966513E-6" table:style-name="ce4">
            <text:p>6,15987E-06</text:p>
          </table:table-cell>
          <table:table-cell table:number-columns-repeated="16382"/>
        </table:table-row>
        <table:table-row table:style-name="ro1">
          <table:table-cell office:value-type="float" office:value="672.82041588159655" table:style-name="ce8">
            <text:p>672,82</text:p>
          </table:table-cell>
          <table:table-cell office:value-type="float" office:value="6.0936309233635288E-6" table:style-name="ce4">
            <text:p>6,09363E-06</text:p>
          </table:table-cell>
          <table:table-cell table:number-columns-repeated="16382"/>
        </table:table-row>
        <table:table-row table:style-name="ro1">
          <table:table-cell office:value-type="float" office:value="673.22424368750001" table:style-name="ce8">
            <text:p>673,22</text:p>
          </table:table-cell>
          <table:table-cell office:value-type="float" office:value="6.0255467248501761E-6" table:style-name="ce4">
            <text:p>6,02555E-06</text:p>
          </table:table-cell>
          <table:table-cell table:number-columns-repeated="16382"/>
        </table:table-row>
        <table:table-row table:style-name="ro1">
          <table:table-cell office:value-type="float" office:value="673.62809687157346" table:style-name="ce8">
            <text:p>673,63</text:p>
          </table:table-cell>
          <table:table-cell office:value-type="float" office:value="5.9706266742367788E-6" table:style-name="ce4">
            <text:p>5,97063E-06</text:p>
          </table:table-cell>
          <table:table-cell table:number-columns-repeated="16382"/>
        </table:table-row>
        <table:table-row table:style-name="ro1">
          <table:table-cell office:value-type="float" office:value="674.03197544724731" table:style-name="ce8">
            <text:p>674,03</text:p>
          </table:table-cell>
          <table:table-cell office:value-type="float" office:value="5.8690332672100393E-6" table:style-name="ce4">
            <text:p>5,86903E-06</text:p>
          </table:table-cell>
          <table:table-cell table:number-columns-repeated="16382"/>
        </table:table-row>
        <table:table-row table:style-name="ro1">
          <table:table-cell office:value-type="float" office:value="674.43587942795239" table:style-name="ce8">
            <text:p>674,44</text:p>
          </table:table-cell>
          <table:table-cell office:value-type="float" office:value="5.832170648421676E-6" table:style-name="ce4">
            <text:p>5,83217E-06</text:p>
          </table:table-cell>
          <table:table-cell table:number-columns-repeated="16382"/>
        </table:table-row>
        <table:table-row table:style-name="ro1">
          <table:table-cell office:value-type="float" office:value="674.83980882711887" table:style-name="ce8">
            <text:p>674,84</text:p>
          </table:table-cell>
          <table:table-cell office:value-type="float" office:value="5.7232890702295936E-6" table:style-name="ce4">
            <text:p>5,72329E-06</text:p>
          </table:table-cell>
          <table:table-cell table:number-columns-repeated="16382"/>
        </table:table-row>
        <table:table-row table:style-name="ro1">
          <table:table-cell office:value-type="float" office:value="675.2437636581775" table:style-name="ce8">
            <text:p>675,24</text:p>
          </table:table-cell>
          <table:table-cell office:value-type="float" office:value="5.688043146532234E-6" table:style-name="ce4">
            <text:p>5,68804E-06</text:p>
          </table:table-cell>
          <table:table-cell table:number-columns-repeated="16382"/>
        </table:table-row>
        <table:table-row table:style-name="ro1">
          <table:table-cell office:value-type="float" office:value="675.64774393455878" table:style-name="ce8">
            <text:p>675,65</text:p>
          </table:table-cell>
          <table:table-cell office:value-type="float" office:value="5.6392592083752777E-6" table:style-name="ce4">
            <text:p>5,63926E-06</text:p>
          </table:table-cell>
          <table:table-cell table:number-columns-repeated="16382"/>
        </table:table-row>
        <table:table-row table:style-name="ro1">
          <table:table-cell office:value-type="float" office:value="676.05174966969298" table:style-name="ce8">
            <text:p>676,05</text:p>
          </table:table-cell>
          <table:table-cell office:value-type="float" office:value="5.5654541056806208E-6" table:style-name="ce4">
            <text:p>5,56545E-06</text:p>
          </table:table-cell>
          <table:table-cell table:number-columns-repeated="16382"/>
        </table:table-row>
        <table:table-row table:style-name="ro1">
          <table:table-cell office:value-type="float" office:value="676.45578087701108" table:style-name="ce8">
            <text:p>676,46</text:p>
          </table:table-cell>
          <table:table-cell office:value-type="float" office:value="5.4958360248539026E-6" table:style-name="ce4">
            <text:p>5,49584E-06</text:p>
          </table:table-cell>
          <table:table-cell table:number-columns-repeated="16382"/>
        </table:table-row>
        <table:table-row table:style-name="ro1">
          <table:table-cell office:value-type="float" office:value="676.85983756994324" table:style-name="ce8">
            <text:p>676,86</text:p>
          </table:table-cell>
          <table:table-cell office:value-type="float" office:value="5.4735120074507691E-6" table:style-name="ce4">
            <text:p>5,47351E-06</text:p>
          </table:table-cell>
          <table:table-cell table:number-columns-repeated="16382"/>
        </table:table-row>
        <table:table-row table:style-name="ro1">
          <table:table-cell office:value-type="float" office:value="677.26391976191996" table:style-name="ce8">
            <text:p>677,26</text:p>
          </table:table-cell>
          <table:table-cell office:value-type="float" office:value="5.384228216986258E-6" table:style-name="ce4">
            <text:p>5,38423E-06</text:p>
          </table:table-cell>
          <table:table-cell table:number-columns-repeated="16382"/>
        </table:table-row>
        <table:table-row table:style-name="ro1">
          <table:table-cell office:value-type="float" office:value="677.668027466372" table:style-name="ce8">
            <text:p>677,67</text:p>
          </table:table-cell>
          <table:table-cell office:value-type="float" office:value="5.3328172692227966E-6" table:style-name="ce4">
            <text:p>5,33282E-06</text:p>
          </table:table-cell>
          <table:table-cell table:number-columns-repeated="16382"/>
        </table:table-row>
        <table:table-row table:style-name="ro1">
          <table:table-cell office:value-type="float" office:value="678.07216069672972" table:style-name="ce8">
            <text:p>678,07</text:p>
          </table:table-cell>
          <table:table-cell office:value-type="float" office:value="5.2704982404421031E-6" table:style-name="ce4">
            <text:p>5,2705E-06</text:p>
          </table:table-cell>
          <table:table-cell table:number-columns-repeated="16382"/>
        </table:table-row>
        <table:table-row table:style-name="ro1">
          <table:table-cell office:value-type="float" office:value="678.47631946642377" table:style-name="ce8">
            <text:p>678,48</text:p>
          </table:table-cell>
          <table:table-cell office:value-type="float" office:value="5.2242895217344086E-6" table:style-name="ce4">
            <text:p>5,22429E-06</text:p>
          </table:table-cell>
          <table:table-cell table:number-columns-repeated="16382"/>
        </table:table-row>
        <table:table-row table:style-name="ro1">
          <table:table-cell office:value-type="float" office:value="678.88050378888443" table:style-name="ce8">
            <text:p>678,88</text:p>
          </table:table-cell>
          <table:table-cell office:value-type="float" office:value="5.1449256084681341E-6" table:style-name="ce4">
            <text:p>5,14493E-06</text:p>
          </table:table-cell>
          <table:table-cell table:number-columns-repeated="16382"/>
        </table:table-row>
        <table:table-row table:style-name="ro1">
          <table:table-cell office:value-type="float" office:value="679.28471367754253" table:style-name="ce8">
            <text:p>679,28</text:p>
          </table:table-cell>
          <table:table-cell office:value-type="float" office:value="5.1072251281770804E-6" table:style-name="ce4">
            <text:p>5,10723E-06</text:p>
          </table:table-cell>
          <table:table-cell table:number-columns-repeated="16382"/>
        </table:table-row>
        <table:table-row table:style-name="ro1">
          <table:table-cell office:value-type="float" office:value="679.68894914582836" table:style-name="ce8">
            <text:p>679,69</text:p>
          </table:table-cell>
          <table:table-cell office:value-type="float" office:value="5.0303713506161112E-6" table:style-name="ce4">
            <text:p>5,03037E-06</text:p>
          </table:table-cell>
          <table:table-cell table:number-columns-repeated="16382"/>
        </table:table-row>
        <table:table-row table:style-name="ro1">
          <table:table-cell office:value-type="float" office:value="680.09321020717243" table:style-name="ce8">
            <text:p>680,09</text:p>
          </table:table-cell>
          <table:table-cell office:value-type="float" office:value="4.9919907302747045E-6" table:style-name="ce4">
            <text:p>4,99199E-06</text:p>
          </table:table-cell>
          <table:table-cell table:number-columns-repeated="16382"/>
        </table:table-row>
        <table:table-row table:style-name="ro1">
          <table:table-cell office:value-type="float" office:value="680.49749687500548" table:style-name="ce8">
            <text:p>680,50</text:p>
          </table:table-cell>
          <table:table-cell office:value-type="float" office:value="4.9157705590139786E-6" table:style-name="ce4">
            <text:p>4,91577E-06</text:p>
          </table:table-cell>
          <table:table-cell table:number-columns-repeated="16382"/>
        </table:table-row>
        <table:table-row table:style-name="ro1">
          <table:table-cell office:value-type="float" office:value="680.90180916275779" table:style-name="ce8">
            <text:p>680,90</text:p>
          </table:table-cell>
          <table:table-cell office:value-type="float" office:value="4.8872891379741968E-6" table:style-name="ce4">
            <text:p>4,88729E-06</text:p>
          </table:table-cell>
          <table:table-cell table:number-columns-repeated="16382"/>
        </table:table-row>
        <table:table-row table:style-name="ro1">
          <table:table-cell office:value-type="float" office:value="681.30614708385997" table:style-name="ce8">
            <text:p>681,31</text:p>
          </table:table-cell>
          <table:table-cell office:value-type="float" office:value="4.8267641296351459E-6" table:style-name="ce4">
            <text:p>4,82676E-06</text:p>
          </table:table-cell>
          <table:table-cell table:number-columns-repeated="16382"/>
        </table:table-row>
        <table:table-row table:style-name="ro1">
          <table:table-cell office:value-type="float" office:value="681.71051065174265" table:style-name="ce8">
            <text:p>681,71</text:p>
          </table:table-cell>
          <table:table-cell office:value-type="float" office:value="4.769077601000915E-6" table:style-name="ce4">
            <text:p>4,76908E-06</text:p>
          </table:table-cell>
          <table:table-cell table:number-columns-repeated="16382"/>
        </table:table-row>
        <table:table-row table:style-name="ro1">
          <table:table-cell office:value-type="float" office:value="682.11489987983623" table:style-name="ce8">
            <text:p>682,11</text:p>
          </table:table-cell>
          <table:table-cell office:value-type="float" office:value="4.7024338427368804E-6" table:style-name="ce4">
            <text:p>4,70243E-06</text:p>
          </table:table-cell>
          <table:table-cell table:number-columns-repeated="16382"/>
        </table:table-row>
        <table:table-row table:style-name="ro1">
          <table:table-cell office:value-type="float" office:value="682.51931478157121" table:style-name="ce8">
            <text:p>682,52</text:p>
          </table:table-cell>
          <table:table-cell office:value-type="float" office:value="4.6509530684789256E-6" table:style-name="ce4">
            <text:p>4,65095E-06</text:p>
          </table:table-cell>
          <table:table-cell table:number-columns-repeated="16382"/>
        </table:table-row>
        <table:table-row table:style-name="ro1">
          <table:table-cell office:value-type="float" office:value="682.9237553703781" table:style-name="ce8">
            <text:p>682,92</text:p>
          </table:table-cell>
          <table:table-cell office:value-type="float" office:value="4.5871275261730181E-6" table:style-name="ce4">
            <text:p>4,58713E-06</text:p>
          </table:table-cell>
          <table:table-cell table:number-columns-repeated="16382"/>
        </table:table-row>
        <table:table-row table:style-name="ro1">
          <table:table-cell office:value-type="float" office:value="683.32822165968753" table:style-name="ce8">
            <text:p>683,33</text:p>
          </table:table-cell>
          <table:table-cell office:value-type="float" office:value="4.5689044165727598E-6" table:style-name="ce4">
            <text:p>4,5689E-06</text:p>
          </table:table-cell>
          <table:table-cell table:number-columns-repeated="16382"/>
        </table:table-row>
        <table:table-row table:style-name="ro1">
          <table:table-cell office:value-type="float" office:value="683.73271366292988" table:style-name="ce8">
            <text:p>683,73</text:p>
          </table:table-cell>
          <table:table-cell office:value-type="float" office:value="4.5138011616531634E-6" table:style-name="ce4">
            <text:p>4,5138E-06</text:p>
          </table:table-cell>
          <table:table-cell table:number-columns-repeated="16382"/>
        </table:table-row>
        <table:table-row table:style-name="ro1">
          <table:table-cell office:value-type="float" office:value="684.1372313935359" table:style-name="ce8">
            <text:p>684,14</text:p>
          </table:table-cell>
          <table:table-cell office:value-type="float" office:value="4.4517691048352279E-6" table:style-name="ce4">
            <text:p>4,45177E-06</text:p>
          </table:table-cell>
          <table:table-cell table:number-columns-repeated="16382"/>
        </table:table-row>
        <table:table-row table:style-name="ro1">
          <table:table-cell office:value-type="float" office:value="684.54177486493586" table:style-name="ce8">
            <text:p>684,54</text:p>
          </table:table-cell>
          <table:table-cell office:value-type="float" office:value="4.3897116343488464E-6" table:style-name="ce4">
            <text:p>4,38971E-06</text:p>
          </table:table-cell>
          <table:table-cell table:number-columns-repeated="16382"/>
        </table:table-row>
        <table:table-row table:style-name="ro1">
          <table:table-cell office:value-type="float" office:value="684.94634409056039" table:style-name="ce8">
            <text:p>684,95</text:p>
          </table:table-cell>
          <table:table-cell office:value-type="float" office:value="4.3168567602598934E-6" table:style-name="ce4">
            <text:p>4,31686E-06</text:p>
          </table:table-cell>
          <table:table-cell table:number-columns-repeated="16382"/>
        </table:table-row>
        <table:table-row table:style-name="ro1">
          <table:table-cell office:value-type="float" office:value="685.3509390838401" table:style-name="ce8">
            <text:p>685,35</text:p>
          </table:table-cell>
          <table:table-cell office:value-type="float" office:value="4.2707952683589633E-6" table:style-name="ce4">
            <text:p>4,2708E-06</text:p>
          </table:table-cell>
          <table:table-cell table:number-columns-repeated="16382"/>
        </table:table-row>
        <table:table-row table:style-name="ro1">
          <table:table-cell office:value-type="float" office:value="685.75555985820529" table:style-name="ce8">
            <text:p>685,76</text:p>
          </table:table-cell>
          <table:table-cell office:value-type="float" office:value="4.2116008692027773E-6" table:style-name="ce4">
            <text:p>4,2116E-06</text:p>
          </table:table-cell>
          <table:table-cell table:number-columns-repeated="16382"/>
        </table:table-row>
        <table:table-row table:style-name="ro1">
          <table:table-cell office:value-type="float" office:value="686.16020642708656" table:style-name="ce8">
            <text:p>686,16</text:p>
          </table:table-cell>
          <table:table-cell office:value-type="float" office:value="4.1379954393498738E-6" table:style-name="ce4">
            <text:p>4,138E-06</text:p>
          </table:table-cell>
          <table:table-cell table:number-columns-repeated="16382"/>
        </table:table-row>
        <table:table-row table:style-name="ro1">
          <table:table-cell office:value-type="float" office:value="686.56487880391455" table:style-name="ce8">
            <text:p>686,56</text:p>
          </table:table-cell>
          <table:table-cell office:value-type="float" office:value="4.0863944991681233E-6" table:style-name="ce4">
            <text:p>4,08639E-06</text:p>
          </table:table-cell>
          <table:table-cell table:number-columns-repeated="16382"/>
        </table:table-row>
        <table:table-row table:style-name="ro1">
          <table:table-cell office:value-type="float" office:value="686.96957700211965" table:style-name="ce8">
            <text:p>686,97</text:p>
          </table:table-cell>
          <table:table-cell office:value-type="float" office:value="4.0431675935777436E-6" table:style-name="ce4">
            <text:p>4,04317E-06</text:p>
          </table:table-cell>
          <table:table-cell table:number-columns-repeated="16382"/>
        </table:table-row>
        <table:table-row table:style-name="ro1">
          <table:table-cell office:value-type="float" office:value="687.37430103513248" table:style-name="ce8">
            <text:p>687,37</text:p>
          </table:table-cell>
          <table:table-cell office:value-type="float" office:value="4.0090229020946529E-6" table:style-name="ce4">
            <text:p>4,00902E-06</text:p>
          </table:table-cell>
          <table:table-cell table:number-columns-repeated="16382"/>
        </table:table-row>
        <table:table-row table:style-name="ro1">
          <table:table-cell office:value-type="float" office:value="687.77905091638354" table:style-name="ce8">
            <text:p>687,78</text:p>
          </table:table-cell>
          <table:table-cell office:value-type="float" office:value="3.9565294643860678E-6" table:style-name="ce4">
            <text:p>3,95653E-06</text:p>
          </table:table-cell>
          <table:table-cell table:number-columns-repeated="16382"/>
        </table:table-row>
        <table:table-row table:style-name="ro1">
          <table:table-cell office:value-type="float" office:value="688.18382665930324" table:style-name="ce8">
            <text:p>688,18</text:p>
          </table:table-cell>
          <table:table-cell office:value-type="float" office:value="3.930585492611731E-6" table:style-name="ce4">
            <text:p>3,93059E-06</text:p>
          </table:table-cell>
          <table:table-cell table:number-columns-repeated="16382"/>
        </table:table-row>
        <table:table-row table:style-name="ro1">
          <table:table-cell office:value-type="float" office:value="688.58862827732219" table:style-name="ce8">
            <text:p>688,59</text:p>
          </table:table-cell>
          <table:table-cell office:value-type="float" office:value="3.8788244980454033E-6" table:style-name="ce4">
            <text:p>3,87882E-06</text:p>
          </table:table-cell>
          <table:table-cell table:number-columns-repeated="16382"/>
        </table:table-row>
        <table:table-row table:style-name="ro1">
          <table:table-cell office:value-type="float" office:value="688.99345578387101" table:style-name="ce8">
            <text:p>688,99</text:p>
          </table:table-cell>
          <table:table-cell office:value-type="float" office:value="3.8561124789606031E-6" table:style-name="ce4">
            <text:p>3,85611E-06</text:p>
          </table:table-cell>
          <table:table-cell table:number-columns-repeated="16382"/>
        </table:table-row>
        <table:table-row table:style-name="ro1">
          <table:table-cell office:value-type="float" office:value="689.39830919238" table:style-name="ce8">
            <text:p>689,40</text:p>
          </table:table-cell>
          <table:table-cell office:value-type="float" office:value="3.7988652659289697E-6" table:style-name="ce4">
            <text:p>3,79887E-06</text:p>
          </table:table-cell>
          <table:table-cell table:number-columns-repeated="16382"/>
        </table:table-row>
        <table:table-row table:style-name="ro1">
          <table:table-cell office:value-type="float" office:value="689.80318851627976" table:style-name="ce8">
            <text:p>689,80</text:p>
          </table:table-cell>
          <table:table-cell office:value-type="float" office:value="3.7567387972213763E-6" table:style-name="ce4">
            <text:p>3,75674E-06</text:p>
          </table:table-cell>
          <table:table-cell table:number-columns-repeated="16382"/>
        </table:table-row>
        <table:table-row table:style-name="ro1">
          <table:table-cell office:value-type="float" office:value="690.20809376900093" table:style-name="ce8">
            <text:p>690,21</text:p>
          </table:table-cell>
          <table:table-cell office:value-type="float" office:value="3.696448313847515E-6" table:style-name="ce4">
            <text:p>3,69645E-06</text:p>
          </table:table-cell>
          <table:table-cell table:number-columns-repeated="16382"/>
        </table:table-row>
        <table:table-row table:style-name="ro1">
          <table:table-cell office:value-type="float" office:value="690.613024963974" table:style-name="ce8">
            <text:p>690,61</text:p>
          </table:table-cell>
          <table:table-cell office:value-type="float" office:value="3.6831670334733871E-6" table:style-name="ce4">
            <text:p>3,68317E-06</text:p>
          </table:table-cell>
          <table:table-cell table:number-columns-repeated="16382"/>
        </table:table-row>
        <table:table-row table:style-name="ro1">
          <table:table-cell office:value-type="float" office:value="691.01798211462938" table:style-name="ce8">
            <text:p>691,02</text:p>
          </table:table-cell>
          <table:table-cell office:value-type="float" office:value="3.6146182107305031E-6" table:style-name="ce4">
            <text:p>3,61462E-06</text:p>
          </table:table-cell>
          <table:table-cell table:number-columns-repeated="16382"/>
        </table:table-row>
        <table:table-row table:style-name="ro1">
          <table:table-cell office:value-type="float" office:value="691.42296523439745" table:style-name="ce8">
            <text:p>691,42</text:p>
          </table:table-cell>
          <table:table-cell office:value-type="float" office:value="3.5947140364091044E-6" table:style-name="ce4">
            <text:p>3,59471E-06</text:p>
          </table:table-cell>
          <table:table-cell table:number-columns-repeated="16382"/>
        </table:table-row>
        <table:table-row table:style-name="ro1">
          <table:table-cell office:value-type="float" office:value="691.82797433670908" table:style-name="ce8">
            <text:p>691,83</text:p>
          </table:table-cell>
          <table:table-cell office:value-type="float" office:value="3.5549063704759636E-6" table:style-name="ce4">
            <text:p>3,55491E-06</text:p>
          </table:table-cell>
          <table:table-cell table:number-columns-repeated="16382"/>
        </table:table-row>
        <table:table-row table:style-name="ro1">
          <table:table-cell office:value-type="float" office:value="692.23300943499464" table:style-name="ce8">
            <text:p>692,23</text:p>
          </table:table-cell>
          <table:table-cell office:value-type="float" office:value="3.4993834539062184E-6" table:style-name="ce4">
            <text:p>3,49938E-06</text:p>
          </table:table-cell>
          <table:table-cell table:number-columns-repeated="16382"/>
        </table:table-row>
        <table:table-row table:style-name="ro1">
          <table:table-cell office:value-type="float" office:value="692.63807054268455" table:style-name="ce8">
            <text:p>692,64</text:p>
          </table:table-cell>
          <table:table-cell office:value-type="float" office:value="3.4612111294362211E-6" table:style-name="ce4">
            <text:p>3,46121E-06</text:p>
          </table:table-cell>
          <table:table-cell table:number-columns-repeated="16382"/>
        </table:table-row>
        <table:table-row table:style-name="ro1">
          <table:table-cell office:value-type="float" office:value="693.04315767320963" table:style-name="ce8">
            <text:p>693,04</text:p>
          </table:table-cell>
          <table:table-cell office:value-type="float" office:value="3.4012403886902608E-6" table:style-name="ce4">
            <text:p>3,40124E-06</text:p>
          </table:table-cell>
          <table:table-cell table:number-columns-repeated="16382"/>
        </table:table-row>
        <table:table-row table:style-name="ro1">
          <table:table-cell office:value-type="float" office:value="693.44827084000008" table:style-name="ce8">
            <text:p>693,45</text:p>
          </table:table-cell>
          <table:table-cell office:value-type="float" office:value="3.3661114811152518E-6" table:style-name="ce4">
            <text:p>3,36611E-06</text:p>
          </table:table-cell>
          <table:table-cell table:number-columns-repeated="16382"/>
        </table:table-row>
        <table:table-row table:style-name="ro1">
          <table:table-cell office:value-type="float" office:value="693.85341005648638" table:style-name="ce8">
            <text:p>693,85</text:p>
          </table:table-cell>
          <table:table-cell office:value-type="float" office:value="3.3492769962190294E-6" table:style-name="ce4">
            <text:p>3,34928E-06</text:p>
          </table:table-cell>
          <table:table-cell table:number-columns-repeated="16382"/>
        </table:table-row>
        <table:table-row table:style-name="ro1">
          <table:table-cell office:value-type="float" office:value="694.2585753360994" table:style-name="ce8">
            <text:p>694,26</text:p>
          </table:table-cell>
          <table:table-cell office:value-type="float" office:value="3.2995890160761721E-6" table:style-name="ce4">
            <text:p>3,29959E-06</text:p>
          </table:table-cell>
          <table:table-cell table:number-columns-repeated="16382"/>
        </table:table-row>
        <table:table-row table:style-name="ro1">
          <table:table-cell office:value-type="float" office:value="694.66376669226929" table:style-name="ce8">
            <text:p>694,66</text:p>
          </table:table-cell>
          <table:table-cell office:value-type="float" office:value="3.2651119754197305E-6" table:style-name="ce4">
            <text:p>3,26511E-06</text:p>
          </table:table-cell>
          <table:table-cell table:number-columns-repeated="16382"/>
        </table:table-row>
        <table:table-row table:style-name="ro1">
          <table:table-cell office:value-type="float" office:value="695.06898413842691" table:style-name="ce8">
            <text:p>695,07</text:p>
          </table:table-cell>
          <table:table-cell office:value-type="float" office:value="3.2420213509953939E-6" table:style-name="ce4">
            <text:p>3,24202E-06</text:p>
          </table:table-cell>
          <table:table-cell table:number-columns-repeated="16382"/>
        </table:table-row>
        <table:table-row table:style-name="ro1">
          <table:table-cell office:value-type="float" office:value="695.47422768800243" table:style-name="ce8">
            <text:p>695,47</text:p>
          </table:table-cell>
          <table:table-cell office:value-type="float" office:value="3.1932335089761155E-6" table:style-name="ce4">
            <text:p>3,19323E-06</text:p>
          </table:table-cell>
          <table:table-cell table:number-columns-repeated="16382"/>
        </table:table-row>
        <table:table-row table:style-name="ro1">
          <table:table-cell office:value-type="float" office:value="695.87949735442669" table:style-name="ce8">
            <text:p>695,88</text:p>
          </table:table-cell>
          <table:table-cell office:value-type="float" office:value="3.1692890572207854E-6" table:style-name="ce4">
            <text:p>3,16929E-06</text:p>
          </table:table-cell>
          <table:table-cell table:number-columns-repeated="16382"/>
        </table:table-row>
        <table:table-row table:style-name="ro1">
          <table:table-cell office:value-type="float" office:value="696.28479315113009" table:style-name="ce8">
            <text:p>696,28</text:p>
          </table:table-cell>
          <table:table-cell office:value-type="float" office:value="3.1181539862450951E-6" table:style-name="ce4">
            <text:p>3,11815E-06</text:p>
          </table:table-cell>
          <table:table-cell table:number-columns-repeated="16382"/>
        </table:table-row>
        <table:table-row table:style-name="ro1">
          <table:table-cell office:value-type="float" office:value="696.69011509154302" table:style-name="ce8">
            <text:p>696,69</text:p>
          </table:table-cell>
          <table:table-cell office:value-type="float" office:value="3.1087493010777284E-6" table:style-name="ce4">
            <text:p>3,10875E-06</text:p>
          </table:table-cell>
          <table:table-cell table:number-columns-repeated="16382"/>
        </table:table-row>
        <table:table-row table:style-name="ro1">
          <table:table-cell office:value-type="float" office:value="697.09546318909611" table:style-name="ce8">
            <text:p>697,10</text:p>
          </table:table-cell>
          <table:table-cell office:value-type="float" office:value="3.0537318842034651E-6" table:style-name="ce4">
            <text:p>3,05373E-06</text:p>
          </table:table-cell>
          <table:table-cell table:number-columns-repeated="16382"/>
        </table:table-row>
        <table:table-row table:style-name="ro1">
          <table:table-cell office:value-type="float" office:value="697.50083745722009" table:style-name="ce8">
            <text:p>697,50</text:p>
          </table:table-cell>
          <table:table-cell office:value-type="float" office:value="2.9902495451196788E-6" table:style-name="ce4">
            <text:p>2,99025E-06</text:p>
          </table:table-cell>
          <table:table-cell table:number-columns-repeated="16382"/>
        </table:table-row>
        <table:table-row table:style-name="ro1">
          <table:table-cell office:value-type="float" office:value="697.90623790934501" table:style-name="ce8">
            <text:p>697,91</text:p>
          </table:table-cell>
          <table:table-cell office:value-type="float" office:value="2.9780963381339701E-6" table:style-name="ce4">
            <text:p>2,9781E-06</text:p>
          </table:table-cell>
          <table:table-cell table:number-columns-repeated="16382"/>
        </table:table-row>
        <table:table-row table:style-name="ro1">
          <table:table-cell office:value-type="float" office:value="698.31166455890184" table:style-name="ce8">
            <text:p>698,31</text:p>
          </table:table-cell>
          <table:table-cell office:value-type="float" office:value="2.9402438696356343E-6" table:style-name="ce4">
            <text:p>2,94024E-06</text:p>
          </table:table-cell>
          <table:table-cell table:number-columns-repeated="16382"/>
        </table:table-row>
        <table:table-row table:style-name="ro1">
          <table:table-cell office:value-type="float" office:value="698.71711741932074" table:style-name="ce8">
            <text:p>698,72</text:p>
          </table:table-cell>
          <table:table-cell office:value-type="float" office:value="2.9075743037583621E-6" table:style-name="ce4">
            <text:p>2,90757E-06</text:p>
          </table:table-cell>
          <table:table-cell table:number-columns-repeated="16382"/>
        </table:table-row>
        <table:table-row table:style-name="ro1">
          <table:table-cell office:value-type="float" office:value="699.12259650403246" table:style-name="ce8">
            <text:p>699,12</text:p>
          </table:table-cell>
          <table:table-cell office:value-type="float" office:value="2.8605128763576161E-6" table:style-name="ce4">
            <text:p>2,86051E-06</text:p>
          </table:table-cell>
          <table:table-cell table:number-columns-repeated="16382"/>
        </table:table-row>
        <table:table-row table:style-name="ro1">
          <table:table-cell office:value-type="float" office:value="699.52810182646749" table:style-name="ce8">
            <text:p>699,53</text:p>
          </table:table-cell>
          <table:table-cell office:value-type="float" office:value="2.820417542396267E-6" table:style-name="ce4">
            <text:p>2,82042E-06</text:p>
          </table:table-cell>
          <table:table-cell table:number-columns-repeated="16382"/>
        </table:table-row>
        <table:table-row table:style-name="ro1">
          <table:table-cell office:value-type="float" office:value="699.93363340005635" table:style-name="ce8">
            <text:p>699,93</text:p>
          </table:table-cell>
          <table:table-cell office:value-type="float" office:value="2.7967267367707071E-6" table:style-name="ce4">
            <text:p>2,79673E-06</text:p>
          </table:table-cell>
          <table:table-cell table:number-columns-repeated="16382"/>
        </table:table-row>
        <table:table-row table:style-name="ro1">
          <table:table-cell office:value-type="float" office:value="700.33919123822943" table:style-name="ce8">
            <text:p>700,34</text:p>
          </table:table-cell>
          <table:table-cell office:value-type="float" office:value="2.7514845839324642E-6" table:style-name="ce4">
            <text:p>2,75148E-06</text:p>
          </table:table-cell>
          <table:table-cell table:number-columns-repeated="16382"/>
        </table:table-row>
        <table:table-row table:style-name="ro1">
          <table:table-cell office:value-type="float" office:value="700.74477535441747" table:style-name="ce8">
            <text:p>700,74</text:p>
          </table:table-cell>
          <table:table-cell office:value-type="float" office:value="2.7324375867194377E-6" table:style-name="ce4">
            <text:p>2,73244E-06</text:p>
          </table:table-cell>
          <table:table-cell table:number-columns-repeated="16382"/>
        </table:table-row>
        <table:table-row table:style-name="ro1">
          <table:table-cell office:value-type="float" office:value="701.15038576205075" table:style-name="ce8">
            <text:p>701,15</text:p>
          </table:table-cell>
          <table:table-cell office:value-type="float" office:value="2.7135931687372659E-6" table:style-name="ce4">
            <text:p>2,71359E-06</text:p>
          </table:table-cell>
          <table:table-cell table:number-columns-repeated="16382"/>
        </table:table-row>
        <table:table-row table:style-name="ro1">
          <table:table-cell office:value-type="float" office:value="701.55602247456" table:style-name="ce8">
            <text:p>701,56</text:p>
          </table:table-cell>
          <table:table-cell office:value-type="float" office:value="2.6760247499300216E-6" table:style-name="ce4">
            <text:p>2,67602E-06</text:p>
          </table:table-cell>
          <table:table-cell table:number-columns-repeated="16382"/>
        </table:table-row>
        <table:table-row table:style-name="ro1">
          <table:table-cell office:value-type="float" office:value="701.96168550537561" table:style-name="ce8">
            <text:p>701,96</text:p>
          </table:table-cell>
          <table:table-cell office:value-type="float" office:value="2.6277238077988769E-6" table:style-name="ce4">
            <text:p>2,62772E-06</text:p>
          </table:table-cell>
          <table:table-cell table:number-columns-repeated="16382"/>
        </table:table-row>
        <table:table-row table:style-name="ro1">
          <table:table-cell office:value-type="float" office:value="702.36737486792822" table:style-name="ce8">
            <text:p>702,37</text:p>
          </table:table-cell>
          <table:table-cell office:value-type="float" office:value="2.5850038245967857E-6" table:style-name="ce4">
            <text:p>2,585E-06</text:p>
          </table:table-cell>
          <table:table-cell table:number-columns-repeated="16382"/>
        </table:table-row>
        <table:table-row table:style-name="ro1">
          <table:table-cell office:value-type="float" office:value="702.77309057564821" table:style-name="ce8">
            <text:p>702,77</text:p>
          </table:table-cell>
          <table:table-cell office:value-type="float" office:value="2.5761406599404221E-6" table:style-name="ce4">
            <text:p>2,57614E-06</text:p>
          </table:table-cell>
          <table:table-cell table:number-columns-repeated="16382"/>
        </table:table-row>
        <table:table-row table:style-name="ro1">
          <table:table-cell office:value-type="float" office:value="703.1788326419661" table:style-name="ce8">
            <text:p>703,18</text:p>
          </table:table-cell>
          <table:table-cell office:value-type="float" office:value="2.5455253423936304E-6" table:style-name="ce4">
            <text:p>2,54553E-06</text:p>
          </table:table-cell>
          <table:table-cell table:number-columns-repeated="16382"/>
        </table:table-row>
        <table:table-row table:style-name="ro1">
          <table:table-cell office:value-type="float" office:value="703.5846010803125" table:style-name="ce8">
            <text:p>703,58</text:p>
          </table:table-cell>
          <table:table-cell office:value-type="float" office:value="2.5280851398986799E-6" table:style-name="ce4">
            <text:p>2,52809E-06</text:p>
          </table:table-cell>
          <table:table-cell table:number-columns-repeated="16382"/>
        </table:table-row>
        <table:table-row table:style-name="ro1">
          <table:table-cell office:value-type="float" office:value="703.99039590411792" table:style-name="ce8">
            <text:p>703,99</text:p>
          </table:table-cell>
          <table:table-cell office:value-type="float" office:value="2.4870315190956132E-6" table:style-name="ce4">
            <text:p>2,48703E-06</text:p>
          </table:table-cell>
          <table:table-cell table:number-columns-repeated="16382"/>
        </table:table-row>
        <table:table-row table:style-name="ro1">
          <table:table-cell office:value-type="float" office:value="704.39621712681287" table:style-name="ce8">
            <text:p>704,40</text:p>
          </table:table-cell>
          <table:table-cell office:value-type="float" office:value="2.4580886600854497E-6" table:style-name="ce4">
            <text:p>2,45809E-06</text:p>
          </table:table-cell>
          <table:table-cell table:number-columns-repeated="16382"/>
        </table:table-row>
        <table:table-row table:style-name="ro1">
          <table:table-cell office:value-type="float" office:value="704.80206476182775" table:style-name="ce8">
            <text:p>704,80</text:p>
          </table:table-cell>
          <table:table-cell office:value-type="float" office:value="2.426037481882616E-6" table:style-name="ce4">
            <text:p>2,42604E-06</text:p>
          </table:table-cell>
          <table:table-cell table:number-columns-repeated="16382"/>
        </table:table-row>
        <table:table-row table:style-name="ro1">
          <table:table-cell office:value-type="float" office:value="705.20793882259341" table:style-name="ce8">
            <text:p>705,21</text:p>
          </table:table-cell>
          <table:table-cell office:value-type="float" office:value="2.3777661820325678E-6" table:style-name="ce4">
            <text:p>2,37777E-06</text:p>
          </table:table-cell>
          <table:table-cell table:number-columns-repeated="16382"/>
        </table:table-row>
        <table:table-row table:style-name="ro1">
          <table:table-cell office:value-type="float" office:value="705.61383932254" table:style-name="ce8">
            <text:p>705,61</text:p>
          </table:table-cell>
          <table:table-cell office:value-type="float" office:value="2.3574908453988903E-6" table:style-name="ce4">
            <text:p>2,35749E-06</text:p>
          </table:table-cell>
          <table:table-cell table:number-columns-repeated="16382"/>
        </table:table-row>
        <table:table-row table:style-name="ro1">
          <table:table-cell office:value-type="float" office:value="706.01976627509828" table:style-name="ce8">
            <text:p>706,02</text:p>
          </table:table-cell>
          <table:table-cell office:value-type="float" office:value="2.3400503233274771E-6" table:style-name="ce4">
            <text:p>2,34005E-06</text:p>
          </table:table-cell>
          <table:table-cell table:number-columns-repeated="16382"/>
        </table:table-row>
        <table:table-row table:style-name="ro1">
          <table:table-cell office:value-type="float" office:value="706.42571969369851" table:style-name="ce8">
            <text:p>706,43</text:p>
          </table:table-cell>
          <table:table-cell office:value-type="float" office:value="2.3184730183481696E-6" table:style-name="ce4">
            <text:p>2,31847E-06</text:p>
          </table:table-cell>
          <table:table-cell table:number-columns-repeated="16382"/>
        </table:table-row>
        <table:table-row table:style-name="ro1">
          <table:table-cell office:value-type="float" office:value="706.83169959177155" table:style-name="ce8">
            <text:p>706,83</text:p>
          </table:table-cell>
          <table:table-cell office:value-type="float" office:value="2.2986211632418839E-6" table:style-name="ce4">
            <text:p>2,29862E-06</text:p>
          </table:table-cell>
          <table:table-cell table:number-columns-repeated="16382"/>
        </table:table-row>
        <table:table-row table:style-name="ro1">
          <table:table-cell office:value-type="float" office:value="707.23770598274768" table:style-name="ce8">
            <text:p>707,24</text:p>
          </table:table-cell>
          <table:table-cell office:value-type="float" office:value="2.2641670525575994E-6" table:style-name="ce4">
            <text:p>2,26417E-06</text:p>
          </table:table-cell>
          <table:table-cell table:number-columns-repeated="16382"/>
        </table:table-row>
        <table:table-row table:style-name="ro1">
          <table:table-cell office:value-type="float" office:value="707.64373888005753" table:style-name="ce8">
            <text:p>707,64</text:p>
          </table:table-cell>
          <table:table-cell office:value-type="float" office:value="2.2307667150577312E-6" table:style-name="ce4">
            <text:p>2,23077E-06</text:p>
          </table:table-cell>
          <table:table-cell table:number-columns-repeated="16382"/>
        </table:table-row>
        <table:table-row table:style-name="ro1">
          <table:table-cell office:value-type="float" office:value="708.04979829713147" table:style-name="ce8">
            <text:p>708,05</text:p>
          </table:table-cell>
          <table:table-cell office:value-type="float" office:value="2.2015272720045048E-6" table:style-name="ce4">
            <text:p>2,20153E-06</text:p>
          </table:table-cell>
          <table:table-cell table:number-columns-repeated="16382"/>
        </table:table-row>
        <table:table-row table:style-name="ro1">
          <table:table-cell office:value-type="float" office:value="708.45588424740026" table:style-name="ce8">
            <text:p>708,46</text:p>
          </table:table-cell>
          <table:table-cell office:value-type="float" office:value="2.154277434546185E-6" table:style-name="ce4">
            <text:p>2,15428E-06</text:p>
          </table:table-cell>
          <table:table-cell table:number-columns-repeated="16382"/>
        </table:table-row>
        <table:table-row table:style-name="ro1">
          <table:table-cell office:value-type="float" office:value="708.86199674429417" table:style-name="ce8">
            <text:p>708,86</text:p>
          </table:table-cell>
          <table:table-cell office:value-type="float" office:value="2.1638937148269053E-6" table:style-name="ce4">
            <text:p>2,16389E-06</text:p>
          </table:table-cell>
          <table:table-cell table:number-columns-repeated="16382"/>
        </table:table-row>
        <table:table-row table:style-name="ro1">
          <table:table-cell office:value-type="float" office:value="709.26813580124394" table:style-name="ce8">
            <text:p>709,27</text:p>
          </table:table-cell>
          <table:table-cell office:value-type="float" office:value="2.1197262670704099E-6" table:style-name="ce4">
            <text:p>2,11973E-06</text:p>
          </table:table-cell>
          <table:table-cell table:number-columns-repeated="16382"/>
        </table:table-row>
        <table:table-row table:style-name="ro1">
          <table:table-cell office:value-type="float" office:value="709.67430143168008" table:style-name="ce8">
            <text:p>709,67</text:p>
          </table:table-cell>
          <table:table-cell office:value-type="float" office:value="2.10295784702751E-6" table:style-name="ce4">
            <text:p>2,10296E-06</text:p>
          </table:table-cell>
          <table:table-cell table:number-columns-repeated="16382"/>
        </table:table-row>
        <table:table-row table:style-name="ro1">
          <table:table-cell office:value-type="float" office:value="710.08049364903286" table:style-name="ce8">
            <text:p>710,08</text:p>
          </table:table-cell>
          <table:table-cell office:value-type="float" office:value="2.0837462457969225E-6" table:style-name="ce4">
            <text:p>2,08375E-06</text:p>
          </table:table-cell>
          <table:table-cell table:number-columns-repeated="16382"/>
        </table:table-row>
        <table:table-row table:style-name="ro1">
          <table:table-cell office:value-type="float" office:value="710.48671246673302" table:style-name="ce8">
            <text:p>710,49</text:p>
          </table:table-cell>
          <table:table-cell office:value-type="float" office:value="2.0608236960916022E-6" table:style-name="ce4">
            <text:p>2,06082E-06</text:p>
          </table:table-cell>
          <table:table-cell table:number-columns-repeated="16382"/>
        </table:table-row>
        <table:table-row table:style-name="ro1">
          <table:table-cell office:value-type="float" office:value="710.89295789821097" table:style-name="ce8">
            <text:p>710,89</text:p>
          </table:table-cell>
          <table:table-cell office:value-type="float" office:value="2.026136536437786E-6" table:style-name="ce4">
            <text:p>2,02614E-06</text:p>
          </table:table-cell>
          <table:table-cell table:number-columns-repeated="16382"/>
        </table:table-row>
        <table:table-row table:style-name="ro1">
          <table:table-cell office:value-type="float" office:value="711.29922995689731" table:style-name="ce8">
            <text:p>711,30</text:p>
          </table:table-cell>
          <table:table-cell office:value-type="float" office:value="1.9931016424438371E-6" table:style-name="ce4">
            <text:p>1,9931E-06</text:p>
          </table:table-cell>
          <table:table-cell table:number-columns-repeated="16382"/>
        </table:table-row>
        <table:table-row table:style-name="ro1">
          <table:table-cell office:value-type="float" office:value="711.70552865622244" table:style-name="ce8">
            <text:p>711,71</text:p>
          </table:table-cell>
          <table:table-cell office:value-type="float" office:value="1.9901738126013031E-6" table:style-name="ce4">
            <text:p>1,99017E-06</text:p>
          </table:table-cell>
          <table:table-cell table:number-columns-repeated="16382"/>
        </table:table-row>
        <table:table-row table:style-name="ro1">
          <table:table-cell office:value-type="float" office:value="712.1118540096171" table:style-name="ce8">
            <text:p>712,11</text:p>
          </table:table-cell>
          <table:table-cell office:value-type="float" office:value="1.961007679016916E-6" table:style-name="ce4">
            <text:p>1,96101E-06</text:p>
          </table:table-cell>
          <table:table-cell table:number-columns-repeated="16382"/>
        </table:table-row>
        <table:table-row table:style-name="ro1">
          <table:table-cell office:value-type="float" office:value="712.51820603051169" table:style-name="ce8">
            <text:p>712,52</text:p>
          </table:table-cell>
          <table:table-cell office:value-type="float" office:value="1.9340781317474717E-6" table:style-name="ce4">
            <text:p>1,93408E-06</text:p>
          </table:table-cell>
          <table:table-cell table:number-columns-repeated="16382"/>
        </table:table-row>
        <table:table-row table:style-name="ro1">
          <table:table-cell office:value-type="float" office:value="712.9245847323366" table:style-name="ce8">
            <text:p>712,92</text:p>
          </table:table-cell>
          <table:table-cell office:value-type="float" office:value="1.9091515739952636E-6" table:style-name="ce4">
            <text:p>1,90915E-06</text:p>
          </table:table-cell>
          <table:table-cell table:number-columns-repeated="16382"/>
        </table:table-row>
        <table:table-row table:style-name="ro1">
          <table:table-cell office:value-type="float" office:value="713.33099012852256" table:style-name="ce8">
            <text:p>713,33</text:p>
          </table:table-cell>
          <table:table-cell office:value-type="float" office:value="1.883748797620635E-6" table:style-name="ce4">
            <text:p>1,88375E-06</text:p>
          </table:table-cell>
          <table:table-cell table:number-columns-repeated="16382"/>
        </table:table-row>
        <table:table-row table:style-name="ro1">
          <table:table-cell office:value-type="float" office:value="713.73742223249997" table:style-name="ce8">
            <text:p>713,74</text:p>
          </table:table-cell>
          <table:table-cell office:value-type="float" office:value="1.8575565258842193E-6" table:style-name="ce4">
            <text:p>1,85756E-06</text:p>
          </table:table-cell>
          <table:table-cell table:number-columns-repeated="16382"/>
        </table:table-row>
        <table:table-row table:style-name="ro1">
          <table:table-cell office:value-type="float" office:value="714.14388105769945" table:style-name="ce8">
            <text:p>714,14</text:p>
          </table:table-cell>
          <table:table-cell office:value-type="float" office:value="1.8360039102321278E-6" table:style-name="ce4">
            <text:p>1,836E-06</text:p>
          </table:table-cell>
          <table:table-cell table:number-columns-repeated="16382"/>
        </table:table-row>
        <table:table-row table:style-name="ro1">
          <table:table-cell office:value-type="float" office:value="714.55036661755139" table:style-name="ce8">
            <text:p>714,55</text:p>
          </table:table-cell>
          <table:table-cell office:value-type="float" office:value="1.8299964837331101E-6" table:style-name="ce4">
            <text:p>1,83E-06</text:p>
          </table:table-cell>
          <table:table-cell table:number-columns-repeated="16382"/>
        </table:table-row>
        <table:table-row table:style-name="ro1">
          <table:table-cell office:value-type="float" office:value="714.95687892548631" table:style-name="ce8">
            <text:p>714,96</text:p>
          </table:table-cell>
          <table:table-cell office:value-type="float" office:value="1.7885072575909254E-6" table:style-name="ce4">
            <text:p>1,78851E-06</text:p>
          </table:table-cell>
          <table:table-cell table:number-columns-repeated="16382"/>
        </table:table-row>
        <table:table-row table:style-name="ro1">
          <table:table-cell office:value-type="float" office:value="715.36341799493493" table:style-name="ce8">
            <text:p>715,36</text:p>
          </table:table-cell>
          <table:table-cell office:value-type="float" office:value="1.7516774690273242E-6" table:style-name="ce4">
            <text:p>1,75168E-06</text:p>
          </table:table-cell>
          <table:table-cell table:number-columns-repeated="16382"/>
        </table:table-row>
        <table:table-row table:style-name="ro1">
          <table:table-cell office:value-type="float" office:value="715.76998383932755" table:style-name="ce8">
            <text:p>715,77</text:p>
          </table:table-cell>
          <table:table-cell office:value-type="float" office:value="1.7278139383398637E-6" table:style-name="ce4">
            <text:p>1,72781E-06</text:p>
          </table:table-cell>
          <table:table-cell table:number-columns-repeated="16382"/>
        </table:table-row>
        <table:table-row table:style-name="ro1">
          <table:table-cell office:value-type="float" office:value="716.17657647209467" table:style-name="ce8">
            <text:p>716,18</text:p>
          </table:table-cell>
          <table:table-cell office:value-type="float" office:value="1.6869878716200735E-6" table:style-name="ce4">
            <text:p>1,68699E-06</text:p>
          </table:table-cell>
          <table:table-cell table:number-columns-repeated="16382"/>
        </table:table-row>
        <table:table-row table:style-name="ro1">
          <table:table-cell office:value-type="float" office:value="716.58319590666702" table:style-name="ce8">
            <text:p>716,58</text:p>
          </table:table-cell>
          <table:table-cell office:value-type="float" office:value="1.6669206862302051E-6" table:style-name="ce4">
            <text:p>1,66692E-06</text:p>
          </table:table-cell>
          <table:table-cell table:number-columns-repeated="16382"/>
        </table:table-row>
        <table:table-row table:style-name="ro1">
          <table:table-cell office:value-type="float" office:value="716.98984215647511" table:style-name="ce8">
            <text:p>716,99</text:p>
          </table:table-cell>
          <table:table-cell office:value-type="float" office:value="1.6282929915313298E-6" table:style-name="ce4">
            <text:p>1,62829E-06</text:p>
          </table:table-cell>
          <table:table-cell table:number-columns-repeated="16382"/>
        </table:table-row>
        <table:table-row table:style-name="ro1">
          <table:table-cell office:value-type="float" office:value="717.39651523494922" table:style-name="ce8">
            <text:p>717,40</text:p>
          </table:table-cell>
          <table:table-cell office:value-type="float" office:value="1.6019589332480071E-6" table:style-name="ce4">
            <text:p>1,60196E-06</text:p>
          </table:table-cell>
          <table:table-cell table:number-columns-repeated="16382"/>
        </table:table-row>
        <table:table-row table:style-name="ro1">
          <table:table-cell office:value-type="float" office:value="717.80321515551998" table:style-name="ce8">
            <text:p>717,80</text:p>
          </table:table-cell>
          <table:table-cell office:value-type="float" office:value="1.580732640298368E-6" table:style-name="ce4">
            <text:p>1,58073E-06</text:p>
          </table:table-cell>
          <table:table-cell table:number-columns-repeated="16382"/>
        </table:table-row>
        <table:table-row table:style-name="ro1">
          <table:table-cell office:value-type="float" office:value="718.209941931618" table:style-name="ce8">
            <text:p>718,21</text:p>
          </table:table-cell>
          <table:table-cell office:value-type="float" office:value="1.5577709644953922E-6" table:style-name="ce4">
            <text:p>1,55777E-06</text:p>
          </table:table-cell>
          <table:table-cell table:number-columns-repeated="16382"/>
        </table:table-row>
        <table:table-row table:style-name="ro1">
          <table:table-cell office:value-type="float" office:value="718.61669557667369" table:style-name="ce8">
            <text:p>718,62</text:p>
          </table:table-cell>
          <table:table-cell office:value-type="float" office:value="1.5336659013828014E-6" table:style-name="ce4">
            <text:p>1,53367E-06</text:p>
          </table:table-cell>
          <table:table-cell table:number-columns-repeated="16382"/>
        </table:table-row>
        <table:table-row table:style-name="ro1">
          <table:table-cell office:value-type="float" office:value="719.02347610411766" table:style-name="ce8">
            <text:p>719,02</text:p>
          </table:table-cell>
          <table:table-cell office:value-type="float" office:value="1.5118432094482509E-6" table:style-name="ce4">
            <text:p>1,51184E-06</text:p>
          </table:table-cell>
          <table:table-cell table:number-columns-repeated="16382"/>
        </table:table-row>
        <table:table-row table:style-name="ro1">
          <table:table-cell office:value-type="float" office:value="719.43028352738042" table:style-name="ce8">
            <text:p>719,43</text:p>
          </table:table-cell>
          <table:table-cell office:value-type="float" office:value="1.5025618178667916E-6" table:style-name="ce4">
            <text:p>1,50256E-06</text:p>
          </table:table-cell>
          <table:table-cell table:number-columns-repeated="16382"/>
        </table:table-row>
        <table:table-row table:style-name="ro1">
          <table:table-cell office:value-type="float" office:value="719.83711785989249" table:style-name="ce8">
            <text:p>719,84</text:p>
          </table:table-cell>
          <table:table-cell office:value-type="float" office:value="1.4963582373564603E-6" table:style-name="ce4">
            <text:p>1,49636E-06</text:p>
          </table:table-cell>
          <table:table-cell table:number-columns-repeated="16382"/>
        </table:table-row>
        <table:table-row table:style-name="ro1">
          <table:table-cell office:value-type="float" office:value="720.24397911508436" table:style-name="ce8">
            <text:p>720,24</text:p>
          </table:table-cell>
          <table:table-cell office:value-type="float" office:value="1.506943445556909E-6" table:style-name="ce4">
            <text:p>1,50694E-06</text:p>
          </table:table-cell>
          <table:table-cell table:number-columns-repeated="16382"/>
        </table:table-row>
        <table:table-row table:style-name="ro1">
          <table:table-cell office:value-type="float" office:value="720.65086730638654" table:style-name="ce8">
            <text:p>720,65</text:p>
          </table:table-cell>
          <table:table-cell office:value-type="float" office:value="1.45608380593523E-6" table:style-name="ce4">
            <text:p>1,45608E-06</text:p>
          </table:table-cell>
          <table:table-cell table:number-columns-repeated="16382"/>
        </table:table-row>
        <table:table-row table:style-name="ro1">
          <table:table-cell office:value-type="float" office:value="721.05778244722944" table:style-name="ce8">
            <text:p>721,06</text:p>
          </table:table-cell>
          <table:table-cell office:value-type="float" office:value="1.4580463952602465E-6" table:style-name="ce4">
            <text:p>1,45805E-06</text:p>
          </table:table-cell>
          <table:table-cell table:number-columns-repeated="16382"/>
        </table:table-row>
        <table:table-row table:style-name="ro1">
          <table:table-cell office:value-type="float" office:value="721.46472455104379" table:style-name="ce8">
            <text:p>721,46</text:p>
          </table:table-cell>
          <table:table-cell office:value-type="float" office:value="1.4464466783438697E-6" table:style-name="ce4">
            <text:p>1,44645E-06</text:p>
          </table:table-cell>
          <table:table-cell table:number-columns-repeated="16382"/>
        </table:table-row>
        <table:table-row table:style-name="ro1">
          <table:table-cell office:value-type="float" office:value="721.87169363126009" table:style-name="ce8">
            <text:p>721,87</text:p>
          </table:table-cell>
          <table:table-cell office:value-type="float" office:value="1.4249491682141746E-6" table:style-name="ce4">
            <text:p>1,42495E-06</text:p>
          </table:table-cell>
          <table:table-cell table:number-columns-repeated="16382"/>
        </table:table-row>
        <table:table-row table:style-name="ro1">
          <table:table-cell office:value-type="float" office:value="722.27868970130862" table:style-name="ce8">
            <text:p>722,28</text:p>
          </table:table-cell>
          <table:table-cell office:value-type="float" office:value="1.4040243891595658E-6" table:style-name="ce4">
            <text:p>1,40402E-06</text:p>
          </table:table-cell>
          <table:table-cell table:number-columns-repeated="16382"/>
        </table:table-row>
        <table:table-row table:style-name="ro1">
          <table:table-cell office:value-type="float" office:value="722.68571277462024" table:style-name="ce8">
            <text:p>722,69</text:p>
          </table:table-cell>
          <table:table-cell office:value-type="float" office:value="1.3884666381006762E-6" table:style-name="ce4">
            <text:p>1,38847E-06</text:p>
          </table:table-cell>
          <table:table-cell table:number-columns-repeated="16382"/>
        </table:table-row>
        <table:table-row table:style-name="ro1">
          <table:table-cell office:value-type="float" office:value="723.09276286462523" table:style-name="ce8">
            <text:p>723,09</text:p>
          </table:table-cell>
          <table:table-cell office:value-type="float" office:value="1.3644810923738037E-6" table:style-name="ce4">
            <text:p>1,36448E-06</text:p>
          </table:table-cell>
          <table:table-cell table:number-columns-repeated="16382"/>
        </table:table-row>
        <table:table-row table:style-name="ro1">
          <table:table-cell office:value-type="float" office:value="723.49983998475409" table:style-name="ce8">
            <text:p>723,50</text:p>
          </table:table-cell>
          <table:table-cell office:value-type="float" office:value="1.3311355635608148E-6" table:style-name="ce4">
            <text:p>1,33114E-06</text:p>
          </table:table-cell>
          <table:table-cell table:number-columns-repeated="16382"/>
        </table:table-row>
        <table:table-row table:style-name="ro1">
          <table:table-cell office:value-type="float" office:value="723.90694414843756" table:style-name="ce8">
            <text:p>723,91</text:p>
          </table:table-cell>
          <table:table-cell office:value-type="float" office:value="1.3144655215703755E-6" table:style-name="ce4">
            <text:p>1,31447E-06</text:p>
          </table:table-cell>
          <table:table-cell table:number-columns-repeated="16382"/>
        </table:table-row>
        <table:table-row table:style-name="ro1">
          <table:table-cell office:value-type="float" office:value="724.31407536910592" table:style-name="ce8">
            <text:p>724,31</text:p>
          </table:table-cell>
          <table:table-cell office:value-type="float" office:value="1.3011956597980168E-6" table:style-name="ce4">
            <text:p>1,3012E-06</text:p>
          </table:table-cell>
          <table:table-cell table:number-columns-repeated="16382"/>
        </table:table-row>
        <table:table-row table:style-name="ro1">
          <table:table-cell office:value-type="float" office:value="724.72123366018991" table:style-name="ce8">
            <text:p>724,72</text:p>
          </table:table-cell>
          <table:table-cell office:value-type="float" office:value="1.2974204886068748E-6" table:style-name="ce4">
            <text:p>1,29742E-06</text:p>
          </table:table-cell>
          <table:table-cell table:number-columns-repeated="16382"/>
        </table:table-row>
        <table:table-row table:style-name="ro1">
          <table:table-cell office:value-type="float" office:value="725.1284190351198" table:style-name="ce8">
            <text:p>725,13</text:p>
          </table:table-cell>
          <table:table-cell office:value-type="float" office:value="1.2707341393864207E-6" table:style-name="ce4">
            <text:p>1,27073E-06</text:p>
          </table:table-cell>
          <table:table-cell table:number-columns-repeated="16382"/>
        </table:table-row>
        <table:table-row table:style-name="ro1">
          <table:table-cell office:value-type="float" office:value="725.53563150732634" table:style-name="ce8">
            <text:p>725,54</text:p>
          </table:table-cell>
          <table:table-cell office:value-type="float" office:value="1.258763986183509E-6" table:style-name="ce4">
            <text:p>1,25876E-06</text:p>
          </table:table-cell>
          <table:table-cell table:number-columns-repeated="16382"/>
        </table:table-row>
        <table:table-row table:style-name="ro1">
          <table:table-cell office:value-type="float" office:value="725.94287109024003" table:style-name="ce8">
            <text:p>725,94</text:p>
          </table:table-cell>
          <table:table-cell office:value-type="float" office:value="1.2393681184400159E-6" table:style-name="ce4">
            <text:p>1,23937E-06</text:p>
          </table:table-cell>
          <table:table-cell table:number-columns-repeated="16382"/>
        </table:table-row>
        <table:table-row table:style-name="ro1">
          <table:table-cell office:value-type="float" office:value="726.35013779729115" table:style-name="ce8">
            <text:p>726,35</text:p>
          </table:table-cell>
          <table:table-cell office:value-type="float" office:value="1.2249038254407177E-6" table:style-name="ce4">
            <text:p>1,2249E-06</text:p>
          </table:table-cell>
          <table:table-cell table:number-columns-repeated="16382"/>
        </table:table-row>
        <table:table-row table:style-name="ro1">
          <table:table-cell office:value-type="float" office:value="726.75743164191056" table:style-name="ce8">
            <text:p>726,76</text:p>
          </table:table-cell>
          <table:table-cell office:value-type="float" office:value="1.2188714168699305E-6" table:style-name="ce4">
            <text:p>1,21887E-06</text:p>
          </table:table-cell>
          <table:table-cell table:number-columns-repeated="16382"/>
        </table:table-row>
        <table:table-row table:style-name="ro1">
          <table:table-cell office:value-type="float" office:value="727.16475263752864" table:style-name="ce8">
            <text:p>727,16</text:p>
          </table:table-cell>
          <table:table-cell office:value-type="float" office:value="1.2003092718973573E-6" table:style-name="ce4">
            <text:p>1,20031E-06</text:p>
          </table:table-cell>
          <table:table-cell table:number-columns-repeated="16382"/>
        </table:table-row>
        <table:table-row table:style-name="ro1">
          <table:table-cell office:value-type="float" office:value="727.57210079757567" table:style-name="ce8">
            <text:p>727,57</text:p>
          </table:table-cell>
          <table:table-cell office:value-type="float" office:value="1.1814085655026521E-6" table:style-name="ce4">
            <text:p>1,18141E-06</text:p>
          </table:table-cell>
          <table:table-cell table:number-columns-repeated="16382"/>
        </table:table-row>
        <table:table-row table:style-name="ro1">
          <table:table-cell office:value-type="float" office:value="727.97947613548251" table:style-name="ce8">
            <text:p>727,98</text:p>
          </table:table-cell>
          <table:table-cell office:value-type="float" office:value="1.1600496001920578E-6" table:style-name="ce4">
            <text:p>1,16005E-06</text:p>
          </table:table-cell>
          <table:table-cell table:number-columns-repeated="16382"/>
        </table:table-row>
        <table:table-row table:style-name="ro1">
          <table:table-cell office:value-type="float" office:value="728.38687866467956" table:style-name="ce8">
            <text:p>728,39</text:p>
          </table:table-cell>
          <table:table-cell office:value-type="float" office:value="1.1588839765692859E-6" table:style-name="ce4">
            <text:p>1,15888E-06</text:p>
          </table:table-cell>
          <table:table-cell table:number-columns-repeated="16382"/>
        </table:table-row>
        <table:table-row table:style-name="ro1">
          <table:table-cell office:value-type="float" office:value="728.7943083985972" table:style-name="ce8">
            <text:p>728,79</text:p>
          </table:table-cell>
          <table:table-cell office:value-type="float" office:value="1.1370405113224106E-6" table:style-name="ce4">
            <text:p>1,13704E-06</text:p>
          </table:table-cell>
          <table:table-cell table:number-columns-repeated="16382"/>
        </table:table-row>
        <table:table-row table:style-name="ro1">
          <table:table-cell office:value-type="float" office:value="729.20176535066628" table:style-name="ce8">
            <text:p>729,20</text:p>
          </table:table-cell>
          <table:table-cell office:value-type="float" office:value="1.1204958887751605E-6" table:style-name="ce4">
            <text:p>1,1205E-06</text:p>
          </table:table-cell>
          <table:table-cell table:number-columns-repeated="16382"/>
        </table:table-row>
        <table:table-row table:style-name="ro1">
          <table:table-cell office:value-type="float" office:value="729.60924953431697" table:style-name="ce8">
            <text:p>729,61</text:p>
          </table:table-cell>
          <table:table-cell office:value-type="float" office:value="1.11060486887427E-6" table:style-name="ce4">
            <text:p>1,1106E-06</text:p>
          </table:table-cell>
          <table:table-cell table:number-columns-repeated="16382"/>
        </table:table-row>
        <table:table-row table:style-name="ro1">
          <table:table-cell office:value-type="float" office:value="730.01676096298002" table:style-name="ce8">
            <text:p>730,02</text:p>
          </table:table-cell>
          <table:table-cell office:value-type="float" office:value="1.0976313305265191E-6" table:style-name="ce4">
            <text:p>1,09763E-06</text:p>
          </table:table-cell>
          <table:table-cell table:number-columns-repeated="16382"/>
        </table:table-row>
        <table:table-row table:style-name="ro1">
          <table:table-cell office:value-type="float" office:value="730.42429965008591" table:style-name="ce8">
            <text:p>730,42</text:p>
          </table:table-cell>
          <table:table-cell office:value-type="float" office:value="1.0802785349615005E-6" table:style-name="ce4">
            <text:p>1,08028E-06</text:p>
          </table:table-cell>
          <table:table-cell table:number-columns-repeated="16382"/>
        </table:table-row>
        <table:table-row table:style-name="ro1">
          <table:table-cell office:value-type="float" office:value="730.83186560906495" table:style-name="ce8">
            <text:p>730,83</text:p>
          </table:table-cell>
          <table:table-cell office:value-type="float" office:value="1.0814603992290815E-6" table:style-name="ce4">
            <text:p>1,08146E-06</text:p>
          </table:table-cell>
          <table:table-cell table:number-columns-repeated="16382"/>
        </table:table-row>
        <table:table-row table:style-name="ro1">
          <table:table-cell office:value-type="float" office:value="731.23945885334797" table:style-name="ce8">
            <text:p>731,24</text:p>
          </table:table-cell>
          <table:table-cell office:value-type="float" office:value="1.0711328464232028E-6" table:style-name="ce4">
            <text:p>1,07113E-06</text:p>
          </table:table-cell>
          <table:table-cell table:number-columns-repeated="16382"/>
        </table:table-row>
        <table:table-row table:style-name="ro1">
          <table:table-cell office:value-type="float" office:value="731.64707939636537" table:style-name="ce8">
            <text:p>731,65</text:p>
          </table:table-cell>
          <table:table-cell office:value-type="float" office:value="1.0712183254263052E-6" table:style-name="ce4">
            <text:p>1,07122E-06</text:p>
          </table:table-cell>
          <table:table-cell table:number-columns-repeated="16382"/>
        </table:table-row>
        <table:table-row table:style-name="ro1">
          <table:table-cell office:value-type="float" office:value="732.05472725154755" table:style-name="ce8">
            <text:p>732,05</text:p>
          </table:table-cell>
          <table:table-cell office:value-type="float" office:value="1.0546666303246609E-6" table:style-name="ce4">
            <text:p>1,05467E-06</text:p>
          </table:table-cell>
          <table:table-cell table:number-columns-repeated="16382"/>
        </table:table-row>
        <table:table-row table:style-name="ro1">
          <table:table-cell office:value-type="float" office:value="732.46240243232523" table:style-name="ce8">
            <text:p>732,46</text:p>
          </table:table-cell>
          <table:table-cell office:value-type="float" office:value="1.0494770844597523E-6" table:style-name="ce4">
            <text:p>1,04948E-06</text:p>
          </table:table-cell>
          <table:table-cell table:number-columns-repeated="16382"/>
        </table:table-row>
        <table:table-row table:style-name="ro1">
          <table:table-cell office:value-type="float" office:value="732.87010495212871" table:style-name="ce8">
            <text:p>732,87</text:p>
          </table:table-cell>
          <table:table-cell office:value-type="float" office:value="1.0365629981630627E-6" table:style-name="ce4">
            <text:p>1,03656E-06</text:p>
          </table:table-cell>
          <table:table-cell table:number-columns-repeated="16382"/>
        </table:table-row>
        <table:table-row table:style-name="ro1">
          <table:table-cell office:value-type="float" office:value="733.27783482438861" table:style-name="ce8">
            <text:p>733,28</text:p>
          </table:table-cell>
          <table:table-cell office:value-type="float" office:value="1.0229209936909947E-6" table:style-name="ce4">
            <text:p>1,02292E-06</text:p>
          </table:table-cell>
          <table:table-cell table:number-columns-repeated="16382"/>
        </table:table-row>
        <table:table-row table:style-name="ro1">
          <table:table-cell office:value-type="float" office:value="733.68559206253553" table:style-name="ce8">
            <text:p>733,69</text:p>
          </table:table-cell>
          <table:table-cell office:value-type="float" office:value="1.0150519915829796E-6" table:style-name="ce4">
            <text:p>1,01505E-06</text:p>
          </table:table-cell>
          <table:table-cell table:number-columns-repeated="16382"/>
        </table:table-row>
        <table:table-row table:style-name="ro1">
          <table:table-cell office:value-type="float" office:value="734.09337668000001" table:style-name="ce8">
            <text:p>734,09</text:p>
          </table:table-cell>
          <table:table-cell office:value-type="float" office:value="1.0070528621747528E-6" table:style-name="ce4">
            <text:p>1,00705E-06</text:p>
          </table:table-cell>
          <table:table-cell table:number-columns-repeated="16382"/>
        </table:table-row>
        <table:table-row table:style-name="ro1">
          <table:table-cell office:value-type="float" office:value="734.50118869021242" table:style-name="ce8">
            <text:p>734,50</text:p>
          </table:table-cell>
          <table:table-cell office:value-type="float" office:value="1.004032304502314E-6" table:style-name="ce4">
            <text:p>1,00403E-06</text:p>
          </table:table-cell>
          <table:table-cell table:number-columns-repeated="16382"/>
        </table:table-row>
        <table:table-row table:style-name="ro1">
          <table:table-cell office:value-type="float" office:value="734.90902810660339" table:style-name="ce8">
            <text:p>734,91</text:p>
          </table:table-cell>
          <table:table-cell office:value-type="float" office:value="9.730825169784329E-7" table:style-name="ce4">
            <text:p>9,73083E-07</text:p>
          </table:table-cell>
          <table:table-cell table:number-columns-repeated="16382"/>
        </table:table-row>
        <table:table-row table:style-name="ro1">
          <table:table-cell office:value-type="float" office:value="735.31689494260331" table:style-name="ce8">
            <text:p>735,32</text:p>
          </table:table-cell>
          <table:table-cell office:value-type="float" office:value="9.7034727960229837E-7" table:style-name="ce4">
            <text:p>9,70347E-07</text:p>
          </table:table-cell>
          <table:table-cell table:number-columns-repeated="16382"/>
        </table:table-row>
        <table:table-row table:style-name="ro1">
          <table:table-cell office:value-type="float" office:value="735.72478921164293" table:style-name="ce8">
            <text:p>735,72</text:p>
          </table:table-cell>
          <table:table-cell office:value-type="float" office:value="9.5393573791076691E-7" table:style-name="ce4">
            <text:p>9,53936E-07</text:p>
          </table:table-cell>
          <table:table-cell table:number-columns-repeated="16382"/>
        </table:table-row>
        <table:table-row table:style-name="ro1">
          <table:table-cell office:value-type="float" office:value="736.13271092715252" table:style-name="ce8">
            <text:p>736,13</text:p>
          </table:table-cell>
          <table:table-cell office:value-type="float" office:value="9.4664559068960876E-7" table:style-name="ce4">
            <text:p>9,46646E-07</text:p>
          </table:table-cell>
          <table:table-cell table:number-columns-repeated="16382"/>
        </table:table-row>
        <table:table-row table:style-name="ro1">
          <table:table-cell office:value-type="float" office:value="736.5406601025627" table:style-name="ce8">
            <text:p>736,54</text:p>
          </table:table-cell>
          <table:table-cell office:value-type="float" office:value="9.4686789534445547E-7" table:style-name="ce4">
            <text:p>9,46868E-07</text:p>
          </table:table-cell>
          <table:table-cell table:number-columns-repeated="16382"/>
        </table:table-row>
        <table:table-row table:style-name="ro1">
          <table:table-cell office:value-type="float" office:value="736.94863675130409" table:style-name="ce8">
            <text:p>736,95</text:p>
          </table:table-cell>
          <table:table-cell office:value-type="float" office:value="9.3303197004599308E-7" table:style-name="ce4">
            <text:p>9,33032E-07</text:p>
          </table:table-cell>
          <table:table-cell table:number-columns-repeated="16382"/>
        </table:table-row>
        <table:table-row table:style-name="ro1">
          <table:table-cell office:value-type="float" office:value="737.3566408868071" table:style-name="ce8">
            <text:p>737,36</text:p>
          </table:table-cell>
          <table:table-cell office:value-type="float" office:value="9.1013473089276665E-7" table:style-name="ce4">
            <text:p>9,10135E-07</text:p>
          </table:table-cell>
          <table:table-cell table:number-columns-repeated="16382"/>
        </table:table-row>
        <table:table-row table:style-name="ro1">
          <table:table-cell office:value-type="float" office:value="737.76467252250222" table:style-name="ce8">
            <text:p>737,76</text:p>
          </table:table-cell>
          <table:table-cell office:value-type="float" office:value="9.0918937462489285E-7" table:style-name="ce4">
            <text:p>9,09189E-07</text:p>
          </table:table-cell>
          <table:table-cell table:number-columns-repeated="16382"/>
        </table:table-row>
        <table:table-row table:style-name="ro1">
          <table:table-cell office:value-type="float" office:value="738.17273167181997" table:style-name="ce8">
            <text:p>738,17</text:p>
          </table:table-cell>
          <table:table-cell office:value-type="float" office:value="9.0270395655195791E-7" table:style-name="ce4">
            <text:p>9,02704E-07</text:p>
          </table:table-cell>
          <table:table-cell table:number-columns-repeated="16382"/>
        </table:table-row>
        <table:table-row table:style-name="ro1">
          <table:table-cell office:value-type="float" office:value="738.58081834819109" table:style-name="ce8">
            <text:p>738,58</text:p>
          </table:table-cell>
          <table:table-cell office:value-type="float" office:value="8.825558993061079E-7" table:style-name="ce4">
            <text:p>8,82556E-07</text:p>
          </table:table-cell>
          <table:table-cell table:number-columns-repeated="16382"/>
        </table:table-row>
        <table:table-row table:style-name="ro1">
          <table:table-cell office:value-type="float" office:value="738.98893256504584" table:style-name="ce8">
            <text:p>738,99</text:p>
          </table:table-cell>
          <table:table-cell office:value-type="float" office:value="8.6426795671390567E-7" table:style-name="ce4">
            <text:p>8,64268E-07</text:p>
          </table:table-cell>
          <table:table-cell table:number-columns-repeated="16382"/>
        </table:table-row>
        <table:table-row table:style-name="ro1">
          <table:table-cell office:value-type="float" office:value="739.39707433581475" table:style-name="ce8">
            <text:p>739,40</text:p>
          </table:table-cell>
          <table:table-cell office:value-type="float" office:value="8.7658791631540352E-7" table:style-name="ce4">
            <text:p>8,76588E-07</text:p>
          </table:table-cell>
          <table:table-cell table:number-columns-repeated="16382"/>
        </table:table-row>
        <table:table-row table:style-name="ro1">
          <table:table-cell office:value-type="float" office:value="739.80524367392854" table:style-name="ce8">
            <text:p>739,81</text:p>
          </table:table-cell>
          <table:table-cell office:value-type="float" office:value="8.6729805270897935E-7" table:style-name="ce4">
            <text:p>8,67298E-07</text:p>
          </table:table-cell>
          <table:table-cell table:number-columns-repeated="16382"/>
        </table:table-row>
        <table:table-row table:style-name="ro1">
          <table:table-cell office:value-type="float" office:value="740.21344059281751" table:style-name="ce8">
            <text:p>740,21</text:p>
          </table:table-cell>
          <table:table-cell office:value-type="float" office:value="8.5291783370737894E-7" table:style-name="ce4">
            <text:p>8,52918E-07</text:p>
          </table:table-cell>
          <table:table-cell table:number-columns-repeated="16382"/>
        </table:table-row>
        <table:table-row table:style-name="ro1">
          <table:table-cell office:value-type="float" office:value="740.62166510591237" table:style-name="ce8">
            <text:p>740,62</text:p>
          </table:table-cell>
          <table:table-cell office:value-type="float" office:value="8.4070405206202593E-7" table:style-name="ce4">
            <text:p>8,40704E-07</text:p>
          </table:table-cell>
          <table:table-cell table:number-columns-repeated="16382"/>
        </table:table-row>
        <table:table-row table:style-name="ro1">
          <table:table-cell office:value-type="float" office:value="741.02991722664342" table:style-name="ce8">
            <text:p>741,03</text:p>
          </table:table-cell>
          <table:table-cell office:value-type="float" office:value="8.2889257158084614E-7" table:style-name="ce4">
            <text:p>8,28893E-07</text:p>
          </table:table-cell>
          <table:table-cell table:number-columns-repeated="16382"/>
        </table:table-row>
        <table:table-row table:style-name="ro1">
          <table:table-cell office:value-type="float" office:value="741.43819696844139" table:style-name="ce8">
            <text:p>741,44</text:p>
          </table:table-cell>
          <table:table-cell office:value-type="float" office:value="8.1941112814187375E-7" table:style-name="ce4">
            <text:p>8,19411E-07</text:p>
          </table:table-cell>
          <table:table-cell table:number-columns-repeated="16382"/>
        </table:table-row>
        <table:table-row table:style-name="ro1">
          <table:table-cell office:value-type="float" office:value="741.84650434473679" table:style-name="ce8">
            <text:p>741,85</text:p>
          </table:table-cell>
          <table:table-cell office:value-type="float" office:value="8.139440741572369E-7" table:style-name="ce4">
            <text:p>8,13944E-07</text:p>
          </table:table-cell>
          <table:table-cell table:number-columns-repeated="16382"/>
        </table:table-row>
        <table:table-row table:style-name="ro1">
          <table:table-cell office:value-type="float" office:value="742.25483936896012" table:style-name="ce8">
            <text:p>742,25</text:p>
          </table:table-cell>
          <table:table-cell office:value-type="float" office:value="8.1345640661178688E-7" table:style-name="ce4">
            <text:p>8,13456E-07</text:p>
          </table:table-cell>
          <table:table-cell table:number-columns-repeated="16382"/>
        </table:table-row>
        <table:table-row table:style-name="ro1">
          <table:table-cell office:value-type="float" office:value="742.66320205454167" table:style-name="ce8">
            <text:p>742,66</text:p>
          </table:table-cell>
          <table:table-cell office:value-type="float" office:value="8.0969526153051655E-7" table:style-name="ce4">
            <text:p>8,09695E-07</text:p>
          </table:table-cell>
          <table:table-cell table:number-columns-repeated="16382"/>
        </table:table-row>
        <table:table-row table:style-name="ro1">
          <table:table-cell office:value-type="float" office:value="743.07159241491217" table:style-name="ce8">
            <text:p>743,07</text:p>
          </table:table-cell>
          <table:table-cell office:value-type="float" office:value="7.8792042256156344E-7" table:style-name="ce4">
            <text:p>7,8792E-07</text:p>
          </table:table-cell>
          <table:table-cell table:number-columns-repeated="16382"/>
        </table:table-row>
        <table:table-row table:style-name="ro1">
          <table:table-cell office:value-type="float" office:value="743.48001046350214" table:style-name="ce8">
            <text:p>743,48</text:p>
          </table:table-cell>
          <table:table-cell office:value-type="float" office:value="7.8878410827294422E-7" table:style-name="ce4">
            <text:p>7,88784E-07</text:p>
          </table:table-cell>
          <table:table-cell table:number-columns-repeated="16382"/>
        </table:table-row>
        <table:table-row table:style-name="ro1">
          <table:table-cell office:value-type="float" office:value="743.88845621374207" table:style-name="ce8">
            <text:p>743,89</text:p>
          </table:table-cell>
          <table:table-cell office:value-type="float" office:value="7.7136746142696025E-7" table:style-name="ce4">
            <text:p>7,71367E-07</text:p>
          </table:table-cell>
          <table:table-cell table:number-columns-repeated="16382"/>
        </table:table-row>
        <table:table-row table:style-name="ro1">
          <table:table-cell office:value-type="float" office:value="744.29692967906249" table:style-name="ce8">
            <text:p>744,30</text:p>
          </table:table-cell>
          <table:table-cell office:value-type="float" office:value="7.6296991089303483E-7" table:style-name="ce4">
            <text:p>7,6297E-07</text:p>
          </table:table-cell>
          <table:table-cell table:number-columns-repeated="16382"/>
        </table:table-row>
        <table:table-row table:style-name="ro1">
          <table:table-cell office:value-type="float" office:value="744.70543087289388" table:style-name="ce8">
            <text:p>744,71</text:p>
          </table:table-cell>
          <table:table-cell office:value-type="float" office:value="7.6323914239147878E-7" table:style-name="ce4">
            <text:p>7,63239E-07</text:p>
          </table:table-cell>
          <table:table-cell table:number-columns-repeated="16382"/>
        </table:table-row>
        <table:table-row table:style-name="ro1">
          <table:table-cell office:value-type="float" office:value="745.11395980866689" table:style-name="ce8">
            <text:p>745,11</text:p>
          </table:table-cell>
          <table:table-cell office:value-type="float" office:value="7.4717383279943792E-7" table:style-name="ce4">
            <text:p>7,47174E-07</text:p>
          </table:table-cell>
          <table:table-cell table:number-columns-repeated="16382"/>
        </table:table-row>
        <table:table-row table:style-name="ro1">
          <table:table-cell office:value-type="float" office:value="745.5225164998119" table:style-name="ce8">
            <text:p>745,52</text:p>
          </table:table-cell>
          <table:table-cell office:value-type="float" office:value="7.4371598864242308E-7" table:style-name="ce4">
            <text:p>7,43716E-07</text:p>
          </table:table-cell>
          <table:table-cell table:number-columns-repeated="16382"/>
        </table:table-row>
        <table:table-row table:style-name="ro1">
          <table:table-cell office:value-type="float" office:value="745.93110095975942" table:style-name="ce8">
            <text:p>745,93</text:p>
          </table:table-cell>
          <table:table-cell office:value-type="float" office:value="7.3025379417986344E-7" table:style-name="ce4">
            <text:p>7,30254E-07</text:p>
          </table:table-cell>
          <table:table-cell table:number-columns-repeated="16382"/>
        </table:table-row>
        <table:table-row table:style-name="ro1">
          <table:table-cell office:value-type="float" office:value="746.33971320193996" table:style-name="ce8">
            <text:p>746,34</text:p>
          </table:table-cell>
          <table:table-cell office:value-type="float" office:value="7.2155145661893808E-7" table:style-name="ce4">
            <text:p>7,21551E-07</text:p>
          </table:table-cell>
          <table:table-cell table:number-columns-repeated="16382"/>
        </table:table-row>
        <table:table-row table:style-name="ro1">
          <table:table-cell office:value-type="float" office:value="746.74835323978425" table:style-name="ce8">
            <text:p>746,75</text:p>
          </table:table-cell>
          <table:table-cell office:value-type="float" office:value="7.2209748597360934E-7" table:style-name="ce4">
            <text:p>7,22097E-07</text:p>
          </table:table-cell>
          <table:table-cell table:number-columns-repeated="16382"/>
        </table:table-row>
        <table:table-row table:style-name="ro1">
          <table:table-cell office:value-type="float" office:value="747.15702108672258" table:style-name="ce8">
            <text:p>747,16</text:p>
          </table:table-cell>
          <table:table-cell office:value-type="float" office:value="7.1431486456523653E-7" table:style-name="ce4">
            <text:p>7,14315E-07</text:p>
          </table:table-cell>
          <table:table-cell table:number-columns-repeated="16382"/>
        </table:table-row>
        <table:table-row table:style-name="ro1">
          <table:table-cell office:value-type="float" office:value="747.56571675618557" table:style-name="ce8">
            <text:p>747,57</text:p>
          </table:table-cell>
          <table:table-cell office:value-type="float" office:value="6.9599771128861403E-7" table:style-name="ce4">
            <text:p>6,95998E-07</text:p>
          </table:table-cell>
          <table:table-cell table:number-columns-repeated="16382"/>
        </table:table-row>
        <table:table-row table:style-name="ro1">
          <table:table-cell office:value-type="float" office:value="747.97444026160372" table:style-name="ce8">
            <text:p>747,97</text:p>
          </table:table-cell>
          <table:table-cell office:value-type="float" office:value="6.8952966344777396E-7" table:style-name="ce4">
            <text:p>6,8953E-07</text:p>
          </table:table-cell>
          <table:table-cell table:number-columns-repeated="16382"/>
        </table:table-row>
        <table:table-row table:style-name="ro1">
          <table:table-cell office:value-type="float" office:value="748.38319161640743" table:style-name="ce8">
            <text:p>748,38</text:p>
          </table:table-cell>
          <table:table-cell office:value-type="float" office:value="6.9474482283673944E-7" table:style-name="ce4">
            <text:p>6,94745E-07</text:p>
          </table:table-cell>
          <table:table-cell table:number-columns-repeated="16382"/>
        </table:table-row>
        <table:table-row table:style-name="ro1">
          <table:table-cell office:value-type="float" office:value="748.79197083402755" table:style-name="ce8">
            <text:p>748,79</text:p>
          </table:table-cell>
          <table:table-cell office:value-type="float" office:value="6.764917052954185E-7" table:style-name="ce4">
            <text:p>6,76492E-07</text:p>
          </table:table-cell>
          <table:table-cell table:number-columns-repeated="16382"/>
        </table:table-row>
        <table:table-row table:style-name="ro1">
          <table:table-cell office:value-type="float" office:value="749.20077792789425" table:style-name="ce8">
            <text:p>749,20</text:p>
          </table:table-cell>
          <table:table-cell office:value-type="float" office:value="6.7141997461433963E-7" table:style-name="ce4">
            <text:p>6,7142E-07</text:p>
          </table:table-cell>
          <table:table-cell table:number-columns-repeated="16382"/>
        </table:table-row>
        <table:table-row table:style-name="ro1">
          <table:table-cell office:value-type="float" office:value="749.60961291143826" table:style-name="ce8">
            <text:p>749,61</text:p>
          </table:table-cell>
          <table:table-cell office:value-type="float" office:value="6.6281247690351784E-7" table:style-name="ce4">
            <text:p>6,62812E-07</text:p>
          </table:table-cell>
          <table:table-cell table:number-columns-repeated="16382"/>
        </table:table-row>
        <table:table-row table:style-name="ro1">
          <table:table-cell office:value-type="float" office:value="750.01847579809009" table:style-name="ce8">
            <text:p>750,02</text:p>
          </table:table-cell>
          <table:table-cell office:value-type="float" office:value="6.613226759278146E-7" table:style-name="ce4">
            <text:p>6,61323E-07</text:p>
          </table:table-cell>
          <table:table-cell table:number-columns-repeated="16382"/>
        </table:table-row>
        <table:table-row table:style-name="ro1">
          <table:table-cell office:value-type="float" office:value="750.42736660128003" table:style-name="ce8">
            <text:p>750,43</text:p>
          </table:table-cell>
          <table:table-cell office:value-type="float" office:value="6.5737688483658993E-7" table:style-name="ce4">
            <text:p>6,57377E-07</text:p>
          </table:table-cell>
          <table:table-cell table:number-columns-repeated="16382"/>
        </table:table-row>
        <table:table-row table:style-name="ro1">
          <table:table-cell office:value-type="float" office:value="750.8362853344388" table:style-name="ce8">
            <text:p>750,84</text:p>
          </table:table-cell>
          <table:table-cell office:value-type="float" office:value="6.4396777965290899E-7" table:style-name="ce4">
            <text:p>6,43968E-07</text:p>
          </table:table-cell>
          <table:table-cell table:number-columns-repeated="16382"/>
        </table:table-row>
        <table:table-row table:style-name="ro1">
          <table:table-cell office:value-type="float" office:value="751.24523201099692" table:style-name="ce8">
            <text:p>751,25</text:p>
          </table:table-cell>
          <table:table-cell office:value-type="float" office:value="6.324135896282683E-7" table:style-name="ce4">
            <text:p>6,32414E-07</text:p>
          </table:table-cell>
          <table:table-cell table:number-columns-repeated="16382"/>
        </table:table-row>
        <table:table-row table:style-name="ro1">
          <table:table-cell office:value-type="float" office:value="751.65420664438489" table:style-name="ce8">
            <text:p>751,65</text:p>
          </table:table-cell>
          <table:table-cell office:value-type="float" office:value="6.3070150156479786E-7" table:style-name="ce4">
            <text:p>6,30702E-07</text:p>
          </table:table-cell>
          <table:table-cell table:number-columns-repeated="16382"/>
        </table:table-row>
        <table:table-row table:style-name="ro1">
          <table:table-cell office:value-type="float" office:value="752.06320924803322" table:style-name="ce8">
            <text:p>752,06</text:p>
          </table:table-cell>
          <table:table-cell office:value-type="float" office:value="6.1753741141962551E-7" table:style-name="ce4">
            <text:p>6,17537E-07</text:p>
          </table:table-cell>
          <table:table-cell table:number-columns-repeated="16382"/>
        </table:table-row>
        <table:table-row table:style-name="ro1">
          <table:table-cell office:value-type="float" office:value="752.47223983537253" table:style-name="ce8">
            <text:p>752,47</text:p>
          </table:table-cell>
          <table:table-cell office:value-type="float" office:value="6.11557824891526E-7" table:style-name="ce4">
            <text:p>6,11558E-07</text:p>
          </table:table-cell>
          <table:table-cell table:number-columns-repeated="16382"/>
        </table:table-row>
        <table:table-row table:style-name="ro1">
          <table:table-cell office:value-type="float" office:value="752.88129841983312" table:style-name="ce8">
            <text:p>752,88</text:p>
          </table:table-cell>
          <table:table-cell office:value-type="float" office:value="6.051833970716564E-7" table:style-name="ce4">
            <text:p>6,05183E-07</text:p>
          </table:table-cell>
          <table:table-cell table:number-columns-repeated="16382"/>
        </table:table-row>
        <table:table-row table:style-name="ro1">
          <table:table-cell office:value-type="float" office:value="753.2903850148457" table:style-name="ce8">
            <text:p>753,29</text:p>
          </table:table-cell>
          <table:table-cell office:value-type="float" office:value="6.0472975599689865E-7" table:style-name="ce4">
            <text:p>6,0473E-07</text:p>
          </table:table-cell>
          <table:table-cell table:number-columns-repeated="16382"/>
        </table:table-row>
        <table:table-row table:style-name="ro1">
          <table:table-cell office:value-type="float" office:value="753.69949963384067" table:style-name="ce8">
            <text:p>753,70</text:p>
          </table:table-cell>
          <table:table-cell office:value-type="float" office:value="6.0165179091301758E-7" table:style-name="ce4">
            <text:p>6,01652E-07</text:p>
          </table:table-cell>
          <table:table-cell table:number-columns-repeated="16382"/>
        </table:table-row>
        <table:table-row table:style-name="ro1">
          <table:table-cell office:value-type="float" office:value="754.10864229024855" table:style-name="ce8">
            <text:p>754,11</text:p>
          </table:table-cell>
          <table:table-cell office:value-type="float" office:value="5.9348658449963345E-7" table:style-name="ce4">
            <text:p>5,93487E-07</text:p>
          </table:table-cell>
          <table:table-cell table:number-columns-repeated="16382"/>
        </table:table-row>
        <table:table-row table:style-name="ro1">
          <table:table-cell office:value-type="float" office:value="754.51781299749996" table:style-name="ce8">
            <text:p>754,52</text:p>
          </table:table-cell>
          <table:table-cell office:value-type="float" office:value="5.8415595648489349E-7" table:style-name="ce4">
            <text:p>5,84156E-07</text:p>
          </table:table-cell>
          <table:table-cell table:number-columns-repeated="16382"/>
        </table:table-row>
        <table:table-row table:style-name="ro1">
          <table:table-cell office:value-type="float" office:value="754.92701176902551" table:style-name="ce8">
            <text:p>754,93</text:p>
          </table:table-cell>
          <table:table-cell office:value-type="float" office:value="5.8659453184900864E-7" table:style-name="ce4">
            <text:p>5,86595E-07</text:p>
          </table:table-cell>
          <table:table-cell table:number-columns-repeated="16382"/>
        </table:table-row>
        <table:table-row table:style-name="ro1">
          <table:table-cell office:value-type="float" office:value="755.33623861825538" table:style-name="ce8">
            <text:p>755,34</text:p>
          </table:table-cell>
          <table:table-cell office:value-type="float" office:value="5.8284562681096445E-7" table:style-name="ce4">
            <text:p>5,82846E-07</text:p>
          </table:table-cell>
          <table:table-cell table:number-columns-repeated="16382"/>
        </table:table-row>
        <table:table-row table:style-name="ro1">
          <table:table-cell office:value-type="float" office:value="755.74549355862041" table:style-name="ce8">
            <text:p>755,75</text:p>
          </table:table-cell>
          <table:table-cell office:value-type="float" office:value="5.698675835901868E-7" table:style-name="ce4">
            <text:p>5,69868E-07</text:p>
          </table:table-cell>
          <table:table-cell table:number-columns-repeated="16382"/>
        </table:table-row>
        <table:table-row table:style-name="ro1">
          <table:table-cell office:value-type="float" office:value="756.15477660355089" table:style-name="ce8">
            <text:p>756,15</text:p>
          </table:table-cell>
          <table:table-cell office:value-type="float" office:value="5.621622055935918E-7" table:style-name="ce4">
            <text:p>5,62162E-07</text:p>
          </table:table-cell>
          <table:table-cell table:number-columns-repeated="16382"/>
        </table:table-row>
        <table:table-row table:style-name="ro1">
          <table:table-cell office:value-type="float" office:value="756.56408776647754" table:style-name="ce8">
            <text:p>756,56</text:p>
          </table:table-cell>
          <table:table-cell office:value-type="float" office:value="5.5443018074362498E-7" table:style-name="ce4">
            <text:p>5,5443E-07</text:p>
          </table:table-cell>
          <table:table-cell table:number-columns-repeated="16382"/>
        </table:table-row>
        <table:table-row table:style-name="ro1">
          <table:table-cell office:value-type="float" office:value="756.97342706083077" table:style-name="ce8">
            <text:p>756,97</text:p>
          </table:table-cell>
          <table:table-cell office:value-type="float" office:value="5.4536336983680195E-7" table:style-name="ce4">
            <text:p>5,45363E-07</text:p>
          </table:table-cell>
          <table:table-cell table:number-columns-repeated="16382"/>
        </table:table-row>
        <table:table-row table:style-name="ro1">
          <table:table-cell office:value-type="float" office:value="757.38279450004109" table:style-name="ce8">
            <text:p>757,38</text:p>
          </table:table-cell>
          <table:table-cell office:value-type="float" office:value="5.3291200378698502E-7" table:style-name="ce4">
            <text:p>5,32912E-07</text:p>
          </table:table-cell>
          <table:table-cell table:number-columns-repeated="16382"/>
        </table:table-row>
        <table:table-row table:style-name="ro1">
          <table:table-cell office:value-type="float" office:value="757.79219009753911" table:style-name="ce8">
            <text:p>757,79</text:p>
          </table:table-cell>
          <table:table-cell office:value-type="float" office:value="5.1894484037132955E-7" table:style-name="ce4">
            <text:p>5,18945E-07</text:p>
          </table:table-cell>
          <table:table-cell table:number-columns-repeated="16382"/>
        </table:table-row>
        <table:table-row table:style-name="ro1">
          <table:table-cell office:value-type="float" office:value="758.20161386675522" table:style-name="ce8">
            <text:p>758,20</text:p>
          </table:table-cell>
          <table:table-cell office:value-type="float" office:value="4.963903464929296E-7" table:style-name="ce4">
            <text:p>4,9639E-07</text:p>
          </table:table-cell>
          <table:table-cell table:number-columns-repeated="16382"/>
        </table:table-row>
        <table:table-row table:style-name="ro1">
          <table:table-cell office:value-type="float" office:value="758.61106582112006" table:style-name="ce8">
            <text:p>758,61</text:p>
          </table:table-cell>
          <table:table-cell office:value-type="float" office:value="4.7346144664928486E-7" table:style-name="ce4">
            <text:p>4,73461E-07</text:p>
          </table:table-cell>
          <table:table-cell table:number-columns-repeated="16382"/>
        </table:table-row>
        <table:table-row table:style-name="ro1">
          <table:table-cell office:value-type="float" office:value="759.02054597406402" table:style-name="ce8">
            <text:p>759,02</text:p>
          </table:table-cell>
          <table:table-cell office:value-type="float" office:value="4.4918136789605878E-7" table:style-name="ce4">
            <text:p>4,49181E-07</text:p>
          </table:table-cell>
          <table:table-cell table:number-columns-repeated="16382"/>
        </table:table-row>
        <table:table-row table:style-name="ro1">
          <table:table-cell office:value-type="float" office:value="759.43005433901772" table:style-name="ce8">
            <text:p>759,43</text:p>
          </table:table-cell>
          <table:table-cell office:value-type="float" office:value="4.3211741867713215E-7" table:style-name="ce4">
            <text:p>4,32117E-07</text:p>
          </table:table-cell>
          <table:table-cell table:number-columns-repeated="16382"/>
        </table:table-row>
        <table:table-row table:style-name="ro1">
          <table:table-cell office:value-type="float" office:value="759.83959092941177" table:style-name="ce8">
            <text:p>759,84</text:p>
          </table:table-cell>
          <table:table-cell office:value-type="float" office:value="4.2147639396885119E-7" table:style-name="ce4">
            <text:p>4,21476E-07</text:p>
          </table:table-cell>
          <table:table-cell table:number-columns-repeated="16382"/>
        </table:table-row>
        <table:table-row table:style-name="ro1">
          <table:table-cell office:value-type="float" office:value="760.24915575867658" table:style-name="ce8">
            <text:p>760,25</text:p>
          </table:table-cell>
          <table:table-cell office:value-type="float" office:value="4.0339073437359926E-7" table:style-name="ce4">
            <text:p>4,03391E-07</text:p>
          </table:table-cell>
          <table:table-cell table:number-columns-repeated="16382"/>
        </table:table-row>
        <table:table-row table:style-name="ro1">
          <table:table-cell office:value-type="float" office:value="760.65874884024242" table:style-name="ce8">
            <text:p>760,66</text:p>
          </table:table-cell>
          <table:table-cell office:value-type="float" office:value="4.0681041669717996E-7" table:style-name="ce4">
            <text:p>4,0681E-07</text:p>
          </table:table-cell>
          <table:table-cell table:number-columns-repeated="16382"/>
        </table:table-row>
        <table:table-row table:style-name="ro1">
          <table:table-cell office:value-type="float" office:value="761.06837018754038" table:style-name="ce8">
            <text:p>761,07</text:p>
          </table:table-cell>
          <table:table-cell office:value-type="float" office:value="3.8953984793940248E-7" table:style-name="ce4">
            <text:p>3,8954E-07</text:p>
          </table:table-cell>
          <table:table-cell table:number-columns-repeated="16382"/>
        </table:table-row>
        <table:table-row table:style-name="ro1">
          <table:table-cell office:value-type="float" office:value="761.4780198140005" table:style-name="ce8">
            <text:p>761,48</text:p>
          </table:table-cell>
          <table:table-cell office:value-type="float" office:value="3.8332392330691425E-7" table:style-name="ce4">
            <text:p>3,83324E-07</text:p>
          </table:table-cell>
          <table:table-cell table:number-columns-repeated="16382"/>
        </table:table-row>
        <table:table-row table:style-name="ro1">
          <table:table-cell office:value-type="float" office:value="761.88769773305341" table:style-name="ce8">
            <text:p>761,89</text:p>
          </table:table-cell>
          <table:table-cell office:value-type="float" office:value="3.7521414259400142E-7" table:style-name="ce4">
            <text:p>3,75214E-07</text:p>
          </table:table-cell>
          <table:table-cell table:number-columns-repeated="16382"/>
        </table:table-row>
        <table:table-row table:style-name="ro1">
          <table:table-cell office:value-type="float" office:value="762.29740395812973" table:style-name="ce8">
            <text:p>762,30</text:p>
          </table:table-cell>
          <table:table-cell office:value-type="float" office:value="3.7313130564623662E-7" table:style-name="ce4">
            <text:p>3,73131E-07</text:p>
          </table:table-cell>
          <table:table-cell table:number-columns-repeated="16382"/>
        </table:table-row>
        <table:table-row table:style-name="ro1">
          <table:table-cell office:value-type="float" office:value="762.70713850265997" table:style-name="ce8">
            <text:p>762,71</text:p>
          </table:table-cell>
          <table:table-cell office:value-type="float" office:value="3.6790854512629582E-7" table:style-name="ce4">
            <text:p>3,67909E-07</text:p>
          </table:table-cell>
          <table:table-cell table:number-columns-repeated="16382"/>
        </table:table-row>
        <table:table-row table:style-name="ro1">
          <table:table-cell office:value-type="float" office:value="763.11690138007464" table:style-name="ce8">
            <text:p>763,12</text:p>
          </table:table-cell>
          <table:table-cell office:value-type="float" office:value="3.6471472142216097E-7" table:style-name="ce4">
            <text:p>3,64715E-07</text:p>
          </table:table-cell>
          <table:table-cell table:number-columns-repeated="16382"/>
        </table:table-row>
        <table:table-row table:style-name="ro1">
          <table:table-cell office:value-type="float" office:value="763.52669260380412" table:style-name="ce8">
            <text:p>763,53</text:p>
          </table:table-cell>
          <table:table-cell office:value-type="float" office:value="3.643735090555175E-7" table:style-name="ce4">
            <text:p>3,64374E-07</text:p>
          </table:table-cell>
          <table:table-cell table:number-columns-repeated="16382"/>
        </table:table-row>
        <table:table-row table:style-name="ro1">
          <table:table-cell office:value-type="float" office:value="763.93651218727916" table:style-name="ce8">
            <text:p>763,94</text:p>
          </table:table-cell>
          <table:table-cell office:value-type="float" office:value="3.6900216465863259E-7" table:style-name="ce4">
            <text:p>3,69002E-07</text:p>
          </table:table-cell>
          <table:table-cell table:number-columns-repeated="16382"/>
        </table:table-row>
        <table:table-row table:style-name="ro1">
          <table:table-cell office:value-type="float" office:value="764.34636014393004" table:style-name="ce8">
            <text:p>764,35</text:p>
          </table:table-cell>
          <table:table-cell office:value-type="float" office:value="3.6481921450285192E-7" table:style-name="ce4">
            <text:p>3,64819E-07</text:p>
          </table:table-cell>
          <table:table-cell table:number-columns-repeated="16382"/>
        </table:table-row>
        <table:table-row table:style-name="ro1">
          <table:table-cell office:value-type="float" office:value="764.75623648718749" table:style-name="ce8">
            <text:p>764,76</text:p>
          </table:table-cell>
          <table:table-cell office:value-type="float" office:value="3.7122782449068123E-7" table:style-name="ce4">
            <text:p>3,71228E-07</text:p>
          </table:table-cell>
          <table:table-cell table:number-columns-repeated="16382"/>
        </table:table-row>
        <table:table-row table:style-name="ro1">
          <table:table-cell office:value-type="float" office:value="765.16614123048191" table:style-name="ce8">
            <text:p>765,17</text:p>
          </table:table-cell>
          <table:table-cell office:value-type="float" office:value="3.7879276680066466E-7" table:style-name="ce4">
            <text:p>3,78793E-07</text:p>
          </table:table-cell>
          <table:table-cell table:number-columns-repeated="16382"/>
        </table:table-row>
        <table:table-row table:style-name="ro1">
          <table:table-cell office:value-type="float" office:value="765.57607438724392" table:style-name="ce8">
            <text:p>765,58</text:p>
          </table:table-cell>
          <table:table-cell office:value-type="float" office:value="3.7863587449042231E-7" table:style-name="ce4">
            <text:p>3,78636E-07</text:p>
          </table:table-cell>
          <table:table-cell table:number-columns-repeated="16382"/>
        </table:table-row>
        <table:table-row table:style-name="ro1">
          <table:table-cell office:value-type="float" office:value="765.98603597090391" table:style-name="ce8">
            <text:p>765,99</text:p>
          </table:table-cell>
          <table:table-cell office:value-type="float" office:value="3.8896068755381101E-7" table:style-name="ce4">
            <text:p>3,88961E-07</text:p>
          </table:table-cell>
          <table:table-cell table:number-columns-repeated="16382"/>
        </table:table-row>
        <table:table-row table:style-name="ro1">
          <table:table-cell office:value-type="float" office:value="766.3960259948924" table:style-name="ce8">
            <text:p>766,40</text:p>
          </table:table-cell>
          <table:table-cell office:value-type="float" office:value="3.9113470173589607E-7" table:style-name="ce4">
            <text:p>3,91135E-07</text:p>
          </table:table-cell>
          <table:table-cell table:number-columns-repeated="16382"/>
        </table:table-row>
        <table:table-row table:style-name="ro1">
          <table:table-cell office:value-type="float" office:value="766.80604447264" table:style-name="ce8">
            <text:p>766,81</text:p>
          </table:table-cell>
          <table:table-cell office:value-type="float" office:value="3.8868079199576555E-7" table:style-name="ce4">
            <text:p>3,88681E-07</text:p>
          </table:table-cell>
          <table:table-cell table:number-columns-repeated="16382"/>
        </table:table-row>
        <table:table-row table:style-name="ro1">
          <table:table-cell office:value-type="float" office:value="767.21609141757722" table:style-name="ce8">
            <text:p>767,22</text:p>
          </table:table-cell>
          <table:table-cell office:value-type="float" office:value="3.9261529732122048E-7" table:style-name="ce4">
            <text:p>3,92615E-07</text:p>
          </table:table-cell>
          <table:table-cell table:number-columns-repeated="16382"/>
        </table:table-row>
        <table:table-row table:style-name="ro1">
          <table:table-cell office:value-type="float" office:value="767.62616684313457" table:style-name="ce8">
            <text:p>767,63</text:p>
          </table:table-cell>
          <table:table-cell office:value-type="float" office:value="3.9664523953684226E-7" table:style-name="ce4">
            <text:p>3,96645E-07</text:p>
          </table:table-cell>
          <table:table-cell table:number-columns-repeated="16382"/>
        </table:table-row>
        <table:table-row table:style-name="ro1">
          <table:table-cell office:value-type="float" office:value="768.03627076274256" table:style-name="ce8">
            <text:p>768,04</text:p>
          </table:table-cell>
          <table:table-cell office:value-type="float" office:value="4.0176565954496089E-7" table:style-name="ce4">
            <text:p>4,01766E-07</text:p>
          </table:table-cell>
          <table:table-cell table:number-columns-repeated="16382"/>
        </table:table-row>
        <table:table-row table:style-name="ro1">
          <table:table-cell office:value-type="float" office:value="768.4464031898317" table:style-name="ce8">
            <text:p>768,45</text:p>
          </table:table-cell>
          <table:table-cell office:value-type="float" office:value="4.0063780117278412E-7" table:style-name="ce4">
            <text:p>4,00638E-07</text:p>
          </table:table-cell>
          <table:table-cell table:number-columns-repeated="16382"/>
        </table:table-row>
        <table:table-row table:style-name="ro1">
          <table:table-cell office:value-type="float" office:value="768.85656413783249" table:style-name="ce8">
            <text:p>768,86</text:p>
          </table:table-cell>
          <table:table-cell office:value-type="float" office:value="4.0175237931403933E-7" table:style-name="ce4">
            <text:p>4,01752E-07</text:p>
          </table:table-cell>
          <table:table-cell table:number-columns-repeated="16382"/>
        </table:table-row>
        <table:table-row table:style-name="ro1">
          <table:table-cell office:value-type="float" office:value="769.26675362017556" table:style-name="ce8">
            <text:p>769,27</text:p>
          </table:table-cell>
          <table:table-cell office:value-type="float" office:value="4.0033424696974328E-7" table:style-name="ce4">
            <text:p>4,00334E-07</text:p>
          </table:table-cell>
          <table:table-cell table:number-columns-repeated="16382"/>
        </table:table-row>
        <table:table-row table:style-name="ro1">
          <table:table-cell office:value-type="float" office:value="769.67697165029131" table:style-name="ce8">
            <text:p>769,68</text:p>
          </table:table-cell>
          <table:table-cell office:value-type="float" office:value="3.9782963611098616E-7" table:style-name="ce4">
            <text:p>3,9783E-07</text:p>
          </table:table-cell>
          <table:table-cell table:number-columns-repeated="16382"/>
        </table:table-row>
        <table:table-row table:style-name="ro1">
          <table:table-cell office:value-type="float" office:value="770.08721824161034" table:style-name="ce8">
            <text:p>770,09</text:p>
          </table:table-cell>
          <table:table-cell office:value-type="float" office:value="4.0387940697258542E-7" table:style-name="ce4">
            <text:p>4,03879E-07</text:p>
          </table:table-cell>
          <table:table-cell table:number-columns-repeated="16382"/>
        </table:table-row>
        <table:table-row table:style-name="ro1">
          <table:table-cell office:value-type="float" office:value="770.49749340756307" table:style-name="ce8">
            <text:p>770,50</text:p>
          </table:table-cell>
          <table:table-cell office:value-type="float" office:value="3.99322923911354E-7" table:style-name="ce4">
            <text:p>3,99323E-07</text:p>
          </table:table-cell>
          <table:table-cell table:number-columns-repeated="16382"/>
        </table:table-row>
        <table:table-row table:style-name="ro1">
          <table:table-cell office:value-type="float" office:value="770.90779716157999" table:style-name="ce8">
            <text:p>770,91</text:p>
          </table:table-cell>
          <table:table-cell office:value-type="float" office:value="3.9830257775111773E-7" table:style-name="ce4">
            <text:p>3,98303E-07</text:p>
          </table:table-cell>
          <table:table-cell table:number-columns-repeated="16382"/>
        </table:table-row>
        <table:table-row table:style-name="ro1">
          <table:table-cell office:value-type="float" office:value="771.31812951709185" table:style-name="ce8">
            <text:p>771,32</text:p>
          </table:table-cell>
          <table:table-cell office:value-type="float" office:value="3.9450573600304185E-7" table:style-name="ce4">
            <text:p>3,94506E-07</text:p>
          </table:table-cell>
          <table:table-cell table:number-columns-repeated="16382"/>
        </table:table-row>
        <table:table-row table:style-name="ro1">
          <table:table-cell office:value-type="float" office:value="771.72849048752892" table:style-name="ce8">
            <text:p>771,73</text:p>
          </table:table-cell>
          <table:table-cell office:value-type="float" office:value="3.9563523810039003E-7" table:style-name="ce4">
            <text:p>3,95635E-07</text:p>
          </table:table-cell>
          <table:table-cell table:number-columns-repeated="16382"/>
        </table:table-row>
        <table:table-row table:style-name="ro1">
          <table:table-cell office:value-type="float" office:value="772.13888008632193" table:style-name="ce8">
            <text:p>772,14</text:p>
          </table:table-cell>
          <table:table-cell office:value-type="float" office:value="3.877360500943893E-7" table:style-name="ce4">
            <text:p>3,87736E-07</text:p>
          </table:table-cell>
          <table:table-cell table:number-columns-repeated="16382"/>
        </table:table-row>
        <table:table-row table:style-name="ro1">
          <table:table-cell office:value-type="float" office:value="772.54929832690129" table:style-name="ce8">
            <text:p>772,55</text:p>
          </table:table-cell>
          <table:table-cell office:value-type="float" office:value="3.9251927470130245E-7" table:style-name="ce4">
            <text:p>3,92519E-07</text:p>
          </table:table-cell>
          <table:table-cell table:number-columns-repeated="16382"/>
        </table:table-row>
        <table:table-row table:style-name="ro1">
          <table:table-cell office:value-type="float" office:value="772.95974522269751" table:style-name="ce8">
            <text:p>772,96</text:p>
          </table:table-cell>
          <table:table-cell office:value-type="float" office:value="3.7934333267317051E-7" table:style-name="ce4">
            <text:p>3,79343E-07</text:p>
          </table:table-cell>
          <table:table-cell table:number-columns-repeated="16382"/>
        </table:table-row>
        <table:table-row table:style-name="ro1">
          <table:table-cell office:value-type="float" office:value="773.37022078714108" table:style-name="ce8">
            <text:p>773,37</text:p>
          </table:table-cell>
          <table:table-cell office:value-type="float" office:value="3.7683094802070314E-7" table:style-name="ce4">
            <text:p>3,76831E-07</text:p>
          </table:table-cell>
          <table:table-cell table:number-columns-repeated="16382"/>
        </table:table-row>
        <table:table-row table:style-name="ro1">
          <table:table-cell office:value-type="float" office:value="773.78072503366275" table:style-name="ce8">
            <text:p>773,78</text:p>
          </table:table-cell>
          <table:table-cell office:value-type="float" office:value="3.7754779027268819E-7" table:style-name="ce4">
            <text:p>3,77548E-07</text:p>
          </table:table-cell>
          <table:table-cell table:number-columns-repeated="16382"/>
        </table:table-row>
        <table:table-row table:style-name="ro1">
          <table:table-cell office:value-type="float" office:value="774.19125797569268" table:style-name="ce8">
            <text:p>774,19</text:p>
          </table:table-cell>
          <table:table-cell office:value-type="float" office:value="3.7644798183412813E-7" table:style-name="ce4">
            <text:p>3,76448E-07</text:p>
          </table:table-cell>
          <table:table-cell table:number-columns-repeated="16382"/>
        </table:table-row>
        <table:table-row table:style-name="ro1">
          <table:table-cell office:value-type="float" office:value="774.60181962666161" table:style-name="ce8">
            <text:p>774,60</text:p>
          </table:table-cell>
          <table:table-cell office:value-type="float" office:value="3.7077261140294016E-7" table:style-name="ce4">
            <text:p>3,70773E-07</text:p>
          </table:table-cell>
          <table:table-cell table:number-columns-repeated="16382"/>
        </table:table-row>
        <table:table-row table:style-name="ro1">
          <table:table-cell office:value-type="float" office:value="775.01241000000005" table:style-name="ce8">
            <text:p>775,01</text:p>
          </table:table-cell>
          <table:table-cell office:value-type="float" office:value="3.6763097792823796E-7" table:style-name="ce4">
            <text:p>3,67631E-07</text:p>
          </table:table-cell>
          <table:table-cell table:number-columns-repeated="16382"/>
        </table:table-row>
        <table:table-row table:style-name="ro1">
          <table:table-cell office:value-type="float" office:value="775.42302910913838" table:style-name="ce8">
            <text:p>775,42</text:p>
          </table:table-cell>
          <table:table-cell office:value-type="float" office:value="3.5964005270717287E-7" table:style-name="ce4">
            <text:p>3,5964E-07</text:p>
          </table:table-cell>
          <table:table-cell table:number-columns-repeated="16382"/>
        </table:table-row>
        <table:table-row table:style-name="ro1">
          <table:table-cell office:value-type="float" office:value="775.83367696750736" table:style-name="ce8">
            <text:p>775,83</text:p>
          </table:table-cell>
          <table:table-cell office:value-type="float" office:value="3.6210351749476057E-7" table:style-name="ce4">
            <text:p>3,62104E-07</text:p>
          </table:table-cell>
          <table:table-cell table:number-columns-repeated="16382"/>
        </table:table-row>
        <table:table-row table:style-name="ro1">
          <table:table-cell office:value-type="float" office:value="776.24435358853736" table:style-name="ce8">
            <text:p>776,24</text:p>
          </table:table-cell>
          <table:table-cell office:value-type="float" office:value="3.6372191502829692E-7" table:style-name="ce4">
            <text:p>3,63722E-07</text:p>
          </table:table-cell>
          <table:table-cell table:number-columns-repeated="16382"/>
        </table:table-row>
        <table:table-row table:style-name="ro1">
          <table:table-cell office:value-type="float" office:value="776.65505898565891" table:style-name="ce8">
            <text:p>776,66</text:p>
          </table:table-cell>
          <table:table-cell office:value-type="float" office:value="3.5779037711012013E-7" table:style-name="ce4">
            <text:p>3,5779E-07</text:p>
          </table:table-cell>
          <table:table-cell table:number-columns-repeated="16382"/>
        </table:table-row>
        <table:table-row table:style-name="ro1">
          <table:table-cell office:value-type="float" office:value="777.06579317230251" table:style-name="ce8">
            <text:p>777,07</text:p>
          </table:table-cell>
          <table:table-cell office:value-type="float" office:value="3.4497911622477987E-7" table:style-name="ce4">
            <text:p>3,44979E-07</text:p>
          </table:table-cell>
          <table:table-cell table:number-columns-repeated="16382"/>
        </table:table-row>
        <table:table-row table:style-name="ro1">
          <table:table-cell office:value-type="float" office:value="777.47655616189877" table:style-name="ce8">
            <text:p>777,48</text:p>
          </table:table-cell>
          <table:table-cell office:value-type="float" office:value="3.4830139534849836E-7" table:style-name="ce4">
            <text:p>3,48301E-07</text:p>
          </table:table-cell>
          <table:table-cell table:number-columns-repeated="16382"/>
        </table:table-row>
        <table:table-row table:style-name="ro1">
          <table:table-cell office:value-type="float" office:value="777.8873479678781" table:style-name="ce8">
            <text:p>777,89</text:p>
          </table:table-cell>
          <table:table-cell office:value-type="float" office:value="3.4647273539321173E-7" table:style-name="ce4">
            <text:p>3,46473E-07</text:p>
          </table:table-cell>
          <table:table-cell table:number-columns-repeated="16382"/>
        </table:table-row>
        <table:table-row table:style-name="ro1">
          <table:table-cell office:value-type="float" office:value="778.298168603671" table:style-name="ce8">
            <text:p>778,30</text:p>
          </table:table-cell>
          <table:table-cell office:value-type="float" office:value="3.4671544806138472E-7" table:style-name="ce4">
            <text:p>3,46715E-07</text:p>
          </table:table-cell>
          <table:table-cell table:number-columns-repeated="16382"/>
        </table:table-row>
        <table:table-row table:style-name="ro1">
          <table:table-cell office:value-type="float" office:value="778.7090180827081" table:style-name="ce8">
            <text:p>778,71</text:p>
          </table:table-cell>
          <table:table-cell office:value-type="float" office:value="3.4637130776791883E-7" table:style-name="ce4">
            <text:p>3,46371E-07</text:p>
          </table:table-cell>
          <table:table-cell table:number-columns-repeated="16382"/>
        </table:table-row>
        <table:table-row table:style-name="ro1">
          <table:table-cell office:value-type="float" office:value="779.11989641842001" table:style-name="ce8">
            <text:p>779,12</text:p>
          </table:table-cell>
          <table:table-cell office:value-type="float" office:value="3.3934361416052333E-7" table:style-name="ce4">
            <text:p>3,39344E-07</text:p>
          </table:table-cell>
          <table:table-cell table:number-columns-repeated="16382"/>
        </table:table-row>
        <table:table-row table:style-name="ro1">
          <table:table-cell office:value-type="float" office:value="779.53080362423702" table:style-name="ce8">
            <text:p>779,53</text:p>
          </table:table-cell>
          <table:table-cell office:value-type="float" office:value="3.3732985265443625E-7" table:style-name="ce4">
            <text:p>3,3733E-07</text:p>
          </table:table-cell>
          <table:table-cell table:number-columns-repeated="16382"/>
        </table:table-row>
        <table:table-row table:style-name="ro1">
          <table:table-cell office:value-type="float" office:value="779.94173971358987" table:style-name="ce8">
            <text:p>779,94</text:p>
          </table:table-cell>
          <table:table-cell office:value-type="float" office:value="3.3972810182464712E-7" table:style-name="ce4">
            <text:p>3,39728E-07</text:p>
          </table:table-cell>
          <table:table-cell table:number-columns-repeated="16382"/>
        </table:table-row>
        <table:table-row table:style-name="ro1">
          <table:table-cell office:value-type="float" office:value="780.35270469990883" table:style-name="ce8">
            <text:p>780,35</text:p>
          </table:table-cell>
          <table:table-cell office:value-type="float" office:value="3.2850711875219786E-7" table:style-name="ce4">
            <text:p>3,28507E-07</text:p>
          </table:table-cell>
          <table:table-cell table:number-columns-repeated="16382"/>
        </table:table-row>
        <table:table-row table:style-name="ro1">
          <table:table-cell office:value-type="float" office:value="780.76369859662441" table:style-name="ce8">
            <text:p>780,76</text:p>
          </table:table-cell>
          <table:table-cell office:value-type="float" office:value="3.2980697146795567E-7" table:style-name="ce4">
            <text:p>3,29807E-07</text:p>
          </table:table-cell>
          <table:table-cell table:number-columns-repeated="16382"/>
        </table:table-row>
        <table:table-row table:style-name="ro1">
          <table:table-cell office:value-type="float" office:value="781.17472141716758" table:style-name="ce8">
            <text:p>781,17</text:p>
          </table:table-cell>
          <table:table-cell office:value-type="float" office:value="3.2946116422708294E-7" table:style-name="ce4">
            <text:p>3,29461E-07</text:p>
          </table:table-cell>
          <table:table-cell table:number-columns-repeated="16382"/>
        </table:table-row>
        <table:table-row table:style-name="ro1">
          <table:table-cell office:value-type="float" office:value="781.58577317496838" table:style-name="ce8">
            <text:p>781,59</text:p>
          </table:table-cell>
          <table:table-cell office:value-type="float" office:value="3.2224593277964971E-7" table:style-name="ce4">
            <text:p>3,22246E-07</text:p>
          </table:table-cell>
          <table:table-cell table:number-columns-repeated="16382"/>
        </table:table-row>
        <table:table-row table:style-name="ro1">
          <table:table-cell office:value-type="float" office:value="781.99685388345745" table:style-name="ce8">
            <text:p>782,00</text:p>
          </table:table-cell>
          <table:table-cell office:value-type="float" office:value="3.2460348119212799E-7" table:style-name="ce4">
            <text:p>3,24603E-07</text:p>
          </table:table-cell>
          <table:table-cell table:number-columns-repeated="16382"/>
        </table:table-row>
        <table:table-row table:style-name="ro1">
          <table:table-cell office:value-type="float" office:value="782.4079635560654" table:style-name="ce8">
            <text:p>782,41</text:p>
          </table:table-cell>
          <table:table-cell office:value-type="float" office:value="3.1699832470845354E-7" table:style-name="ce4">
            <text:p>3,16998E-07</text:p>
          </table:table-cell>
          <table:table-cell table:number-columns-repeated="16382"/>
        </table:table-row>
        <table:table-row table:style-name="ro1">
          <table:table-cell office:value-type="float" office:value="782.81910220622285" table:style-name="ce8">
            <text:p>782,82</text:p>
          </table:table-cell>
          <table:table-cell office:value-type="float" office:value="3.1491049221265656E-7" table:style-name="ce4">
            <text:p>3,1491E-07</text:p>
          </table:table-cell>
          <table:table-cell table:number-columns-repeated="16382"/>
        </table:table-row>
        <table:table-row table:style-name="ro1">
          <table:table-cell office:value-type="float" office:value="783.23026984735998" table:style-name="ce8">
            <text:p>783,23</text:p>
          </table:table-cell>
          <table:table-cell office:value-type="float" office:value="3.1044668283622164E-7" table:style-name="ce4">
            <text:p>3,10447E-07</text:p>
          </table:table-cell>
          <table:table-cell table:number-columns-repeated="16382"/>
        </table:table-row>
        <table:table-row table:style-name="ro1">
          <table:table-cell office:value-type="float" office:value="783.64146649290763" table:style-name="ce8">
            <text:p>783,64</text:p>
          </table:table-cell>
          <table:table-cell office:value-type="float" office:value="3.0561198452014493E-7" table:style-name="ce4">
            <text:p>3,05612E-07</text:p>
          </table:table-cell>
          <table:table-cell table:number-columns-repeated="16382"/>
        </table:table-row>
        <table:table-row table:style-name="ro1">
          <table:table-cell office:value-type="float" office:value="784.05269215629619" table:style-name="ce8">
            <text:p>784,05</text:p>
          </table:table-cell>
          <table:table-cell office:value-type="float" office:value="3.1080896523038456E-7" table:style-name="ce4">
            <text:p>3,10809E-07</text:p>
          </table:table-cell>
          <table:table-cell table:number-columns-repeated="16382"/>
        </table:table-row>
        <table:table-row table:style-name="ro1">
          <table:table-cell office:value-type="float" office:value="784.46394685095618" table:style-name="ce8">
            <text:p>784,46</text:p>
          </table:table-cell>
          <table:table-cell office:value-type="float" office:value="3.0711433007522906E-7" table:style-name="ce4">
            <text:p>3,07114E-07</text:p>
          </table:table-cell>
          <table:table-cell table:number-columns-repeated="16382"/>
        </table:table-row>
        <table:table-row table:number-rows-repeated="1047551" table:style-name="ro1">
          <table:table-cell table:number-columns-repeated="16384"/>
        </table:table-row>
      </table:table>
      <table:table table:name="Sheet2" table:style-name="ta2">
        <table:table-column table:style-name="co3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3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ffffff" draw:opacity="100%" draw:stroke="solid" svg:stroke-width="0.01042in" svg:stroke-color="#000000" svg:stroke-opacity="100%" draw:stroke-linejoin="round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Lab-Svetla</meta:initial-creator>
    <dc:creator>Lab-Svetla</dc:creator>
    <meta:creation-date>2001-08-30T15:51:08Z</meta:creation-date>
    <dc:date>2022-04-25T12:31:08Z</dc:date>
    <meta:print-date>2001-08-30T15:52:28Z</meta:print-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chart" style:name="Plt0">
      <style:chart-properties chart:three-dimensional="false" chart:deep="false"/>
      <style:graphic-properties draw:fill="bitmap" draw:fill-image-name="a1" style:repeat="repeat" draw:fill-image-width="1.70667in" draw:fill-image-height="1.70667in" draw:fill-image-ref-point="top-left" draw:stroke="solid" svg:stroke-width="0.01389in" svg:stroke-color="#808080" svg:stroke-opacity="100%" draw:stroke-linejoin="round"/>
    </style:style>
    <style:style style:family="chart" style:name="Wal0">
      <style:graphic-properties draw:fill="bitmap" draw:fill-image-name="a2" style:repeat="repeat" draw:fill-image-width="1.70667in" draw:fill-image-height="1.70667in" draw:fill-image-ref-point="top-left" draw:stroke="solid" svg:stroke-width="0.01389in" svg:stroke-color="#808080" svg:stroke-opacity="100%" draw:stroke-linejoin="round"/>
    </style:style>
    <style:style style:family="chart" style:name="GMa1">
      <style:graphic-properties draw:fill="none" draw:stroke="solid" svg:stroke-width="0.00347in" svg:stroke-color="#0000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gradient" draw:fill-gradient-name="a0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sk" fo:country="SK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1389in" svg:stroke-color="#000080" svg:stroke-opacity="100%" draw:stroke-linejoin="round"/>
    </style:style>
  </office:automatic-styles>
  <office:body>
    <office:chart>
      <chart:chart chart:class="chart:scatter" svg:height="188.25pt" svg:width="279.0pt" chart:style-name="Crt0">
        <chart:plot-area svg:x="0.0pt" svg:y="6.78251968503937pt" svg:width="279.0pt" svg:height="155.1849606299212pt"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Sheet1.$B$2:.$B$1025" chart:class="chart:scatter" chart:attached-axis="primary-y" chart:style-name="G0S0">
            <chart:domain table:cell-range-address="Sheet1.$A$2:.$A$1025"/>
            <chart:data-point chart:repeated="102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axial" draw:angle="450" draw:start-color="#ffffff" draw:end-color="#cc99ff" draw:start-intensity="100%" draw:end-intensity="100%"/>
    <draw:fill-image xmlns:xlink="http://www.w3.org/1999/xlink" draw:name="a1" xlink:href="media/image1.jpeg" xlink:show="embed" xlink:actuate="onLoad"/>
    <draw:fill-image xmlns:xlink="http://www.w3.org/1999/xlink" draw:name="a2" xlink:href="media/image1.jpeg" xlink:show="embed" xlink:actuate="onLoad"/>
  </office:styles>
</office:document-styles>
</file>